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4_2008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ou, en un dia feiner, quant d'aquest temps que passa mirant la televisió el passa mirant notícies o altres programes de política i actualitat?</text:p>
          </table:table-cell>
          <table:table-cell office:value-type="float" office:value="17038" calcext:value-type="float">
            <text:p>17038</text:p>
          </table:table-cell>
        </table:table-row>
        <table:table-row table:style-name="ro1">
          <table:table-cell office:value-type="string" calcext:value-type="string">
            <text:p>ESS_R04_2008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4_2008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, de nou, en un dia feiner, quant d'aquest temps que passa escoltant la ràdio el passa escoltant notícies o altres programes de política i actualitat?</text:p>
          </table:table-cell>
          <table:table-cell office:value-type="float" office:value="17040" calcext:value-type="float">
            <text:p>17040</text:p>
          </table:table-cell>
        </table:table-row>
        <table:table-row table:style-name="ro1">
          <table:table-cell office:value-type="string" calcext:value-type="string">
            <text:p>ESS_R04_2008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string" calcext:value-type="string">
            <text:p>ESS_R04_2008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 quant d'aquest temps el dedica a llegir sobre política i temes d'actualitat?</text:p>
          </table:table-cell>
          <table:table-cell office:value-type="float" office:value="17769" calcext:value-type="float">
            <text:p>17769</text:p>
          </table:table-cell>
        </table:table-row>
        <table:table-row table:style-name="ro1">
          <table:table-cell office:value-type="string" calcext:value-type="string">
            <text:p>ESS_R04_2008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tzant ara aquesta targeta, amb quina freqüència fa servir internet o el correu electrònic– sigui a casa o a la feina– per al seu ús personal?</text:p>
          </table:table-cell>
          <table:table-cell office:value-type="float" office:value="17043" calcext:value-type="float">
            <text:p>17043</text:p>
          </table:table-cell>
        </table:table-row>
        <table:table-row table:style-name="ro1">
          <table:table-cell office:value-type="string" calcext:value-type="string">
            <text:p>ESS_R04_2008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tzant aquesta targeta, diria vostè que, en general, es pot confiar en la majoria de la gent, o que un mai no és prou prudent en el tracte amb els altres?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string" calcext:value-type="string">
            <text:p>ESS_R04_2008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i us plau, col·loqui's en una escala del 0 al 10, on el 0 vol dir que "un mai no és prou prudent" i el 10 vol dir que es "pot confiar en la majoria de la gent".</text:p>
          </table:table-cell>
          <table:table-cell office:value-type="float" office:value="17045" calcext:value-type="float">
            <text:p>17045</text:p>
          </table:table-cell>
        </table:table-row>
        <table:table-row table:style-name="ro1">
          <table:table-cell office:value-type="string" calcext:value-type="string">
            <text:p>ESS_R04_2008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tzant aquesta targeta, pensa que la majoria de la gent intentaría aprofitar-se de vostè si tingués l'ocasió, o que seria honrada amb vostè?</text:p>
          </table:table-cell>
          <table:table-cell office:value-type="float" office:value="17046" calcext:value-type="float">
            <text:p>17046</text:p>
          </table:table-cell>
        </table:table-row>
        <table:table-row table:style-name="ro1">
          <table:table-cell office:value-type="string" calcext:value-type="string">
            <text:p>ESS_R04_2008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ostè diria que la majoria de les vegades la gent intenta ajudar als altres o que principalment mira per sí mateixa?</text:p>
          </table:table-cell>
          <table:table-cell office:value-type="float" office:value="17047" calcext:value-type="float">
            <text:p>17047</text:p>
          </table:table-cell>
        </table:table-row>
        <table:table-row table:style-name="ro1">
          <table:table-cell office:value-type="string" calcext:value-type="string">
            <text:p>ESS_R04_2008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n quina mesura diria vostè que l'interessa la política?</text:p>
          </table:table-cell>
          <table:table-cell office:value-type="float" office:value="17048" calcext:value-type="float">
            <text:p>17048</text:p>
          </table:table-cell>
        </table:table-row>
        <table:table-row table:style-name="ro1">
          <table:table-cell office:value-type="string" calcext:value-type="string">
            <text:p>ESS_R04_2008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ostè diria que l'interessa...</text:p>
          </table:table-cell>
          <table:table-cell office:value-type="float" office:value="17049" calcext:value-type="float">
            <text:p>17049</text:p>
          </table:table-cell>
        </table:table-row>
        <table:table-row table:style-name="ro1">
          <table:table-cell office:value-type="string" calcext:value-type="string">
            <text:p>ESS_R04_2008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mb quina freqüència la política li sembla tant complicada que no pot entendre molt bé el que està passant?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ESS_R04_2008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roba difícil o fàcil formar-se una opinió sobre temes polítics?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1">
          <table:table-cell office:value-type="string" calcext:value-type="string">
            <text:p>ESS_R04_2008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tzant aquesta targeta, digui'm, si us plau, amb una puntuació del 0 al 10, quant confia vostè personalment en cadascuna de les següents institucions.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ESS_R04_2008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l 0 vol dir que no confia en absolut en una institució, i el 10 vol dir que hi confia plenament.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string" calcext:value-type="string">
            <text:p>ESS_R04_2008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loc</text:p>
          </table:table-cell>
          <table:table-cell office:value-type="float" office:value="17054" calcext:value-type="float">
            <text:p>17054</text:p>
          </table:table-cell>
        </table:table-row>
        <table:table-row table:style-name="ro1">
          <table:table-cell office:value-type="string" calcext:value-type="string">
            <text:p>ESS_R04_2008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el Parlament espanyol</text:p>
          </table:table-cell>
          <table:table-cell office:value-type="float" office:value="17055" calcext:value-type="float">
            <text:p>17055</text:p>
          </table:table-cell>
        </table:table-row>
        <table:table-row table:style-name="ro1">
          <table:table-cell office:value-type="string" calcext:value-type="string">
            <text:p>ESS_R04_2008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el sistema judicial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ESS_R04_2008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la policia</text:p>
          </table:table-cell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string" calcext:value-type="string">
            <text:p>ESS_R04_2008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els polítics</text:p>
          </table:table-cell>
          <table:table-cell office:value-type="float" office:value="17057" calcext:value-type="float">
            <text:p>17057</text:p>
          </table:table-cell>
        </table:table-row>
        <table:table-row table:style-name="ro1">
          <table:table-cell office:value-type="string" calcext:value-type="string">
            <text:p>ESS_R04_2008_CAT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els partits polítics</text:p>
          </table:table-cell>
          <table:table-cell office:value-type="float" office:value="17058" calcext:value-type="float">
            <text:p>17058</text:p>
          </table:table-cell>
        </table:table-row>
        <table:table-row table:style-name="ro1">
          <table:table-cell office:value-type="string" calcext:value-type="string">
            <text:p>ESS_R04_2008_CAT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el Parlament Europeu</text:p>
          </table:table-cell>
          <table:table-cell office:value-type="float" office:value="17059" calcext:value-type="float">
            <text:p>17059</text:p>
          </table:table-cell>
        </table:table-row>
        <table:table-row table:style-name="ro1">
          <table:table-cell office:value-type="string" calcext:value-type="string">
            <text:p>ESS_R04_2008_CAT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les Nacions Unides</text:p>
          </table:table-cell>
          <table:table-cell office:value-type="float" office:value="17060" calcext:value-type="float">
            <text:p>17060</text:p>
          </table:table-cell>
        </table:table-row>
        <table:table-row table:style-name="ro1">
          <table:table-cell office:value-type="string" calcext:value-type="string">
            <text:p>ESS_R04_2008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vui dia, hi ha gent que, per la raó que sigui, no vota.</text:p>
          </table:table-cell>
          <table:table-cell office:value-type="float" office:value="17061" calcext:value-type="float">
            <text:p>17061</text:p>
          </table:table-cell>
        </table:table-row>
        <table:table-row table:style-name="ro1">
          <table:table-cell office:value-type="string" calcext:value-type="string">
            <text:p>ESS_R04_2008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a votar vostè en les darreres eleccions generals de març de 2008?</text:p>
          </table:table-cell>
          <table:table-cell office:value-type="float" office:value="17942" calcext:value-type="float">
            <text:p>17942</text:p>
          </table:table-cell>
        </table:table-row>
        <table:table-row table:style-name="ro1">
          <table:table-cell office:value-type="string" calcext:value-type="string">
            <text:p>ESS_R04_2008_CAT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¿A quin partit va votar en aquestes eleccions?</text:p>
          </table:table-cell>
          <table:table-cell office:value-type="float" office:value="17063" calcext:value-type="float">
            <text:p>17063</text:p>
          </table:table-cell>
        </table:table-row>
        <table:table-row table:style-name="ro1">
          <table:table-cell office:value-type="string" calcext:value-type="string">
            <text:p>ESS_R04_2008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i ha moltes maneres d'intentar que les coses millorin a Espanya o, almenys, d'evitar que empitjorin.</text:p>
          </table:table-cell>
          <table:table-cell office:value-type="float" office:value="17064" calcext:value-type="float">
            <text:p>17064</text:p>
          </table:table-cell>
        </table:table-row>
        <table:table-row table:style-name="ro1">
          <table:table-cell office:value-type="string" calcext:value-type="string">
            <text:p>ESS_R04_2008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n els últims 12 mesos, ha realitzat vostè alguna de les següents activitats?</text:p>
          </table:table-cell>
          <table:table-cell office:value-type="float" office:value="17065" calcext:value-type="float">
            <text:p>17065</text:p>
          </table:table-cell>
        </table:table-row>
        <table:table-row table:style-name="ro1">
          <table:table-cell office:value-type="string" calcext:value-type="string">
            <text:p>ESS_R04_2008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'ha posat en contacte amb un polític o amb una autoritat o funcionari estatal, autonòmic o local?</text:p>
          </table:table-cell>
          <table:table-cell office:value-type="float" office:value="17066" calcext:value-type="float">
            <text:p>17066</text:p>
          </table:table-cell>
        </table:table-row>
        <table:table-row table:style-name="ro1">
          <table:table-cell office:value-type="string" calcext:value-type="string">
            <text:p>ESS_R04_2008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Ha col·laborat amb un partit polític o una plataforma d'acció ciutadana?</text:p>
          </table:table-cell>
          <table:table-cell office:value-type="float" office:value="17067" calcext:value-type="float">
            <text:p>17067</text:p>
          </table:table-cell>
        </table:table-row>
        <table:table-row table:style-name="ro1">
          <table:table-cell office:value-type="string" calcext:value-type="string">
            <text:p>ESS_R04_2008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a col·laborat amb alguna altra organització o associació?</text:p>
          </table:table-cell>
          <table:table-cell office:value-type="float" office:value="17068" calcext:value-type="float">
            <text:p>17068</text:p>
          </table:table-cell>
        </table:table-row>
        <table:table-row table:style-name="ro1">
          <table:table-cell office:value-type="string" calcext:value-type="string">
            <text:p>ESS_R04_2008_CAT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a dut o mostrat insígnies o enganxines d'alguna campanya?</text:p>
          </table:table-cell>
          <table:table-cell office:value-type="float" office:value="17069" calcext:value-type="float">
            <text:p>17069</text:p>
          </table:table-cell>
        </table:table-row>
        <table:table-row table:style-name="ro1">
          <table:table-cell office:value-type="string" calcext:value-type="string">
            <text:p>ESS_R04_2008_CAT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a firmat una petició en una campanya de recollida de signatures?</text:p>
          </table:table-cell>
          <table:table-cell office:value-type="float" office:value="17070" calcext:value-type="float">
            <text:p>17070</text:p>
          </table:table-cell>
        </table:table-row>
        <table:table-row table:style-name="ro1">
          <table:table-cell office:value-type="string" calcext:value-type="string">
            <text:p>ESS_R04_2008_CAT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Ha participat en manifestacions autoritzades?</text:p>
          </table:table-cell>
          <table:table-cell office:value-type="float" office:value="17071" calcext:value-type="float">
            <text:p>17071</text:p>
          </table:table-cell>
        </table:table-row>
        <table:table-row table:style-name="ro1">
          <table:table-cell office:value-type="string" calcext:value-type="string">
            <text:p>ESS_R04_2008_CAT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a boicotejat o deixat de comprar certs productes?</text:p>
          </table:table-cell>
          <table:table-cell office:value-type="float" office:value="17072" calcext:value-type="float">
            <text:p>17072</text:p>
          </table:table-cell>
        </table:table-row>
        <table:table-row table:style-name="ro1">
          <table:table-cell office:value-type="string" calcext:value-type="string">
            <text:p>ESS_R04_2008_CAT_ES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Hi ha algun partit al que vostè se senti més proper que a la resta de partits?</text:p>
          </table:table-cell>
          <table:table-cell office:value-type="float" office:value="17073" calcext:value-type="float">
            <text:p>17073</text:p>
          </table:table-cell>
        </table:table-row>
        <table:table-row table:style-name="ro1">
          <table:table-cell office:value-type="string" calcext:value-type="string">
            <text:p>ESS_R04_2008_CAT_ES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ESS_R04_2008_CAT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En quina mesura se sent vostè proper a aquest partit?</text:p>
          </table:table-cell>
          <table:table-cell office:value-type="float" office:value="17075" calcext:value-type="float">
            <text:p>17075</text:p>
          </table:table-cell>
        </table:table-row>
        <table:table-row table:style-name="ro1">
          <table:table-cell office:value-type="string" calcext:value-type="string">
            <text:p>ESS_R04_2008_CAT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'hi sent...?</text:p>
          </table:table-cell>
          <table:table-cell office:value-type="float" office:value="17076" calcext:value-type="float">
            <text:p>17076</text:p>
          </table:table-cell>
        </table:table-row>
        <table:table-row table:style-name="ro1">
          <table:table-cell office:value-type="string" calcext:value-type="string">
            <text:p>ESS_R04_2008_CAT_ES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Està afiliat a algun partit polític?</text:p>
          </table:table-cell>
          <table:table-cell office:value-type="float" office:value="17077" calcext:value-type="float">
            <text:p>17077</text:p>
          </table:table-cell>
        </table:table-row>
        <table:table-row table:style-name="ro1">
          <table:table-cell office:value-type="string" calcext:value-type="string">
            <text:p>ESS_R04_2008_CAT_ES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ESS_R04_2008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gades es parla d'esquerra i de dreta.</text:p>
          </table:table-cell>
          <table:table-cell office:value-type="float" office:value="17078" calcext:value-type="float">
            <text:p>17078</text:p>
          </table:table-cell>
        </table:table-row>
        <table:table-row table:style-name="ro1">
          <table:table-cell office:value-type="string" calcext:value-type="string">
            <text:p>ESS_R04_2008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tilitzant aquesta targeta, on es col·locaria vostè en aquesta escala?</text:p>
          </table:table-cell>
          <table:table-cell office:value-type="float" office:value="17079" calcext:value-type="float">
            <text:p>17079</text:p>
          </table:table-cell>
        </table:table-row>
        <table:table-row table:style-name="ro1">
          <table:table-cell office:value-type="string" calcext:value-type="string">
            <text:p>ESS_R04_2008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vol dir "esquerra" i el 10 "dreta".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ESS_R04_2008_CAT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anviant de tema, en termes generals, en quina mesura està satisfet amb la seva vida actualment?</text:p>
          </table:table-cell>
          <table:table-cell office:value-type="float" office:value="17081" calcext:value-type="float">
            <text:p>17081</text:p>
          </table:table-cell>
        </table:table-row>
        <table:table-row table:style-name="ro1">
          <table:table-cell office:value-type="string" calcext:value-type="string">
            <text:p>ESS_R04_2008_CAT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i us plau, respongui utilitzant aquesta targeta, on el 0 vol dir que està completament insatisfet i 10 que està completament satisfet.</text:p>
          </table:table-cell>
          <table:table-cell office:value-type="float" office:value="17082" calcext:value-type="float">
            <text:p>17082</text:p>
          </table:table-cell>
        </table:table-row>
        <table:table-row table:style-name="ro1">
          <table:table-cell office:value-type="string" calcext:value-type="string">
            <text:p>ESS_R04_2008_CAT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I, en general, en quina mesura està satisfet amb la situació econòmica actual a Espanya?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office:value-type="string" calcext:value-type="string">
            <text:p>ESS_R04_2008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4_2008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4_2008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Ara, utilitzant aquesta targeta, si us plau com valoraria globalment l'estat actual de l'educació a Espanya?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string" calcext:value-type="string">
            <text:p>ESS_R04_2008_CAT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tilitzant aquesta mateixa targeta, si us plau com valoraria globalment l'estat actual del sistema sanitari a Espanya?</text:p>
          </table:table-cell>
          <table:table-cell office:value-type="float" office:value="17087" calcext:value-type="float">
            <text:p>17087</text:p>
          </table:table-cell>
        </table:table-row>
        <table:table-row table:style-name="ro1">
          <table:table-cell office:value-type="string" calcext:value-type="string">
            <text:p>ESS_R04_2008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tilitzant aquesta targeta, digui'm, si us plau, fins a quin punt està d'acord o en desacord amb cadascuna de les següents afirmacions.</text:p>
          </table:table-cell>
          <table:table-cell office:value-type="float" office:value="17088" calcext:value-type="float">
            <text:p>17088</text:p>
          </table:table-cell>
        </table:table-row>
        <table:table-row table:style-name="ro1">
          <table:table-cell office:value-type="string" calcext:value-type="string">
            <text:p>ESS_R04_2008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l govern hauria de prendre mesures per reduir les diferències en els nivells d'ingressos</text:p>
          </table:table-cell>
          <table:table-cell office:value-type="float" office:value="17089" calcext:value-type="float">
            <text:p>17089</text:p>
          </table:table-cell>
        </table:table-row>
        <table:table-row table:style-name="ro1">
          <table:table-cell office:value-type="string" calcext:value-type="string">
            <text:p>ESS_R04_2008_CAT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ls gais i les lesbianes haurien de tenir llibertat per viure com vulguin</text:p>
          </table:table-cell>
          <table:table-cell office:value-type="float" office:value="17090" calcext:value-type="float">
            <text:p>17090</text:p>
          </table:table-cell>
        </table:table-row>
        <table:table-row table:style-name="ro1">
          <table:table-cell office:value-type="string" calcext:value-type="string">
            <text:p>ESS_R04_2008_CAT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ls partits polítics que volen acabar amb la democracia haurien de ser il·legalitzats</text:p>
          </table:table-cell>
          <table:table-cell office:value-type="float" office:value="17091" calcext:value-type="float">
            <text:p>17091</text:p>
          </table:table-cell>
        </table:table-row>
        <table:table-row table:style-name="ro1">
          <table:table-cell office:value-type="string" calcext:value-type="string">
            <text:p>ESS_R04_2008_CAT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s pot confiar en que la ciència moderna resolgui els nostres problemas mediambientals</text:p>
          </table:table-cell>
          <table:table-cell office:value-type="float" office:value="17092" calcext:value-type="float">
            <text:p>17092</text:p>
          </table:table-cell>
        </table:table-row>
        <table:table-row table:style-name="ro1">
          <table:table-cell office:value-type="string" calcext:value-type="string">
            <text:p>ESS_R04_2008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Pensant ara en la Unió Europea, algunes persones diuen que la integració hauria d'anar més lluny.</text:p>
          </table:table-cell>
          <table:table-cell office:value-type="float" office:value="17093" calcext:value-type="float">
            <text:p>17093</text:p>
          </table:table-cell>
        </table:table-row>
        <table:table-row table:style-name="ro1">
          <table:table-cell office:value-type="string" calcext:value-type="string">
            <text:p>ESS_R04_2008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nes altres diuen que la integració ja ha anat prou lluny.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string" calcext:value-type="string">
            <text:p>ESS_R04_2008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tilizant aquesta targeta, quin número de l'escala descriu millor la seva opinió al respecte?</text:p>
          </table:table-cell>
          <table:table-cell office:value-type="float" office:value="17095" calcext:value-type="float">
            <text:p>17095</text:p>
          </table:table-cell>
        </table:table-row>
        <table:table-row table:style-name="ro1">
          <table:table-cell office:value-type="string" calcext:value-type="string">
            <text:p>ESS_R04_2008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 voldria fer-li algunes preguntes sobre les persones d'altres països que venen a viure a Espanya.</text:p>
          </table:table-cell>
          <table:table-cell office:value-type="float" office:value="17096" calcext:value-type="float">
            <text:p>17096</text:p>
          </table:table-cell>
        </table:table-row>
        <table:table-row table:style-name="ro1">
          <table:table-cell office:value-type="string" calcext:value-type="string">
            <text:p>ESS_R04_2008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, utilitzant aquesta targeta, fins a quin punt creu vostè que Espanya hauria de permetre que persones de la mateixa raça o grup ètnic que la majoria dels espanyols vinguin a viure aquí?</text:p>
          </table:table-cell>
          <table:table-cell office:value-type="float" office:value="17097" calcext:value-type="float">
            <text:p>17097</text:p>
          </table:table-cell>
        </table:table-row>
        <table:table-row table:style-name="ro1">
          <table:table-cell office:value-type="string" calcext:value-type="string">
            <text:p>ESS_R04_2008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I què diria dels que són d'una raça o grup ètnic diferent al de la majoria dels espanyols?</text:p>
          </table:table-cell>
          <table:table-cell office:value-type="float" office:value="17771" calcext:value-type="float">
            <text:p>17771</text:p>
          </table:table-cell>
        </table:table-row>
        <table:table-row table:style-name="ro1">
          <table:table-cell office:value-type="string" calcext:value-type="string">
            <text:p>ESS_R04_2008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I què diria dels que provenen dels països pobres de fora d'Europa?</text:p>
          </table:table-cell>
          <table:table-cell office:value-type="float" office:value="17772" calcext:value-type="float">
            <text:p>17772</text:p>
          </table:table-cell>
        </table:table-row>
        <table:table-row table:style-name="ro1">
          <table:table-cell office:value-type="string" calcext:value-type="string">
            <text:p>ESS_R04_2008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Vostè diria que, generalment, per a l'economia espanyola, és bo o és dolent que vingui a viure gent d'altres països?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string" calcext:value-type="string">
            <text:p>ESS_R04_2008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I, utilitzant aquesta targeta, vostè diria que, generalment, la vida cultural espanyola s'empobreix o s'enriqueix amb les persones d'altres països que venen a viure aquí?</text:p>
          </table:table-cell>
          <table:table-cell office:value-type="float" office:value="17101" calcext:value-type="float">
            <text:p>17101</text:p>
          </table:table-cell>
        </table:table-row>
        <table:table-row table:style-name="ro1">
          <table:table-cell office:value-type="string" calcext:value-type="string">
            <text:p>ESS_R04_2008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L'arribada de persones d'altres països, fa que Espanya sigui un lloc pitjor o millor per viure?</text:p>
          </table:table-cell>
          <table:table-cell office:value-type="float" office:value="17102" calcext:value-type="float">
            <text:p>17102</text:p>
          </table:table-cell>
        </table:table-row>
        <table:table-row table:style-name="ro1">
          <table:table-cell office:value-type="string" calcext:value-type="string">
            <text:p>ESS_R04_2008_CAT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ermes generals, en quina mesura es considera vostè una persona feliç o infeliç?</text:p>
          </table:table-cell>
          <table:table-cell office:value-type="float" office:value="17103" calcext:value-type="float">
            <text:p>17103</text:p>
          </table:table-cell>
        </table:table-row>
        <table:table-row table:style-name="ro1">
          <table:table-cell office:value-type="string" calcext:value-type="string">
            <text:p>ESS_R04_2008_CAT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tzant aquesta targeta, digui'm, amb quina freqüència es reuneix en el seu temps lliure amb amics, parents o companys de feina?</text:p>
          </table:table-cell>
          <table:table-cell office:value-type="float" office:value="17104" calcext:value-type="float">
            <text:p>17104</text:p>
          </table:table-cell>
        </table:table-row>
        <table:table-row table:style-name="ro1">
          <table:table-cell office:value-type="string" calcext:value-type="string">
            <text:p>ESS_R04_2008_CAT_ES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é algú amb qui pugui parlar de qüestions íntimes i personals?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string" calcext:value-type="string">
            <text:p>ESS_R04_2008_CAT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at amb altres persones de la seva edat, amb quina freqüència diria vostè que participa en activitats socials?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office:value-type="string" calcext:value-type="string">
            <text:p>ESS_R04_2008_CAT_ES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els últims 5 anys, ha estat vostè o algun membre de casa seva víctima d'un robatori o una agressió?</text:p>
          </table:table-cell>
          <table:table-cell office:value-type="float" office:value="17107" calcext:value-type="float">
            <text:p>17107</text:p>
          </table:table-cell>
        </table:table-row>
        <table:table-row table:style-name="ro1">
          <table:table-cell office:value-type="string" calcext:value-type="string">
            <text:p>ESS_R04_2008_CAT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n quina mesura se sent segur caminant sol de nit per aquesta zona?</text:p>
          </table:table-cell>
          <table:table-cell office:value-type="float" office:value="17108" calcext:value-type="float">
            <text:p>17108</text:p>
          </table:table-cell>
        </table:table-row>
        <table:table-row table:style-name="ro1">
          <table:table-cell office:value-type="string" calcext:value-type="string">
            <text:p>ESS_R04_2008_CAT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 sent...?</text:p>
          </table:table-cell>
          <table:table-cell office:value-type="float" office:value="17109" calcext:value-type="float">
            <text:p>17109</text:p>
          </table:table-cell>
        </table:table-row>
        <table:table-row table:style-name="ro1">
          <table:table-cell office:value-type="string" calcext:value-type="string">
            <text:p>ESS_R04_2008_CAT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mb quina freqüència li preocupa que algú pugui entrar a casa seva a robar, si és que això li preocupa?</text:p>
          </table:table-cell>
          <table:table-cell office:value-type="float" office:value="17110" calcext:value-type="float">
            <text:p>17110</text:p>
          </table:table-cell>
        </table:table-row>
        <table:table-row table:style-name="ro1">
          <table:table-cell office:value-type="string" calcext:value-type="string">
            <text:p>ESS_R04_2008_CAT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i us plau, esculli una de les respostes que apareixen en aquesta targeta...</text:p>
          </table:table-cell>
          <table:table-cell office:value-type="float" office:value="17961" calcext:value-type="float">
            <text:p>17961</text:p>
          </table:table-cell>
        </table:table-row>
        <table:table-row table:style-name="ro1">
          <table:table-cell office:value-type="string" calcext:value-type="string">
            <text:p>ESS_R04_2008_CAT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ostè diria que aquesta preocupació de què algú pugui entrar a casa seva a robar...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string" calcext:value-type="string">
            <text:p>ESS_R04_2008_CAT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mb quina freqüència li preocupa que pugui ser víctima d'un assalt violent, si és que això li preocupa?</text:p>
          </table:table-cell>
          <table:table-cell office:value-type="float" office:value="17113" calcext:value-type="float">
            <text:p>17113</text:p>
          </table:table-cell>
        </table:table-row>
        <table:table-row table:style-name="ro1">
          <table:table-cell office:value-type="string" calcext:value-type="string">
            <text:p>ESS_R04_2008_CAT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i us plau, esculli la seva resposta d'aquesta tarjeta</text:p>
          </table:table-cell>
          <table:table-cell office:value-type="float" office:value="17114" calcext:value-type="float">
            <text:p>17114</text:p>
          </table:table-cell>
        </table:table-row>
        <table:table-row table:style-name="ro1">
          <table:table-cell office:value-type="string" calcext:value-type="string">
            <text:p>ESS_R04_2008_CAT_ES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ostè diria que aquesta preocupació de ser víctima d'un assalt violent...</text:p>
          </table:table-cell>
          <table:table-cell office:value-type="float" office:value="17115" calcext:value-type="float">
            <text:p>17115</text:p>
          </table:table-cell>
        </table:table-row>
        <table:table-row table:style-name="ro1">
          <table:table-cell office:value-type="string" calcext:value-type="string">
            <text:p>ESS_R04_2008_CAT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Ara m'agradaria fer-li algunes preguntes sobre terrorisme.</text:p>
          </table:table-cell>
          <table:table-cell office:value-type="float" office:value="17116" calcext:value-type="float">
            <text:p>17116</text:p>
          </table:table-cell>
        </table:table-row>
        <table:table-row table:style-name="ro1">
          <table:table-cell office:value-type="string" calcext:value-type="string">
            <text:p>ESS_R04_2008_CAT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reu vostè que un atac terrorista en algun lloc d'Europa en els propers dotze mesos és...</text:p>
          </table:table-cell>
          <table:table-cell office:value-type="float" office:value="17117" calcext:value-type="float">
            <text:p>17117</text:p>
          </table:table-cell>
        </table:table-row>
        <table:table-row table:style-name="ro1">
          <table:table-cell office:value-type="string" calcext:value-type="string">
            <text:p>ESS_R04_2008_CAT_ES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reu vostè que un atac terrorista en algun lloc d'Espanya en els propers dotze mesos és...</text:p>
          </table:table-cell>
          <table:table-cell office:value-type="float" office:value="17118" calcext:value-type="float">
            <text:p>17118</text:p>
          </table:table-cell>
        </table:table-row>
        <table:table-row table:style-name="ro1">
          <table:table-cell office:value-type="string" calcext:value-type="string">
            <text:p>ESS_R04_2008_CAT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Utilitzant aquesta targeta, digui'm si us plau fins a quin punt està vostè d'acord o en desacord amb cadascuna de les afirmacions següents...</text:p>
          </table:table-cell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string" calcext:value-type="string">
            <text:p>ESS_R04_2008_CAT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i un home fos sospitós de preparar un atac terrorista a Espanya, la policía hauria de tenir la possibilitat legal de mantenir-lo empresonat fins estar convençuda de que no està implicat</text:p>
          </table:table-cell>
          <table:table-cell office:value-type="float" office:value="17120" calcext:value-type="float">
            <text:p>17120</text:p>
          </table:table-cell>
        </table:table-row>
        <table:table-row table:style-name="ro1">
          <table:table-cell office:value-type="string" calcext:value-type="string">
            <text:p>ESS_R04_2008_CAT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orturar a un detingut en una presó espanyola no està justificat en cap cas, encara que pugui proporcionar informació per prevenir un atac terrorista.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office:value-type="string" calcext:value-type="string">
            <text:p>ESS_R04_2008_CAT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ra anem a parlar de vostè.</text:p>
          </table:table-cell>
          <table:table-cell office:value-type="float" office:value="17122" calcext:value-type="float">
            <text:p>17122</text:p>
          </table:table-cell>
        </table:table-row>
        <table:table-row table:style-name="ro1">
          <table:table-cell office:value-type="string" calcext:value-type="string">
            <text:p>ESS_R04_2008_CAT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arlant de la seva salut, en general, vostè diria que és...?</text:p>
          </table:table-cell>
          <table:table-cell office:value-type="float" office:value="17123" calcext:value-type="float">
            <text:p>17123</text:p>
          </table:table-cell>
        </table:table-row>
        <table:table-row table:style-name="ro1">
          <table:table-cell office:value-type="string" calcext:value-type="string">
            <text:p>ESS_R04_2008_CAT_ES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Té dificultats per portar a terme les seves activitats quotidianes a causa d'alguna malaltia crònica, incapacitat o problema de salut mental?</text:p>
          </table:table-cell>
          <table:table-cell office:value-type="float" office:value="17124" calcext:value-type="float">
            <text:p>17124</text:p>
          </table:table-cell>
        </table:table-row>
        <table:table-row table:style-name="ro1">
          <table:table-cell office:value-type="string" calcext:value-type="string">
            <text:p>ESS_R04_2008_CAT_ES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s considera vostè d'alguna religió?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1">
          <table:table-cell office:value-type="string" calcext:value-type="string">
            <text:p>ESS_R04_2008_CAT_ES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e quina?</text:p>
          </table:table-cell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string" calcext:value-type="string">
            <text:p>ESS_R04_2008_CAT_ES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I en algun moment de la seva vida s'ha considerat vostè d'alguna religió?</text:p>
          </table:table-cell>
          <table:table-cell office:value-type="float" office:value="17773" calcext:value-type="float">
            <text:p>17773</text:p>
          </table:table-cell>
        </table:table-row>
        <table:table-row table:style-name="ro1">
          <table:table-cell office:value-type="string" calcext:value-type="string">
            <text:p>ESS_R04_2008_CAT_ES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e quina?</text:p>
          </table:table-cell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string" calcext:value-type="string">
            <text:p>ESS_R04_2008_CAT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Amb independència de si es considera d'alguna religió, en quina mesura es considera vostè una persona religiosa?</text:p>
          </table:table-cell>
          <table:table-cell office:value-type="float" office:value="17128" calcext:value-type="float">
            <text:p>17128</text:p>
          </table:table-cell>
        </table:table-row>
        <table:table-row table:style-name="ro1">
          <table:table-cell office:value-type="string" calcext:value-type="string">
            <text:p>ESS_R04_2008_CAT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 part d'ocasions especials com ara casaments, bateigs I funerals, amb quina freqüència assisteix a cerimònies religioses habitualment?</text:p>
          </table:table-cell>
          <table:table-cell office:value-type="float" office:value="17774" calcext:value-type="float">
            <text:p>17774</text:p>
          </table:table-cell>
        </table:table-row>
        <table:table-row table:style-name="ro1">
          <table:table-cell office:value-type="string" calcext:value-type="string">
            <text:p>ESS_R04_2008_CAT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 part de les ocasions en que assisteix a les cerimònies religioses, amb quina freqüència resa?</text:p>
          </table:table-cell>
          <table:table-cell office:value-type="float" office:value="17775" calcext:value-type="float">
            <text:p>17775</text:p>
          </table:table-cell>
        </table:table-row>
        <table:table-row table:style-name="ro1">
          <table:table-cell office:value-type="string" calcext:value-type="string">
            <text:p>ESS_R04_2008_CAT_ES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onsidera vostè que pertany a un grup contra el que existeix algun tipus de discriminació en aquest país?</text:p>
          </table:table-cell>
          <table:table-cell office:value-type="float" office:value="17132" calcext:value-type="float">
            <text:p>17132</text:p>
          </table:table-cell>
        </table:table-row>
        <table:table-row table:style-name="ro1">
          <table:table-cell office:value-type="string" calcext:value-type="string">
            <text:p>ESS_R04_2008_CAT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Per quins motius es discrimina al seu grup?</text:p>
          </table:table-cell>
          <table:table-cell office:value-type="float" office:value="17133" calcext:value-type="float">
            <text:p>17133</text:p>
          </table:table-cell>
        </table:table-row>
        <table:table-row table:style-name="ro1">
          <table:table-cell office:value-type="string" calcext:value-type="string">
            <text:p>ESS_R04_2008_CAT_ES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Té vostè la nacionalitat espanyola?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string" calcext:value-type="string">
            <text:p>ESS_R04_2008_CAT_ES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Quina és la seva nacionalitat?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string" calcext:value-type="string">
            <text:p>ESS_R04_2008_CAT_ES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Ha nascut a Espanya?</text:p>
          </table:table-cell>
          <table:table-cell office:value-type="float" office:value="17136" calcext:value-type="float">
            <text:p>17136</text:p>
          </table:table-cell>
        </table:table-row>
        <table:table-row table:style-name="ro1">
          <table:table-cell office:value-type="string" calcext:value-type="string">
            <text:p>ESS_R04_2008_CAT_ES_8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A quin país va néixer?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1">
          <table:table-cell office:value-type="string" calcext:value-type="string">
            <text:p>ESS_R04_2008_CAT_ES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Quant temps fa des que va venir a viure a Espanya?</text:p>
          </table:table-cell>
          <table:table-cell office:value-type="float" office:value="17138" calcext:value-type="float">
            <text:p>17138</text:p>
          </table:table-cell>
        </table:table-row>
        <table:table-row table:style-name="ro1">
          <table:table-cell office:value-type="string" calcext:value-type="string">
            <text:p>ESS_R04_2008_CAT_ES_8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Quines llengües o idiomes parla més sovint a casa seva?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1">
          <table:table-cell office:value-type="string" calcext:value-type="string">
            <text:p>ESS_R04_2008_CAT_ES_85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Pertany vostè a una minoria ètnica a Espanya?</text:p>
          </table:table-cell>
          <table:table-cell office:value-type="float" office:value="17140" calcext:value-type="float">
            <text:p>17140</text:p>
          </table:table-cell>
        </table:table-row>
        <table:table-row table:style-name="ro1">
          <table:table-cell office:value-type="string" calcext:value-type="string">
            <text:p>ESS_R04_2008_CAT_ES_8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El seu pare va néixer a Espanya?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string" calcext:value-type="string">
            <text:p>ESS_R04_2008_CAT_ES_8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A quin país va néixer el seu pare?</text:p>
          </table:table-cell>
          <table:table-cell office:value-type="float" office:value="17777" calcext:value-type="float">
            <text:p>17777</text:p>
          </table:table-cell>
        </table:table-row>
        <table:table-row table:style-name="ro1">
          <table:table-cell office:value-type="string" calcext:value-type="string">
            <text:p>ESS_R04_2008_CAT_ES_8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La seva mare va néixer a Espanya?</text:p>
          </table:table-cell>
          <table:table-cell office:value-type="float" office:value="17143" calcext:value-type="float">
            <text:p>17143</text:p>
          </table:table-cell>
        </table:table-row>
        <table:table-row table:style-name="ro1">
          <table:table-cell office:value-type="string" calcext:value-type="string">
            <text:p>ESS_R04_2008_CAT_ES_8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A quin país va néixer la seva mare?</text:p>
          </table:table-cell>
          <table:table-cell office:value-type="float" office:value="17778" calcext:value-type="float">
            <text:p>17778</text:p>
          </table:table-cell>
        </table:table-row>
        <table:table-row table:style-name="ro1">
          <table:table-cell office:value-type="string" calcext:value-type="string">
            <text:p>ESS_R04_2008_CAT_ES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i us plau, utilitzant aquesta targeta digui'm fins a quin punt està vostè d'acord o en desacord amb les afirmacions següents.</text:p>
          </table:table-cell>
          <table:table-cell office:value-type="float" office:value="18143" calcext:value-type="float">
            <text:p>18143</text:p>
          </table:table-cell>
        </table:table-row>
        <table:table-row table:style-name="ro1">
          <table:table-cell office:value-type="string" calcext:value-type="string">
            <text:p>ESS_R04_2008_CAT_ES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l fet que hi hagi grans diferències d'ingressos entre la gent és acceptable perquè <text:s/>així es premien adequadament les diferents habilitats i esforços de cadascú.</text:p>
          </table:table-cell>
          <table:table-cell office:value-type="float" office:value="18144" calcext:value-type="float">
            <text:p>18144</text:p>
          </table:table-cell>
        </table:table-row>
        <table:table-row table:style-name="ro1">
          <table:table-cell office:value-type="string" calcext:value-type="string">
            <text:p>ESS_R04_2008_CAT_ES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 les escoles haurien d'ensenyar els nens a obeir l'autoritat</text:p>
          </table:table-cell>
          <table:table-cell office:value-type="float" office:value="18145" calcext:value-type="float">
            <text:p>18145</text:p>
          </table:table-cell>
        </table:table-row>
        <table:table-row table:style-name="ro1">
          <table:table-cell office:value-type="string" calcext:value-type="string">
            <text:p>ESS_R04_2008_CAT_ES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Una dona hauria d'estar disposada a reduir la seva jornada laboral pel bé de la seva família</text:p>
          </table:table-cell>
          <table:table-cell office:value-type="float" office:value="17896" calcext:value-type="float">
            <text:p>17896</text:p>
          </table:table-cell>
        </table:table-row>
        <table:table-row table:style-name="ro1">
          <table:table-cell office:value-type="string" calcext:value-type="string">
            <text:p>ESS_R04_2008_CAT_ES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er a què una societat sigui justa, les diferències en el nivell de vida de la gent haurien de ser petites</text:p>
          </table:table-cell>
          <table:table-cell office:value-type="float" office:value="18146" calcext:value-type="float">
            <text:p>18146</text:p>
          </table:table-cell>
        </table:table-row>
        <table:table-row table:style-name="ro1">
          <table:table-cell office:value-type="string" calcext:value-type="string">
            <text:p>ESS_R04_2008_CAT_ES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 gent que infringeix la llei hauria de ser condemnada de forma molt més dura que ara</text:p>
          </table:table-cell>
          <table:table-cell office:value-type="float" office:value="18147" calcext:value-type="float">
            <text:p>18147</text:p>
          </table:table-cell>
        </table:table-row>
        <table:table-row table:style-name="ro1">
          <table:table-cell office:value-type="string" calcext:value-type="string">
            <text:p>ESS_R04_2008_CAT_ES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Quan la feina escasseja, els homes haurien de tenir prioritat per a obtenir un lloc de treball davant de les dones</text:p>
          </table:table-cell>
          <table:table-cell office:value-type="float" office:value="18148" calcext:value-type="float">
            <text:p>18148</text:p>
          </table:table-cell>
        </table:table-row>
        <table:table-row table:style-name="ro1">
          <table:table-cell office:value-type="string" calcext:value-type="string">
            <text:p>ESS_R04_2008_CAT_ES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e cada 100 persones en edat a de treballar a Espanya, quantes diria que estan a l'atur i buscant feina?</text:p>
          </table:table-cell>
          <table:table-cell office:value-type="float" office:value="18149" calcext:value-type="float">
            <text:p>18149</text:p>
          </table:table-cell>
        </table:table-row>
        <table:table-row table:style-name="ro1">
          <table:table-cell office:value-type="string" calcext:value-type="string">
            <text:p>ESS_R04_2008_CAT_ES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i no està segur, faci un càlcul aproximat.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string" calcext:value-type="string">
            <text:p>ESS_R04_2008_CAT_ES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 de cada 100 persones en edat de treballar a Espanya, quantes diria que estan de baixa per malaltia crònica o tenen una invalidesa permanent?</text:p>
          </table:table-cell>
          <table:table-cell office:value-type="float" office:value="18151" calcext:value-type="float">
            <text:p>18151</text:p>
          </table:table-cell>
        </table:table-row>
        <table:table-row table:style-name="ro1">
          <table:table-cell office:value-type="string" calcext:value-type="string">
            <text:p>ESS_R04_2008_CAT_ES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de cada 100 persones en edat de treballar a Espanya, quantes diria que no tenen prou diners per a cobrir les seves necessitats bàsiques?</text:p>
          </table:table-cell>
          <table:table-cell office:value-type="float" office:value="18152" calcext:value-type="float">
            <text:p>18152</text:p>
          </table:table-cell>
        </table:table-row>
        <table:table-row table:style-name="ro1">
          <table:table-cell office:value-type="string" calcext:value-type="string">
            <text:p>ESS_R04_2008_CAT_ES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Recordi, si no està segur faci un càlcul aproximat.</text:p>
          </table:table-cell>
          <table:table-cell office:value-type="float" office:value="18153" calcext:value-type="float">
            <text:p>18153</text:p>
          </table:table-cell>
        </table:table-row>
        <table:table-row table:style-name="ro1">
          <table:table-cell office:value-type="string" calcext:value-type="string">
            <text:p>ESS_R04_2008_CAT_ES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 de cada 100 persones en edat de treballar a Espanya, quantes diria que van néixer fora d'Espanya?</text:p>
          </table:table-cell>
          <table:table-cell office:value-type="float" office:value="18154" calcext:value-type="float">
            <text:p>18154</text:p>
          </table:table-cell>
        </table:table-row>
        <table:table-row table:style-name="ro1">
          <table:table-cell office:value-type="string" calcext:value-type="string">
            <text:p>ESS_R04_2008_CAT_ES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 continuació li preguntarem sobre alguns temes al voltant de determinats grups socials que viuen avui dia a Espanya.</text:p>
          </table:table-cell>
          <table:table-cell office:value-type="float" office:value="18155" calcext:value-type="float">
            <text:p>18155</text:p>
          </table:table-cell>
        </table:table-row>
        <table:table-row table:style-name="ro1">
          <table:table-cell office:value-type="string" calcext:value-type="string">
            <text:p>ESS_R04_2008_CAT_ES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tilitzant aquesta targeta, què opina en general del nivell de vida dels jubilats?</text:p>
          </table:table-cell>
          <table:table-cell office:value-type="float" office:value="18156" calcext:value-type="float">
            <text:p>18156</text:p>
          </table:table-cell>
        </table:table-row>
        <table:table-row table:style-name="ro1">
          <table:table-cell office:value-type="string" calcext:value-type="string">
            <text:p>ESS_R04_2008_CAT_ES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i us plau, valori en aquesta escala de 0 a 10 en la que 0 significa extremadament dolent i 10 significa extremadament bo.</text:p>
          </table:table-cell>
          <table:table-cell office:value-type="float" office:value="18157" calcext:value-type="float">
            <text:p>18157</text:p>
          </table:table-cell>
        </table:table-row>
        <table:table-row table:style-name="ro1">
          <table:table-cell office:value-type="string" calcext:value-type="string">
            <text:p>ESS_R04_2008_CAT_ES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n general, què opina del nivell de vida de la gent que està a l'atur?</text:p>
          </table:table-cell>
          <table:table-cell office:value-type="float" office:value="18158" calcext:value-type="float">
            <text:p>18158</text:p>
          </table:table-cell>
        </table:table-row>
        <table:table-row table:style-name="ro1">
          <table:table-cell office:value-type="string" calcext:value-type="string">
            <text:p>ESS_R04_2008_CAT_ES_10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, en general, què opina de l'oferta actual de serveis de guarderia a preus assequibles per als fills de pares treballadors?</text:p>
          </table:table-cell>
          <table:table-cell office:value-type="float" office:value="18159" calcext:value-type="float">
            <text:p>18159</text:p>
          </table:table-cell>
        </table:table-row>
        <table:table-row table:style-name="ro1">
          <table:table-cell office:value-type="string" calcext:value-type="string">
            <text:p>ESS_R04_2008_CAT_ES_10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 en general, què opina de les oportunitats actuals de la gent jove per a trobar la seva primera feina a temps complet a Espanya?</text:p>
          </table:table-cell>
          <table:table-cell office:value-type="float" office:value="18160" calcext:value-type="float">
            <text:p>18160</text:p>
          </table:table-cell>
        </table:table-row>
        <table:table-row table:style-name="ro1">
          <table:table-cell office:value-type="string" calcext:value-type="string">
            <text:p>ESS_R04_2008_CAT_ES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a gent acostuma a tenir punts de vista diferents sobre les responsabilitats que haurien d'assumir les diferents administracions públiques.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string" calcext:value-type="string">
            <text:p>ESS_R04_2008_CAT_ES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er a cadascun dels aspectes que li llegiré, expressi la seva opinió, utilitzant una escala de 0 a 10, sobre les responsabilitats que les administracions públiques haurien d'assumir.</text:p>
          </table:table-cell>
          <table:table-cell office:value-type="float" office:value="18162" calcext:value-type="float">
            <text:p>18162</text:p>
          </table:table-cell>
        </table:table-row>
        <table:table-row table:style-name="ro1">
          <table:table-cell office:value-type="string" calcext:value-type="string">
            <text:p>ESS_R04_2008_CAT_ES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0 significa que les administracions públiques no haurien d'assumir aquesta responsabilitat en absolut i 10 significa que haurien d'assumir-la per complet.</text:p>
          </table:table-cell>
          <table:table-cell office:value-type="float" office:value="18163" calcext:value-type="float">
            <text:p>18163</text:p>
          </table:table-cell>
        </table:table-row>
        <table:table-row table:style-name="ro1">
          <table:table-cell office:value-type="string" calcext:value-type="string">
            <text:p>ESS_R04_2008_CAT_ES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n primer lloc, pel que fa a... garantir una feina a tothom que ho desitgi?</text:p>
          </table:table-cell>
          <table:table-cell office:value-type="float" office:value="18164" calcext:value-type="float">
            <text:p>18164</text:p>
          </table:table-cell>
        </table:table-row>
        <table:table-row table:style-name="ro1">
          <table:table-cell office:value-type="string" calcext:value-type="string">
            <text:p>ESS_R04_2008_CAT_ES_10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garantir una assistència sanitària adequada per als malalts?</text:p>
          </table:table-cell>
          <table:table-cell office:value-type="float" office:value="18165" calcext:value-type="float">
            <text:p>18165</text:p>
          </table:table-cell>
        </table:table-row>
        <table:table-row table:style-name="ro1">
          <table:table-cell office:value-type="string" calcext:value-type="string">
            <text:p>ESS_R04_2008_CAT_ES_10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... garantir una qualitat de vida digne per a la gent gran?</text:p>
          </table:table-cell>
          <table:table-cell office:value-type="float" office:value="18166" calcext:value-type="float">
            <text:p>18166</text:p>
          </table:table-cell>
        </table:table-row>
        <table:table-row table:style-name="ro1">
          <table:table-cell office:value-type="string" calcext:value-type="string">
            <text:p>ESS_R04_2008_CAT_ES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I quanta responsabilitat creu que haurien d'assumir les diferents administracions públiques a l'hora de... garantir un nivell de vida digne per als aturats?</text:p>
          </table:table-cell>
          <table:table-cell office:value-type="float" office:value="18167" calcext:value-type="float">
            <text:p>18167</text:p>
          </table:table-cell>
        </table:table-row>
        <table:table-row table:style-name="ro1">
          <table:table-cell office:value-type="string" calcext:value-type="string">
            <text:p>ESS_R04_2008_CAT_ES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 garantir serveis de guarderia suficients per als fills de pares treballadors?</text:p>
          </table:table-cell>
          <table:table-cell office:value-type="float" office:value="18168" calcext:value-type="float">
            <text:p>18168</text:p>
          </table:table-cell>
        </table:table-row>
        <table:table-row table:style-name="ro1">
          <table:table-cell office:value-type="string" calcext:value-type="string">
            <text:p>ESS_R04_2008_CAT_ES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garantir permisos de treball pagats per als qui hagin de cuidar a familiars malalts durant un temps?</text:p>
          </table:table-cell>
          <table:table-cell office:value-type="float" office:value="18169" calcext:value-type="float">
            <text:p>18169</text:p>
          </table:table-cell>
        </table:table-row>
        <table:table-row table:style-name="ro1">
          <table:table-cell office:value-type="string" calcext:value-type="string">
            <text:p>ESS_R04_2008_CAT_ES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ra li preguntaré sobre els efectes de les prestacions i serveis socials a Espanya.</text:p>
          </table:table-cell>
          <table:table-cell office:value-type="float" office:value="18170" calcext:value-type="float">
            <text:p>18170</text:p>
          </table:table-cell>
        </table:table-row>
        <table:table-row table:style-name="ro1">
          <table:table-cell office:value-type="string" calcext:value-type="string">
            <text:p>ESS_R04_2008_CAT_ES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Per prestacions i serveis socials ens referim a coses com la sanitat pública, les pensions o la seguretat social.</text:p>
          </table:table-cell>
          <table:table-cell office:value-type="float" office:value="18171" calcext:value-type="float">
            <text:p>18171</text:p>
          </table:table-cell>
        </table:table-row>
        <table:table-row table:style-name="ro1">
          <table:table-cell office:value-type="string" calcext:value-type="string">
            <text:p>ESS_R04_2008_CAT_ES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tilitzant aquesta targeta, digui'm en quina mesura està vostè d'acord o en desacord amb que les prestacions i serveis socials a Espanya... exerceixen massa tensió en l'economia del país?</text:p>
          </table:table-cell>
          <table:table-cell office:value-type="float" office:value="18172" calcext:value-type="float">
            <text:p>18172</text:p>
          </table:table-cell>
        </table:table-row>
        <table:table-row table:style-name="ro1">
          <table:table-cell office:value-type="string" calcext:value-type="string">
            <text:p>ESS_R04_2008_CAT_ES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... eviten que s'estengui la pobresa?</text:p>
          </table:table-cell>
          <table:table-cell office:value-type="float" office:value="18173" calcext:value-type="float">
            <text:p>18173</text:p>
          </table:table-cell>
        </table:table-row>
        <table:table-row table:style-name="ro1">
          <table:table-cell office:value-type="string" calcext:value-type="string">
            <text:p>ESS_R04_2008_CAT_ES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...contribueixen a una societat més igualitària?</text:p>
          </table:table-cell>
          <table:table-cell office:value-type="float" office:value="18174" calcext:value-type="float">
            <text:p>18174</text:p>
          </table:table-cell>
        </table:table-row>
        <table:table-row table:style-name="ro1">
          <table:table-cell office:value-type="string" calcext:value-type="string">
            <text:p>ESS_R04_2008_CAT_ES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... animen a gent d'altres països a venir a viure a aquí?</text:p>
          </table:table-cell>
          <table:table-cell office:value-type="float" office:value="18175" calcext:value-type="float">
            <text:p>18175</text:p>
          </table:table-cell>
        </table:table-row>
        <table:table-row table:style-name="ro1">
          <table:table-cell office:value-type="string" calcext:value-type="string">
            <text:p>ESS_R04_2008_CAT_ES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... signifiquen un cost massa elevat per a les empreses, que han de pagar més impostos i més càrregues?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string" calcext:value-type="string">
            <text:p>ESS_R04_2008_CAT_ES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... fan més fàcil que la gent pugui conciliar el treball i la vida familiar?</text:p>
          </table:table-cell>
          <table:table-cell office:value-type="float" office:value="18177" calcext:value-type="float">
            <text:p>18177</text:p>
          </table:table-cell>
        </table:table-row>
        <table:table-row table:style-name="ro1">
          <table:table-cell office:value-type="string" calcext:value-type="string">
            <text:p>ESS_R04_2008_CAT_ES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I, fins a quin punt està vostè d'acord o en desacord amb la idea que les prestacions i serveis socials a Espanya... fan que la sigui gent més gandula?</text:p>
          </table:table-cell>
          <table:table-cell office:value-type="float" office:value="18178" calcext:value-type="float">
            <text:p>18178</text:p>
          </table:table-cell>
        </table:table-row>
        <table:table-row table:style-name="ro1">
          <table:table-cell office:value-type="string" calcext:value-type="string">
            <text:p>ESS_R04_2008_CAT_ES_1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... fan que la gent estigui menys disposada a preocupar-se pels altres?</text:p>
          </table:table-cell>
          <table:table-cell office:value-type="float" office:value="18179" calcext:value-type="float">
            <text:p>18179</text:p>
          </table:table-cell>
        </table:table-row>
        <table:table-row table:style-name="ro1">
          <table:table-cell office:value-type="string" calcext:value-type="string">
            <text:p>ESS_R04_2008_CAT_ES_118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... fan que la gent estigui menys disposada a preocupar-se d'ella mateixa i de la seva família?</text:p>
          </table:table-cell>
          <table:table-cell office:value-type="float" office:value="18180" calcext:value-type="float">
            <text:p>18180</text:p>
          </table:table-cell>
        </table:table-row>
        <table:table-row table:style-name="ro1">
          <table:table-cell office:value-type="string" calcext:value-type="string">
            <text:p>ESS_R04_2008_CAT_ES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ncara pensant en el tema de les prestacions i serveis socials, si us plau digui'm en quina mesura creu vostè que l'assistència sanitària a Espanya és eficient.</text:p>
          </table:table-cell>
          <table:table-cell office:value-type="float" office:value="18181" calcext:value-type="float">
            <text:p>18181</text:p>
          </table:table-cell>
        </table:table-row>
        <table:table-row table:style-name="ro1">
          <table:table-cell office:value-type="string" calcext:value-type="string">
            <text:p>ESS_R04_2008_CAT_ES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Trïi la seva resposta d'aquesta targeta en què 0 significa extremadament ineficient i 10 significa extremadament eficient.</text:p>
          </table:table-cell>
          <table:table-cell office:value-type="float" office:value="18182" calcext:value-type="float">
            <text:p>18182</text:p>
          </table:table-cell>
        </table:table-row>
        <table:table-row table:style-name="ro1">
          <table:table-cell office:value-type="string" calcext:value-type="string">
            <text:p>ESS_R04_2008_CAT_ES_120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I, en quina mesura diria vostè que Hisenda és eficient, resolent reclamacions a temps, prevenint errors i evitant el frau?</text:p>
          </table:table-cell>
          <table:table-cell office:value-type="float" office:value="18183" calcext:value-type="float">
            <text:p>18183</text:p>
          </table:table-cell>
        </table:table-row>
        <table:table-row table:style-name="ro1">
          <table:table-cell office:value-type="string" calcext:value-type="string">
            <text:p>ESS_R04_2008_CAT_ES_120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Si us plau, utilitzi aquesta targeta, on 0 significa que és extremadament ineficient fent la seva feina i 10 que és extremadament eficient.</text:p>
          </table:table-cell>
          <table:table-cell office:value-type="float" office:value="18184" calcext:value-type="float">
            <text:p>18184</text:p>
          </table:table-cell>
        </table:table-row>
        <table:table-row table:style-name="ro1">
          <table:table-cell office:value-type="string" calcext:value-type="string">
            <text:p>ESS_R04_2008_CAT_ES_1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Utilitzant aquesta targeta, si us plau digui'm si pensa que els metges i infermers a Espanya donen tracte de favor a determinades persones o tracten a tothom per igual?</text:p>
          </table:table-cell>
          <table:table-cell office:value-type="float" office:value="18185" calcext:value-type="float">
            <text:p>18185</text:p>
          </table:table-cell>
        </table:table-row>
        <table:table-row table:style-name="ro1">
          <table:table-cell office:value-type="string" calcext:value-type="string">
            <text:p>ESS_R04_2008_CAT_ES_1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Triï la seva resposta d'aquesta targeta en què 0 significa que pensa que donen un tracte de favor a determinades persones i 10 significa que tracten a tothom per igual.</text:p>
          </table:table-cell>
          <table:table-cell office:value-type="float" office:value="18186" calcext:value-type="float">
            <text:p>18186</text:p>
          </table:table-cell>
        </table:table-row>
        <table:table-row table:style-name="ro1">
          <table:table-cell office:value-type="string" calcext:value-type="string">
            <text:p>ESS_R04_2008_CAT_ES_12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I utilitzant la mateixa targeta, si us plau digui'm si pensa que, a Espanya, Hisenda dona tracte de favor a determinades persones o tracta a tothom per igual?</text:p>
          </table:table-cell>
          <table:table-cell office:value-type="float" office:value="18187" calcext:value-type="float">
            <text:p>18187</text:p>
          </table:table-cell>
        </table:table-row>
        <table:table-row table:style-name="ro1">
          <table:table-cell office:value-type="string" calcext:value-type="string">
            <text:p>ESS_R04_2008_CAT_ES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oltes de les prestacions i serveis socials es paguen amb impostos.</text:p>
          </table:table-cell>
          <table:table-cell office:value-type="float" office:value="18188" calcext:value-type="float">
            <text:p>18188</text:p>
          </table:table-cell>
        </table:table-row>
        <table:table-row table:style-name="ro1">
          <table:table-cell office:value-type="string" calcext:value-type="string">
            <text:p>ESS_R04_2008_CAT_ES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i el govern hagués de triar entre pujar els impostos i gastar més en prestacions i serveis socials, o baixar els impostos i gastar menys en prestacions i serveis socials, què hauria de fer?</text:p>
          </table:table-cell>
          <table:table-cell office:value-type="float" office:value="18189" calcext:value-type="float">
            <text:p>18189</text:p>
          </table:table-cell>
        </table:table-row>
        <table:table-row table:style-name="ro1">
          <table:table-cell office:value-type="string" calcext:value-type="string">
            <text:p>ESS_R04_2008_CAT_ES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Pensi en dues persones, una guanyant el doble que l'altra.</text:p>
          </table:table-cell>
          <table:table-cell office:value-type="float" office:value="18190" calcext:value-type="float">
            <text:p>18190</text:p>
          </table:table-cell>
        </table:table-row>
        <table:table-row table:style-name="ro1">
          <table:table-cell office:value-type="string" calcext:value-type="string">
            <text:p>ESS_R04_2008_CAT_ES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Quina de les tres afirmacions d'aquesta targeta s'acosta més al que vostè pensa sobre els impostos que haurien de pagar aquestes persones?</text:p>
          </table:table-cell>
          <table:table-cell office:value-type="float" office:value="18191" calcext:value-type="float">
            <text:p>18191</text:p>
          </table:table-cell>
        </table:table-row>
        <table:table-row table:style-name="ro1">
          <table:table-cell office:value-type="string" calcext:value-type="string">
            <text:p>ESS_R04_2008_CAT_ES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Algunes persones diuen que els que guanyen més haurien de tenir una pensió de jubilació més alta, perquè han estat contribuint més.</text:p>
          </table:table-cell>
          <table:table-cell office:value-type="float" office:value="18192" calcext:value-type="float">
            <text:p>18192</text:p>
          </table:table-cell>
        </table:table-row>
        <table:table-row table:style-name="ro1">
          <table:table-cell office:value-type="string" calcext:value-type="string">
            <text:p>ESS_R04_2008_CAT_ES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Altres diuen que els que guanyen menys haurien de tenir una pensió de jubilació més alta perquè les seves necessitats són majors.</text:p>
          </table:table-cell>
          <table:table-cell office:value-type="float" office:value="18193" calcext:value-type="float">
            <text:p>18193</text:p>
          </table:table-cell>
        </table:table-row>
        <table:table-row table:style-name="ro1">
          <table:table-cell office:value-type="string" calcext:value-type="string">
            <text:p>ESS_R04_2008_CAT_ES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Quina de les tres afirmacions d'aquesta targeta s'acosta més al seu punt de vista?</text:p>
          </table:table-cell>
          <table:table-cell office:value-type="float" office:value="18194" calcext:value-type="float">
            <text:p>18194</text:p>
          </table:table-cell>
        </table:table-row>
        <table:table-row table:style-name="ro1">
          <table:table-cell office:value-type="string" calcext:value-type="string">
            <text:p>ESS_R04_2008_CAT_ES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Algunes persones diuen que els que guanyen més haurien de rebre una prestació major quan es queden a l'atur, perquè han pagat més impostos, mentre que unes altres creuen que els que guanyen menys haurien de rebre més perquè tenen més necessitat.</text:p>
          </table:table-cell>
          <table:table-cell office:value-type="float" office:value="18195" calcext:value-type="float">
            <text:p>18195</text:p>
          </table:table-cell>
        </table:table-row>
        <table:table-row table:style-name="ro1">
          <table:table-cell office:value-type="string" calcext:value-type="string">
            <text:p>ESS_R04_2008_CAT_ES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Utilitzant aquesta targeta, si us plau digui'm amb quina de les tres afirmacions està més d'acord?</text:p>
          </table:table-cell>
          <table:table-cell office:value-type="float" office:value="18196" calcext:value-type="float">
            <text:p>18196</text:p>
          </table:table-cell>
        </table:table-row>
        <table:table-row table:style-name="ro1">
          <table:table-cell office:value-type="string" calcext:value-type="string">
            <text:p>ESS_R04_2008_CAT_ES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ensant ara en les persones que vénen a viure a Espanya d'altres països, quan pensa vostè que haurien d'adquirir el dret a rebre les mateixes prestacions i serveis socials que els ciutadans que ja viuen aquí?</text:p>
          </table:table-cell>
          <table:table-cell office:value-type="float" office:value="18197" calcext:value-type="float">
            <text:p>18197</text:p>
          </table:table-cell>
        </table:table-row>
        <table:table-row table:style-name="ro1">
          <table:table-cell office:value-type="string" calcext:value-type="string">
            <text:p>ESS_R04_2008_CAT_ES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er favor, triï l'opció d'aquesta targeta que més s'acosti a la seva opinió.</text:p>
          </table:table-cell>
          <table:table-cell office:value-type="float" office:value="18198" calcext:value-type="float">
            <text:p>18198</text:p>
          </table:table-cell>
        </table:table-row>
        <table:table-row table:style-name="ro1">
          <table:table-cell office:value-type="string" calcext:value-type="string">
            <text:p>ESS_R04_2008_CAT_ES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oltes de les persones que vénen a viure a Espanya d'altres països paguen impostos i fan ús de les prestacions i serveis públics.</text:p>
          </table:table-cell>
          <table:table-cell office:value-type="float" office:value="18199" calcext:value-type="float">
            <text:p>18199</text:p>
          </table:table-cell>
        </table:table-row>
        <table:table-row table:style-name="ro1">
          <table:table-cell office:value-type="string" calcext:value-type="string">
            <text:p>ESS_R04_2008_CAT_ES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n conjunt, creu que les persones que vénen a viure a Espanya reben més del que contribueixen, o contribueixen més del que reben?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1">
          <table:table-cell office:value-type="string" calcext:value-type="string">
            <text:p>ESS_R04_2008_CAT_ES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Si us plau, utilitzi aquesta targeta en què 0 significa que reben molt més i 10 significa que contribueixen molt més.</text:p>
          </table:table-cell>
          <table:table-cell office:value-type="float" office:value="18201" calcext:value-type="float">
            <text:p>18201</text:p>
          </table:table-cell>
        </table:table-row>
        <table:table-row table:style-name="ro1">
          <table:table-cell office:value-type="string" calcext:value-type="string">
            <text:p>ESS_R04_2008_CAT_ES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Utilitzant aquesta targeta, per favor digui'm en quina mesura està d'acord o en desacord amb cadascuna d'aquestes frases sobre la gent que viu a Espanya.</text:p>
          </table:table-cell>
          <table:table-cell office:value-type="float" office:value="18202" calcext:value-type="float">
            <text:p>18202</text:p>
          </table:table-cell>
        </table:table-row>
        <table:table-row table:style-name="ro1">
          <table:table-cell office:value-type="string" calcext:value-type="string">
            <text:p>ESS_R04_2008_CAT_ES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a major part dels aturats no intenta realment trobar una feina.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string" calcext:value-type="string">
            <text:p>ESS_R04_2008_CAT_ES_13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oltes de les persones que guanyen molt poc reben menys prestacions de les que legalment els hi corresponen.</text:p>
          </table:table-cell>
          <table:table-cell office:value-type="float" office:value="18204" calcext:value-type="float">
            <text:p>18204</text:p>
          </table:table-cell>
        </table:table-row>
        <table:table-row table:style-name="ro1">
          <table:table-cell office:value-type="string" calcext:value-type="string">
            <text:p>ESS_R04_2008_CAT_ES_131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oltes persones reben prestacions i serveis socials als que no tenen dret.</text:p>
          </table:table-cell>
          <table:table-cell office:value-type="float" office:value="18205" calcext:value-type="float">
            <text:p>18205</text:p>
          </table:table-cell>
        </table:table-row>
        <table:table-row table:style-name="ro1">
          <table:table-cell office:value-type="string" calcext:value-type="string">
            <text:p>ESS_R04_2008_CAT_ES_13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Les prestacions socials a Espanya són insuficients per ajudar als qui realment ho necessiten.</text:p>
          </table:table-cell>
          <table:table-cell office:value-type="float" office:value="18206" calcext:value-type="float">
            <text:p>18206</text:p>
          </table:table-cell>
        </table:table-row>
        <table:table-row table:style-name="ro1">
          <table:table-cell office:value-type="string" calcext:value-type="string">
            <text:p>ESS_R04_2008_CAT_ES_13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ls empleats i treballadors sovint fan veure que estan malalts per quedar-se a casa.</text:p>
          </table:table-cell>
          <table:table-cell office:value-type="float" office:value="18207" calcext:value-type="float">
            <text:p>18207</text:p>
          </table:table-cell>
        </table:table-row>
        <table:table-row table:style-name="ro1">
          <table:table-cell office:value-type="string" calcext:value-type="string">
            <text:p>ESS_R04_2008_CAT_ES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Actualment hi ha un cert debat sobre el cost de la sanitat pública a Espanya.</text:p>
          </table:table-cell>
          <table:table-cell office:value-type="float" office:value="18208" calcext:value-type="float">
            <text:p>18208</text:p>
          </table:table-cell>
        </table:table-row>
        <table:table-row table:style-name="ro1">
          <table:table-cell office:value-type="string" calcext:value-type="string">
            <text:p>ESS_R04_2008_CAT_ES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ensant en com serà la situació d'aquí a deu anys, quina de les afirmacions d'aquesta targeta s'acosta més a la seva pròpia opinió?</text:p>
          </table:table-cell>
          <table:table-cell office:value-type="float" office:value="18209" calcext:value-type="float">
            <text:p>18209</text:p>
          </table:table-cell>
        </table:table-row>
        <table:table-row table:style-name="ro1">
          <table:table-cell office:value-type="string" calcext:value-type="string">
            <text:p>ESS_R04_2008_CAT_ES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Avui dia també hi ha un cert debat sobre el cost de les pensions a Espanya.</text:p>
          </table:table-cell>
          <table:table-cell office:value-type="float" office:value="18210" calcext:value-type="float">
            <text:p>18210</text:p>
          </table:table-cell>
        </table:table-row>
        <table:table-row table:style-name="ro1">
          <table:table-cell office:value-type="string" calcext:value-type="string">
            <text:p>ESS_R04_2008_CAT_ES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ensant en com serà la situació d'aquí a deu anys, quina de les afirmacions d'aquesta targeta s'acosta més a la seva opinió?</text:p>
          </table:table-cell>
          <table:table-cell office:value-type="float" office:value="18211" calcext:value-type="float">
            <text:p>18211</text:p>
          </table:table-cell>
        </table:table-row>
        <table:table-row table:style-name="ro1">
          <table:table-cell office:value-type="string" calcext:value-type="string">
            <text:p>ESS_R04_2008_CAT_ES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En les preguntes següents, m'agradaria que pensés sobre el què creu que pot passar durant els propers 12 mesos.</text:p>
          </table:table-cell>
          <table:table-cell office:value-type="float" office:value="18212" calcext:value-type="float">
            <text:p>18212</text:p>
          </table:table-cell>
        </table:table-row>
        <table:table-row table:style-name="ro1">
          <table:table-cell office:value-type="string" calcext:value-type="string">
            <text:p>ESS_R04_2008_CAT_ES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Utilitzant aquesta targeta, si us plau, digui'm quina probabilitat hi ha que durant els propers 12 mesos pugui trobar-se a l'atur i buscant feina durant almenys 4 setmanes seguides?</text:p>
          </table:table-cell>
          <table:table-cell office:value-type="float" office:value="18213" calcext:value-type="float">
            <text:p>18213</text:p>
          </table:table-cell>
        </table:table-row>
        <table:table-row table:style-name="ro1">
          <table:table-cell office:value-type="string" calcext:value-type="string">
            <text:p>ESS_R04_2008_CAT_ES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Quina probabilitat hi ha de què durant els propers 12 mesos vostè hagi de reduir la seva jornada de treball remunerat més del que voldria, perquè hagi encarregar-se de la cura d'algun familiar?</text:p>
          </table:table-cell>
          <table:table-cell office:value-type="float" office:value="18214" calcext:value-type="float">
            <text:p>18214</text:p>
          </table:table-cell>
        </table:table-row>
        <table:table-row table:style-name="ro1">
          <table:table-cell office:value-type="string" calcext:value-type="string">
            <text:p>ESS_R04_2008_CAT_ES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I durant els propers dotze mesos, quina probabilitat hi ha de què passi per algun període en el què no tingui prou diners per atendre les seves necessitats domèstiques?</text:p>
          </table:table-cell>
          <table:table-cell office:value-type="float" office:value="18215" calcext:value-type="float">
            <text:p>18215</text:p>
          </table:table-cell>
        </table:table-row>
        <table:table-row table:style-name="ro1">
          <table:table-cell office:value-type="string" calcext:value-type="string">
            <text:p>ESS_R04_2008_CAT_ES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I, durant els propers dotze mesos, quina probabilitat hi ha de què no rebi l'atenció sanitària que necessitaria si es posa malalt?</text:p>
          </table:table-cell>
          <table:table-cell office:value-type="float" office:value="18216" calcext:value-type="float">
            <text:p>18216</text:p>
          </table:table-cell>
        </table:table-row>
        <table:table-row table:style-name="ro1">
          <table:table-cell office:value-type="string" calcext:value-type="string">
            <text:p>ESS_R04_2008_CAT_ES_14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n general, a quina edat creu que la gent deixa de ser considerada jove?</text:p>
          </table:table-cell>
          <table:table-cell office:value-type="float" office:value="18217" calcext:value-type="float">
            <text:p>18217</text:p>
          </table:table-cell>
        </table:table-row>
        <table:table-row table:style-name="ro1">
          <table:table-cell office:value-type="string" calcext:value-type="string">
            <text:p>ESS_R04_2008_CAT_ES_14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, en general, a quina edat creu que la gent comença a ser considerada gran?</text:p>
          </table:table-cell>
          <table:table-cell office:value-type="float" office:value="18218" calcext:value-type="float">
            <text:p>18218</text:p>
          </table:table-cell>
        </table:table-row>
        <table:table-row table:style-name="ro1">
          <table:table-cell office:value-type="string" calcext:value-type="string">
            <text:p>ESS_R04_2008_CAT_ES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Utilitzant aquesta targeta, si us plau, digui'm quina casella descriu millor el grup d'edat al que vostè creu pertànyer.</text:p>
          </table:table-cell>
          <table:table-cell office:value-type="float" office:value="18219" calcext:value-type="float">
            <text:p>18219</text:p>
          </table:table-cell>
        </table:table-row>
        <table:table-row table:style-name="ro1">
          <table:table-cell office:value-type="string" calcext:value-type="string">
            <text:p>ESS_R04_2008_CAT_ES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i considera que pertany al grup dels molt joves, triï la primera casella.</text:p>
          </table:table-cell>
          <table:table-cell office:value-type="float" office:value="18220" calcext:value-type="float">
            <text:p>18220</text:p>
          </table:table-cell>
        </table:table-row>
        <table:table-row table:style-name="ro1">
          <table:table-cell office:value-type="string" calcext:value-type="string">
            <text:p>ESS_R04_2008_CAT_ES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i considera que pertany al grup dels molt grans, triï la darrera casella.</text:p>
          </table:table-cell>
          <table:table-cell office:value-type="float" office:value="18221" calcext:value-type="float">
            <text:p>18221</text:p>
          </table:table-cell>
        </table:table-row>
        <table:table-row table:style-name="ro1">
          <table:table-cell office:value-type="string" calcext:value-type="string">
            <text:p>ESS_R04_2008_CAT_ES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n qualsevol altre cas, triï una de les caselles intermèdies.</text:p>
          </table:table-cell>
          <table:table-cell office:value-type="float" office:value="18222" calcext:value-type="float">
            <text:p>18222</text:p>
          </table:table-cell>
        </table:table-row>
        <table:table-row table:style-name="ro1">
          <table:table-cell office:value-type="string" calcext:value-type="string">
            <text:p>ESS_R04_2008_CAT_ES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omés digui'm la lletra que apareix a sota del requadre.</text:p>
          </table:table-cell>
          <table:table-cell office:value-type="float" office:value="18223" calcext:value-type="float">
            <text:p>18223</text:p>
          </table:table-cell>
        </table:table-row>
        <table:table-row table:style-name="ro1">
          <table:table-cell office:value-type="string" calcext:value-type="string">
            <text:p>ESS_R04_2008_CAT_ES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Utilitzant aquesta targeta, si us plau digui'm si té vostè un sentiment de pertinença fort o feble vers aquest grup d'edat.</text:p>
          </table:table-cell>
          <table:table-cell office:value-type="float" office:value="18224" calcext:value-type="float">
            <text:p>18224</text:p>
          </table:table-cell>
        </table:table-row>
        <table:table-row table:style-name="ro1">
          <table:table-cell office:value-type="string" calcext:value-type="string">
            <text:p>ESS_R04_2008_CAT_ES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iï la seva resposta d'aquesta targeta en què 0 significa un sentiment de pertinença molt feble i 10 significa un sentiment de pertinença molt fort.</text:p>
          </table:table-cell>
          <table:table-cell office:value-type="float" office:value="18225" calcext:value-type="float">
            <text:p>18225</text:p>
          </table:table-cell>
        </table:table-row>
        <table:table-row table:style-name="ro1">
          <table:table-cell office:value-type="string" calcext:value-type="string">
            <text:p>ESS_R04_2008_CAT_ES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Ara li formularé algunes preguntes sobre l'estatuts social que la té gent dels diferents grups d'edat a la societat.</text:p>
          </table:table-cell>
          <table:table-cell office:value-type="float" office:value="18226" calcext:value-type="float">
            <text:p>18226</text:p>
          </table:table-cell>
        </table:table-row>
        <table:table-row table:style-name="ro1">
          <table:table-cell office:value-type="string" calcext:value-type="string">
            <text:p>ESS_R04_2008_CAT_ES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Quan parlo d'estatus social m'estic referint al prestigi o posició social en la societat;</text:p>
          </table:table-cell>
          <table:table-cell office:value-type="float" office:value="18227" calcext:value-type="float">
            <text:p>18227</text:p>
          </table:table-cell>
        </table:table-row>
        <table:table-row table:style-name="ro1">
          <table:table-cell office:value-type="string" calcext:value-type="string">
            <text:p>ESS_R04_2008_CAT_ES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o em refereixo a la participació en grups o activitats socials.</text:p>
          </table:table-cell>
          <table:table-cell office:value-type="float" office:value="18228" calcext:value-type="float">
            <text:p>18228</text:p>
          </table:table-cell>
        </table:table-row>
        <table:table-row table:style-name="ro1">
          <table:table-cell office:value-type="string" calcext:value-type="string">
            <text:p>ESS_R04_2008_CAT_ES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M'agradaria saber com creu vostè que la majoria de la gent a Espanya percep l'estatuts de la gent que està en els 20, en els 40 i dels que tenen més de 70 anys.</text:p>
          </table:table-cell>
          <table:table-cell office:value-type="float" office:value="18229" calcext:value-type="float">
            <text:p>18229</text:p>
          </table:table-cell>
        </table:table-row>
        <table:table-row table:style-name="ro1">
          <table:table-cell office:value-type="string" calcext:value-type="string">
            <text:p>ESS_R04_2008_CAT_ES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Utilitzant aquesta targeta, si us plau, digui'm quin estatus atribuiria la majoria de la gent a... la gent que està en els 20?</text:p>
          </table:table-cell>
          <table:table-cell office:value-type="float" office:value="18230" calcext:value-type="float">
            <text:p>18230</text:p>
          </table:table-cell>
        </table:table-row>
        <table:table-row table:style-name="ro1">
          <table:table-cell office:value-type="string" calcext:value-type="string">
            <text:p>ESS_R04_2008_CAT_ES_14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... la gent que està en els 40?</text:p>
          </table:table-cell>
          <table:table-cell office:value-type="float" office:value="18231" calcext:value-type="float">
            <text:p>18231</text:p>
          </table:table-cell>
        </table:table-row>
        <table:table-row table:style-name="ro1">
          <table:table-cell office:value-type="string" calcext:value-type="string">
            <text:p>ESS_R04_2008_CAT_ES_14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... la gent de més de 70 anys?</text:p>
          </table:table-cell>
          <table:table-cell office:value-type="float" office:value="18232" calcext:value-type="float">
            <text:p>18232</text:p>
          </table:table-cell>
        </table:table-row>
        <table:table-row table:style-name="ro1">
          <table:table-cell office:value-type="string" calcext:value-type="string">
            <text:p>ESS_R04_2008_CAT_ES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ra li faré algunes preguntes sobre la gent que està en els 20.</text:p>
          </table:table-cell>
          <table:table-cell office:value-type="float" office:value="18233" calcext:value-type="float">
            <text:p>18233</text:p>
          </table:table-cell>
        </table:table-row>
        <table:table-row table:style-name="ro1">
          <table:table-cell office:value-type="string" calcext:value-type="string">
            <text:p>ESS_R04_2008_CAT_ES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Utilitzant aquesta targeta, si us plau, digui'm en una escala de 0 a 10 en quina mesura el preocupen les coses que ara li llegeixo.</text:p>
          </table:table-cell>
          <table:table-cell office:value-type="float" office:value="18234" calcext:value-type="float">
            <text:p>18234</text:p>
          </table:table-cell>
        </table:table-row>
        <table:table-row table:style-name="ro1">
          <table:table-cell office:value-type="string" calcext:value-type="string">
            <text:p>ESS_R04_2008_CAT_ES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 significa que no el preocupa en absolut <text:s/>i 10 significa que el preocupa molt.</text:p>
          </table:table-cell>
          <table:table-cell office:value-type="float" office:value="18235" calcext:value-type="float">
            <text:p>18235</text:p>
          </table:table-cell>
        </table:table-row>
        <table:table-row table:style-name="ro1">
          <table:table-cell office:value-type="string" calcext:value-type="string">
            <text:p>ESS_R04_2008_CAT_ES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n quina mesura el preocupa...el nivell de delinqüència que actualment caracteritza la gent que està en els 20?</text:p>
          </table:table-cell>
          <table:table-cell office:value-type="float" office:value="18236" calcext:value-type="float">
            <text:p>18236</text:p>
          </table:table-cell>
        </table:table-row>
        <table:table-row table:style-name="ro1">
          <table:table-cell office:value-type="string" calcext:value-type="string">
            <text:p>ESS_R04_2008_CAT_ES_14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...que els empresaris prefereixin donar feina a la gent que està en els 20 en comptes de la gent que està en els 40 o més?</text:p>
          </table:table-cell>
          <table:table-cell office:value-type="float" office:value="18237" calcext:value-type="float">
            <text:p>18237</text:p>
          </table:table-cell>
        </table:table-row>
        <table:table-row table:style-name="ro1">
          <table:table-cell office:value-type="string" calcext:value-type="string">
            <text:p>ESS_R04_2008_CAT_ES_15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i us plau, digui'm si creu que les persones que estan en els 20 exerceix una influència bona o dolenta sobre els costums i l'estil de vida d'Espanya.</text:p>
          </table:table-cell>
          <table:table-cell office:value-type="float" office:value="18238" calcext:value-type="float">
            <text:p>18238</text:p>
          </table:table-cell>
        </table:table-row>
        <table:table-row table:style-name="ro1">
          <table:table-cell office:value-type="string" calcext:value-type="string">
            <text:p>ESS_R04_2008_CAT_ES_15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Triï la seva resposta d'aquesta targeta on 0 significa que exerceixen una influència extremadament dolenta i 10 significa que exerceixen una influència extremadament bona.</text:p>
          </table:table-cell>
          <table:table-cell office:value-type="float" office:value="18239" calcext:value-type="float">
            <text:p>18239</text:p>
          </table:table-cell>
        </table:table-row>
        <table:table-row table:style-name="ro1">
          <table:table-cell office:value-type="string" calcext:value-type="string">
            <text:p>ESS_R04_2008_CAT_ES_15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n general, diria vostè que, en l'actualitat, els que estan en els 20 contribueixen poc o molt a la riquesa econòmica del país?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string" calcext:value-type="string">
            <text:p>ESS_R04_2008_CAT_ES_15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i us plau, utilitzi aquesta targeta en què 0 significa que contribueixen molt poc a la riquesa econòmica del país i 10 que contribueixen molt a la riquesa econòmica del país.</text:p>
          </table:table-cell>
          <table:table-cell office:value-type="float" office:value="18241" calcext:value-type="float">
            <text:p>18241</text:p>
          </table:table-cell>
        </table:table-row>
        <table:table-row table:style-name="ro1">
          <table:table-cell office:value-type="string" calcext:value-type="string">
            <text:p>ESS_R04_2008_CAT_ES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Ara m'agradaria fer-li algunes preguntes similars sobre la gent de més de 70 anys.</text:p>
          </table:table-cell>
          <table:table-cell office:value-type="float" office:value="18242" calcext:value-type="float">
            <text:p>18242</text:p>
          </table:table-cell>
        </table:table-row>
        <table:table-row table:style-name="ro1">
          <table:table-cell office:value-type="string" calcext:value-type="string">
            <text:p>ESS_R04_2008_CAT_ES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tilitzant aquesta targeta, si us plau digui'm si creu que en l'actualitat la gent de més de 70 anys són una càrrega per a la sanitat pública espanyola.</text:p>
          </table:table-cell>
          <table:table-cell office:value-type="float" office:value="18243" calcext:value-type="float">
            <text:p>18243</text:p>
          </table:table-cell>
        </table:table-row>
        <table:table-row table:style-name="ro1">
          <table:table-cell office:value-type="string" calcext:value-type="string">
            <text:p>ESS_R04_2008_CAT_ES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0 significa no suposen una càrrega i 10 significa que suposen una gran càrrega.</text:p>
          </table:table-cell>
          <table:table-cell office:value-type="float" office:value="18244" calcext:value-type="float">
            <text:p>18244</text:p>
          </table:table-cell>
        </table:table-row>
        <table:table-row table:style-name="ro1">
          <table:table-cell office:value-type="string" calcext:value-type="string">
            <text:p>ESS_R04_2008_CAT_ES_15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I, digui'm, diria vostè que les persones de més de 70 anys exerceixen una influència bona o dolenta sobre els costums i l'estil de vida d'Espanya?</text:p>
          </table:table-cell>
          <table:table-cell office:value-type="float" office:value="18245" calcext:value-type="float">
            <text:p>18245</text:p>
          </table:table-cell>
        </table:table-row>
        <table:table-row table:style-name="ro1">
          <table:table-cell office:value-type="string" calcext:value-type="string">
            <text:p>ESS_R04_2008_CAT_ES_15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Triï la seva resposta d'aquesta targeta en què 0 significa que exerceixen una influència extremadament dolenta i 10 significa que exerceixen una influència extremadament bona.</text:p>
          </table:table-cell>
          <table:table-cell office:value-type="float" office:value="18246" calcext:value-type="float">
            <text:p>18246</text:p>
          </table:table-cell>
        </table:table-row>
        <table:table-row table:style-name="ro1">
          <table:table-cell office:value-type="string" calcext:value-type="string">
            <text:p>ESS_R04_2008_CAT_ES_15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I, en general, diria vostè que, avui dia, les persones de més de 70 anys contribueixen poc o molt a la riquesa econòmica del país?</text:p>
          </table:table-cell>
          <table:table-cell office:value-type="float" office:value="18247" calcext:value-type="float">
            <text:p>18247</text:p>
          </table:table-cell>
        </table:table-row>
        <table:table-row table:style-name="ro1">
          <table:table-cell office:value-type="string" calcext:value-type="string">
            <text:p>ESS_R04_2008_CAT_ES_15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i us plau utilitzi aquesta targeta en què 0 significa que contribueixen molt poc a la riquesa econòmica del país i 10 significa que contribueixen molt.</text:p>
          </table:table-cell>
          <table:table-cell office:value-type="float" office:value="18248" calcext:value-type="float">
            <text:p>18248</text:p>
          </table:table-cell>
        </table:table-row>
        <table:table-row table:style-name="ro1">
          <table:table-cell office:value-type="string" calcext:value-type="string">
            <text:p>ESS_R04_2008_CAT_ES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Fins ara li he preguntat només sobre les seves pròpies opinions.</text:p>
          </table:table-cell>
          <table:table-cell office:value-type="float" office:value="18249" calcext:value-type="float">
            <text:p>18249</text:p>
          </table:table-cell>
        </table:table-row>
        <table:table-row table:style-name="ro1">
          <table:table-cell office:value-type="string" calcext:value-type="string">
            <text:p>ESS_R04_2008_CAT_ES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Ara li preguntaré sobre quina creu que és la opinió de la majoria de la gent a Espanya sobre les persones de diferents edats.</text:p>
          </table:table-cell>
          <table:table-cell office:value-type="float" office:value="18250" calcext:value-type="float">
            <text:p>18250</text:p>
          </table:table-cell>
        </table:table-row>
        <table:table-row table:style-name="ro1">
          <table:table-cell office:value-type="string" calcext:value-type="string">
            <text:p>ESS_R04_2008_CAT_ES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Utilitzant aquesta targeta, si us plau, digui'm quina probabilitat hi ha de què la majoria de gent a Espanya percebi als que estan en els 20... com gent amistosa?</text:p>
          </table:table-cell>
          <table:table-cell office:value-type="float" office:value="18251" calcext:value-type="float">
            <text:p>18251</text:p>
          </table:table-cell>
        </table:table-row>
        <table:table-row table:style-name="ro1">
          <table:table-cell office:value-type="string" calcext:value-type="string">
            <text:p>ESS_R04_2008_CAT_ES_156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 com gent competent?</text:p>
          </table:table-cell>
          <table:table-cell office:value-type="float" office:value="18252" calcext:value-type="float">
            <text:p>18252</text:p>
          </table:table-cell>
        </table:table-row>
        <table:table-row table:style-name="ro1">
          <table:table-cell office:value-type="string" calcext:value-type="string">
            <text:p>ESS_R04_2008_CAT_ES_157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 com gent amb principis?</text:p>
          </table:table-cell>
          <table:table-cell office:value-type="float" office:value="18253" calcext:value-type="float">
            <text:p>18253</text:p>
          </table:table-cell>
        </table:table-row>
        <table:table-row table:style-name="ro1">
          <table:table-cell office:value-type="string" calcext:value-type="string">
            <text:p>ESS_R04_2008_CAT_ES_15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 amb respecte?</text:p>
          </table:table-cell>
          <table:table-cell office:value-type="float" office:value="18254" calcext:value-type="float">
            <text:p>18254</text:p>
          </table:table-cell>
        </table:table-row>
        <table:table-row table:style-name="ro1">
          <table:table-cell office:value-type="string" calcext:value-type="string">
            <text:p>ESS_R04_2008_CAT_ES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ra pensi en els que tenen més de 70 anys.</text:p>
          </table:table-cell>
          <table:table-cell office:value-type="float" office:value="18255" calcext:value-type="float">
            <text:p>18255</text:p>
          </table:table-cell>
        </table:table-row>
        <table:table-row table:style-name="ro1">
          <table:table-cell office:value-type="string" calcext:value-type="string">
            <text:p>ESS_R04_2008_CAT_ES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Utilitzant la mateixa targeta si us plau digui'm quina probabilitat hi ha de què la majoria de gent a Espanya percebi a les persones de més de 70 anys...com gent amistosa?</text:p>
          </table:table-cell>
          <table:table-cell office:value-type="float" office:value="18256" calcext:value-type="float">
            <text:p>18256</text:p>
          </table:table-cell>
        </table:table-row>
        <table:table-row table:style-name="ro1">
          <table:table-cell office:value-type="string" calcext:value-type="string">
            <text:p>ESS_R04_2008_CAT_ES_16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... com gent competent?</text:p>
          </table:table-cell>
          <table:table-cell office:value-type="float" office:value="18252" calcext:value-type="float">
            <text:p>18252</text:p>
          </table:table-cell>
        </table:table-row>
        <table:table-row table:style-name="ro1">
          <table:table-cell office:value-type="string" calcext:value-type="string">
            <text:p>ESS_R04_2008_CAT_ES_161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... com gent amb principis?</text:p>
          </table:table-cell>
          <table:table-cell office:value-type="float" office:value="18253" calcext:value-type="float">
            <text:p>18253</text:p>
          </table:table-cell>
        </table:table-row>
        <table:table-row table:style-name="ro1">
          <table:table-cell office:value-type="string" calcext:value-type="string">
            <text:p>ESS_R04_2008_CAT_ES_162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... amb respecte?</text:p>
          </table:table-cell>
          <table:table-cell office:value-type="float" office:value="18254" calcext:value-type="float">
            <text:p>18254</text:p>
          </table:table-cell>
        </table:table-row>
        <table:table-row table:style-name="ro1">
          <table:table-cell office:value-type="string" calcext:value-type="string">
            <text:p>ESS_R04_2008_CAT_ES_16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i us plau, digui'm en quina mesura creu que la majoria de la gent a Espanya consideraria acceptable que nomenessin com a cap seu a una persona de 30 anys que reunís les condicions per a la feina?</text:p>
          </table:table-cell>
          <table:table-cell office:value-type="float" office:value="18257" calcext:value-type="float">
            <text:p>18257</text:p>
          </table:table-cell>
        </table:table-row>
        <table:table-row table:style-name="ro1">
          <table:table-cell office:value-type="string" calcext:value-type="string">
            <text:p>ESS_R04_2008_CAT_ES_16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tilitzi aquesta targeta en què 0 significa que la majoria de la gent ho consideraria totalment inacceptable i 10 significa que la majoria de la gent ho consideraria totalment acceptable.</text:p>
          </table:table-cell>
          <table:table-cell office:value-type="float" office:value="18258" calcext:value-type="float">
            <text:p>18258</text:p>
          </table:table-cell>
        </table:table-row>
        <table:table-row table:style-name="ro1">
          <table:table-cell office:value-type="string" calcext:value-type="string">
            <text:p>ESS_R04_2008_CAT_ES_16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Y I, si us plau, digui'm en quina mesura creu que la majoria de la gent a Espanya consideraria acceptable que nomenessin com a cap seu a una persona de 70 anys que reunís les condicions per a la feina?</text:p>
          </table:table-cell>
          <table:table-cell office:value-type="float" office:value="18259" calcext:value-type="float">
            <text:p>18259</text:p>
          </table:table-cell>
        </table:table-row>
        <table:table-row table:style-name="ro1">
          <table:table-cell office:value-type="string" calcext:value-type="string">
            <text:p>ESS_R04_2008_CAT_ES_16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tilitzi aquesta targeta en què 0 significa que la majoria de la gent ho consideraria totalment inacceptable i 10 significa que la majoria de la gent ho consideraria totalment acceptable.</text:p>
          </table:table-cell>
          <table:table-cell office:value-type="float" office:value="18258" calcext:value-type="float">
            <text:p>18258</text:p>
          </table:table-cell>
        </table:table-row>
        <table:table-row table:style-name="ro1">
          <table:table-cell office:value-type="string" calcext:value-type="string">
            <text:p>ESS_R04_2008_CAT_ES_16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Utilitzant aquesta targeta, si us plau, digui'm en quina mesura és probable que la majoria de gent a Espanya percebi als que estan en els 20... amb enveja?</text:p>
          </table:table-cell>
          <table:table-cell office:value-type="float" office:value="18260" calcext:value-type="float">
            <text:p>18260</text:p>
          </table:table-cell>
        </table:table-row>
        <table:table-row table:style-name="ro1">
          <table:table-cell office:value-type="string" calcext:value-type="string">
            <text:p>ESS_R04_2008_CAT_ES_166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 amb pena?</text:p>
          </table:table-cell>
          <table:table-cell office:value-type="float" office:value="18261" calcext:value-type="float">
            <text:p>18261</text:p>
          </table:table-cell>
        </table:table-row>
        <table:table-row table:style-name="ro1">
          <table:table-cell office:value-type="string" calcext:value-type="string">
            <text:p>ESS_R04_2008_CAT_ES_167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 amb admiració?</text:p>
          </table:table-cell>
          <table:table-cell office:value-type="float" office:value="18262" calcext:value-type="float">
            <text:p>18262</text:p>
          </table:table-cell>
        </table:table-row>
        <table:table-row table:style-name="ro1">
          <table:table-cell office:value-type="string" calcext:value-type="string">
            <text:p>ESS_R04_2008_CAT_ES_168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 amb menyspreu?</text:p>
          </table:table-cell>
          <table:table-cell office:value-type="float" office:value="18263" calcext:value-type="float">
            <text:p>18263</text:p>
          </table:table-cell>
        </table:table-row>
        <table:table-row table:style-name="ro1">
          <table:table-cell office:value-type="string" calcext:value-type="string">
            <text:p>ESS_R04_2008_CAT_ES_169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I ara si us plau digui'm en quina mesura és probable que la majoria de gent a Espanya percebi als que tenen més de 70 anys... amb enveja?</text:p>
          </table:table-cell>
          <table:table-cell office:value-type="float" office:value="18264" calcext:value-type="float">
            <text:p>18264</text:p>
          </table:table-cell>
        </table:table-row>
        <table:table-row table:style-name="ro1">
          <table:table-cell office:value-type="string" calcext:value-type="string">
            <text:p>ESS_R04_2008_CAT_ES_170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 amb pena?</text:p>
          </table:table-cell>
          <table:table-cell office:value-type="float" office:value="18261" calcext:value-type="float">
            <text:p>18261</text:p>
          </table:table-cell>
        </table:table-row>
        <table:table-row table:style-name="ro1">
          <table:table-cell office:value-type="string" calcext:value-type="string">
            <text:p>ESS_R04_2008_CAT_ES_171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 amb admiració?</text:p>
          </table:table-cell>
          <table:table-cell office:value-type="float" office:value="18262" calcext:value-type="float">
            <text:p>18262</text:p>
          </table:table-cell>
        </table:table-row>
        <table:table-row table:style-name="ro1">
          <table:table-cell office:value-type="string" calcext:value-type="string">
            <text:p>ESS_R04_2008_CAT_ES_172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.. amb menyspreu?</text:p>
          </table:table-cell>
          <table:table-cell office:value-type="float" office:value="18263" calcext:value-type="float">
            <text:p>18263</text:p>
          </table:table-cell>
        </table:table-row>
        <table:table-row table:style-name="ro1">
          <table:table-cell office:value-type="string" calcext:value-type="string">
            <text:p>ESS_R04_2008_CAT_ES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A continuació li faré algunes preguntes sobre les seves pròpies opinions sobre gent de diferents edats.</text:p>
          </table:table-cell>
          <table:table-cell office:value-type="float" office:value="18265" calcext:value-type="float">
            <text:p>18265</text:p>
          </table:table-cell>
        </table:table-row>
        <table:table-row table:style-name="ro1">
          <table:table-cell office:value-type="string" calcext:value-type="string">
            <text:p>ESS_R04_2008_CAT_ES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Utilitzant aquesta targeta, digui'm fins a quin punt els seus propis sentiments envers la gent que està en els 20 són, en general, positius o negatius.</text:p>
          </table:table-cell>
          <table:table-cell office:value-type="float" office:value="18266" calcext:value-type="float">
            <text:p>18266</text:p>
          </table:table-cell>
        </table:table-row>
        <table:table-row table:style-name="ro1">
          <table:table-cell office:value-type="string" calcext:value-type="string">
            <text:p>ESS_R04_2008_CAT_ES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i us plau, digui-m'ho en una escala de 0 de 10, en què 0 significa extremadament negatius i 10 extremadament positius.</text:p>
          </table:table-cell>
          <table:table-cell office:value-type="float" office:value="18267" calcext:value-type="float">
            <text:p>18267</text:p>
          </table:table-cell>
        </table:table-row>
        <table:table-row table:style-name="ro1">
          <table:table-cell office:value-type="string" calcext:value-type="string">
            <text:p>ESS_R04_2008_CAT_ES_17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I fins a quin punt els seus propis sentiments envers els que tenen més de 70 anys són, en general, positius o negatius?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string" calcext:value-type="string">
            <text:p>ESS_R04_2008_CAT_ES_175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Utilitzant aquesta targeta, si us plau, digui'm amb quina freqüència l'any passat algú va mostrar prejudicis contra vostè o el va tractar injustament a causa de...La seva edat?</text:p>
          </table:table-cell>
          <table:table-cell office:value-type="float" office:value="18269" calcext:value-type="float">
            <text:p>18269</text:p>
          </table:table-cell>
        </table:table-row>
        <table:table-row table:style-name="ro1">
          <table:table-cell office:value-type="string" calcext:value-type="string">
            <text:p>ESS_R04_2008_CAT_ES_176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... el seu sexe?</text:p>
          </table:table-cell>
          <table:table-cell office:value-type="float" office:value="18270" calcext:value-type="float">
            <text:p>18270</text:p>
          </table:table-cell>
        </table:table-row>
        <table:table-row table:style-name="ro1">
          <table:table-cell office:value-type="string" calcext:value-type="string">
            <text:p>ESS_R04_2008_CAT_ES_177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... la seva raça o el seu origen ètnic?</text:p>
          </table:table-cell>
          <table:table-cell office:value-type="float" office:value="18271" calcext:value-type="float">
            <text:p>18271</text:p>
          </table:table-cell>
        </table:table-row>
        <table:table-row table:style-name="ro1">
          <table:table-cell office:value-type="string" calcext:value-type="string">
            <text:p>ESS_R04_2008_CAT_ES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I amb quina freqüència, si li ha passat en alguna ocasió durant el darrer any, ha sentit que algú li va mostrar falta de respecte a causa de la seva edat, per exemple ignorant-lo o tractant-lo amb condescendència?</text:p>
          </table:table-cell>
          <table:table-cell office:value-type="float" office:value="18272" calcext:value-type="float">
            <text:p>18272</text:p>
          </table:table-cell>
        </table:table-row>
        <table:table-row table:style-name="ro1">
          <table:table-cell office:value-type="string" calcext:value-type="string">
            <text:p>ESS_R04_2008_CAT_ES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I, més concretament, amb quina freqüència l'any passat algú l'ha tractat malament a causa de la seva edat, per exemple insultant-lo, aprofitant-se de vostè o negant-li algun servei?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 office:value-type="string" calcext:value-type="string">
            <text:p>ESS_R04_2008_CAT_ES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ENTREVISTADOR: per "tractar malament" s'entén tant maltractament verbal com físic.</text:p>
          </table:table-cell>
          <table:table-cell office:value-type="float" office:value="18274" calcext:value-type="float">
            <text:p>18274</text:p>
          </table:table-cell>
        </table:table-row>
        <table:table-row table:style-name="ro1">
          <table:table-cell office:value-type="string" calcext:value-type="string">
            <text:p>ESS_R04_2008_CAT_ES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Ara li formularé algunes preguntes primer sobre els seus amics i després sobre la seva família.</text:p>
          </table:table-cell>
          <table:table-cell office:value-type="float" office:value="18275" calcext:value-type="float">
            <text:p>18275</text:p>
          </table:table-cell>
        </table:table-row>
        <table:table-row table:style-name="ro1">
          <table:table-cell office:value-type="string" calcext:value-type="string">
            <text:p>ESS_R04_2008_CAT_ES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Aproximadament, quants amics té vostè que tinguin menys de 30 anys i que no siguin familiars seus?</text:p>
          </table:table-cell>
          <table:table-cell office:value-type="float" office:value="18276" calcext:value-type="float">
            <text:p>18276</text:p>
          </table:table-cell>
        </table:table-row>
        <table:table-row table:style-name="ro1">
          <table:table-cell office:value-type="string" calcext:value-type="string">
            <text:p>ESS_R04_2008_CAT_ES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Quina opció de les d'aquesta targeta descriu millor si pot parlar o no de qüestions personals com sentiments, creences o experiències amb qualsevol d'aquests amics?</text:p>
          </table:table-cell>
          <table:table-cell office:value-type="float" office:value="18277" calcext:value-type="float">
            <text:p>18277</text:p>
          </table:table-cell>
        </table:table-row>
        <table:table-row table:style-name="ro1">
          <table:table-cell office:value-type="string" calcext:value-type="string">
            <text:p>ESS_R04_2008_CAT_ES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Aproximadament, quants amics té vostè que tinguin més de 70 anys, i que no siguin familiars seus?</text:p>
          </table:table-cell>
          <table:table-cell office:value-type="float" office:value="18278" calcext:value-type="float">
            <text:p>18278</text:p>
          </table:table-cell>
        </table:table-row>
        <table:table-row table:style-name="ro1">
          <table:table-cell office:value-type="string" calcext:value-type="string">
            <text:p>ESS_R04_2008_CAT_ES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Quina opció de les d'aquesta targeta descriu millor si pot parlar o no de qüestions personals com sentiments, creences o experiències amb qualsevol d'aquests amics?</text:p>
          </table:table-cell>
          <table:table-cell office:value-type="float" office:value="18277" calcext:value-type="float">
            <text:p>18277</text:p>
          </table:table-cell>
        </table:table-row>
        <table:table-row table:style-name="ro1">
          <table:table-cell office:value-type="string" calcext:value-type="string">
            <text:p>ESS_R04_2008_CAT_ES_184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i us plau, em pot dir la seva edat?</text:p>
          </table:table-cell>
          <table:table-cell office:value-type="float" office:value="18279" calcext:value-type="float">
            <text:p>18279</text:p>
          </table:table-cell>
        </table:table-row>
        <table:table-row table:style-name="ro1">
          <table:table-cell office:value-type="string" calcext:value-type="string">
            <text:p>ESS_R04_2008_CAT_ES_18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Té algun fill o nét amb edats compreses entre els 15 i els 30 anys?</text:p>
          </table:table-cell>
          <table:table-cell office:value-type="float" office:value="18280" calcext:value-type="float">
            <text:p>18280</text:p>
          </table:table-cell>
        </table:table-row>
        <table:table-row table:style-name="ro1">
          <table:table-cell office:value-type="string" calcext:value-type="string">
            <text:p>ESS_R04_2008_CAT_ES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Quina opció de les d'aquesta targeta descriu millor si pot parlar o no de qüestions personals com sentiments, creences o experiències amb qualsevol dels seus fills o néts?</text:p>
          </table:table-cell>
          <table:table-cell office:value-type="float" office:value="18281" calcext:value-type="float">
            <text:p>18281</text:p>
          </table:table-cell>
        </table:table-row>
        <table:table-row table:style-name="ro1">
          <table:table-cell office:value-type="string" calcext:value-type="string">
            <text:p>ESS_R04_2008_CAT_ES_18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Hi ha algun membre de la seva família que tingui més de 70 anys?</text:p>
          </table:table-cell>
          <table:table-cell office:value-type="float" office:value="18282" calcext:value-type="float">
            <text:p>18282</text:p>
          </table:table-cell>
        </table:table-row>
        <table:table-row table:style-name="ro1">
          <table:table-cell office:value-type="string" calcext:value-type="string">
            <text:p>ESS_R04_2008_CAT_ES_18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NOTA PER A L'ENTREVISTADOR: El terme "família" inclou tant als que tenen vincles de sang amb l'enquestat, com als que estan casats amb ells.</text:p>
          </table:table-cell>
          <table:table-cell office:value-type="float" office:value="18283" calcext:value-type="float">
            <text:p>18283</text:p>
          </table:table-cell>
        </table:table-row>
        <table:table-row table:style-name="ro1">
          <table:table-cell office:value-type="string" calcext:value-type="string">
            <text:p>ESS_R04_2008_CAT_ES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Quina opció de les d'aquesta targeta descriu millor si por parlar o no de qüestions personals com sentiments, creences o experiències amb qualsevol d'aquests membres de la seva família?</text:p>
          </table:table-cell>
          <table:table-cell office:value-type="float" office:value="18284" calcext:value-type="float">
            <text:p>18284</text:p>
          </table:table-cell>
        </table:table-row>
        <table:table-row table:style-name="ro1">
          <table:table-cell office:value-type="string" calcext:value-type="string">
            <text:p>ESS_R04_2008_CAT_ES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Durant l'últim mes, ha realitzat algun tipus de treball, sigui de forma remunerada o voluntària?</text:p>
          </table:table-cell>
          <table:table-cell office:value-type="float" office:value="18285" calcext:value-type="float">
            <text:p>18285</text:p>
          </table:table-cell>
        </table:table-row>
        <table:table-row table:style-name="ro1">
          <table:table-cell office:value-type="string" calcext:value-type="string">
            <text:p>ESS_R04_2008_CAT_ES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EN CAS AFIRMATIU: Era un treball només remunerada, només voluntari, o les dues coses?</text:p>
          </table:table-cell>
          <table:table-cell office:value-type="float" office:value="18286" calcext:value-type="float">
            <text:p>18286</text:p>
          </table:table-cell>
        </table:table-row>
        <table:table-row table:style-name="ro1">
          <table:table-cell office:value-type="string" calcext:value-type="string">
            <text:p>ESS_R04_2008_CAT_ES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Quant d'aquest temps el va passar treballant amb companys o voluntaris que estiguessin en els 20?</text:p>
          </table:table-cell>
          <table:table-cell office:value-type="float" office:value="18287" calcext:value-type="float">
            <text:p>18287</text:p>
          </table:table-cell>
        </table:table-row>
        <table:table-row table:style-name="ro1">
          <table:table-cell office:value-type="string" calcext:value-type="string">
            <text:p>ESS_R04_2008_CAT_ES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NOTA PER A L'ENTREVISTADOR: "aquest temps" es refereix al treball fet en l'últim mes, segons la pregunta E49.</text:p>
          </table:table-cell>
          <table:table-cell office:value-type="float" office:value="18288" calcext:value-type="float">
            <text:p>18288</text:p>
          </table:table-cell>
        </table:table-row>
        <table:table-row table:style-name="ro1">
          <table:table-cell office:value-type="string" calcext:value-type="string">
            <text:p>ESS_R04_2008_CAT_ES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Si l'entrevistat no té amics en aquest grup d'edat, escriure el codi 1, "En cap moment, o en gairebé cap moment".</text:p>
          </table:table-cell>
          <table:table-cell office:value-type="float" office:value="18289" calcext:value-type="float">
            <text:p>18289</text:p>
          </table:table-cell>
        </table:table-row>
        <table:table-row table:style-name="ro1">
          <table:table-cell office:value-type="string" calcext:value-type="string">
            <text:p>ESS_R04_2008_CAT_ES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I quant d'aquest temps el va passar treballant amb companys o voluntaris de més de 70 anys?</text:p>
          </table:table-cell>
          <table:table-cell office:value-type="float" office:value="18290" calcext:value-type="float">
            <text:p>18290</text:p>
          </table:table-cell>
        </table:table-row>
        <table:table-row table:style-name="ro1">
          <table:table-cell office:value-type="string" calcext:value-type="string">
            <text:p>ESS_R04_2008_CAT_ES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NOTA PER A L'ENTREVISTADOR: "aquest temps" es refereix al treball fet en l'últim mes, segons la pregunta E49.</text:p>
          </table:table-cell>
          <table:table-cell office:value-type="float" office:value="18288" calcext:value-type="float">
            <text:p>18288</text:p>
          </table:table-cell>
        </table:table-row>
        <table:table-row table:style-name="ro1">
          <table:table-cell office:value-type="string" calcext:value-type="string">
            <text:p>ESS_R04_2008_CAT_ES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Si l'entrevistat no té amics en aquest grup d'edat, escriure el codi 1, "En cap moment, o en gairebé cap moment".</text:p>
          </table:table-cell>
          <table:table-cell office:value-type="float" office:value="18289" calcext:value-type="float">
            <text:p>18289</text:p>
          </table:table-cell>
        </table:table-row>
        <table:table-row table:style-name="ro1">
          <table:table-cell office:value-type="string" calcext:value-type="string">
            <text:p>ESS_R04_2008_CAT_ES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I, en general, com veu vostè a les persones que avui dia estan en els 20 i als majors de 70 anys a Espanya?</text:p>
          </table:table-cell>
          <table:table-cell office:value-type="float" office:value="18291" calcext:value-type="float">
            <text:p>18291</text:p>
          </table:table-cell>
        </table:table-row>
        <table:table-row table:style-name="ro1">
          <table:table-cell office:value-type="string" calcext:value-type="string">
            <text:p>ESS_R04_2008_CAT_ES_19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Si us plau digui'm com d'important és per vostè no tenir prejudicis envers les persones d'altres grups d'edat.</text:p>
          </table:table-cell>
          <table:table-cell office:value-type="float" office:value="18292" calcext:value-type="float">
            <text:p>18292</text:p>
          </table:table-cell>
        </table:table-row>
        <table:table-row table:style-name="ro1">
          <table:table-cell office:value-type="string" calcext:value-type="string">
            <text:p>ESS_R04_2008_CAT_ES_19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Utilitzi aquesta targeta en què 0 significa "no és gens important per a mi" i 10 "és extremadament important per a mi".</text:p>
          </table:table-cell>
          <table:table-cell office:value-type="float" office:value="18293" calcext:value-type="float">
            <text:p>18293</text:p>
          </table:table-cell>
        </table:table-row>
        <table:table-row table:style-name="ro1">
          <table:table-cell office:value-type="string" calcext:value-type="string">
            <text:p>ESS_R04_2008_CAT_ES_19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I ara, si us plau, digui'm com és d'important per a vostè que altres el vegin com algú sense prejudicis envers les persones d'altres grups d'edat.</text:p>
          </table:table-cell>
          <table:table-cell office:value-type="float" office:value="18294" calcext:value-type="float">
            <text:p>18294</text:p>
          </table:table-cell>
        </table:table-row>
        <table:table-row table:style-name="ro1">
          <table:table-cell office:value-type="string" calcext:value-type="string">
            <text:p>ESS_R04_2008_CAT_ES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QUESTION}</text:p>
          </table:table-cell>
          <table:table-cell office:value-type="float" office:value="18295" calcext:value-type="float">
            <text:p>18295</text:p>
          </table:table-cell>
        </table:table-row>
        <table:table-row table:style-name="ro1">
          <table:table-cell office:value-type="string" calcext:value-type="string">
            <text:p>ESS_R04_2008_CAT_ES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n quina mesura creu vostè que, a Espanya, la discriminació per raons d'edat – ja sigui per ser joves o grans – és un problema seriós, si és que és un problema?</text:p>
          </table:table-cell>
          <table:table-cell office:value-type="float" office:value="18296" calcext:value-type="float">
            <text:p>18296</text:p>
          </table:table-cell>
        </table:table-row>
        <table:table-row table:style-name="ro1">
          <table:table-cell office:value-type="string" calcext:value-type="string">
            <text:p>ESS_R04_2008_CAT_ES_19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òs vostè, quantes persones, adults i nens, viuen habitualment en aquesta casa?</text:p>
          </table:table-cell>
          <table:table-cell office:value-type="float" office:value="17333" calcext:value-type="float">
            <text:p>17333</text:p>
          </table:table-cell>
        </table:table-row>
        <table:table-row table:style-name="ro1">
          <table:table-cell office:value-type="string" calcext:value-type="string">
            <text:p>ESS_R04_2008_CAT_ES_19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Quin any va néixer?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1">
          <table:table-cell office:value-type="string" calcext:value-type="string">
            <text:p>ESS_R04_2008_CAT_ES_19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tzant aquesta targeta, quina relació té aquesta persona amb vostè?</text:p>
          </table:table-cell>
          <table:table-cell office:value-type="float" office:value="17335" calcext:value-type="float">
            <text:p>17335</text:p>
          </table:table-cell>
        </table:table-row>
        <table:table-row table:style-name="ro1">
          <table:table-cell office:value-type="string" calcext:value-type="string">
            <text:p>ESS_R04_2008_CAT_ES_2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Quina d'aquestes frases que apareixen en aquesta targeta descriu millor el lloc on vostè viu?</text:p>
          </table:table-cell>
          <table:table-cell office:value-type="float" office:value="17336" calcext:value-type="float">
            <text:p>17336</text:p>
          </table:table-cell>
        </table:table-row>
        <table:table-row table:style-name="ro1">
          <table:table-cell office:value-type="string" calcext:value-type="string">
            <text:p>ESS_R04_2008_CAT_ES_20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Quin és el nivell d'estudis més alt que ha assolit?</text:p>
          </table:table-cell>
          <table:table-cell office:value-type="float" office:value="17337" calcext:value-type="float">
            <text:p>17337</text:p>
          </table:table-cell>
        </table:table-row>
        <table:table-row table:style-name="ro1">
          <table:table-cell office:value-type="string" calcext:value-type="string">
            <text:p>ESS_R04_2008_CAT_ES_20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nsi en els estudis de major nivell que hagi finalitzat.</text:p>
          </table:table-cell>
          <table:table-cell office:value-type="float" office:value="17338" calcext:value-type="float">
            <text:p>17338</text:p>
          </table:table-cell>
        </table:table-row>
        <table:table-row table:style-name="ro1">
          <table:table-cell office:value-type="string" calcext:value-type="string">
            <text:p>ESS_R04_2008_CAT_ES_20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n quina de les següents disciplines els ubicaria?</text:p>
          </table:table-cell>
          <table:table-cell office:value-type="float" office:value="17339" calcext:value-type="float">
            <text:p>17339</text:p>
          </table:table-cell>
        </table:table-row>
        <table:table-row table:style-name="ro1">
          <table:table-cell office:value-type="string" calcext:value-type="string">
            <text:p>ESS_R04_2008_CAT_ES_20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proximadament, durant quants anys o cursos complets ha estudiat vostè, sigui a temps parcial o complet?</text:p>
          </table:table-cell>
          <table:table-cell office:value-type="float" office:value="17340" calcext:value-type="float">
            <text:p>17340</text:p>
          </table:table-cell>
        </table:table-row>
        <table:table-row table:style-name="ro1">
          <table:table-cell office:value-type="string" calcext:value-type="string">
            <text:p>ESS_R04_2008_CAT_ES_20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Indiqui'm els anys o cursos complets sumant com mig any aquells en què hagi estat estudiant a temps parcial, és a dir, mentre treballava.</text:p>
          </table:table-cell>
          <table:table-cell office:value-type="float" office:value="17341" calcext:value-type="float">
            <text:p>17341</text:p>
          </table:table-cell>
        </table:table-row>
        <table:table-row table:style-name="ro1">
          <table:table-cell office:value-type="string" calcext:value-type="string">
            <text:p>ESS_R04_2008_CAT_ES_20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Si us plau, indiqui-ho en anys escolars complets i no s'oblidi d'incloure els anys d'ensenyament obligatori.</text:p>
          </table:table-cell>
          <table:table-cell office:value-type="float" office:value="17342" calcext:value-type="float">
            <text:p>17342</text:p>
          </table:table-cell>
        </table:table-row>
        <table:table-row table:style-name="ro1">
          <table:table-cell office:value-type="string" calcext:value-type="string">
            <text:p>ESS_R04_2008_CAT_ES_20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tilitzant aquesta targeta, em podria dir en quines d'aquestes situacions s'ha trobat vostè en els darrers set dies?</text:p>
          </table:table-cell>
          <table:table-cell office:value-type="float" office:value="17343" calcext:value-type="float">
            <text:p>17343</text:p>
          </table:table-cell>
        </table:table-row>
        <table:table-row table:style-name="ro1">
          <table:table-cell office:value-type="string" calcext:value-type="string">
            <text:p>ESS_R04_2008_CAT_ES_20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 quina d'aquestes descriu millor la seva situació en els darrers set dies?</text:p>
          </table:table-cell>
          <table:table-cell office:value-type="float" office:value="17869" calcext:value-type="float">
            <text:p>17869</text:p>
          </table:table-cell>
        </table:table-row>
        <table:table-row table:style-name="ro1">
          <table:table-cell office:value-type="string" calcext:value-type="string">
            <text:p>ESS_R04_2008_CAT_ES_20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m permet verificar les dades?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string" calcext:value-type="string">
            <text:p>ESS_R04_2008_CAT_ES_20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a realitzat algun treball remunerat d'una hora o més en als darrers 7 dies?</text:p>
          </table:table-cell>
          <table:table-cell office:value-type="float" office:value="18297" calcext:value-type="float">
            <text:p>18297</text:p>
          </table:table-cell>
        </table:table-row>
        <table:table-row table:style-name="ro1">
          <table:table-cell office:value-type="string" calcext:value-type="string">
            <text:p>ESS_R04_2008_CAT_ES_20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 tingut en algun moment un treball remunerat?</text:p>
          </table:table-cell>
          <table:table-cell office:value-type="float" office:value="17349" calcext:value-type="float">
            <text:p>17349</text:p>
          </table:table-cell>
        </table:table-row>
        <table:table-row table:style-name="ro1">
          <table:table-cell office:value-type="string" calcext:value-type="string">
            <text:p>ESS_R04_2008_CAT_ES_20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Quin any va tenir el seu últim treball remunerat?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office:value-type="string" calcext:value-type="string">
            <text:p>ESS_R04_2008_CAT_ES_20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n la seva feina principal, vostè és ...?</text:p>
          </table:table-cell>
          <table:table-cell office:value-type="float" office:value="17351" calcext:value-type="float">
            <text:p>17351</text:p>
          </table:table-cell>
        </table:table-row>
        <table:table-row table:style-name="ro1">
          <table:table-cell office:value-type="string" calcext:value-type="string">
            <text:p>ESS_R04_2008_CAT_ES_210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Quants empleats té vostè?</text:p>
          </table:table-cell>
          <table:table-cell office:value-type="float" office:value="17352" calcext:value-type="float">
            <text:p>17352</text:p>
          </table:table-cell>
        </table:table-row>
        <table:table-row table:style-name="ro1">
          <table:table-cell office:value-type="string" calcext:value-type="string">
            <text:p>ESS_R04_2008_CAT_ES_21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Té un contracte laboral...?</text:p>
          </table:table-cell>
          <table:table-cell office:value-type="float" office:value="17353" calcext:value-type="float">
            <text:p>17353</text:p>
          </table:table-cell>
        </table:table-row>
        <table:table-row table:style-name="ro1">
          <table:table-cell office:value-type="string" calcext:value-type="string">
            <text:p>ESS_R04_2008_CAT_ES_21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oent vostè, quants empleats hi ha habitualment al seu lloc de treball?</text:p>
          </table:table-cell>
          <table:table-cell office:value-type="float" office:value="17354" calcext:value-type="float">
            <text:p>17354</text:p>
          </table:table-cell>
        </table:table-row>
        <table:table-row table:style-name="ro1">
          <table:table-cell office:value-type="string" calcext:value-type="string">
            <text:p>ESS_R04_2008_CAT_ES_21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n la seva feina principal, és vostè responsable de supervisar el treball d'altres empleats?</text:p>
          </table:table-cell>
          <table:table-cell office:value-type="float" office:value="17355" calcext:value-type="float">
            <text:p>17355</text:p>
          </table:table-cell>
        </table:table-row>
        <table:table-row table:style-name="ro1">
          <table:table-cell office:value-type="string" calcext:value-type="string">
            <text:p>ESS_R04_2008_CAT_ES_21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Quants empleats estan al seu càrrec?</text:p>
          </table:table-cell>
          <table:table-cell office:value-type="float" office:value="17356" calcext:value-type="float">
            <text:p>17356</text:p>
          </table:table-cell>
        </table:table-row>
        <table:table-row table:style-name="ro1">
          <table:table-cell office:value-type="string" calcext:value-type="string">
            <text:p>ESS_R04_2008_CAT_ES_21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A continuació li llegiré un llistat d'activitats relacionades amb la seva vida laboral.</text:p>
          </table:table-cell>
          <table:table-cell office:value-type="float" office:value="17870" calcext:value-type="float">
            <text:p>17870</text:p>
          </table:table-cell>
        </table:table-row>
        <table:table-row table:style-name="ro1">
          <table:table-cell office:value-type="string" calcext:value-type="string">
            <text:p>ESS_R04_2008_CAT_ES_21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tilitzant aquesta targeta, digui'm, si us plau, fins a quin punt la direcció o els seus caps al treball li permeten...</text:p>
          </table:table-cell>
          <table:table-cell office:value-type="float" office:value="17358" calcext:value-type="float">
            <text:p>17358</text:p>
          </table:table-cell>
        </table:table-row>
        <table:table-row table:style-name="ro1">
          <table:table-cell office:value-type="string" calcext:value-type="string">
            <text:p>ESS_R04_2008_CAT_ES_21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 decidir com organitzar el seu treball diari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string" calcext:value-type="string">
            <text:p>ESS_R04_2008_CAT_ES_21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influir en les decisions que afecten les activitats de la organització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1">
          <table:table-cell office:value-type="string" calcext:value-type="string">
            <text:p>ESS_R04_2008_CAT_ES_217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Sense comptar les hores extres, remunerades o no, quantes hores de treball a la semana consten en el contracte del seu treball principal?</text:p>
          </table:table-cell>
          <table:table-cell office:value-type="float" office:value="17361" calcext:value-type="float">
            <text:p>17361</text:p>
          </table:table-cell>
        </table:table-row>
        <table:table-row table:style-name="ro1">
          <table:table-cell office:value-type="string" calcext:value-type="string">
            <text:p>ESS_R04_2008_CAT_ES_21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ontinuant amb el seu treball principal, amb independència del nombre d'hores estipulades en el seu contracte, quantes hores treballa normalment a la setmana, incloent hores extres, remunerades o no?</text:p>
          </table:table-cell>
          <table:table-cell office:value-type="float" office:value="17362" calcext:value-type="float">
            <text:p>17362</text:p>
          </table:table-cell>
        </table:table-row>
        <table:table-row table:style-name="ro1">
          <table:table-cell office:value-type="string" calcext:value-type="string">
            <text:p>ESS_R04_2008_CAT_ES_21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A què es dedica l'empresa o entitat on vostè treballa?</text:p>
          </table:table-cell>
          <table:table-cell office:value-type="float" office:value="17874" calcext:value-type="float">
            <text:p>17874</text:p>
          </table:table-cell>
        </table:table-row>
        <table:table-row table:style-name="ro1">
          <table:table-cell office:value-type="string" calcext:value-type="string">
            <text:p>ESS_R04_2008_CAT_ES_22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Per a quin dels tipus d'organitzacions d'aquesta targeta treballa vostè?</text:p>
          </table:table-cell>
          <table:table-cell office:value-type="float" office:value="18298" calcext:value-type="float">
            <text:p>18298</text:p>
          </table:table-cell>
        </table:table-row>
        <table:table-row table:style-name="ro1">
          <table:table-cell office:value-type="string" calcext:value-type="string">
            <text:p>ESS_R04_2008_CAT_ES_22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Com definiria el càrrec o lloc de seu treball principal?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 office:value-type="string" calcext:value-type="string">
            <text:p>ESS_R04_2008_CAT_ES_22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En el seu treball principal, quin tipus de tasca fa la major part del temps?</text:p>
          </table:table-cell>
          <table:table-cell office:value-type="float" office:value="17364" calcext:value-type="float">
            <text:p>17364</text:p>
          </table:table-cell>
        </table:table-row>
        <table:table-row table:style-name="ro1">
          <table:table-cell office:value-type="string" calcext:value-type="string">
            <text:p>ESS_R04_2008_CAT_ES_223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Quin tipus de formació o de titulació requereix aquest treball?</text:p>
          </table:table-cell>
          <table:table-cell office:value-type="float" office:value="17365" calcext:value-type="float">
            <text:p>17365</text:p>
          </table:table-cell>
        </table:table-row>
        <table:table-row table:style-name="ro1">
          <table:table-cell office:value-type="string" calcext:value-type="string">
            <text:p>ESS_R04_2008_CAT_ES_22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En los darrers 10 anys, ha realitzat algun treball remunerat a un altre país durant al menys 6 mesos?</text:p>
          </table:table-cell>
          <table:table-cell office:value-type="float" office:value="17368" calcext:value-type="float">
            <text:p>17368</text:p>
          </table:table-cell>
        </table:table-row>
        <table:table-row table:style-name="ro1">
          <table:table-cell office:value-type="string" calcext:value-type="string">
            <text:p>ESS_R04_2008_CAT_ES_22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En algun moment de la seva vida ha estat a l'atur o buscant feina durant un període de més de tres mesos?</text:p>
          </table:table-cell>
          <table:table-cell office:value-type="float" office:value="17369" calcext:value-type="float">
            <text:p>17369</text:p>
          </table:table-cell>
        </table:table-row>
        <table:table-row table:style-name="ro1">
          <table:table-cell office:value-type="string" calcext:value-type="string">
            <text:p>ESS_R04_2008_CAT_ES_22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Algun d'aquests períodes ha durat 12 mesos o més?</text:p>
          </table:table-cell>
          <table:table-cell office:value-type="float" office:value="17370" calcext:value-type="float">
            <text:p>17370</text:p>
          </table:table-cell>
        </table:table-row>
        <table:table-row table:style-name="ro1">
          <table:table-cell office:value-type="string" calcext:value-type="string">
            <text:p>ESS_R04_2008_CAT_ES_22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Algun d'aquests períodes ha tingut lloc en els últims 5 anys?</text:p>
          </table:table-cell>
          <table:table-cell office:value-type="float" office:value="17371" calcext:value-type="float">
            <text:p>17371</text:p>
          </table:table-cell>
        </table:table-row>
        <table:table-row table:style-name="ro1">
          <table:table-cell office:value-type="string" calcext:value-type="string">
            <text:p>ESS_R04_2008_CAT_ES_22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Està o ha estat afiliat a un sindicat o organització similar?</text:p>
          </table:table-cell>
          <table:table-cell office:value-type="float" office:value="17372" calcext:value-type="float">
            <text:p>17372</text:p>
          </table:table-cell>
        </table:table-row>
        <table:table-row table:style-name="ro1">
          <table:table-cell office:value-type="string" calcext:value-type="string">
            <text:p>ESS_R04_2008_CAT_ES_22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i us plau, consideri la totalitat dels ingressos de tots els membres de la llar.</text:p>
          </table:table-cell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string" calcext:value-type="string">
            <text:p>ESS_R04_2008_CAT_ES_22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Quina és la principal font d'ingressos de la seva llar?</text:p>
          </table:table-cell>
          <table:table-cell office:value-type="float" office:value="17375" calcext:value-type="float">
            <text:p>17375</text:p>
          </table:table-cell>
        </table:table-row>
        <table:table-row table:style-name="ro1">
          <table:table-cell office:value-type="string" calcext:value-type="string">
            <text:p>ESS_R04_2008_CAT_ES_23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4_2008_CAT_ES_23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4_2008_CAT_ES_23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4_2008_CAT_ES_23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Aproximadament SETMANALS:</text:p>
          </table:table-cell>
          <table:table-cell office:value-type="float" office:value="17379" calcext:value-type="float">
            <text:p>17379</text:p>
          </table:table-cell>
        </table:table-row>
        <table:table-row table:style-name="ro1">
          <table:table-cell office:value-type="string" calcext:value-type="string">
            <text:p>ESS_R04_2008_CAT_ES_23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4_2008_CAT_ES_23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4_2008_CAT_ES_23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4_2008_CAT_ES_23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roximadament MENSUALS:</text:p>
          </table:table-cell>
          <table:table-cell office:value-type="float" office:value="17380" calcext:value-type="float">
            <text:p>17380</text:p>
          </table:table-cell>
        </table:table-row>
        <table:table-row table:style-name="ro1">
          <table:table-cell office:value-type="string" calcext:value-type="string">
            <text:p>ESS_R04_2008_CAT_ES_23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4_2008_CAT_ES_23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4_2008_CAT_ES_23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4_2008_CAT_ES_23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roximadament ANUALS:</text:p>
          </table:table-cell>
          <table:table-cell office:value-type="float" office:value="17381" calcext:value-type="float">
            <text:p>17381</text:p>
          </table:table-cell>
        </table:table-row>
        <table:table-row table:style-name="ro1">
          <table:table-cell office:value-type="string" calcext:value-type="string">
            <text:p>ESS_R04_2008_CAT_ES_233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4_2008_CAT_ES_233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4_2008_CAT_ES_233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4_2008_CAT_ES_233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Aproximadament SETMANALS:</text:p>
          </table:table-cell>
          <table:table-cell office:value-type="float" office:value="17379" calcext:value-type="float">
            <text:p>17379</text:p>
          </table:table-cell>
        </table:table-row>
        <table:table-row table:style-name="ro1">
          <table:table-cell office:value-type="string" calcext:value-type="string">
            <text:p>ESS_R04_2008_CAT_ES_234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4_2008_CAT_ES_234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4_2008_CAT_ES_234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4_2008_CAT_ES_234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Aproximadament MENSUALS:</text:p>
          </table:table-cell>
          <table:table-cell office:value-type="float" office:value="17380" calcext:value-type="float">
            <text:p>17380</text:p>
          </table:table-cell>
        </table:table-row>
        <table:table-row table:style-name="ro1">
          <table:table-cell office:value-type="string" calcext:value-type="string">
            <text:p>ESS_R04_2008_CAT_ES_235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4_2008_CAT_ES_235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4_2008_CAT_ES_235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4_2008_CAT_ES_235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Aproximadament ANUALS:</text:p>
          </table:table-cell>
          <table:table-cell office:value-type="float" office:value="17381" calcext:value-type="float">
            <text:p>17381</text:p>
          </table:table-cell>
        </table:table-row>
        <table:table-row table:style-name="ro1">
          <table:table-cell office:value-type="string" calcext:value-type="string">
            <text:p>ESS_R04_2008_CAT_ES_236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Quina de les afirmacions d'aquesta targeta descriu millor a com se sent respecte als ingressos de la seva llar en l'actualitat?</text:p>
          </table:table-cell>
          <table:table-cell office:value-type="float" office:value="17382" calcext:value-type="float">
            <text:p>17382</text:p>
          </table:table-cell>
        </table:table-row>
        <table:table-row table:style-name="ro1">
          <table:table-cell office:value-type="string" calcext:value-type="string">
            <text:p>ESS_R04_2008_CAT_ES_237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 per qualsevol raó vostè es trobés en greus dificultats econòmiques i hagués de demanar diners per arribar a fi de mes, en quina mesura això li resultaria difícil o fàcil?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1">
          <table:table-cell office:value-type="string" calcext:value-type="string">
            <text:p>ESS_R04_2008_CAT_ES_238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Quin és el nivell d'estudis més alt que ha assolit el seu marit?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1">
          <table:table-cell office:value-type="string" calcext:value-type="string">
            <text:p>ESS_R04_2008_CAT_ES_239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quina d'aquestes situacions s'ha trobat el seu marit en els últims 7 dies?</text:p>
          </table:table-cell>
          <table:table-cell office:value-type="float" office:value="17385" calcext:value-type="float">
            <text:p>17385</text:p>
          </table:table-cell>
        </table:table-row>
        <table:table-row table:style-name="ro1">
          <table:table-cell office:value-type="string" calcext:value-type="string">
            <text:p>ESS_R04_2008_CAT_ES_240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 quina d'aquestes descriu millor la seva situació enels darrers 7 dies?</text:p>
          </table:table-cell>
          <table:table-cell office:value-type="float" office:value="17876" calcext:value-type="float">
            <text:p>17876</text:p>
          </table:table-cell>
        </table:table-row>
        <table:table-row table:style-name="ro1">
          <table:table-cell office:value-type="string" calcext:value-type="string">
            <text:p>ESS_R04_2008_CAT_ES_241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Permeti'm verificar les dades.</text:p>
          </table:table-cell>
          <table:table-cell office:value-type="float" office:value="17387" calcext:value-type="float">
            <text:p>17387</text:p>
          </table:table-cell>
        </table:table-row>
        <table:table-row table:style-name="ro1">
          <table:table-cell office:value-type="string" calcext:value-type="string">
            <text:p>ESS_R04_2008_CAT_ES_241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El seu marit ha realitzat algun treball remunerat (d'una hora o més) en els últims 7 dies?</text:p>
          </table:table-cell>
          <table:table-cell office:value-type="float" office:value="17388" calcext:value-type="float">
            <text:p>17388</text:p>
          </table:table-cell>
        </table:table-row>
        <table:table-row table:style-name="ro1">
          <table:table-cell office:value-type="string" calcext:value-type="string">
            <text:p>ESS_R04_2008_CAT_ES_242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Com definiria el càrrec o lloc del treball principal del seu marit?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1">
          <table:table-cell office:value-type="string" calcext:value-type="string">
            <text:p>ESS_R04_2008_CAT_ES_243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n el seu treball principal, quin tipus de tasca fa el seu marit la major part del temps?</text:p>
          </table:table-cell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string" calcext:value-type="string">
            <text:p>ESS_R04_2008_CAT_ES_244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Quin tipus de formació o de qualificacions requereix aquest treball?</text:p>
          </table:table-cell>
          <table:table-cell office:value-type="float" office:value="17391" calcext:value-type="float">
            <text:p>17391</text:p>
          </table:table-cell>
        </table:table-row>
        <table:table-row table:style-name="ro1">
          <table:table-cell office:value-type="string" calcext:value-type="string">
            <text:p>ESS_R04_2008_CAT_ES_24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Per a quin dels tipus d'organitzacions d'aquesta targeta treballa el seu marit?</text:p>
          </table:table-cell>
          <table:table-cell office:value-type="float" office:value="18299" calcext:value-type="float">
            <text:p>18299</text:p>
          </table:table-cell>
        </table:table-row>
        <table:table-row table:style-name="ro1">
          <table:table-cell office:value-type="string" calcext:value-type="string">
            <text:p>ESS_R04_2008_CAT_ES_24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n la seva feina principal, el seu marit és...?</text:p>
          </table:table-cell>
          <table:table-cell office:value-type="float" office:value="17393" calcext:value-type="float">
            <text:p>17393</text:p>
          </table:table-cell>
        </table:table-row>
        <table:table-row table:style-name="ro1">
          <table:table-cell office:value-type="string" calcext:value-type="string">
            <text:p>ESS_R04_2008_CAT_ES_24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Quants empleats té el seu marit, si és que en té?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string" calcext:value-type="string">
            <text:p>ESS_R04_2008_CAT_ES_24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En el seu treball principal, el seu marit és responsable de supervisar el treball d'altres empleats?</text:p>
          </table:table-cell>
          <table:table-cell office:value-type="float" office:value="17395" calcext:value-type="float">
            <text:p>17395</text:p>
          </table:table-cell>
        </table:table-row>
        <table:table-row table:style-name="ro1">
          <table:table-cell office:value-type="string" calcext:value-type="string">
            <text:p>ESS_R04_2008_CAT_ES_24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Quants empleats estan al càrrec del seu marit?</text:p>
          </table:table-cell>
          <table:table-cell office:value-type="float" office:value="17396" calcext:value-type="float">
            <text:p>17396</text:p>
          </table:table-cell>
        </table:table-row>
        <table:table-row table:style-name="ro1">
          <table:table-cell office:value-type="string" calcext:value-type="string">
            <text:p>ESS_R04_2008_CAT_ES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A continuació li llegiré un llistat d'activitats relacionades amb la vida laboral del seu marit.</text:p>
          </table:table-cell>
          <table:table-cell office:value-type="float" office:value="17877" calcext:value-type="float">
            <text:p>17877</text:p>
          </table:table-cell>
        </table:table-row>
        <table:table-row table:style-name="ro1">
          <table:table-cell office:value-type="string" calcext:value-type="string">
            <text:p>ESS_R04_2008_CAT_ES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tilitzant aquesta targeta, digui'm, si us plau, fins a quin punt la direcció o els seus caps al treball li permeten...</text:p>
          </table:table-cell>
          <table:table-cell office:value-type="float" office:value="17358" calcext:value-type="float">
            <text:p>17358</text:p>
          </table:table-cell>
        </table:table-row>
        <table:table-row table:style-name="ro1">
          <table:table-cell office:value-type="string" calcext:value-type="string">
            <text:p>ESS_R04_2008_CAT_ES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 decidir com organitzar el seu treball diari.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1">
          <table:table-cell office:value-type="string" calcext:value-type="string">
            <text:p>ESS_R04_2008_CAT_ES_25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influir en les decisions que afecten les activitats de la organització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1">
          <table:table-cell office:value-type="string" calcext:value-type="string">
            <text:p>ESS_R04_2008_CAT_ES_25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Continuant amb el seu marit, quantes hores treballa normalment a la semana (en la seva feina principal)?</text:p>
          </table:table-cell>
          <table:table-cell office:value-type="float" office:value="17399" calcext:value-type="float">
            <text:p>17399</text:p>
          </table:table-cell>
        </table:table-row>
        <table:table-row table:style-name="ro1">
          <table:table-cell office:value-type="string" calcext:value-type="string">
            <text:p>ESS_R04_2008_CAT_ES_25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Si us plau, inclogui les hores extres, siguin o no remunerades.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ESS_R04_2008_CAT_ES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Quin és el nivell d'estudis més alt que ha assolit el seu pare?</text:p>
          </table:table-cell>
          <table:table-cell office:value-type="float" office:value="17401" calcext:value-type="float">
            <text:p>17401</text:p>
          </table:table-cell>
        </table:table-row>
        <table:table-row table:style-name="ro1">
          <table:table-cell office:value-type="string" calcext:value-type="string">
            <text:p>ESS_R04_2008_CAT_ES_25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Quan vostè tenia 14 anys, el seu pare treballava per compte d'altri, treballava per compte propi, o en aquell temps no treballava?</text:p>
          </table:table-cell>
          <table:table-cell office:value-type="float" office:value="17402" calcext:value-type="float">
            <text:p>17402</text:p>
          </table:table-cell>
        </table:table-row>
        <table:table-row table:style-name="ro1">
          <table:table-cell office:value-type="string" calcext:value-type="string">
            <text:p>ESS_R04_2008_CAT_ES_25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Quants empleats tenia el seu pare al seu càrrec?</text:p>
          </table:table-cell>
          <table:table-cell office:value-type="float" office:value="17403" calcext:value-type="float">
            <text:p>17403</text:p>
          </table:table-cell>
        </table:table-row>
        <table:table-row table:style-name="ro1">
          <table:table-cell office:value-type="string" calcext:value-type="string">
            <text:p>ESS_R04_2008_CAT_ES_25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Era el seu pare responsable de supervisar el treball d'altres empleats?</text:p>
          </table:table-cell>
          <table:table-cell office:value-type="float" office:value="17404" calcext:value-type="float">
            <text:p>17404</text:p>
          </table:table-cell>
        </table:table-row>
        <table:table-row table:style-name="ro1">
          <table:table-cell office:value-type="string" calcext:value-type="string">
            <text:p>ESS_R04_2008_CAT_ES_25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I, seguint amb el seu pare, com definiria el seu càrrec o lloc del treball principal?</text:p>
          </table:table-cell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string" calcext:value-type="string">
            <text:p>ESS_R04_2008_CAT_ES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Quina de les professions o ocupacions que apareixen en aquesta targeta descriu millor el tipus de treball que feia el seu pare quan vostè tenia 14 anys?</text:p>
          </table:table-cell>
          <table:table-cell office:value-type="float" office:value="17406" calcext:value-type="float">
            <text:p>17406</text:p>
          </table:table-cell>
        </table:table-row>
        <table:table-row table:style-name="ro1">
          <table:table-cell office:value-type="string" calcext:value-type="string">
            <text:p>ESS_R04_2008_CAT_ES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Quin és el nivell d'estudis més alt que ha assolit la seva mare?</text:p>
          </table:table-cell>
          <table:table-cell office:value-type="float" office:value="17407" calcext:value-type="float">
            <text:p>17407</text:p>
          </table:table-cell>
        </table:table-row>
        <table:table-row table:style-name="ro1">
          <table:table-cell office:value-type="string" calcext:value-type="string">
            <text:p>ESS_R04_2008_CAT_ES_26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Quan vostè tenia 14 anys, la seva mare treballava per compte d'altri, treballava per compte propi, o en aquell temps no treballava?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office:value-type="string" calcext:value-type="string">
            <text:p>ESS_R04_2008_CAT_ES_26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Quants empleats tenia la seva mare al seu càrrec?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string" calcext:value-type="string">
            <text:p>ESS_R04_2008_CAT_ES_26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ra la seva mare responsable de supervisar el treball d'altres empleats?</text:p>
          </table:table-cell>
          <table:table-cell office:value-type="float" office:value="17410" calcext:value-type="float">
            <text:p>17410</text:p>
          </table:table-cell>
        </table:table-row>
        <table:table-row table:style-name="ro1">
          <table:table-cell office:value-type="string" calcext:value-type="string">
            <text:p>ESS_R04_2008_CAT_ES_26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I, seguint amb la seva mare, com definiria el seu càrrec o lloc del treball principal?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 office:value-type="string" calcext:value-type="string">
            <text:p>ESS_R04_2008_CAT_ES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Quina de les professions o ocupacions que apareixen en aquesta targeta descriu millor el tipus de treball que feia la seva mare quan vostè tenia 14 anys?</text:p>
          </table:table-cell>
          <table:table-cell office:value-type="float" office:value="17412" calcext:value-type="float">
            <text:p>17412</text:p>
          </table:table-cell>
        </table:table-row>
        <table:table-row table:style-name="ro1">
          <table:table-cell office:value-type="string" calcext:value-type="string">
            <text:p>ESS_R04_2008_CAT_ES_26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ant els últims dotze mesos, ha assistit vostè a algun curs, seminari o conferència per tal de millorar els seus coneixements o habilitats laborals?</text:p>
          </table:table-cell>
          <table:table-cell office:value-type="float" office:value="17413" calcext:value-type="float">
            <text:p>17413</text:p>
          </table:table-cell>
        </table:table-row>
        <table:table-row table:style-name="ro1">
          <table:table-cell office:value-type="string" calcext:value-type="string">
            <text:p>ESS_R04_2008_CAT_ES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Puc preguntar-li quin és el seu estat civil??</text:p>
          </table:table-cell>
          <table:table-cell office:value-type="float" office:value="18301" calcext:value-type="float">
            <text:p>18301</text:p>
          </table:table-cell>
        </table:table-row>
        <table:table-row table:style-name="ro1">
          <table:table-cell office:value-type="string" calcext:value-type="string">
            <text:p>ESS_R04_2008_CAT_ES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¿ Quina de les descripcions següents en aquesta targeta es correspon amb el seu estat actual?</text:p>
          </table:table-cell>
          <table:table-cell office:value-type="float" office:value="18302" calcext:value-type="float">
            <text:p>18302</text:p>
          </table:table-cell>
        </table:table-row>
        <table:table-row table:style-name="ro1">
          <table:table-cell office:value-type="string" calcext:value-type="string">
            <text:p>ESS_R04_2008_CAT_ES_26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Viu vostè actualment amb el seu marit de fet?</text:p>
          </table:table-cell>
          <table:table-cell office:value-type="float" office:value="18303" calcext:value-type="float">
            <text:p>18303</text:p>
          </table:table-cell>
        </table:table-row>
        <table:table-row table:style-name="ro1">
          <table:table-cell office:value-type="string" calcext:value-type="string">
            <text:p>ESS_R04_2008_CAT_ES_26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<text:s/>Viu vostè actualment en parella?</text:p>
          </table:table-cell>
          <table:table-cell office:value-type="float" office:value="18304" calcext:value-type="float">
            <text:p>18304</text:p>
          </table:table-cell>
        </table:table-row>
        <table:table-row table:style-name="ro1">
          <table:table-cell office:value-type="string" calcext:value-type="string">
            <text:p>ESS_R04_2008_CAT_ES_26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Em permet verificar les dades?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string" calcext:value-type="string">
            <text:p>ESS_R04_2008_CAT_ES_26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 viscut alguna vegada en parella sense estar casat amb aquella persona?</text:p>
          </table:table-cell>
          <table:table-cell office:value-type="float" office:value="17419" calcext:value-type="float">
            <text:p>17419</text:p>
          </table:table-cell>
        </table:table-row>
        <table:table-row table:style-name="ro1">
          <table:table-cell office:value-type="string" calcext:value-type="string">
            <text:p>ESS_R04_2008_CAT_ES_27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Puc fer una comprovació, ha estat vostè alguna vegada divorciat?</text:p>
          </table:table-cell>
          <table:table-cell office:value-type="float" office:value="17420" calcext:value-type="float">
            <text:p>17420</text:p>
          </table:table-cell>
        </table:table-row>
        <table:table-row table:style-name="ro1">
          <table:table-cell office:value-type="string" calcext:value-type="string">
            <text:p>ESS_R04_2008_CAT_ES_27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Alguna vegada ha tingut algun fill (siguin seus o de la seva parella, incloent fills adoptats o en acolliment) vivint a casa seva?</text:p>
          </table:table-cell>
          <table:table-cell office:value-type="float" office:value="17421" calcext:value-type="float">
            <text:p>17421</text:p>
          </table:table-cell>
        </table:table-row>
        <table:table-row table:style-name="ro1">
          <table:table-cell office:value-type="string" calcext:value-type="string">
            <text:p>ESS_R04_2008_CAT_ES_272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Té telèfon fix en el seu domicili?</text:p>
          </table:table-cell>
          <table:table-cell office:value-type="float" office:value="18056" calcext:value-type="float">
            <text:p>18056</text:p>
          </table:table-cell>
        </table:table-row>
        <table:table-row table:style-name="ro1">
          <table:table-cell office:value-type="string" calcext:value-type="string">
            <text:p>ESS_R04_2008_CAT_ES_273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Té vostè telèfon mòbil propi?</text:p>
          </table:table-cell>
          <table:table-cell office:value-type="float" office:value="18305" calcext:value-type="float">
            <text:p>18305</text:p>
          </table:table-cell>
        </table:table-row>
        <table:table-row table:style-name="ro1">
          <table:table-cell office:value-type="string" calcext:value-type="string">
            <text:p>ESS_R04_2008_CAT_ES_274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Utilitza alguna vegada Internet per trucar per telèfon des de casa?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string" calcext:value-type="string">
            <text:p>ESS_R04_2008_CAT_ES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4_2008_CAT_ES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4_2008_CAT_ES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string" calcext:value-type="string">
            <text:p>ESS_R04_2008_CAT_ES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tzant aquesta targeta, diria vostè que, en general, es pot confiar en la majoria de la gent, o que un mai no és prou prudent en el tracte amb els altres?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string" calcext:value-type="string">
            <text:p>ESS_R04_2008_CAT_ES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i us plau, col·loqui's en una escala del 0 al 10, on el 0 vol dir que “un mai no és prou prudent” i el 10 vol dir que es “pot confiar en la majoria de la gent”.</text:p>
          </table:table-cell>
          <table:table-cell office:value-type="float" office:value="18307" calcext:value-type="float">
            <text:p>18307</text:p>
          </table:table-cell>
        </table:table-row>
        <table:table-row table:style-name="ro1">
          <table:table-cell office:value-type="string" calcext:value-type="string">
            <text:p>ESS_R04_2008_CAT_ES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tzant aquesta targeta, pensa que la majoria de la gent intentaria aprofitar-se de vostè si tingués l'ocasió, o que seria honrada amb vostè?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string" calcext:value-type="string">
            <text:p>ESS_R04_2008_CAT_ES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tilitzant aquesta targeta, on es col·locaria vostè en aquesta escala?</text:p>
          </table:table-cell>
          <table:table-cell office:value-type="float" office:value="17079" calcext:value-type="float">
            <text:p>17079</text:p>
          </table:table-cell>
        </table:table-row>
        <table:table-row table:style-name="ro1">
          <table:table-cell office:value-type="string" calcext:value-type="string">
            <text:p>ESS_R04_2008_CAT_ES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vol dir “esquerra” i el 10 “dreta”.</text:p>
          </table:table-cell>
          <table:table-cell office:value-type="float" office:value="17484" calcext:value-type="float">
            <text:p>17484</text:p>
          </table:table-cell>
        </table:table-row>
        <table:table-row table:style-name="ro1">
          <table:table-cell office:value-type="string" calcext:value-type="string">
            <text:p>ESS_R04_2008_CAT_ES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I, en general, en quina mesura està satisfet amb la situació econòmica actual a Espanya?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office:value-type="string" calcext:value-type="string">
            <text:p>ESS_R04_2008_CAT_ES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4_2008_CAT_ES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4_2008_CAT_ES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tilitzant aquesta targeta, digui'm, si us plau, fins a quin punt està d'acord o en desacord amb cadascuna de les següents afirmacions.</text:p>
          </table:table-cell>
          <table:table-cell office:value-type="float" office:value="17088" calcext:value-type="float">
            <text:p>17088</text:p>
          </table:table-cell>
        </table:table-row>
        <table:table-row table:style-name="ro1">
          <table:table-cell office:value-type="string" calcext:value-type="string">
            <text:p>ESS_R04_2008_CAT_ES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l govern hauria de prendre mesures per reduir les diferències en els nivells d'ingressos</text:p>
          </table:table-cell>
          <table:table-cell office:value-type="float" office:value="17089" calcext:value-type="float">
            <text:p>17089</text:p>
          </table:table-cell>
        </table:table-row>
        <table:table-row table:style-name="ro1">
          <table:table-cell office:value-type="string" calcext:value-type="string">
            <text:p>ESS_R04_2008_CAT_ES_28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ls gais i les lesbianes haurien de tenir llibertat per viure com vulguin</text:p>
          </table:table-cell>
          <table:table-cell office:value-type="float" office:value="17090" calcext:value-type="float">
            <text:p>17090</text:p>
          </table:table-cell>
        </table:table-row>
        <table:table-row table:style-name="ro1">
          <table:table-cell office:value-type="string" calcext:value-type="string">
            <text:p>ESS_R04_2008_CAT_ES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tzant aquesta targeta, digui'm, si us plau, amb una puntuació del 0 al 10, quant confia vostè personalment en cadascuna de les següents institucions.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ESS_R04_2008_CAT_ES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l 0 vol dir que no confia en absolut en una institució, i el 10 vol dir que hi confia plenament.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string" calcext:value-type="string">
            <text:p>ESS_R04_2008_CAT_ES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loc... ...el Parlament espanyol</text:p>
          </table:table-cell>
          <table:table-cell office:value-type="float" office:value="18309" calcext:value-type="float">
            <text:p>18309</text:p>
          </table:table-cell>
        </table:table-row>
        <table:table-row table:style-name="ro1">
          <table:table-cell office:value-type="string" calcext:value-type="string">
            <text:p>ESS_R04_2008_CAT_ES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el sistema judicial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ESS_R04_2008_CAT_ES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la policia</text:p>
          </table:table-cell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string" calcext:value-type="string">
            <text:p>ESS_R04_2008_CAT_ES_289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4_2008_CAT_ES_289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Si us plau, doni'm la seva resposta en hores i minuts.</text:p>
          </table:table-cell>
          <table:table-cell office:value-type="float" office:value="18310" calcext:value-type="float">
            <text:p>18310</text:p>
          </table:table-cell>
        </table:table-row>
        <table:table-row table:style-name="ro1">
          <table:table-cell office:value-type="string" calcext:value-type="string">
            <text:p>ESS_R04_2008_CAT_ES_290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Creu que el govern hauria de prendre mesures per reduir les diferències en els nivells d'ingressos?</text:p>
          </table:table-cell>
          <table:table-cell office:value-type="float" office:value="18311" calcext:value-type="float">
            <text:p>18311</text:p>
          </table:table-cell>
        </table:table-row>
        <table:table-row table:style-name="ro1">
          <table:table-cell office:value-type="string" calcext:value-type="string">
            <text:p>ESS_R04_2008_CAT_ES_290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Si us plau, triï la seva resposta d'aquesta targeta.</text:p>
          </table:table-cell>
          <table:table-cell office:value-type="float" office:value="18312" calcext:value-type="float">
            <text:p>18312</text:p>
          </table:table-cell>
        </table:table-row>
        <table:table-row table:style-name="ro1">
          <table:table-cell office:value-type="string" calcext:value-type="string">
            <text:p>ESS_R04_2008_CAT_ES_291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Creu que els gais i les lesbianes haurien de tenir llibertat per viure com vulguin?</text:p>
          </table:table-cell>
          <table:table-cell office:value-type="float" office:value="18313" calcext:value-type="float">
            <text:p>18313</text:p>
          </table:table-cell>
        </table:table-row>
        <table:table-row table:style-name="ro1">
          <table:table-cell office:value-type="string" calcext:value-type="string">
            <text:p>ESS_R04_2008_CAT_ES_291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Si us plau, triï la seva resposta d'aquesta targeta.</text:p>
          </table:table-cell>
          <table:table-cell office:value-type="float" office:value="18312" calcext:value-type="float">
            <text:p>18312</text:p>
          </table:table-cell>
        </table:table-row>
        <table:table-row table:style-name="ro1">
          <table:table-cell office:value-type="string" calcext:value-type="string">
            <text:p>ESS_R04_2008_CAT_ES_292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I creu que el govern hauria de garantir que tots els grups socials són tractats de forma igualitària?</text:p>
          </table:table-cell>
          <table:table-cell office:value-type="float" office:value="18314" calcext:value-type="float">
            <text:p>18314</text:p>
          </table:table-cell>
        </table:table-row>
        <table:table-row table:style-name="ro1">
          <table:table-cell office:value-type="string" calcext:value-type="string">
            <text:p>ESS_R04_2008_CAT_ES_293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4_2008_CAT_ES_294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4_2008_CAT_ES_295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string" calcext:value-type="string">
            <text:p>ESS_R04_2008_CAT_ES_296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Utilitzant aquesta targeta, digui'm, si us plau, amb una puntuació del 0 al 5, quant confia vostè personalment en cadascuna de les següents institucions.</text:p>
          </table:table-cell>
          <table:table-cell office:value-type="float" office:value="18315" calcext:value-type="float">
            <text:p>18315</text:p>
          </table:table-cell>
        </table:table-row>
        <table:table-row table:style-name="ro1">
          <table:table-cell office:value-type="string" calcext:value-type="string">
            <text:p>ESS_R04_2008_CAT_ES_296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El 0 vol dir que no confia en absolut en una institució, i el 5 vol dir que hi confia plenament.</text:p>
          </table:table-cell>
          <table:table-cell office:value-type="float" office:value="18316" calcext:value-type="float">
            <text:p>18316</text:p>
          </table:table-cell>
        </table:table-row>
        <table:table-row table:style-name="ro1">
          <table:table-cell office:value-type="string" calcext:value-type="string">
            <text:p>ESS_R04_2008_CAT_ES_296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En primer lloc... ...el Parlament espanyol</text:p>
          </table:table-cell>
          <table:table-cell office:value-type="float" office:value="18309" calcext:value-type="float">
            <text:p>18309</text:p>
          </table:table-cell>
        </table:table-row>
        <table:table-row table:style-name="ro1">
          <table:table-cell office:value-type="string" calcext:value-type="string">
            <text:p>ESS_R04_2008_CAT_ES_297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...el sistema judicial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ESS_R04_2008_CAT_ES_298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...la policia</text:p>
          </table:table-cell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string" calcext:value-type="string">
            <text:p>ESS_R04_2008_CAT_ES_299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Ara digui'm si us plau en quina mesura està d'acord o en desacord amb cadascuna de les afirmacions següents.</text:p>
          </table:table-cell>
          <table:table-cell office:value-type="float" office:value="18317" calcext:value-type="float">
            <text:p>18317</text:p>
          </table:table-cell>
        </table:table-row>
        <table:table-row table:style-name="ro1">
          <table:table-cell office:value-type="string" calcext:value-type="string">
            <text:p>ESS_R04_2008_CAT_ES_299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En general, estic satisfet amb la situació econòmica actual a Espanya</text:p>
          </table:table-cell>
          <table:table-cell office:value-type="float" office:value="18318" calcext:value-type="float">
            <text:p>18318</text:p>
          </table:table-cell>
        </table:table-row>
        <table:table-row table:style-name="ro1">
          <table:table-cell office:value-type="string" calcext:value-type="string">
            <text:p>ESS_R04_2008_CAT_ES_300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4_2008_CAT_ES_300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Si us plau, doni'm la seva resposta en hores i minuts.</text:p>
          </table:table-cell>
          <table:table-cell office:value-type="float" office:value="18310" calcext:value-type="float">
            <text:p>18310</text:p>
          </table:table-cell>
        </table:table-row>
        <table:table-row table:style-name="ro1">
          <table:table-cell office:value-type="string" calcext:value-type="string">
            <text:p>ESS_R04_2008_CAT_ES_301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Estic satisfet amb la manera en què el govern està fent la seva feina</text:p>
          </table:table-cell>
          <table:table-cell office:value-type="float" office:value="18319" calcext:value-type="float">
            <text:p>18319</text:p>
          </table:table-cell>
        </table:table-row>
        <table:table-row table:style-name="ro1">
          <table:table-cell office:value-type="string" calcext:value-type="string">
            <text:p>ESS_R04_2008_CAT_ES_302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En general, estic satisfet amb el funcionament de la democràcia a Espanya</text:p>
          </table:table-cell>
          <table:table-cell office:value-type="float" office:value="18320" calcext:value-type="float">
            <text:p>18320</text:p>
          </table:table-cell>
        </table:table-row>
        <table:table-row table:style-name="ro1">
          <table:table-cell office:value-type="string" calcext:value-type="string">
            <text:p>ESS_R04_2008_CAT_ES_303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Utilitzant aquesta targeta, on es col·locaria vostè en aquesta escala?</text:p>
          </table:table-cell>
          <table:table-cell office:value-type="float" office:value="17079" calcext:value-type="float">
            <text:p>17079</text:p>
          </table:table-cell>
        </table:table-row>
        <table:table-row table:style-name="ro1">
          <table:table-cell office:value-type="string" calcext:value-type="string">
            <text:p>ESS_R04_2008_CAT_ES_304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Utilitzant aquesta targeta, a on situaria el partit que més li agrada?</text:p>
          </table:table-cell>
          <table:table-cell office:value-type="float" office:value="18321" calcext:value-type="float">
            <text:p>18321</text:p>
          </table:table-cell>
        </table:table-row>
        <table:table-row table:style-name="ro1">
          <table:table-cell office:value-type="string" calcext:value-type="string">
            <text:p>ESS_R04_2008_CAT_ES_305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Utilitzant la mateixa targeta, a on situaria el partit que menys li agrada?</text:p>
          </table:table-cell>
          <table:table-cell office:value-type="float" office:value="18322" calcext:value-type="float">
            <text:p>18322</text:p>
          </table:table-cell>
        </table:table-row>
        <table:table-row table:style-name="ro1">
          <table:table-cell office:value-type="string" calcext:value-type="string">
            <text:p>ESS_R04_2008_CAT_ES_306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Utilitzant aquesta targeta, diria vostè que, en general, es pot confiar en la majoria de la gent, o que un mai no és prou prudent en el tracte amb els altres?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string" calcext:value-type="string">
            <text:p>ESS_R04_2008_CAT_ES_306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Si us plau, col·loqui's en una escala del 0 al 10, on el 0 vol dir que “un mai no és prou prudent” i el 5 vol dir que es “pot confiar en la majoria de la gent”.</text:p>
          </table:table-cell>
          <table:table-cell office:value-type="float" office:value="18323" calcext:value-type="float">
            <text:p>18323</text:p>
          </table:table-cell>
        </table:table-row>
        <table:table-row table:style-name="ro1">
          <table:table-cell office:value-type="string" calcext:value-type="string">
            <text:p>ESS_R04_2008_CAT_ES_307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Utilitzant aquesta targeta, pensa que la majoria de la gent intentaria aprofitar-se de vostè si tingués l'ocasió, o que seria honrada amb vostè?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string" calcext:value-type="string">
            <text:p>ESS_R04_2008_CAT_ES_308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Utilitzant aquesta targeta, diria vostè que la majoria de la gent mereix la seva confiança o que només molt pocs mereixen la seva confiança?</text:p>
          </table:table-cell>
          <table:table-cell office:value-type="float" office:value="18324" calcext:value-type="float">
            <text:p>18324</text:p>
          </table:table-cell>
        </table:table-row>
        <table:table-row table:style-name="ro1">
          <table:table-cell office:value-type="string" calcext:value-type="string">
            <text:p>ESS_R04_2008_CAT_ES_309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Si us plau, digui'm amb una puntuació del 0 al 10, quant confia vostè personalment en el Parlament espanyol.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office:value-type="string" calcext:value-type="string">
            <text:p>ESS_R04_2008_CAT_ES_309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Si us plau, digui'm amb una puntuació del 0 al 10, quant confia vostè personalment en el Parlament espanyol.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office:value-type="string" calcext:value-type="string">
            <text:p>ESS_R04_2008_CAT_ES_309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Si no hi confia en absolut doni una puntuació de 0.</text:p>
          </table:table-cell>
          <table:table-cell office:value-type="float" office:value="18326" calcext:value-type="float">
            <text:p>18326</text:p>
          </table:table-cell>
        </table:table-row>
        <table:table-row table:style-name="ro1">
          <table:table-cell office:value-type="string" calcext:value-type="string">
            <text:p>ESS_R04_2008_CAT_ES_309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Si hi confia plenament doni una puntuació de 10, en qualsevol altre cas doni un número entremig.</text:p>
          </table:table-cell>
          <table:table-cell office:value-type="float" office:value="18327" calcext:value-type="float">
            <text:p>18327</text:p>
          </table:table-cell>
        </table:table-row>
        <table:table-row table:style-name="ro1">
          <table:table-cell office:value-type="string" calcext:value-type="string">
            <text:p>ESS_R04_2008_CAT_ES_310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Si us plau, digui'm amb una puntuació del 0 al 10, quant confia vostè personalment en el sistema judicial.</text:p>
          </table:table-cell>
          <table:table-cell office:value-type="float" office:value="18328" calcext:value-type="float">
            <text:p>18328</text:p>
          </table:table-cell>
        </table:table-row>
        <table:table-row table:style-name="ro1">
          <table:table-cell office:value-type="string" calcext:value-type="string">
            <text:p>ESS_R04_2008_CAT_ES_310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Si no hi confia en absolut doni una puntuació de 0.</text:p>
          </table:table-cell>
          <table:table-cell office:value-type="float" office:value="18326" calcext:value-type="float">
            <text:p>18326</text:p>
          </table:table-cell>
        </table:table-row>
        <table:table-row table:style-name="ro1">
          <table:table-cell office:value-type="string" calcext:value-type="string">
            <text:p>ESS_R04_2008_CAT_ES_310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Si hi confia plenament doni una puntuació de 10, en qualsevol altre cas doni un número entremig.</text:p>
          </table:table-cell>
          <table:table-cell office:value-type="float" office:value="18327" calcext:value-type="float">
            <text:p>18327</text:p>
          </table:table-cell>
        </table:table-row>
        <table:table-row table:style-name="ro1">
          <table:table-cell office:value-type="string" calcext:value-type="string">
            <text:p>ESS_R04_2008_CAT_ES_311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string" calcext:value-type="string">
            <text:p>ESS_R04_2008_CAT_ES_311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Si us plau, doni'm la seva resposta en hores i minuts.</text:p>
          </table:table-cell>
          <table:table-cell office:value-type="float" office:value="18310" calcext:value-type="float">
            <text:p>18310</text:p>
          </table:table-cell>
        </table:table-row>
        <table:table-row table:style-name="ro1">
          <table:table-cell office:value-type="string" calcext:value-type="string">
            <text:p>ESS_R04_2008_CAT_ES_312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Si us plau, digui'm amb una puntuació del 0 al 10, quant confia vostè personalment en la policia.</text:p>
          </table:table-cell>
          <table:table-cell office:value-type="float" office:value="18329" calcext:value-type="float">
            <text:p>18329</text:p>
          </table:table-cell>
        </table:table-row>
        <table:table-row table:style-name="ro1">
          <table:table-cell office:value-type="string" calcext:value-type="string">
            <text:p>ESS_R04_2008_CAT_ES_312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Si no hi confia en absolut doni una puntuació de 0.</text:p>
          </table:table-cell>
          <table:table-cell office:value-type="float" office:value="18326" calcext:value-type="float">
            <text:p>18326</text:p>
          </table:table-cell>
        </table:table-row>
        <table:table-row table:style-name="ro1">
          <table:table-cell office:value-type="string" calcext:value-type="string">
            <text:p>ESS_R04_2008_CAT_ES_312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Si hi confia plenament doni una puntuació de 10, en qualsevol altre cas doni un número entremig.</text:p>
          </table:table-cell>
          <table:table-cell office:value-type="float" office:value="18327" calcext:value-type="float">
            <text:p>18327</text:p>
          </table:table-cell>
        </table:table-row>
        <table:table-row table:style-name="ro1">
          <table:table-cell office:value-type="string" calcext:value-type="string">
            <text:p>ESS_R04_2008_CAT_ES_313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Utilitzant aquesta targeta, si us plau digui en quina mesura està d'acord o en desacord amb cadascuna de les afirmacions següents.</text:p>
          </table:table-cell>
          <table:table-cell office:value-type="float" office:value="18330" calcext:value-type="float">
            <text:p>18330</text:p>
          </table:table-cell>
        </table:table-row>
        <table:table-row table:style-name="ro1">
          <table:table-cell office:value-type="string" calcext:value-type="string">
            <text:p>ESS_R04_2008_CAT_ES_313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El govern hauria de prendre mesures per reduir les diferències en els nivells d'ingressos</text:p>
          </table:table-cell>
          <table:table-cell office:value-type="float" office:value="17089" calcext:value-type="float">
            <text:p>17089</text:p>
          </table:table-cell>
        </table:table-row>
        <table:table-row table:style-name="ro1">
          <table:table-cell office:value-type="string" calcext:value-type="string">
            <text:p>ESS_R04_2008_CAT_ES_314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Els gais i les lesbianes haurien de tenir llibertat per viure com vulguin</text:p>
          </table:table-cell>
          <table:table-cell office:value-type="float" office:value="17090" calcext:value-type="float">
            <text:p>17090</text:p>
          </table:table-cell>
        </table:table-row>
        <table:table-row table:style-name="ro1">
          <table:table-cell office:value-type="string" calcext:value-type="string">
            <text:p>ESS_R04_2008_CAT_ES_315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El govern hauria de garantir que tots els grups socials són tractats de forma igualitària</text:p>
          </table:table-cell>
          <table:table-cell office:value-type="float" office:value="18331" calcext:value-type="float">
            <text:p>18331</text:p>
          </table:table-cell>
        </table:table-row>
        <table:table-row table:style-name="ro1">
          <table:table-cell office:value-type="string" calcext:value-type="string">
            <text:p>ESS_R04_2008_CAT_ES_316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Utilitzant aquesta targeta, on es col·locaria vostè en aquesta escala, a on el 0 vol dir “esquerra” i el 10 “dreta”?</text:p>
          </table:table-cell>
          <table:table-cell office:value-type="float" office:value="18332" calcext:value-type="float">
            <text:p>18332</text:p>
          </table:table-cell>
        </table:table-row>
        <table:table-row table:style-name="ro1">
          <table:table-cell office:value-type="string" calcext:value-type="string">
            <text:p>ESS_R04_2008_CAT_ES_317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Utilitzant la mateixa targeta, on situaria el partit que més li agrada, a on el 0 vol dir “esquerra” i el 10 “dreta”?</text:p>
          </table:table-cell>
          <table:table-cell office:value-type="float" office:value="18333" calcext:value-type="float">
            <text:p>18333</text:p>
          </table:table-cell>
        </table:table-row>
        <table:table-row table:style-name="ro1">
          <table:table-cell office:value-type="string" calcext:value-type="string">
            <text:p>ESS_R04_2008_CAT_ES_318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Utilitzant la mateixa targeta, on situaria el que menys li agrada a on el 0 vol dir “esquerra” i el 10 “dreta”?</text:p>
          </table:table-cell>
          <table:table-cell office:value-type="float" office:value="18334" calcext:value-type="float">
            <text:p>18334</text:p>
          </table:table-cell>
        </table:table-row>
        <table:table-row table:style-name="ro1">
          <table:table-cell office:value-type="string" calcext:value-type="string">
            <text:p>ESS_R04_2008_CAT_ES_319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Diria vostè que, en general, es pot confiar en la majoria de la gent, o que un mai no és prou prudent en el tracte amb els altres?</text:p>
          </table:table-cell>
          <table:table-cell office:value-type="float" office:value="18335" calcext:value-type="float">
            <text:p>18335</text:p>
          </table:table-cell>
        </table:table-row>
        <table:table-row table:style-name="ro1">
          <table:table-cell office:value-type="string" calcext:value-type="string">
            <text:p>ESS_R04_2008_CAT_ES_320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Pensa que la majoria de la gent intentaria aprofitar-se de vostè si tingués l'ocasió, o que seria honrada amb vostè?</text:p>
          </table:table-cell>
          <table:table-cell office:value-type="float" office:value="18336" calcext:value-type="float">
            <text:p>18336</text:p>
          </table:table-cell>
        </table:table-row>
        <table:table-row table:style-name="ro1">
          <table:table-cell office:value-type="string" calcext:value-type="string">
            <text:p>ESS_R04_2008_CAT_ES_321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Diria vostè que la majoria de la gent mereix la seva confiança o que només molt pocs la mereixen?</text:p>
          </table:table-cell>
          <table:table-cell office:value-type="float" office:value="18337" calcext:value-type="float">
            <text:p>18337</text:p>
          </table:table-cell>
        </table:table-row>
        <table:table-row table:style-name="ro1">
          <table:table-cell office:value-type="string" calcext:value-type="string">
            <text:p>ESS_R04_2008_CAT_ES_322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En general, en quina mesura està satisfet amb la situació econòmica actual a Espanya?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1">
          <table:table-cell office:value-type="string" calcext:value-type="string">
            <text:p>ESS_R04_2008_CAT_ES_322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Si us plau, respongui utilitzant aquesta targeta, on el 0 vol dir que està insatisfet i 10 que està satisfet.</text:p>
          </table:table-cell>
          <table:table-cell office:value-type="float" office:value="18338" calcext:value-type="float">
            <text:p>18338</text:p>
          </table:table-cell>
        </table:table-row>
        <table:table-row table:style-name="ro1">
          <table:table-cell office:value-type="string" calcext:value-type="string">
            <text:p>ESS_R04_2008_CAT_ES_323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4_2008_CAT_ES_324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Überhaupt keine Zeit</text:p>
          </table:table-cell>
          <table:table-cell office:value-type="float" office:value="35014" calcext:value-type="float">
            <text:p>3501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eniger als 0.5 Stunde</text:p>
          </table:table-cell>
          <table:table-cell office:value-type="float" office:value="35015" calcext:value-type="float">
            <text:p>35015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.5 Stunde, bis zu 1 Stunde</text:p>
          </table:table-cell>
          <table:table-cell office:value-type="float" office:value="35016" calcext:value-type="float">
            <text:p>35016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Stunde, bis zu 1.5 Stunden</text:p>
          </table:table-cell>
          <table:table-cell office:value-type="float" office:value="35017" calcext:value-type="float">
            <text:p>35017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.5 Stunde, bis zu 2 Stunden</text:p>
          </table:table-cell>
          <table:table-cell office:value-type="float" office:value="35018" calcext:value-type="float">
            <text:p>35018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Stunden, bis zu 2.5 Stunden</text:p>
          </table:table-cell>
          <table:table-cell office:value-type="float" office:value="35019" calcext:value-type="float">
            <text:p>35019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.5 Stunden, bis zu 3 Stunden</text:p>
          </table:table-cell>
          <table:table-cell office:value-type="float" office:value="35020" calcext:value-type="float">
            <text:p>35020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3 Stunden</text:p>
          </table:table-cell>
          <table:table-cell office:value-type="float" office:value="35021" calcext:value-type="float">
            <text:p>35021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Weiss nicht)</text:p>
          </table:table-cell>
          <table:table-cell office:value-type="float" office:value="35022" calcext:value-type="float">
            <text:p>35022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Überhaupt keine Zeit</text:p>
          </table:table-cell>
          <table:table-cell office:value-type="float" office:value="35014" calcext:value-type="float">
            <text:p>3501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niger als 0.5 Stunde</text:p>
          </table:table-cell>
          <table:table-cell office:value-type="float" office:value="35015" calcext:value-type="float">
            <text:p>35015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.5 Stunde, bis zu 1 Stunde</text:p>
          </table:table-cell>
          <table:table-cell office:value-type="float" office:value="35016" calcext:value-type="float">
            <text:p>35016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Stunde, bis zu 1.5 Stunden</text:p>
          </table:table-cell>
          <table:table-cell office:value-type="float" office:value="35017" calcext:value-type="float">
            <text:p>35017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.5 Stunde, bis zu 2 Stunden</text:p>
          </table:table-cell>
          <table:table-cell office:value-type="float" office:value="35018" calcext:value-type="float">
            <text:p>35018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Stunden, bis zu 2.5 Stunden</text:p>
          </table:table-cell>
          <table:table-cell office:value-type="float" office:value="35019" calcext:value-type="float">
            <text:p>35019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.5 Stunden, bis zu 3 Stunden</text:p>
          </table:table-cell>
          <table:table-cell office:value-type="float" office:value="35020" calcext:value-type="float">
            <text:p>35020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3 Stunden</text:p>
          </table:table-cell>
          <table:table-cell office:value-type="float" office:value="35021" calcext:value-type="float">
            <text:p>35021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Weiss nicht)</text:p>
          </table:table-cell>
          <table:table-cell office:value-type="float" office:value="35022" calcext:value-type="float">
            <text:p>35022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Überhaupt keine Zeit</text:p>
          </table:table-cell>
          <table:table-cell office:value-type="float" office:value="35014" calcext:value-type="float">
            <text:p>3501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eniger als 0.5 Stunde</text:p>
          </table:table-cell>
          <table:table-cell office:value-type="float" office:value="35015" calcext:value-type="float">
            <text:p>35015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.5 Stunde, bis zu 1 Stunde</text:p>
          </table:table-cell>
          <table:table-cell office:value-type="float" office:value="35016" calcext:value-type="float">
            <text:p>35016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Stunde, bis zu 1.5 Stunden</text:p>
          </table:table-cell>
          <table:table-cell office:value-type="float" office:value="35017" calcext:value-type="float">
            <text:p>35017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.5 Stunde, bis zu 2 Stunden</text:p>
          </table:table-cell>
          <table:table-cell office:value-type="float" office:value="35018" calcext:value-type="float">
            <text:p>35018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Stunden, bis zu 2.5 Stunden</text:p>
          </table:table-cell>
          <table:table-cell office:value-type="float" office:value="35019" calcext:value-type="float">
            <text:p>35019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.5 Stunden, bis zu 3 Stunden</text:p>
          </table:table-cell>
          <table:table-cell office:value-type="float" office:value="35020" calcext:value-type="float">
            <text:p>35020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3 Stunden</text:p>
          </table:table-cell>
          <table:table-cell office:value-type="float" office:value="35021" calcext:value-type="float">
            <text:p>35021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Weiss nicht)</text:p>
          </table:table-cell>
          <table:table-cell office:value-type="float" office:value="35022" calcext:value-type="float">
            <text:p>35022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Überhaupt keine Zeit</text:p>
          </table:table-cell>
          <table:table-cell office:value-type="float" office:value="35014" calcext:value-type="float">
            <text:p>3501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eniger als 0.5 Stunde</text:p>
          </table:table-cell>
          <table:table-cell office:value-type="float" office:value="35015" calcext:value-type="float">
            <text:p>35015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.5 Stunde, bis zu 1 Stunde</text:p>
          </table:table-cell>
          <table:table-cell office:value-type="float" office:value="35016" calcext:value-type="float">
            <text:p>35016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Stunde, bis zu 1.5 Stunden</text:p>
          </table:table-cell>
          <table:table-cell office:value-type="float" office:value="35017" calcext:value-type="float">
            <text:p>35017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.5 Stunde, bis zu 2 Stunden</text:p>
          </table:table-cell>
          <table:table-cell office:value-type="float" office:value="35018" calcext:value-type="float">
            <text:p>35018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Stunden, bis zu 2.5 Stunden</text:p>
          </table:table-cell>
          <table:table-cell office:value-type="float" office:value="35019" calcext:value-type="float">
            <text:p>35019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.5 Stunden, bis zu 3 Stunden</text:p>
          </table:table-cell>
          <table:table-cell office:value-type="float" office:value="35020" calcext:value-type="float">
            <text:p>35020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3 Stunden</text:p>
          </table:table-cell>
          <table:table-cell office:value-type="float" office:value="35021" calcext:value-type="float">
            <text:p>35021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Weiss nicht)</text:p>
          </table:table-cell>
          <table:table-cell office:value-type="float" office:value="35022" calcext:value-type="float">
            <text:p>35022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Überhaupt keine Zeit</text:p>
          </table:table-cell>
          <table:table-cell office:value-type="float" office:value="35014" calcext:value-type="float">
            <text:p>3501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eniger als 0.5 Stunde</text:p>
          </table:table-cell>
          <table:table-cell office:value-type="float" office:value="35015" calcext:value-type="float">
            <text:p>35015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.5 Stunde, bis zu 1 Stunde</text:p>
          </table:table-cell>
          <table:table-cell office:value-type="float" office:value="35016" calcext:value-type="float">
            <text:p>35016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Stunde, bis zu 1.5 Stunden</text:p>
          </table:table-cell>
          <table:table-cell office:value-type="float" office:value="35017" calcext:value-type="float">
            <text:p>35017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.5 Stunde, bis zu 2 Stunden</text:p>
          </table:table-cell>
          <table:table-cell office:value-type="float" office:value="35018" calcext:value-type="float">
            <text:p>35018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Stunden, bis zu 2.5 Stunden</text:p>
          </table:table-cell>
          <table:table-cell office:value-type="float" office:value="35019" calcext:value-type="float">
            <text:p>35019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.5 Stunden, bis zu 3 Stunden</text:p>
          </table:table-cell>
          <table:table-cell office:value-type="float" office:value="35020" calcext:value-type="float">
            <text:p>35020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3 Stunden</text:p>
          </table:table-cell>
          <table:table-cell office:value-type="float" office:value="35021" calcext:value-type="float">
            <text:p>35021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Weiss nicht)</text:p>
          </table:table-cell>
          <table:table-cell office:value-type="float" office:value="35022" calcext:value-type="float">
            <text:p>35022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Überhaupt keine Zeit</text:p>
          </table:table-cell>
          <table:table-cell office:value-type="float" office:value="35014" calcext:value-type="float">
            <text:p>3501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eniger als 0.5 Stunde</text:p>
          </table:table-cell>
          <table:table-cell office:value-type="float" office:value="35015" calcext:value-type="float">
            <text:p>35015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.5 Stunde, bis zu 1 Stunde</text:p>
          </table:table-cell>
          <table:table-cell office:value-type="float" office:value="35016" calcext:value-type="float">
            <text:p>35016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Stunde, bis zu 1.5 Stunden</text:p>
          </table:table-cell>
          <table:table-cell office:value-type="float" office:value="35017" calcext:value-type="float">
            <text:p>35017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.5 Stunde, bis zu 2 Stunden</text:p>
          </table:table-cell>
          <table:table-cell office:value-type="float" office:value="35018" calcext:value-type="float">
            <text:p>35018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Stunden, bis zu 2.5 Stunden</text:p>
          </table:table-cell>
          <table:table-cell office:value-type="float" office:value="35019" calcext:value-type="float">
            <text:p>35019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.5 Stunden, bis zu 3 Stunden</text:p>
          </table:table-cell>
          <table:table-cell office:value-type="float" office:value="35020" calcext:value-type="float">
            <text:p>35020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3 Stunden</text:p>
          </table:table-cell>
          <table:table-cell office:value-type="float" office:value="35021" calcext:value-type="float">
            <text:p>35021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Weiss nicht)</text:p>
          </table:table-cell>
          <table:table-cell office:value-type="float" office:value="35022" calcext:value-type="float">
            <text:p>35022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ein Zugang, weder zu Hause noch am Arbeitsplatz</text:p>
          </table:table-cell>
          <table:table-cell office:value-type="float" office:value="35023" calcext:value-type="float">
            <text:p>35023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ie</text:p>
          </table:table-cell>
          <table:table-cell office:value-type="float" office:value="35024" calcext:value-type="float">
            <text:p>35024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eniger als einmal pro Monat</text:p>
          </table:table-cell>
          <table:table-cell office:value-type="float" office:value="35025" calcext:value-type="float">
            <text:p>35025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pro Monat</text:p>
          </table:table-cell>
          <table:table-cell office:value-type="float" office:value="35026" calcext:value-type="float">
            <text:p>35026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pro Monat</text:p>
          </table:table-cell>
          <table:table-cell office:value-type="float" office:value="35027" calcext:value-type="float">
            <text:p>35027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pro Woche</text:p>
          </table:table-cell>
          <table:table-cell office:value-type="float" office:value="35028" calcext:value-type="float">
            <text:p>35028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pro Woche</text:p>
          </table:table-cell>
          <table:table-cell office:value-type="float" office:value="35029" calcext:value-type="float">
            <text:p>35029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Jeden Tag</text:p>
          </table:table-cell>
          <table:table-cell office:value-type="float" office:value="35030" calcext:value-type="float">
            <text:p>35030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Weiss nicht)</text:p>
          </table:table-cell>
          <table:table-cell office:value-type="float" office:value="35031" calcext:value-type="float">
            <text:p>35031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nicht genug vorsichtig sein.</text:p>
          </table:table-cell>
          <table:table-cell office:value-type="float" office:value="35032" calcext:value-type="float">
            <text:p>3503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5033" calcext:value-type="float">
            <text:p>35033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5034" calcext:value-type="float">
            <text:p>35034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5035" calcext:value-type="float">
            <text:p>35035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5036" calcext:value-type="float">
            <text:p>35036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5037" calcext:value-type="float">
            <text:p>35037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5038" calcext:value-type="float">
            <text:p>35038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5039" calcext:value-type="float">
            <text:p>35039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5040" calcext:value-type="float">
            <text:p>35040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5041" calcext:value-type="float">
            <text:p>35041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den meisten Menschen trauen.</text:p>
          </table:table-cell>
          <table:table-cell office:value-type="float" office:value="35042" calcext:value-type="float">
            <text:p>3504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Weiss nicht)</text:p>
          </table:table-cell>
          <table:table-cell office:value-type="float" office:value="35043" calcext:value-type="float">
            <text:p>35043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würden versuchen, mich auszunützen..</text:p>
          </table:table-cell>
          <table:table-cell office:value-type="float" office:value="35044" calcext:value-type="float">
            <text:p>35044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5045" calcext:value-type="float">
            <text:p>3504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5046" calcext:value-type="float">
            <text:p>35046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5047" calcext:value-type="float">
            <text:p>35047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5048" calcext:value-type="float">
            <text:p>35048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5049" calcext:value-type="float">
            <text:p>35049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5050" calcext:value-type="float">
            <text:p>35050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5051" calcext:value-type="float">
            <text:p>35051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5052" calcext:value-type="float">
            <text:p>35052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5053" calcext:value-type="float">
            <text:p>35053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würden sich fair verhalten</text:p>
          </table:table-cell>
          <table:table-cell office:value-type="float" office:value="35054" calcext:value-type="float">
            <text:p>35054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Weiss nicht)</text:p>
          </table:table-cell>
          <table:table-cell office:value-type="float" office:value="35055" calcext:value-type="float">
            <text:p>3505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isten Menschen sind nur auf den eigenen Vorteil bedacht</text:p>
          </table:table-cell>
          <table:table-cell office:value-type="float" office:value="35056" calcext:value-type="float">
            <text:p>35056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35057" calcext:value-type="float">
            <text:p>35057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5058" calcext:value-type="float">
            <text:p>35058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5059" calcext:value-type="float">
            <text:p>35059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35060" calcext:value-type="float">
            <text:p>35060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35061" calcext:value-type="float">
            <text:p>35061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35062" calcext:value-type="float">
            <text:p>35062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35063" calcext:value-type="float">
            <text:p>35063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35064" calcext:value-type="float">
            <text:p>35064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35065" calcext:value-type="float">
            <text:p>35065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isten Menschen versuchen, hilfsbereit zu sein.</text:p>
          </table:table-cell>
          <table:table-cell office:value-type="float" office:value="35066" calcext:value-type="float">
            <text:p>35066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Weiss nicht)</text:p>
          </table:table-cell>
          <table:table-cell office:value-type="float" office:value="35067" calcext:value-type="float">
            <text:p>35067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4_2008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 Sehr interessiert</text:p>
          </table:table-cell>
          <table:table-cell office:value-type="float" office:value="35068" calcext:value-type="float">
            <text:p>35068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4_2008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 Ziemlich interessiert</text:p>
          </table:table-cell>
          <table:table-cell office:value-type="float" office:value="35069" calcext:value-type="float">
            <text:p>35069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4_2008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 Kaum interessier</text:p>
          </table:table-cell>
          <table:table-cell office:value-type="float" office:value="35070" calcext:value-type="float">
            <text:p>35070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4_2008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Oder überhaupt nicht interessiert?</text:p>
          </table:table-cell>
          <table:table-cell office:value-type="float" office:value="35071" calcext:value-type="float">
            <text:p>35071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4_2008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Weiss nicht)</text:p>
          </table:table-cell>
          <table:table-cell office:value-type="float" office:value="35072" calcext:value-type="float">
            <text:p>35072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4_2008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ie</text:p>
          </table:table-cell>
          <table:table-cell office:value-type="float" office:value="35073" calcext:value-type="float">
            <text:p>35073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4_2008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ten</text:p>
          </table:table-cell>
          <table:table-cell office:value-type="float" office:value="35074" calcext:value-type="float">
            <text:p>35074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4_2008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anchmal</text:p>
          </table:table-cell>
          <table:table-cell office:value-type="float" office:value="35075" calcext:value-type="float">
            <text:p>35075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4_2008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Ziemlich häufig</text:p>
          </table:table-cell>
          <table:table-cell office:value-type="float" office:value="35076" calcext:value-type="float">
            <text:p>35076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4_2008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äufig</text:p>
          </table:table-cell>
          <table:table-cell office:value-type="float" office:value="35077" calcext:value-type="float">
            <text:p>35077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4_2008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Weiss nicht)</text:p>
          </table:table-cell>
          <table:table-cell office:value-type="float" office:value="35078" calcext:value-type="float">
            <text:p>35078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4_2008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schwer</text:p>
          </table:table-cell>
          <table:table-cell office:value-type="float" office:value="35079" calcext:value-type="float">
            <text:p>35079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4_2008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chwer</text:p>
          </table:table-cell>
          <table:table-cell office:value-type="float" office:value="35080" calcext:value-type="float">
            <text:p>35080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4_2008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Weder schwer noch leicht</text:p>
          </table:table-cell>
          <table:table-cell office:value-type="float" office:value="35081" calcext:value-type="float">
            <text:p>35081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4_2008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eicht</text:p>
          </table:table-cell>
          <table:table-cell office:value-type="float" office:value="35082" calcext:value-type="float">
            <text:p>35082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4_2008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leicht</text:p>
          </table:table-cell>
          <table:table-cell office:value-type="float" office:value="35083" calcext:value-type="float">
            <text:p>35083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4_2008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Weiss nicht)</text:p>
          </table:table-cell>
          <table:table-cell office:value-type="float" office:value="35084" calcext:value-type="float">
            <text:p>35084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4_2008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a</text:p>
          </table:table-cell>
          <table:table-cell office:value-type="float" office:value="35097" calcext:value-type="float">
            <text:p>35097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4_2008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ein</text:p>
          </table:table-cell>
          <table:table-cell office:value-type="float" office:value="35098" calcext:value-type="float">
            <text:p>35098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4_2008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in nicht stimm- und wahlberechtigt</text:p>
          </table:table-cell>
          <table:table-cell office:value-type="float" office:value="35099" calcext:value-type="float">
            <text:p>35099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4_2008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Weiss nicht)</text:p>
          </table:table-cell>
          <table:table-cell office:value-type="float" office:value="35100" calcext:value-type="float">
            <text:p>35100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5101" calcext:value-type="float">
            <text:p>35101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5102" calcext:value-type="float">
            <text:p>35102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5103" calcext:value-type="float">
            <text:p>35103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5104" calcext:value-type="float">
            <text:p>35104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iberale Partei (LP)</text:p>
          </table:table-cell>
          <table:table-cell office:value-type="float" office:value="35105" calcext:value-type="float">
            <text:p>35105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5106" calcext:value-type="float">
            <text:p>35106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artei der Arbeit (PdA)</text:p>
          </table:table-cell>
          <table:table-cell office:value-type="float" office:value="35107" calcext:value-type="float">
            <text:p>35107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üne Partei (GPS)</text:p>
          </table:table-cell>
          <table:table-cell office:value-type="float" office:value="35108" calcext:value-type="float">
            <text:p>35108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ünliberalen (GLP)</text:p>
          </table:table-cell>
          <table:table-cell office:value-type="float" office:value="35109" calcext:value-type="float">
            <text:p>35109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chweizer Demokraten (SD) (vormals Nationale Action (NA))</text:p>
          </table:table-cell>
          <table:table-cell office:value-type="float" office:value="35110" calcext:value-type="float">
            <text:p>35110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5111" calcext:value-type="float">
            <text:p>35111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5112" calcext:value-type="float">
            <text:p>35112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ga dei Ticinesi (Lega)</text:p>
          </table:table-cell>
          <table:table-cell office:value-type="float" office:value="35113" calcext:value-type="float">
            <text:p>35113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onstige</text:p>
          </table:table-cell>
          <table:table-cell office:value-type="float" office:value="35114" calcext:value-type="float">
            <text:p>35114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ere Stimmabgabe</text:p>
          </table:table-cell>
          <table:table-cell office:value-type="float" office:value="35115" calcext:value-type="float">
            <text:p>35115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Weiss nicht)</text:p>
          </table:table-cell>
          <table:table-cell office:value-type="float" office:value="35116" calcext:value-type="float">
            <text:p>35116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4_2008_GER_CH_23</text:p>
          </table:table-cell>
          <table:table-cell office:value-type="string" calcext:value-type="string">
            <text:p>B12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5120" calcext:value-type="float">
            <text:p>35120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5121" calcext:value-type="float">
            <text:p>35121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5122" calcext:value-type="float">
            <text:p>35122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5123" calcext:value-type="float">
            <text:p>35123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iberale Partei (LP)</text:p>
          </table:table-cell>
          <table:table-cell office:value-type="float" office:value="35124" calcext:value-type="float">
            <text:p>35124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5125" calcext:value-type="float">
            <text:p>35125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artei der Arbeit (PdA)</text:p>
          </table:table-cell>
          <table:table-cell office:value-type="float" office:value="35126" calcext:value-type="float">
            <text:p>35126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üne Partei (GPS)</text:p>
          </table:table-cell>
          <table:table-cell office:value-type="float" office:value="35127" calcext:value-type="float">
            <text:p>35127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ünliberalen (GLP)</text:p>
          </table:table-cell>
          <table:table-cell office:value-type="float" office:value="35128" calcext:value-type="float">
            <text:p>35128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chweizer Demokraten (SD) (vormals Nationale Action (NA))</text:p>
          </table:table-cell>
          <table:table-cell office:value-type="float" office:value="35129" calcext:value-type="float">
            <text:p>35129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5130" calcext:value-type="float">
            <text:p>35130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5131" calcext:value-type="float">
            <text:p>35131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ega dei Ticinesi (Lega)</text:p>
          </table:table-cell>
          <table:table-cell office:value-type="float" office:value="35132" calcext:value-type="float">
            <text:p>35132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onstige</text:p>
          </table:table-cell>
          <table:table-cell office:value-type="float" office:value="35133" calcext:value-type="float">
            <text:p>35133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Weiss nicht)</text:p>
          </table:table-cell>
          <table:table-cell office:value-type="float" office:value="35134" calcext:value-type="float">
            <text:p>35134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3</text:p>
          </table:table-cell>
          <table:table-cell office:value-type="string" calcext:value-type="string">
            <text:p>B20b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ehr nahe</text:p>
          </table:table-cell>
          <table:table-cell office:value-type="float" office:value="35135" calcext:value-type="float">
            <text:p>35135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4_2008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Ziemlich nahe</text:p>
          </table:table-cell>
          <table:table-cell office:value-type="float" office:value="35136" calcext:value-type="float">
            <text:p>35136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4_2008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icht nahe</text:p>
          </table:table-cell>
          <table:table-cell office:value-type="float" office:value="35137" calcext:value-type="float">
            <text:p>35137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4_2008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Überhaupt nicht nahe?</text:p>
          </table:table-cell>
          <table:table-cell office:value-type="float" office:value="35138" calcext:value-type="float">
            <text:p>35138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4_2008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Weiss nicht)</text:p>
          </table:table-cell>
          <table:table-cell office:value-type="float" office:value="35139" calcext:value-type="float">
            <text:p>35139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4_2008_GER_CH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5120" calcext:value-type="float">
            <text:p>35120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5121" calcext:value-type="float">
            <text:p>35121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5122" calcext:value-type="float">
            <text:p>35122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5123" calcext:value-type="float">
            <text:p>35123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iberale Partei (LP)</text:p>
          </table:table-cell>
          <table:table-cell office:value-type="float" office:value="35124" calcext:value-type="float">
            <text:p>35124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5125" calcext:value-type="float">
            <text:p>35125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artei der Arbeit (PdA)</text:p>
          </table:table-cell>
          <table:table-cell office:value-type="float" office:value="35126" calcext:value-type="float">
            <text:p>35126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üne Partei (GPS)</text:p>
          </table:table-cell>
          <table:table-cell office:value-type="float" office:value="35127" calcext:value-type="float">
            <text:p>35127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ünliberalen (GLP)</text:p>
          </table:table-cell>
          <table:table-cell office:value-type="float" office:value="35128" calcext:value-type="float">
            <text:p>35128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chweizer Demokraten (SD) (vormals Nationale Action (NA))</text:p>
          </table:table-cell>
          <table:table-cell office:value-type="float" office:value="35129" calcext:value-type="float">
            <text:p>35129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5130" calcext:value-type="float">
            <text:p>35130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5131" calcext:value-type="float">
            <text:p>35131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ega dei Ticinesi (Lega)</text:p>
          </table:table-cell>
          <table:table-cell office:value-type="float" office:value="35132" calcext:value-type="float">
            <text:p>35132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onstige</text:p>
          </table:table-cell>
          <table:table-cell office:value-type="float" office:value="35133" calcext:value-type="float">
            <text:p>35133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Weiss nicht)</text:p>
          </table:table-cell>
          <table:table-cell office:value-type="float" office:value="35134" calcext:value-type="float">
            <text:p>35134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4_2008_GER_CH_37</text:p>
          </table:table-cell>
          <table:table-cell office:value-type="string" calcext:value-type="string">
            <text:p>B22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inks</text:p>
          </table:table-cell>
          <table:table-cell office:value-type="float" office:value="35140" calcext:value-type="float">
            <text:p>3514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5141" calcext:value-type="float">
            <text:p>35141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5142" calcext:value-type="float">
            <text:p>35142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5143" calcext:value-type="float">
            <text:p>35143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5144" calcext:value-type="float">
            <text:p>35144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5145" calcext:value-type="float">
            <text:p>35145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5146" calcext:value-type="float">
            <text:p>35146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5147" calcext:value-type="float">
            <text:p>35147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5148" calcext:value-type="float">
            <text:p>35148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5149" calcext:value-type="float">
            <text:p>35149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echts</text:p>
          </table:table-cell>
          <table:table-cell office:value-type="float" office:value="35150" calcext:value-type="float">
            <text:p>3515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ss nicht)</text:p>
          </table:table-cell>
          <table:table-cell office:value-type="float" office:value="35151" calcext:value-type="float">
            <text:p>35151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5152" calcext:value-type="float">
            <text:p>3515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35153" calcext:value-type="float">
            <text:p>3515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35154" calcext:value-type="float">
            <text:p>35154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35155" calcext:value-type="float">
            <text:p>35155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35156" calcext:value-type="float">
            <text:p>35156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35157" calcext:value-type="float">
            <text:p>35157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35158" calcext:value-type="float">
            <text:p>3515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35159" calcext:value-type="float">
            <text:p>3515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35160" calcext:value-type="float">
            <text:p>3516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35161" calcext:value-type="float">
            <text:p>35161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5162" calcext:value-type="float">
            <text:p>3516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Weiss nicht)</text:p>
          </table:table-cell>
          <table:table-cell office:value-type="float" office:value="35163" calcext:value-type="float">
            <text:p>3516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5152" calcext:value-type="float">
            <text:p>3515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5153" calcext:value-type="float">
            <text:p>3515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5154" calcext:value-type="float">
            <text:p>35154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5155" calcext:value-type="float">
            <text:p>35155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5156" calcext:value-type="float">
            <text:p>35156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5157" calcext:value-type="float">
            <text:p>35157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5158" calcext:value-type="float">
            <text:p>3515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5159" calcext:value-type="float">
            <text:p>3515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5160" calcext:value-type="float">
            <text:p>3516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5161" calcext:value-type="float">
            <text:p>35161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5162" calcext:value-type="float">
            <text:p>3516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ss nicht)</text:p>
          </table:table-cell>
          <table:table-cell office:value-type="float" office:value="35163" calcext:value-type="float">
            <text:p>3516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5152" calcext:value-type="float">
            <text:p>3515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5153" calcext:value-type="float">
            <text:p>3515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5154" calcext:value-type="float">
            <text:p>35154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5155" calcext:value-type="float">
            <text:p>35155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5156" calcext:value-type="float">
            <text:p>35156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5157" calcext:value-type="float">
            <text:p>35157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5158" calcext:value-type="float">
            <text:p>3515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5159" calcext:value-type="float">
            <text:p>3515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5160" calcext:value-type="float">
            <text:p>3516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5161" calcext:value-type="float">
            <text:p>35161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5162" calcext:value-type="float">
            <text:p>3516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ss nicht)</text:p>
          </table:table-cell>
          <table:table-cell office:value-type="float" office:value="35163" calcext:value-type="float">
            <text:p>3516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5152" calcext:value-type="float">
            <text:p>3515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5153" calcext:value-type="float">
            <text:p>3515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5154" calcext:value-type="float">
            <text:p>35154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5155" calcext:value-type="float">
            <text:p>35155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5156" calcext:value-type="float">
            <text:p>35156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5157" calcext:value-type="float">
            <text:p>35157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5158" calcext:value-type="float">
            <text:p>3515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5159" calcext:value-type="float">
            <text:p>3515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5160" calcext:value-type="float">
            <text:p>3516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5161" calcext:value-type="float">
            <text:p>35161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5162" calcext:value-type="float">
            <text:p>3516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ss nicht)</text:p>
          </table:table-cell>
          <table:table-cell office:value-type="float" office:value="35163" calcext:value-type="float">
            <text:p>3516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sserst schlecht</text:p>
          </table:table-cell>
          <table:table-cell office:value-type="float" office:value="35164" calcext:value-type="float">
            <text:p>3516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35165" calcext:value-type="float">
            <text:p>35165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35166" calcext:value-type="float">
            <text:p>35166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35167" calcext:value-type="float">
            <text:p>35167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35168" calcext:value-type="float">
            <text:p>35168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35169" calcext:value-type="float">
            <text:p>35169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35170" calcext:value-type="float">
            <text:p>35170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35171" calcext:value-type="float">
            <text:p>35171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35172" calcext:value-type="float">
            <text:p>35172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35173" calcext:value-type="float">
            <text:p>35173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sserst gut</text:p>
          </table:table-cell>
          <table:table-cell office:value-type="float" office:value="35174" calcext:value-type="float">
            <text:p>3517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Weiss nicht)</text:p>
          </table:table-cell>
          <table:table-cell office:value-type="float" office:value="35175" calcext:value-type="float">
            <text:p>35175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sserst schlecht</text:p>
          </table:table-cell>
          <table:table-cell office:value-type="float" office:value="35164" calcext:value-type="float">
            <text:p>3516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35165" calcext:value-type="float">
            <text:p>35165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35166" calcext:value-type="float">
            <text:p>35166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35167" calcext:value-type="float">
            <text:p>35167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35168" calcext:value-type="float">
            <text:p>35168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35169" calcext:value-type="float">
            <text:p>35169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35170" calcext:value-type="float">
            <text:p>35170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35171" calcext:value-type="float">
            <text:p>35171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35172" calcext:value-type="float">
            <text:p>35172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35173" calcext:value-type="float">
            <text:p>35173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sserst gut</text:p>
          </table:table-cell>
          <table:table-cell office:value-type="float" office:value="35174" calcext:value-type="float">
            <text:p>3517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Weiss nicht)</text:p>
          </table:table-cell>
          <table:table-cell office:value-type="float" office:value="35175" calcext:value-type="float">
            <text:p>35175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4_2008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Die europäische Integration ist bereits zu weit gegangen</text:p>
          </table:table-cell>
          <table:table-cell office:value-type="float" office:value="35182" calcext:value-type="float">
            <text:p>35182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35183" calcext:value-type="float">
            <text:p>35183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35184" calcext:value-type="float">
            <text:p>35184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35185" calcext:value-type="float">
            <text:p>35185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35186" calcext:value-type="float">
            <text:p>35186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35187" calcext:value-type="float">
            <text:p>35187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35188" calcext:value-type="float">
            <text:p>35188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35189" calcext:value-type="float">
            <text:p>35189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35190" calcext:value-type="float">
            <text:p>35190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35191" calcext:value-type="float">
            <text:p>35191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Die europäische Integration sollte verstärkt werden</text:p>
          </table:table-cell>
          <table:table-cell office:value-type="float" office:value="35192" calcext:value-type="float">
            <text:p>35192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Weiss nicht)</text:p>
          </table:table-cell>
          <table:table-cell office:value-type="float" office:value="35193" calcext:value-type="float">
            <text:p>35193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4_2008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Schlecht für die Wirtschaft</text:p>
          </table:table-cell>
          <table:table-cell office:value-type="float" office:value="35199" calcext:value-type="float">
            <text:p>35199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35200" calcext:value-type="float">
            <text:p>35200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35201" calcext:value-type="float">
            <text:p>35201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35202" calcext:value-type="float">
            <text:p>35202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35203" calcext:value-type="float">
            <text:p>35203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35204" calcext:value-type="float">
            <text:p>35204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35205" calcext:value-type="float">
            <text:p>35205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35206" calcext:value-type="float">
            <text:p>35206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35207" calcext:value-type="float">
            <text:p>35207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35208" calcext:value-type="float">
            <text:p>35208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ut für die Wirtschaft</text:p>
          </table:table-cell>
          <table:table-cell office:value-type="float" office:value="35209" calcext:value-type="float">
            <text:p>35209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Weiss nicht)</text:p>
          </table:table-cell>
          <table:table-cell office:value-type="float" office:value="35210" calcext:value-type="float">
            <text:p>35210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Untergraben das Kulturleben</text:p>
          </table:table-cell>
          <table:table-cell office:value-type="float" office:value="35211" calcext:value-type="float">
            <text:p>35211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5212" calcext:value-type="float">
            <text:p>35212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5213" calcext:value-type="float">
            <text:p>35213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5214" calcext:value-type="float">
            <text:p>35214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5215" calcext:value-type="float">
            <text:p>35215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5216" calcext:value-type="float">
            <text:p>35216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5217" calcext:value-type="float">
            <text:p>35217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5218" calcext:value-type="float">
            <text:p>35218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5219" calcext:value-type="float">
            <text:p>35219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5220" calcext:value-type="float">
            <text:p>35220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Bereichern das Kulturleben</text:p>
          </table:table-cell>
          <table:table-cell office:value-type="float" office:value="35221" calcext:value-type="float">
            <text:p>35221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Weiss nicht)</text:p>
          </table:table-cell>
          <table:table-cell office:value-type="float" office:value="35222" calcext:value-type="float">
            <text:p>35222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Schlechter</text:p>
          </table:table-cell>
          <table:table-cell office:value-type="float" office:value="35223" calcext:value-type="float">
            <text:p>35223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5224" calcext:value-type="float">
            <text:p>35224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5225" calcext:value-type="float">
            <text:p>35225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5226" calcext:value-type="float">
            <text:p>35226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5227" calcext:value-type="float">
            <text:p>35227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5228" calcext:value-type="float">
            <text:p>35228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5229" calcext:value-type="float">
            <text:p>35229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5230" calcext:value-type="float">
            <text:p>3523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5231" calcext:value-type="float">
            <text:p>35231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5232" calcext:value-type="float">
            <text:p>35232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sser</text:p>
          </table:table-cell>
          <table:table-cell office:value-type="float" office:value="35233" calcext:value-type="float">
            <text:p>35233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Weiss nicht)</text:p>
          </table:table-cell>
          <table:table-cell office:value-type="float" office:value="35234" calcext:value-type="float">
            <text:p>35234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sserst unglücklich</text:p>
          </table:table-cell>
          <table:table-cell office:value-type="float" office:value="35235" calcext:value-type="float">
            <text:p>35235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35236" calcext:value-type="float">
            <text:p>35236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35237" calcext:value-type="float">
            <text:p>35237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35238" calcext:value-type="float">
            <text:p>35238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35239" calcext:value-type="float">
            <text:p>35239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35240" calcext:value-type="float">
            <text:p>35240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5241" calcext:value-type="float">
            <text:p>35241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35242" calcext:value-type="float">
            <text:p>35242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35243" calcext:value-type="float">
            <text:p>35243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35244" calcext:value-type="float">
            <text:p>35244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sserst glücklich</text:p>
          </table:table-cell>
          <table:table-cell office:value-type="float" office:value="35245" calcext:value-type="float">
            <text:p>35245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Weiss nicht)</text:p>
          </table:table-cell>
          <table:table-cell office:value-type="float" office:value="35246" calcext:value-type="float">
            <text:p>35246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4_2008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ie</text:p>
          </table:table-cell>
          <table:table-cell office:value-type="float" office:value="35247" calcext:value-type="float">
            <text:p>35247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4_2008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eniger als einmal pro Monat</text:p>
          </table:table-cell>
          <table:table-cell office:value-type="float" office:value="35248" calcext:value-type="float">
            <text:p>35248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4_2008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pro Monat</text:p>
          </table:table-cell>
          <table:table-cell office:value-type="float" office:value="35249" calcext:value-type="float">
            <text:p>35249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4_2008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pro Monat</text:p>
          </table:table-cell>
          <table:table-cell office:value-type="float" office:value="35250" calcext:value-type="float">
            <text:p>35250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4_2008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pro Woche</text:p>
          </table:table-cell>
          <table:table-cell office:value-type="float" office:value="35251" calcext:value-type="float">
            <text:p>35251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4_2008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pro Woche</text:p>
          </table:table-cell>
          <table:table-cell office:value-type="float" office:value="35252" calcext:value-type="float">
            <text:p>35252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4_2008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eden Tag</text:p>
          </table:table-cell>
          <table:table-cell office:value-type="float" office:value="35253" calcext:value-type="float">
            <text:p>35253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4_2008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Weiss nicht)</text:p>
          </table:table-cell>
          <table:table-cell office:value-type="float" office:value="35254" calcext:value-type="float">
            <text:p>35254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4_2008_GER_CH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seltener als die meisten</text:p>
          </table:table-cell>
          <table:table-cell office:value-type="float" office:value="35255" calcext:value-type="float">
            <text:p>35255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4_2008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eltener als die meisten</text:p>
          </table:table-cell>
          <table:table-cell office:value-type="float" office:value="35256" calcext:value-type="float">
            <text:p>35256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4_2008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twa gleich häufig</text:p>
          </table:table-cell>
          <table:table-cell office:value-type="float" office:value="35257" calcext:value-type="float">
            <text:p>35257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4_2008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äufiger als die meisten</text:p>
          </table:table-cell>
          <table:table-cell office:value-type="float" office:value="35258" calcext:value-type="float">
            <text:p>35258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4_2008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häufiger als die meisten</text:p>
          </table:table-cell>
          <table:table-cell office:value-type="float" office:value="35259" calcext:value-type="float">
            <text:p>35259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4_2008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Weiss nicht)</text:p>
          </table:table-cell>
          <table:table-cell office:value-type="float" office:value="35260" calcext:value-type="float">
            <text:p>35260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4_2008_GER_CH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hr sicher</text:p>
          </table:table-cell>
          <table:table-cell office:value-type="float" office:value="35261" calcext:value-type="float">
            <text:p>35261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4_2008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icher</text:p>
          </table:table-cell>
          <table:table-cell office:value-type="float" office:value="35262" calcext:value-type="float">
            <text:p>35262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4_2008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icher</text:p>
          </table:table-cell>
          <table:table-cell office:value-type="float" office:value="35263" calcext:value-type="float">
            <text:p>35263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4_2008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der sehr unsicher</text:p>
          </table:table-cell>
          <table:table-cell office:value-type="float" office:value="35264" calcext:value-type="float">
            <text:p>35264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4_2008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Weiss nicht)</text:p>
          </table:table-cell>
          <table:table-cell office:value-type="float" office:value="35265" calcext:value-type="float">
            <text:p>35265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4_2008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mmer oder meistens</text:p>
          </table:table-cell>
          <table:table-cell office:value-type="float" office:value="35266" calcext:value-type="float">
            <text:p>35266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nchmal</text:p>
          </table:table-cell>
          <table:table-cell office:value-type="float" office:value="35267" calcext:value-type="float">
            <text:p>35267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ur gelegentlich</text:p>
          </table:table-cell>
          <table:table-cell office:value-type="float" office:value="35268" calcext:value-type="float">
            <text:p>35268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ie</text:p>
          </table:table-cell>
          <table:table-cell office:value-type="float" office:value="35269" calcext:value-type="float">
            <text:p>35269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Weiss nicht)</text:p>
          </table:table-cell>
          <table:table-cell office:value-type="float" office:value="35270" calcext:value-type="float">
            <text:p>35270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eine grosse Beeinträchtigung Ihrer Lebensqualität,</text:p>
          </table:table-cell>
          <table:table-cell office:value-type="float" office:value="35271" calcext:value-type="float">
            <text:p>35271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4_2008_GER_CH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eine gewisse Beeinträchtigung,</text:p>
          </table:table-cell>
          <table:table-cell office:value-type="float" office:value="35272" calcext:value-type="float">
            <text:p>35272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4_2008_GER_CH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oder keine nennenswerte Beeinträchtigung Ihrer Lebensqualität?</text:p>
          </table:table-cell>
          <table:table-cell office:value-type="float" office:value="35273" calcext:value-type="float">
            <text:p>35273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4_2008_GER_CH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Weiss nicht)</text:p>
          </table:table-cell>
          <table:table-cell office:value-type="float" office:value="35274" calcext:value-type="float">
            <text:p>35274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4_2008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Immer oder meistens</text:p>
          </table:table-cell>
          <table:table-cell office:value-type="float" office:value="35266" calcext:value-type="float">
            <text:p>35266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Manchmal</text:p>
          </table:table-cell>
          <table:table-cell office:value-type="float" office:value="35267" calcext:value-type="float">
            <text:p>35267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ur gelegentlich</text:p>
          </table:table-cell>
          <table:table-cell office:value-type="float" office:value="35268" calcext:value-type="float">
            <text:p>35268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ie</text:p>
          </table:table-cell>
          <table:table-cell office:value-type="float" office:value="35269" calcext:value-type="float">
            <text:p>35269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Weiss nicht)</text:p>
          </table:table-cell>
          <table:table-cell office:value-type="float" office:value="35270" calcext:value-type="float">
            <text:p>35270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4_2008_GER_CH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eine grosse Beeinträchtigung Ihrer Lebensqualität,</text:p>
          </table:table-cell>
          <table:table-cell office:value-type="float" office:value="35271" calcext:value-type="float">
            <text:p>35271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4_2008_GER_CH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eine gewisse Beeinträchtigung,</text:p>
          </table:table-cell>
          <table:table-cell office:value-type="float" office:value="35272" calcext:value-type="float">
            <text:p>35272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4_2008_GER_CH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oder keine nennenswerte Beeinträchtigung Ihrer Lebensqualität?</text:p>
          </table:table-cell>
          <table:table-cell office:value-type="float" office:value="35273" calcext:value-type="float">
            <text:p>35273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4_2008_GER_CH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eiss nicht)</text:p>
          </table:table-cell>
          <table:table-cell office:value-type="float" office:value="35274" calcext:value-type="float">
            <text:p>35274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4_2008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sehr wahrscheinlich,</text:p>
          </table:table-cell>
          <table:table-cell office:value-type="float" office:value="35275" calcext:value-type="float">
            <text:p>35275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wahrscheinlich,</text:p>
          </table:table-cell>
          <table:table-cell office:value-type="float" office:value="35276" calcext:value-type="float">
            <text:p>35276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nicht sehr wahrscheinlich,</text:p>
          </table:table-cell>
          <table:table-cell office:value-type="float" office:value="35277" calcext:value-type="float">
            <text:p>35277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oder überhaupt nicht wahrscheinlich?</text:p>
          </table:table-cell>
          <table:table-cell office:value-type="float" office:value="35278" calcext:value-type="float">
            <text:p>35278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Weiss nicht)</text:p>
          </table:table-cell>
          <table:table-cell office:value-type="float" office:value="35279" calcext:value-type="float">
            <text:p>35279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sehr wahrscheinlich,</text:p>
          </table:table-cell>
          <table:table-cell office:value-type="float" office:value="35275" calcext:value-type="float">
            <text:p>35275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wahrscheinlich,</text:p>
          </table:table-cell>
          <table:table-cell office:value-type="float" office:value="35276" calcext:value-type="float">
            <text:p>35276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nicht sehr wahrscheinlich,</text:p>
          </table:table-cell>
          <table:table-cell office:value-type="float" office:value="35277" calcext:value-type="float">
            <text:p>35277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oder überhaupt nicht wahrscheinlich?</text:p>
          </table:table-cell>
          <table:table-cell office:value-type="float" office:value="35278" calcext:value-type="float">
            <text:p>35278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Weiss nicht)</text:p>
          </table:table-cell>
          <table:table-cell office:value-type="float" office:value="35279" calcext:value-type="float">
            <text:p>35279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4_2008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Sehr gut</text:p>
          </table:table-cell>
          <table:table-cell office:value-type="float" office:value="35280" calcext:value-type="float">
            <text:p>3528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4_2008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Gut</text:p>
          </table:table-cell>
          <table:table-cell office:value-type="float" office:value="35281" calcext:value-type="float">
            <text:p>35281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4_2008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Mittelmässig</text:p>
          </table:table-cell>
          <table:table-cell office:value-type="float" office:value="35282" calcext:value-type="float">
            <text:p>35282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4_2008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Schlecht</text:p>
          </table:table-cell>
          <table:table-cell office:value-type="float" office:value="35283" calcext:value-type="float">
            <text:p>35283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4_2008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Sehr schlecht?</text:p>
          </table:table-cell>
          <table:table-cell office:value-type="float" office:value="35284" calcext:value-type="float">
            <text:p>35284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4_2008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Weiss nicht)</text:p>
          </table:table-cell>
          <table:table-cell office:value-type="float" office:value="35285" calcext:value-type="float">
            <text:p>35285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4_2008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sehr stark</text:p>
          </table:table-cell>
          <table:table-cell office:value-type="float" office:value="35286" calcext:value-type="float">
            <text:p>35286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4_2008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bis zu einem gewissen Grad</text:p>
          </table:table-cell>
          <table:table-cell office:value-type="float" office:value="35287" calcext:value-type="float">
            <text:p>35287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4_2008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ein</text:p>
          </table:table-cell>
          <table:table-cell office:value-type="float" office:value="35288" calcext:value-type="float">
            <text:p>35288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4_2008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Weiss nicht)</text:p>
          </table:table-cell>
          <table:table-cell office:value-type="float" office:value="35289" calcext:value-type="float">
            <text:p>35289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4_2008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Römisch-Katholische</text:p>
          </table:table-cell>
          <table:table-cell office:value-type="float" office:value="35290" calcext:value-type="float">
            <text:p>35290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hristkatholische (Alte katholischen Kirche)</text:p>
          </table:table-cell>
          <table:table-cell office:value-type="float" office:value="35291" calcext:value-type="float">
            <text:p>35291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Übrige Katholische Kirche, nicht angegebene Konfession</text:p>
          </table:table-cell>
          <table:table-cell office:value-type="float" office:value="35292" calcext:value-type="float">
            <text:p>35292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Protestantische Reformierte</text:p>
          </table:table-cell>
          <table:table-cell office:value-type="float" office:value="35293" calcext:value-type="float">
            <text:p>35293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Übrige Protestantische Kirche, nicht angegebene Konfession</text:p>
          </table:table-cell>
          <table:table-cell office:value-type="float" office:value="35294" calcext:value-type="float">
            <text:p>35294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Orthodox (Zum Beispiel Russische, Griechische, Serbische Kirche)</text:p>
          </table:table-cell>
          <table:table-cell office:value-type="float" office:value="35295" calcext:value-type="float">
            <text:p>35295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 christliche Religion, nicht angegebene Konfession</text:p>
          </table:table-cell>
          <table:table-cell office:value-type="float" office:value="35296" calcext:value-type="float">
            <text:p>35296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Jüdisch</text:p>
          </table:table-cell>
          <table:table-cell office:value-type="float" office:value="35297" calcext:value-type="float">
            <text:p>35297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Islamisch</text:p>
          </table:table-cell>
          <table:table-cell office:value-type="float" office:value="35298" calcext:value-type="float">
            <text:p>35298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uddhismus</text:p>
          </table:table-cell>
          <table:table-cell office:value-type="float" office:value="35299" calcext:value-type="float">
            <text:p>35299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uiduismus</text:p>
          </table:table-cell>
          <table:table-cell office:value-type="float" office:value="35300" calcext:value-type="float">
            <text:p>35300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 asiatische Religion, nicht angegebene Konfession</text:p>
          </table:table-cell>
          <table:table-cell office:value-type="float" office:value="35301" calcext:value-type="float">
            <text:p>35301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 nicht christliche Religion, nicht angegebene Konfession</text:p>
          </table:table-cell>
          <table:table-cell office:value-type="float" office:value="35302" calcext:value-type="float">
            <text:p>35302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</text:p>
          </table:table-cell>
          <table:table-cell office:value-type="float" office:value="35303" calcext:value-type="float">
            <text:p>35303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Weiss nicht)</text:p>
          </table:table-cell>
          <table:table-cell office:value-type="float" office:value="35304" calcext:value-type="float">
            <text:p>35304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5</text:p>
          </table:table-cell>
          <table:table-cell office:value-type="string" calcext:value-type="string">
            <text:p>C18_N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ömisch-Katholische</text:p>
          </table:table-cell>
          <table:table-cell office:value-type="float" office:value="35290" calcext:value-type="float">
            <text:p>35290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hristkatholische (Alte katholischen Kirche)</text:p>
          </table:table-cell>
          <table:table-cell office:value-type="float" office:value="35291" calcext:value-type="float">
            <text:p>35291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Übrige Katholische Kirche, nicht angegebene Konfession</text:p>
          </table:table-cell>
          <table:table-cell office:value-type="float" office:value="35292" calcext:value-type="float">
            <text:p>35292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Protestantische Reformierte</text:p>
          </table:table-cell>
          <table:table-cell office:value-type="float" office:value="35293" calcext:value-type="float">
            <text:p>35293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Übrige Protestantische Kirche, nicht angegebene Konfession</text:p>
          </table:table-cell>
          <table:table-cell office:value-type="float" office:value="35294" calcext:value-type="float">
            <text:p>35294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Orthodox (Zum Beispiel Russische, Griechische, Serbische Kirche)</text:p>
          </table:table-cell>
          <table:table-cell office:value-type="float" office:value="35295" calcext:value-type="float">
            <text:p>35295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 christliche Religion, nicht angegebene Konfession</text:p>
          </table:table-cell>
          <table:table-cell office:value-type="float" office:value="35296" calcext:value-type="float">
            <text:p>35296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Jüdisch</text:p>
          </table:table-cell>
          <table:table-cell office:value-type="float" office:value="35297" calcext:value-type="float">
            <text:p>35297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Islamisch</text:p>
          </table:table-cell>
          <table:table-cell office:value-type="float" office:value="35298" calcext:value-type="float">
            <text:p>35298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uddhismus</text:p>
          </table:table-cell>
          <table:table-cell office:value-type="float" office:value="35299" calcext:value-type="float">
            <text:p>35299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uiduismus</text:p>
          </table:table-cell>
          <table:table-cell office:value-type="float" office:value="35300" calcext:value-type="float">
            <text:p>35300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 asiatische Religion, nicht angegebene Konfession</text:p>
          </table:table-cell>
          <table:table-cell office:value-type="float" office:value="35301" calcext:value-type="float">
            <text:p>35301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 nicht christliche Religion, nicht angegebene Konfession</text:p>
          </table:table-cell>
          <table:table-cell office:value-type="float" office:value="35302" calcext:value-type="float">
            <text:p>35302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</text:p>
          </table:table-cell>
          <table:table-cell office:value-type="float" office:value="35303" calcext:value-type="float">
            <text:p>35303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Weiss nicht)</text:p>
          </table:table-cell>
          <table:table-cell office:value-type="float" office:value="35304" calcext:value-type="float">
            <text:p>35304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4_2008_GER_CH_78</text:p>
          </table:table-cell>
          <table:table-cell office:value-type="string" calcext:value-type="string">
            <text:p>C20_N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Überhaupt nicht religiös</text:p>
          </table:table-cell>
          <table:table-cell office:value-type="float" office:value="35305" calcext:value-type="float">
            <text:p>35305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35306" calcext:value-type="float">
            <text:p>35306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35307" calcext:value-type="float">
            <text:p>35307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35308" calcext:value-type="float">
            <text:p>35308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35309" calcext:value-type="float">
            <text:p>35309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35310" calcext:value-type="float">
            <text:p>35310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35311" calcext:value-type="float">
            <text:p>35311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35312" calcext:value-type="float">
            <text:p>35312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35313" calcext:value-type="float">
            <text:p>35313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35314" calcext:value-type="float">
            <text:p>35314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Sehr religiös</text:p>
          </table:table-cell>
          <table:table-cell office:value-type="float" office:value="35315" calcext:value-type="float">
            <text:p>35315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7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eiss nicht)</text:p>
          </table:table-cell>
          <table:table-cell office:value-type="float" office:value="35316" calcext:value-type="float">
            <text:p>35316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4_2008_GER_CH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Jeden Tag</text:p>
          </table:table-cell>
          <table:table-cell office:value-type="float" office:value="35317" calcext:value-type="float">
            <text:p>35317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hr als einmal pro Woche</text:p>
          </table:table-cell>
          <table:table-cell office:value-type="float" office:value="35318" calcext:value-type="float">
            <text:p>35318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inmal pro Woche</text:p>
          </table:table-cell>
          <table:table-cell office:value-type="float" office:value="35319" calcext:value-type="float">
            <text:p>35319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indestens einmal pro Monat</text:p>
          </table:table-cell>
          <table:table-cell office:value-type="float" office:value="35320" calcext:value-type="float">
            <text:p>3532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5321" calcext:value-type="float">
            <text:p>35321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och seltener</text:p>
          </table:table-cell>
          <table:table-cell office:value-type="float" office:value="35322" calcext:value-type="float">
            <text:p>35322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ie</text:p>
          </table:table-cell>
          <table:table-cell office:value-type="float" office:value="35323" calcext:value-type="float">
            <text:p>35323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Weiss nicht)</text:p>
          </table:table-cell>
          <table:table-cell office:value-type="float" office:value="35324" calcext:value-type="float">
            <text:p>35324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Jeden Tag</text:p>
          </table:table-cell>
          <table:table-cell office:value-type="float" office:value="35317" calcext:value-type="float">
            <text:p>35317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hr als einmal pro Woche</text:p>
          </table:table-cell>
          <table:table-cell office:value-type="float" office:value="35318" calcext:value-type="float">
            <text:p>35318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Einmal pro Woche</text:p>
          </table:table-cell>
          <table:table-cell office:value-type="float" office:value="35319" calcext:value-type="float">
            <text:p>35319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indestens einmal pro Monat</text:p>
          </table:table-cell>
          <table:table-cell office:value-type="float" office:value="35320" calcext:value-type="float">
            <text:p>3532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5321" calcext:value-type="float">
            <text:p>35321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och seltener</text:p>
          </table:table-cell>
          <table:table-cell office:value-type="float" office:value="35322" calcext:value-type="float">
            <text:p>35322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ie</text:p>
          </table:table-cell>
          <table:table-cell office:value-type="float" office:value="35323" calcext:value-type="float">
            <text:p>35323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eiss nicht)</text:p>
          </table:table-cell>
          <table:table-cell office:value-type="float" office:value="35324" calcext:value-type="float">
            <text:p>35324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4_2008_GER_CH_8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Hautfarbe</text:p>
          </table:table-cell>
          <table:table-cell office:value-type="float" office:value="35325" calcext:value-type="float">
            <text:p>35325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ationalität</text:p>
          </table:table-cell>
          <table:table-cell office:value-type="float" office:value="35326" calcext:value-type="float">
            <text:p>35326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Religion</text:p>
          </table:table-cell>
          <table:table-cell office:value-type="float" office:value="35327" calcext:value-type="float">
            <text:p>35327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prache</text:p>
          </table:table-cell>
          <table:table-cell office:value-type="float" office:value="35328" calcext:value-type="float">
            <text:p>35328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Volksgruppe oder ethnische Gruppe</text:p>
          </table:table-cell>
          <table:table-cell office:value-type="float" office:value="35329" calcext:value-type="float">
            <text:p>35329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lter</text:p>
          </table:table-cell>
          <table:table-cell office:value-type="float" office:value="35330" calcext:value-type="float">
            <text:p>35330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eschlecht</text:p>
          </table:table-cell>
          <table:table-cell office:value-type="float" office:value="35331" calcext:value-type="float">
            <text:p>35331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exuelle Neigungen</text:p>
          </table:table-cell>
          <table:table-cell office:value-type="float" office:value="35332" calcext:value-type="float">
            <text:p>35332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Behinderung</text:p>
          </table:table-cell>
          <table:table-cell office:value-type="float" office:value="35333" calcext:value-type="float">
            <text:p>35333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ndere Gründe</text:p>
          </table:table-cell>
          <table:table-cell office:value-type="float" office:value="35334" calcext:value-type="float">
            <text:p>35334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Weiss nicht)</text:p>
          </table:table-cell>
          <table:table-cell office:value-type="float" office:value="35335" calcext:value-type="float">
            <text:p>35335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4_2008_GER_CH_84</text:p>
          </table:table-cell>
          <table:table-cell office:value-type="string" calcext:value-type="string">
            <text:p>C25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8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chweiz</text:p>
          </table:table-cell>
          <table:table-cell office:value-type="float" office:value="35336" calcext:value-type="float">
            <text:p>3533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Italien</text:p>
          </table:table-cell>
          <table:table-cell office:value-type="float" office:value="35337" calcext:value-type="float">
            <text:p>35337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Portugal</text:p>
          </table:table-cell>
          <table:table-cell office:value-type="float" office:value="35338" calcext:value-type="float">
            <text:p>35338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eutschland</text:p>
          </table:table-cell>
          <table:table-cell office:value-type="float" office:value="35339" calcext:value-type="float">
            <text:p>35339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panien</text:p>
          </table:table-cell>
          <table:table-cell office:value-type="float" office:value="35340" calcext:value-type="float">
            <text:p>35340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Türkei</text:p>
          </table:table-cell>
          <table:table-cell office:value-type="float" office:value="35341" calcext:value-type="float">
            <text:p>35341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Frankreich</text:p>
          </table:table-cell>
          <table:table-cell office:value-type="float" office:value="35342" calcext:value-type="float">
            <text:p>35342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Österreich</text:p>
          </table:table-cell>
          <table:table-cell office:value-type="float" office:value="35343" calcext:value-type="float">
            <text:p>3534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Grossbritannien (inkl. Nordirland)</text:p>
          </table:table-cell>
          <table:table-cell office:value-type="float" office:value="35344" calcext:value-type="float">
            <text:p>35344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iederlande</text:p>
          </table:table-cell>
          <table:table-cell office:value-type="float" office:value="35345" calcext:value-type="float">
            <text:p>35345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Belgien</text:p>
          </table:table-cell>
          <table:table-cell office:value-type="float" office:value="35346" calcext:value-type="float">
            <text:p>3534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erbien</text:p>
          </table:table-cell>
          <table:table-cell office:value-type="float" office:value="35347" calcext:value-type="float">
            <text:p>35347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ontenegro</text:p>
          </table:table-cell>
          <table:table-cell office:value-type="float" office:value="35348" calcext:value-type="float">
            <text:p>35348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Kroatien</text:p>
          </table:table-cell>
          <table:table-cell office:value-type="float" office:value="35349" calcext:value-type="float">
            <text:p>35349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Bosnien-Herzegovina</text:p>
          </table:table-cell>
          <table:table-cell office:value-type="float" office:value="35350" calcext:value-type="float">
            <text:p>35350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azedonien (Ehemalige Jugoslawische Republik)</text:p>
          </table:table-cell>
          <table:table-cell office:value-type="float" office:value="35351" calcext:value-type="float">
            <text:p>35351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Kosovo</text:p>
          </table:table-cell>
          <table:table-cell office:value-type="float" office:value="35352" calcext:value-type="float">
            <text:p>35352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Albanien</text:p>
          </table:table-cell>
          <table:table-cell office:value-type="float" office:value="35353" calcext:value-type="float">
            <text:p>3535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Andere Länder</text:p>
          </table:table-cell>
          <table:table-cell office:value-type="float" office:value="35354" calcext:value-type="float">
            <text:p>35354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taatenlos</text:p>
          </table:table-cell>
          <table:table-cell office:value-type="float" office:value="35355" calcext:value-type="float">
            <text:p>35355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Weiss nicht)</text:p>
          </table:table-cell>
          <table:table-cell office:value-type="float" office:value="35356" calcext:value-type="float">
            <text:p>3535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7</text:p>
          </table:table-cell>
          <table:table-cell office:value-type="string" calcext:value-type="string">
            <text:p>C27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88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8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8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Schweiz</text:p>
          </table:table-cell>
          <table:table-cell office:value-type="float" office:value="35336" calcext:value-type="float">
            <text:p>3533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Italien</text:p>
          </table:table-cell>
          <table:table-cell office:value-type="float" office:value="35337" calcext:value-type="float">
            <text:p>35337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Portugal</text:p>
          </table:table-cell>
          <table:table-cell office:value-type="float" office:value="35338" calcext:value-type="float">
            <text:p>35338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utschland</text:p>
          </table:table-cell>
          <table:table-cell office:value-type="float" office:value="35339" calcext:value-type="float">
            <text:p>35339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Spanien</text:p>
          </table:table-cell>
          <table:table-cell office:value-type="float" office:value="35340" calcext:value-type="float">
            <text:p>35340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Türkei</text:p>
          </table:table-cell>
          <table:table-cell office:value-type="float" office:value="35341" calcext:value-type="float">
            <text:p>35341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Frankreich</text:p>
          </table:table-cell>
          <table:table-cell office:value-type="float" office:value="35342" calcext:value-type="float">
            <text:p>35342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Österreich</text:p>
          </table:table-cell>
          <table:table-cell office:value-type="float" office:value="35343" calcext:value-type="float">
            <text:p>3534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Grossbritannien (inkl. Nordirland)</text:p>
          </table:table-cell>
          <table:table-cell office:value-type="float" office:value="35344" calcext:value-type="float">
            <text:p>35344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Niederlande</text:p>
          </table:table-cell>
          <table:table-cell office:value-type="float" office:value="35345" calcext:value-type="float">
            <text:p>35345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Belgien</text:p>
          </table:table-cell>
          <table:table-cell office:value-type="float" office:value="35346" calcext:value-type="float">
            <text:p>3534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Serbien</text:p>
          </table:table-cell>
          <table:table-cell office:value-type="float" office:value="35347" calcext:value-type="float">
            <text:p>35347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ontenegro</text:p>
          </table:table-cell>
          <table:table-cell office:value-type="float" office:value="35348" calcext:value-type="float">
            <text:p>35348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Kroatien</text:p>
          </table:table-cell>
          <table:table-cell office:value-type="float" office:value="35349" calcext:value-type="float">
            <text:p>35349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Bosnien-Herzegovina</text:p>
          </table:table-cell>
          <table:table-cell office:value-type="float" office:value="35350" calcext:value-type="float">
            <text:p>35350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azedonien (Ehemalige Jugoslawische Republik)</text:p>
          </table:table-cell>
          <table:table-cell office:value-type="float" office:value="35351" calcext:value-type="float">
            <text:p>35351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Kosovo</text:p>
          </table:table-cell>
          <table:table-cell office:value-type="float" office:value="35352" calcext:value-type="float">
            <text:p>35352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Albanien</text:p>
          </table:table-cell>
          <table:table-cell office:value-type="float" office:value="35353" calcext:value-type="float">
            <text:p>3535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Andere Länder</text:p>
          </table:table-cell>
          <table:table-cell office:value-type="float" office:value="35354" calcext:value-type="float">
            <text:p>35354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Staatenlos</text:p>
          </table:table-cell>
          <table:table-cell office:value-type="float" office:value="35355" calcext:value-type="float">
            <text:p>35355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8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Weiss nicht)</text:p>
          </table:table-cell>
          <table:table-cell office:value-type="float" office:value="35356" calcext:value-type="float">
            <text:p>3535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0</text:p>
          </table:table-cell>
          <table:table-cell office:value-type="string" calcext:value-type="string">
            <text:p>C29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9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Innerhalb des letzten Jahres</text:p>
          </table:table-cell>
          <table:table-cell office:value-type="float" office:value="35357" calcext:value-type="float">
            <text:p>35357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4_2008_GER_CH_9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Vor 1 bis 5 Jahren</text:p>
          </table:table-cell>
          <table:table-cell office:value-type="float" office:value="35358" calcext:value-type="float">
            <text:p>35358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4_2008_GER_CH_9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Vor 6 bis 10 Jahren</text:p>
          </table:table-cell>
          <table:table-cell office:value-type="float" office:value="35359" calcext:value-type="float">
            <text:p>35359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4_2008_GER_CH_9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Vor 11 bis 20 Jahren</text:p>
          </table:table-cell>
          <table:table-cell office:value-type="float" office:value="35360" calcext:value-type="float">
            <text:p>35360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4_2008_GER_CH_9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Vor über 20 Jahren</text:p>
          </table:table-cell>
          <table:table-cell office:value-type="float" office:value="35361" calcext:value-type="float">
            <text:p>35361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4_2008_GER_CH_9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Weiss nicht)</text:p>
          </table:table-cell>
          <table:table-cell office:value-type="float" office:value="35362" calcext:value-type="float">
            <text:p>35362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chweizerdeutsch</text:p>
          </table:table-cell>
          <table:table-cell office:value-type="float" office:value="35363" calcext:value-type="float">
            <text:p>35363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Französisch</text:p>
          </table:table-cell>
          <table:table-cell office:value-type="float" office:value="35364" calcext:value-type="float">
            <text:p>35364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Tessiner Dialekt</text:p>
          </table:table-cell>
          <table:table-cell office:value-type="float" office:value="35365" calcext:value-type="float">
            <text:p>35365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Rätoromanisch</text:p>
          </table:table-cell>
          <table:table-cell office:value-type="float" office:value="35366" calcext:value-type="float">
            <text:p>35366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Deutsch</text:p>
          </table:table-cell>
          <table:table-cell office:value-type="float" office:value="35367" calcext:value-type="float">
            <text:p>35367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Italienisch</text:p>
          </table:table-cell>
          <table:table-cell office:value-type="float" office:value="35368" calcext:value-type="float">
            <text:p>35368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erbisch</text:p>
          </table:table-cell>
          <table:table-cell office:value-type="float" office:value="35369" calcext:value-type="float">
            <text:p>35369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Kroatisch</text:p>
          </table:table-cell>
          <table:table-cell office:value-type="float" office:value="35370" calcext:value-type="float">
            <text:p>35370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Albanisch</text:p>
          </table:table-cell>
          <table:table-cell office:value-type="float" office:value="35371" calcext:value-type="float">
            <text:p>35371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Portugiesisch</text:p>
          </table:table-cell>
          <table:table-cell office:value-type="float" office:value="35372" calcext:value-type="float">
            <text:p>35372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panisch</text:p>
          </table:table-cell>
          <table:table-cell office:value-type="float" office:value="35373" calcext:value-type="float">
            <text:p>35373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Englisch</text:p>
          </table:table-cell>
          <table:table-cell office:value-type="float" office:value="35374" calcext:value-type="float">
            <text:p>35374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Türkisch</text:p>
          </table:table-cell>
          <table:table-cell office:value-type="float" office:value="35375" calcext:value-type="float">
            <text:p>35375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Andere Sprache</text:p>
          </table:table-cell>
          <table:table-cell office:value-type="float" office:value="35376" calcext:value-type="float">
            <text:p>35376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Weiss nicht)</text:p>
          </table:table-cell>
          <table:table-cell office:value-type="float" office:value="35377" calcext:value-type="float">
            <text:p>35377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4_2008_GER_CH_93</text:p>
          </table:table-cell>
          <table:table-cell office:value-type="string" calcext:value-type="string">
            <text:p>C31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94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4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4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5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5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5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Schweiz</text:p>
          </table:table-cell>
          <table:table-cell office:value-type="float" office:value="35378" calcext:value-type="float">
            <text:p>35378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Italien</text:p>
          </table:table-cell>
          <table:table-cell office:value-type="float" office:value="35379" calcext:value-type="float">
            <text:p>35379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Portugal</text:p>
          </table:table-cell>
          <table:table-cell office:value-type="float" office:value="35380" calcext:value-type="float">
            <text:p>35380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Deutschland</text:p>
          </table:table-cell>
          <table:table-cell office:value-type="float" office:value="35381" calcext:value-type="float">
            <text:p>35381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Spanien</text:p>
          </table:table-cell>
          <table:table-cell office:value-type="float" office:value="35382" calcext:value-type="float">
            <text:p>35382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Türkei</text:p>
          </table:table-cell>
          <table:table-cell office:value-type="float" office:value="35383" calcext:value-type="float">
            <text:p>35383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Frankreich</text:p>
          </table:table-cell>
          <table:table-cell office:value-type="float" office:value="35384" calcext:value-type="float">
            <text:p>35384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Österreich</text:p>
          </table:table-cell>
          <table:table-cell office:value-type="float" office:value="35385" calcext:value-type="float">
            <text:p>35385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Grossbritannien (inkl. Nordirland)</text:p>
          </table:table-cell>
          <table:table-cell office:value-type="float" office:value="35386" calcext:value-type="float">
            <text:p>35386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Niederlande</text:p>
          </table:table-cell>
          <table:table-cell office:value-type="float" office:value="35387" calcext:value-type="float">
            <text:p>35387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Belgien</text:p>
          </table:table-cell>
          <table:table-cell office:value-type="float" office:value="35388" calcext:value-type="float">
            <text:p>35388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Serbien</text:p>
          </table:table-cell>
          <table:table-cell office:value-type="float" office:value="35389" calcext:value-type="float">
            <text:p>35389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Montenegro</text:p>
          </table:table-cell>
          <table:table-cell office:value-type="float" office:value="35390" calcext:value-type="float">
            <text:p>35390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Kroatien</text:p>
          </table:table-cell>
          <table:table-cell office:value-type="float" office:value="35391" calcext:value-type="float">
            <text:p>35391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Bosnien-Herzegovina</text:p>
          </table:table-cell>
          <table:table-cell office:value-type="float" office:value="35392" calcext:value-type="float">
            <text:p>35392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Mazedonien (Ehemalige Jugoslawische</text:p>
          </table:table-cell>
          <table:table-cell office:value-type="float" office:value="35393" calcext:value-type="float">
            <text:p>35393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Kosovo</text:p>
          </table:table-cell>
          <table:table-cell office:value-type="float" office:value="35394" calcext:value-type="float">
            <text:p>35394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Albanien</text:p>
          </table:table-cell>
          <table:table-cell office:value-type="float" office:value="35395" calcext:value-type="float">
            <text:p>35395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Andere Länder</text:p>
          </table:table-cell>
          <table:table-cell office:value-type="float" office:value="35396" calcext:value-type="float">
            <text:p>35396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Staatenlos</text:p>
          </table:table-cell>
          <table:table-cell office:value-type="float" office:value="35397" calcext:value-type="float">
            <text:p>35397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6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Weiss nicht)</text:p>
          </table:table-cell>
          <table:table-cell office:value-type="float" office:value="35398" calcext:value-type="float">
            <text:p>35398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4_2008_GER_CH_97</text:p>
          </table:table-cell>
          <table:table-cell office:value-type="string" calcext:value-type="string">
            <text:p>C34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9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Schweiz</text:p>
          </table:table-cell>
          <table:table-cell office:value-type="float" office:value="35336" calcext:value-type="float">
            <text:p>3533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Italien</text:p>
          </table:table-cell>
          <table:table-cell office:value-type="float" office:value="35337" calcext:value-type="float">
            <text:p>35337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Portugal</text:p>
          </table:table-cell>
          <table:table-cell office:value-type="float" office:value="35338" calcext:value-type="float">
            <text:p>35338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Deutschland</text:p>
          </table:table-cell>
          <table:table-cell office:value-type="float" office:value="35339" calcext:value-type="float">
            <text:p>35339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Spanien</text:p>
          </table:table-cell>
          <table:table-cell office:value-type="float" office:value="35340" calcext:value-type="float">
            <text:p>35340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Türkei</text:p>
          </table:table-cell>
          <table:table-cell office:value-type="float" office:value="35341" calcext:value-type="float">
            <text:p>35341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Frankreich</text:p>
          </table:table-cell>
          <table:table-cell office:value-type="float" office:value="35342" calcext:value-type="float">
            <text:p>35342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Österreich</text:p>
          </table:table-cell>
          <table:table-cell office:value-type="float" office:value="35343" calcext:value-type="float">
            <text:p>3534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Grossbritannien (inkl. Nordirland)</text:p>
          </table:table-cell>
          <table:table-cell office:value-type="float" office:value="35344" calcext:value-type="float">
            <text:p>35344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Niederlande</text:p>
          </table:table-cell>
          <table:table-cell office:value-type="float" office:value="35345" calcext:value-type="float">
            <text:p>35345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Belgien</text:p>
          </table:table-cell>
          <table:table-cell office:value-type="float" office:value="35346" calcext:value-type="float">
            <text:p>3534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Serbien</text:p>
          </table:table-cell>
          <table:table-cell office:value-type="float" office:value="35347" calcext:value-type="float">
            <text:p>35347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Montenegro</text:p>
          </table:table-cell>
          <table:table-cell office:value-type="float" office:value="35348" calcext:value-type="float">
            <text:p>35348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Kroatien</text:p>
          </table:table-cell>
          <table:table-cell office:value-type="float" office:value="35349" calcext:value-type="float">
            <text:p>35349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Bosnien-Herzegovina</text:p>
          </table:table-cell>
          <table:table-cell office:value-type="float" office:value="35350" calcext:value-type="float">
            <text:p>35350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Mazedonien (Ehemalige Jugoslawische Republik)</text:p>
          </table:table-cell>
          <table:table-cell office:value-type="float" office:value="35351" calcext:value-type="float">
            <text:p>35351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Kosovo</text:p>
          </table:table-cell>
          <table:table-cell office:value-type="float" office:value="35352" calcext:value-type="float">
            <text:p>35352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Albanien</text:p>
          </table:table-cell>
          <table:table-cell office:value-type="float" office:value="35353" calcext:value-type="float">
            <text:p>3535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Andere Länder</text:p>
          </table:table-cell>
          <table:table-cell office:value-type="float" office:value="35354" calcext:value-type="float">
            <text:p>35354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Staatenlos</text:p>
          </table:table-cell>
          <table:table-cell office:value-type="float" office:value="35355" calcext:value-type="float">
            <text:p>35355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Weiss nicht)</text:p>
          </table:table-cell>
          <table:table-cell office:value-type="float" office:value="35356" calcext:value-type="float">
            <text:p>35356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4_2008_GER_CH_100</text:p>
          </table:table-cell>
          <table:table-cell office:value-type="string" calcext:value-type="string">
            <text:p>C36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-4</text:p>
          </table:table-cell>
          <table:table-cell office:value-type="float" office:value="35399" calcext:value-type="float">
            <text:p>35399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-9</text:p>
          </table:table-cell>
          <table:table-cell office:value-type="float" office:value="35400" calcext:value-type="float">
            <text:p>35400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0-14</text:p>
          </table:table-cell>
          <table:table-cell office:value-type="float" office:value="35401" calcext:value-type="float">
            <text:p>35401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5-19</text:p>
          </table:table-cell>
          <table:table-cell office:value-type="float" office:value="35402" calcext:value-type="float">
            <text:p>35402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0-24</text:p>
          </table:table-cell>
          <table:table-cell office:value-type="float" office:value="35403" calcext:value-type="float">
            <text:p>35403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5-29</text:p>
          </table:table-cell>
          <table:table-cell office:value-type="float" office:value="35404" calcext:value-type="float">
            <text:p>35404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0-34</text:p>
          </table:table-cell>
          <table:table-cell office:value-type="float" office:value="35405" calcext:value-type="float">
            <text:p>35405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5-39</text:p>
          </table:table-cell>
          <table:table-cell office:value-type="float" office:value="35406" calcext:value-type="float">
            <text:p>35406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0-44</text:p>
          </table:table-cell>
          <table:table-cell office:value-type="float" office:value="35407" calcext:value-type="float">
            <text:p>35407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5-49</text:p>
          </table:table-cell>
          <table:table-cell office:value-type="float" office:value="35408" calcext:value-type="float">
            <text:p>35408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0 oder mehr</text:p>
          </table:table-cell>
          <table:table-cell office:value-type="float" office:value="35409" calcext:value-type="float">
            <text:p>35409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Weiss nicht)</text:p>
          </table:table-cell>
          <table:table-cell office:value-type="float" office:value="35410" calcext:value-type="float">
            <text:p>35410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-4</text:p>
          </table:table-cell>
          <table:table-cell office:value-type="float" office:value="35399" calcext:value-type="float">
            <text:p>35399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-9</text:p>
          </table:table-cell>
          <table:table-cell office:value-type="float" office:value="35400" calcext:value-type="float">
            <text:p>35400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0-14</text:p>
          </table:table-cell>
          <table:table-cell office:value-type="float" office:value="35401" calcext:value-type="float">
            <text:p>35401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5-19</text:p>
          </table:table-cell>
          <table:table-cell office:value-type="float" office:value="35402" calcext:value-type="float">
            <text:p>35402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0-24</text:p>
          </table:table-cell>
          <table:table-cell office:value-type="float" office:value="35403" calcext:value-type="float">
            <text:p>35403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5-29</text:p>
          </table:table-cell>
          <table:table-cell office:value-type="float" office:value="35404" calcext:value-type="float">
            <text:p>35404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0-34</text:p>
          </table:table-cell>
          <table:table-cell office:value-type="float" office:value="35405" calcext:value-type="float">
            <text:p>35405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5-39</text:p>
          </table:table-cell>
          <table:table-cell office:value-type="float" office:value="35406" calcext:value-type="float">
            <text:p>35406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0-44</text:p>
          </table:table-cell>
          <table:table-cell office:value-type="float" office:value="35407" calcext:value-type="float">
            <text:p>35407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5-49</text:p>
          </table:table-cell>
          <table:table-cell office:value-type="float" office:value="35408" calcext:value-type="float">
            <text:p>35408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0 oder mehr</text:p>
          </table:table-cell>
          <table:table-cell office:value-type="float" office:value="35409" calcext:value-type="float">
            <text:p>35409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Weiss nicht)</text:p>
          </table:table-cell>
          <table:table-cell office:value-type="float" office:value="35410" calcext:value-type="float">
            <text:p>35410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-4</text:p>
          </table:table-cell>
          <table:table-cell office:value-type="float" office:value="35399" calcext:value-type="float">
            <text:p>35399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-9</text:p>
          </table:table-cell>
          <table:table-cell office:value-type="float" office:value="35400" calcext:value-type="float">
            <text:p>35400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0-14</text:p>
          </table:table-cell>
          <table:table-cell office:value-type="float" office:value="35401" calcext:value-type="float">
            <text:p>35401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5-19</text:p>
          </table:table-cell>
          <table:table-cell office:value-type="float" office:value="35402" calcext:value-type="float">
            <text:p>35402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0-24</text:p>
          </table:table-cell>
          <table:table-cell office:value-type="float" office:value="35403" calcext:value-type="float">
            <text:p>35403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5-29</text:p>
          </table:table-cell>
          <table:table-cell office:value-type="float" office:value="35404" calcext:value-type="float">
            <text:p>35404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0-34</text:p>
          </table:table-cell>
          <table:table-cell office:value-type="float" office:value="35405" calcext:value-type="float">
            <text:p>35405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5-39</text:p>
          </table:table-cell>
          <table:table-cell office:value-type="float" office:value="35406" calcext:value-type="float">
            <text:p>35406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0-44</text:p>
          </table:table-cell>
          <table:table-cell office:value-type="float" office:value="35407" calcext:value-type="float">
            <text:p>35407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5-49</text:p>
          </table:table-cell>
          <table:table-cell office:value-type="float" office:value="35408" calcext:value-type="float">
            <text:p>35408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0 oder mehr</text:p>
          </table:table-cell>
          <table:table-cell office:value-type="float" office:value="35409" calcext:value-type="float">
            <text:p>35409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Weiss nicht)</text:p>
          </table:table-cell>
          <table:table-cell office:value-type="float" office:value="35410" calcext:value-type="float">
            <text:p>35410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0-4</text:p>
          </table:table-cell>
          <table:table-cell office:value-type="float" office:value="35399" calcext:value-type="float">
            <text:p>35399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-9</text:p>
          </table:table-cell>
          <table:table-cell office:value-type="float" office:value="35400" calcext:value-type="float">
            <text:p>35400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0-14</text:p>
          </table:table-cell>
          <table:table-cell office:value-type="float" office:value="35401" calcext:value-type="float">
            <text:p>35401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5-19</text:p>
          </table:table-cell>
          <table:table-cell office:value-type="float" office:value="35402" calcext:value-type="float">
            <text:p>35402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0-24</text:p>
          </table:table-cell>
          <table:table-cell office:value-type="float" office:value="35403" calcext:value-type="float">
            <text:p>35403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5-29</text:p>
          </table:table-cell>
          <table:table-cell office:value-type="float" office:value="35404" calcext:value-type="float">
            <text:p>35404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0-34</text:p>
          </table:table-cell>
          <table:table-cell office:value-type="float" office:value="35405" calcext:value-type="float">
            <text:p>35405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5-39</text:p>
          </table:table-cell>
          <table:table-cell office:value-type="float" office:value="35406" calcext:value-type="float">
            <text:p>35406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0-44</text:p>
          </table:table-cell>
          <table:table-cell office:value-type="float" office:value="35407" calcext:value-type="float">
            <text:p>35407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5-49</text:p>
          </table:table-cell>
          <table:table-cell office:value-type="float" office:value="35408" calcext:value-type="float">
            <text:p>35408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0 oder mehr</text:p>
          </table:table-cell>
          <table:table-cell office:value-type="float" office:value="35409" calcext:value-type="float">
            <text:p>35409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Weiss nicht)</text:p>
          </table:table-cell>
          <table:table-cell office:value-type="float" office:value="35410" calcext:value-type="float">
            <text:p>35410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 text:c="2"/>Äusserst schlecht</text:p>
          </table:table-cell>
          <table:table-cell office:value-type="float" office:value="35411" calcext:value-type="float">
            <text:p>35411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35412" calcext:value-type="float">
            <text:p>35412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35413" calcext:value-type="float">
            <text:p>35413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35414" calcext:value-type="float">
            <text:p>35414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35415" calcext:value-type="float">
            <text:p>35415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35416" calcext:value-type="float">
            <text:p>35416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35417" calcext:value-type="float">
            <text:p>35417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35418" calcext:value-type="float">
            <text:p>35418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35419" calcext:value-type="float">
            <text:p>35419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35420" calcext:value-type="float">
            <text:p>35420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Äusserst gut</text:p>
          </table:table-cell>
          <table:table-cell office:value-type="float" office:value="35421" calcext:value-type="float">
            <text:p>35421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Weiss nicht)</text:p>
          </table:table-cell>
          <table:table-cell office:value-type="float" office:value="35422" calcext:value-type="float">
            <text:p>35422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 text:c="2"/>Äusserst schlecht</text:p>
          </table:table-cell>
          <table:table-cell office:value-type="float" office:value="35411" calcext:value-type="float">
            <text:p>35411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35412" calcext:value-type="float">
            <text:p>35412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35413" calcext:value-type="float">
            <text:p>35413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35414" calcext:value-type="float">
            <text:p>35414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35415" calcext:value-type="float">
            <text:p>35415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35416" calcext:value-type="float">
            <text:p>35416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35417" calcext:value-type="float">
            <text:p>35417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35418" calcext:value-type="float">
            <text:p>35418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35419" calcext:value-type="float">
            <text:p>35419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35420" calcext:value-type="float">
            <text:p>35420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Äusserst gut</text:p>
          </table:table-cell>
          <table:table-cell office:value-type="float" office:value="35421" calcext:value-type="float">
            <text:p>35421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Weiss nicht)</text:p>
          </table:table-cell>
          <table:table-cell office:value-type="float" office:value="35422" calcext:value-type="float">
            <text:p>35422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 text:c="2"/>Äusserst schlecht</text:p>
          </table:table-cell>
          <table:table-cell office:value-type="float" office:value="35411" calcext:value-type="float">
            <text:p>35411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35412" calcext:value-type="float">
            <text:p>35412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35413" calcext:value-type="float">
            <text:p>35413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35414" calcext:value-type="float">
            <text:p>35414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35415" calcext:value-type="float">
            <text:p>35415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35416" calcext:value-type="float">
            <text:p>35416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35417" calcext:value-type="float">
            <text:p>35417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35418" calcext:value-type="float">
            <text:p>35418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35419" calcext:value-type="float">
            <text:p>35419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35420" calcext:value-type="float">
            <text:p>35420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Äusserst gut</text:p>
          </table:table-cell>
          <table:table-cell office:value-type="float" office:value="35421" calcext:value-type="float">
            <text:p>35421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Weiss nicht)</text:p>
          </table:table-cell>
          <table:table-cell office:value-type="float" office:value="35422" calcext:value-type="float">
            <text:p>35422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 text:c="2"/>Äusserst schlecht</text:p>
          </table:table-cell>
          <table:table-cell office:value-type="float" office:value="35411" calcext:value-type="float">
            <text:p>35411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35412" calcext:value-type="float">
            <text:p>35412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35413" calcext:value-type="float">
            <text:p>35413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35414" calcext:value-type="float">
            <text:p>35414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35415" calcext:value-type="float">
            <text:p>35415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35416" calcext:value-type="float">
            <text:p>35416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35417" calcext:value-type="float">
            <text:p>35417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35418" calcext:value-type="float">
            <text:p>35418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35419" calcext:value-type="float">
            <text:p>35419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35420" calcext:value-type="float">
            <text:p>35420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Äusserst gut</text:p>
          </table:table-cell>
          <table:table-cell office:value-type="float" office:value="35421" calcext:value-type="float">
            <text:p>35421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ss nicht)</text:p>
          </table:table-cell>
          <table:table-cell office:value-type="float" office:value="35422" calcext:value-type="float">
            <text:p>35422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 text:c="2"/>Der Staat sollte dafür überhaupt nicht verantwortlich sein</text:p>
          </table:table-cell>
          <table:table-cell office:value-type="float" office:value="35423" calcext:value-type="float">
            <text:p>3542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35424" calcext:value-type="float">
            <text:p>3542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35425" calcext:value-type="float">
            <text:p>35425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35426" calcext:value-type="float">
            <text:p>35426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35427" calcext:value-type="float">
            <text:p>35427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35428" calcext:value-type="float">
            <text:p>35428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35429" calcext:value-type="float">
            <text:p>35429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35430" calcext:value-type="float">
            <text:p>3543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35431" calcext:value-type="float">
            <text:p>35431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35432" calcext:value-type="float">
            <text:p>35432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Der Staat sollte dafür voll und ganz verantwortlich sein</text:p>
          </table:table-cell>
          <table:table-cell office:value-type="float" office:value="35433" calcext:value-type="float">
            <text:p>3543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ss nicht)</text:p>
          </table:table-cell>
          <table:table-cell office:value-type="float" office:value="35434" calcext:value-type="float">
            <text:p>3543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 text:c="2"/>Der Staat sollte dafür überhaupt nicht verantwortlich sein</text:p>
          </table:table-cell>
          <table:table-cell office:value-type="float" office:value="35423" calcext:value-type="float">
            <text:p>3542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35424" calcext:value-type="float">
            <text:p>3542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35425" calcext:value-type="float">
            <text:p>35425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35426" calcext:value-type="float">
            <text:p>35426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35427" calcext:value-type="float">
            <text:p>35427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35428" calcext:value-type="float">
            <text:p>35428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35429" calcext:value-type="float">
            <text:p>35429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35430" calcext:value-type="float">
            <text:p>3543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35431" calcext:value-type="float">
            <text:p>35431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35432" calcext:value-type="float">
            <text:p>35432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Der Staat sollte dafür voll und ganz verantwortlich sein</text:p>
          </table:table-cell>
          <table:table-cell office:value-type="float" office:value="35433" calcext:value-type="float">
            <text:p>3543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Weiss nicht)</text:p>
          </table:table-cell>
          <table:table-cell office:value-type="float" office:value="35434" calcext:value-type="float">
            <text:p>3543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 text:c="2"/>Der Staat sollte dafür überhaupt nicht verantwortlich sein</text:p>
          </table:table-cell>
          <table:table-cell office:value-type="float" office:value="35423" calcext:value-type="float">
            <text:p>3542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35424" calcext:value-type="float">
            <text:p>3542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35425" calcext:value-type="float">
            <text:p>35425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35426" calcext:value-type="float">
            <text:p>35426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35427" calcext:value-type="float">
            <text:p>35427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35428" calcext:value-type="float">
            <text:p>35428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35429" calcext:value-type="float">
            <text:p>35429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35430" calcext:value-type="float">
            <text:p>3543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35431" calcext:value-type="float">
            <text:p>35431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35432" calcext:value-type="float">
            <text:p>35432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Der Staat sollte dafür voll und ganz verantwortlich sein</text:p>
          </table:table-cell>
          <table:table-cell office:value-type="float" office:value="35433" calcext:value-type="float">
            <text:p>3543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Weiss nicht)</text:p>
          </table:table-cell>
          <table:table-cell office:value-type="float" office:value="35434" calcext:value-type="float">
            <text:p>3543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Der Staat sollte dafür überhaupt nicht verantwortlich sein</text:p>
          </table:table-cell>
          <table:table-cell office:value-type="float" office:value="35435" calcext:value-type="float">
            <text:p>3543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35436" calcext:value-type="float">
            <text:p>35436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35437" calcext:value-type="float">
            <text:p>35437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35438" calcext:value-type="float">
            <text:p>35438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35439" calcext:value-type="float">
            <text:p>35439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35440" calcext:value-type="float">
            <text:p>35440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35441" calcext:value-type="float">
            <text:p>35441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35442" calcext:value-type="float">
            <text:p>35442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35443" calcext:value-type="float">
            <text:p>35443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35444" calcext:value-type="float">
            <text:p>35444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Der Staat sollte dafür voll und ganz verantwortlich sein</text:p>
          </table:table-cell>
          <table:table-cell office:value-type="float" office:value="35445" calcext:value-type="float">
            <text:p>3544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Weiss nicht)</text:p>
          </table:table-cell>
          <table:table-cell office:value-type="float" office:value="35446" calcext:value-type="float">
            <text:p>35446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Der Staat sollte dafür überhaupt nicht verantwortlich sein</text:p>
          </table:table-cell>
          <table:table-cell office:value-type="float" office:value="35435" calcext:value-type="float">
            <text:p>3543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35436" calcext:value-type="float">
            <text:p>35436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35437" calcext:value-type="float">
            <text:p>35437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35438" calcext:value-type="float">
            <text:p>35438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35439" calcext:value-type="float">
            <text:p>35439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35440" calcext:value-type="float">
            <text:p>35440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35441" calcext:value-type="float">
            <text:p>35441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35442" calcext:value-type="float">
            <text:p>35442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35443" calcext:value-type="float">
            <text:p>35443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35444" calcext:value-type="float">
            <text:p>35444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Der Staat sollte dafür voll und ganz verantwortlich sein</text:p>
          </table:table-cell>
          <table:table-cell office:value-type="float" office:value="35445" calcext:value-type="float">
            <text:p>3544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Weiss nicht)</text:p>
          </table:table-cell>
          <table:table-cell office:value-type="float" office:value="35446" calcext:value-type="float">
            <text:p>35446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Der Staat sollte dafür überhaupt nicht verantwortlich sein</text:p>
          </table:table-cell>
          <table:table-cell office:value-type="float" office:value="35435" calcext:value-type="float">
            <text:p>3543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35436" calcext:value-type="float">
            <text:p>35436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35437" calcext:value-type="float">
            <text:p>35437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35438" calcext:value-type="float">
            <text:p>35438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35439" calcext:value-type="float">
            <text:p>35439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35440" calcext:value-type="float">
            <text:p>35440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35441" calcext:value-type="float">
            <text:p>35441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35442" calcext:value-type="float">
            <text:p>35442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35443" calcext:value-type="float">
            <text:p>35443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35444" calcext:value-type="float">
            <text:p>35444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Der Staat sollte dafür voll und ganz verantwortlich sein</text:p>
          </table:table-cell>
          <table:table-cell office:value-type="float" office:value="35445" calcext:value-type="float">
            <text:p>3544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Weiss nicht)</text:p>
          </table:table-cell>
          <table:table-cell office:value-type="float" office:value="35446" calcext:value-type="float">
            <text:p>35446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4_2008_GER_CH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Äusserst ineffizient</text:p>
          </table:table-cell>
          <table:table-cell office:value-type="float" office:value="35447" calcext:value-type="float">
            <text:p>35447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35448" calcext:value-type="float">
            <text:p>35448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35449" calcext:value-type="float">
            <text:p>35449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35450" calcext:value-type="float">
            <text:p>35450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35451" calcext:value-type="float">
            <text:p>35451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35452" calcext:value-type="float">
            <text:p>35452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35453" calcext:value-type="float">
            <text:p>35453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35454" calcext:value-type="float">
            <text:p>35454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35455" calcext:value-type="float">
            <text:p>35455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35456" calcext:value-type="float">
            <text:p>35456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Äusserst effizient</text:p>
          </table:table-cell>
          <table:table-cell office:value-type="float" office:value="35457" calcext:value-type="float">
            <text:p>35457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Weiss nicht)</text:p>
          </table:table-cell>
          <table:table-cell office:value-type="float" office:value="35458" calcext:value-type="float">
            <text:p>35458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Äusserst ineffizient</text:p>
          </table:table-cell>
          <table:table-cell office:value-type="float" office:value="35447" calcext:value-type="float">
            <text:p>35447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35448" calcext:value-type="float">
            <text:p>35448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35449" calcext:value-type="float">
            <text:p>35449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35450" calcext:value-type="float">
            <text:p>35450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35451" calcext:value-type="float">
            <text:p>35451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35452" calcext:value-type="float">
            <text:p>35452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35453" calcext:value-type="float">
            <text:p>35453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35454" calcext:value-type="float">
            <text:p>35454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35455" calcext:value-type="float">
            <text:p>35455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35456" calcext:value-type="float">
            <text:p>35456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Äusserst effizient</text:p>
          </table:table-cell>
          <table:table-cell office:value-type="float" office:value="35457" calcext:value-type="float">
            <text:p>35457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Weiss nicht)</text:p>
          </table:table-cell>
          <table:table-cell office:value-type="float" office:value="35458" calcext:value-type="float">
            <text:p>35458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Bestimmte Patienten werden bevorzugt behandelt</text:p>
          </table:table-cell>
          <table:table-cell office:value-type="float" office:value="35459" calcext:value-type="float">
            <text:p>35459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1" calcext:value-type="float">
            <text:p>1</text:p>
          </table:table-cell>
          <table:table-cell office:value-type="float" office:value="35460" calcext:value-type="float">
            <text:p>35460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2" calcext:value-type="float">
            <text:p>2</text:p>
          </table:table-cell>
          <table:table-cell office:value-type="float" office:value="35461" calcext:value-type="float">
            <text:p>35461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3" calcext:value-type="float">
            <text:p>3</text:p>
          </table:table-cell>
          <table:table-cell office:value-type="float" office:value="35462" calcext:value-type="float">
            <text:p>35462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4" calcext:value-type="float">
            <text:p>4</text:p>
          </table:table-cell>
          <table:table-cell office:value-type="float" office:value="35463" calcext:value-type="float">
            <text:p>35463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5" calcext:value-type="float">
            <text:p>5</text:p>
          </table:table-cell>
          <table:table-cell office:value-type="float" office:value="35464" calcext:value-type="float">
            <text:p>35464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6" calcext:value-type="float">
            <text:p>6</text:p>
          </table:table-cell>
          <table:table-cell office:value-type="float" office:value="35465" calcext:value-type="float">
            <text:p>35465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7" calcext:value-type="float">
            <text:p>7</text:p>
          </table:table-cell>
          <table:table-cell office:value-type="float" office:value="35466" calcext:value-type="float">
            <text:p>35466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8" calcext:value-type="float">
            <text:p>8</text:p>
          </table:table-cell>
          <table:table-cell office:value-type="float" office:value="35467" calcext:value-type="float">
            <text:p>35467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float" office:value="9" calcext:value-type="float">
            <text:p>9</text:p>
          </table:table-cell>
          <table:table-cell office:value-type="float" office:value="35468" calcext:value-type="float">
            <text:p>35468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Alle Patienten werden gleich behandelt</text:p>
          </table:table-cell>
          <table:table-cell office:value-type="float" office:value="35469" calcext:value-type="float">
            <text:p>35469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Weiss nicht)</text:p>
          </table:table-cell>
          <table:table-cell office:value-type="float" office:value="35470" calcext:value-type="float">
            <text:p>35470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Bestimmte Patienten werden bevorzugt behandelt</text:p>
          </table:table-cell>
          <table:table-cell office:value-type="float" office:value="35459" calcext:value-type="float">
            <text:p>35459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1" calcext:value-type="float">
            <text:p>1</text:p>
          </table:table-cell>
          <table:table-cell office:value-type="float" office:value="35460" calcext:value-type="float">
            <text:p>35460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2" calcext:value-type="float">
            <text:p>2</text:p>
          </table:table-cell>
          <table:table-cell office:value-type="float" office:value="35461" calcext:value-type="float">
            <text:p>35461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3" calcext:value-type="float">
            <text:p>3</text:p>
          </table:table-cell>
          <table:table-cell office:value-type="float" office:value="35462" calcext:value-type="float">
            <text:p>35462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4" calcext:value-type="float">
            <text:p>4</text:p>
          </table:table-cell>
          <table:table-cell office:value-type="float" office:value="35463" calcext:value-type="float">
            <text:p>35463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5" calcext:value-type="float">
            <text:p>5</text:p>
          </table:table-cell>
          <table:table-cell office:value-type="float" office:value="35464" calcext:value-type="float">
            <text:p>35464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6" calcext:value-type="float">
            <text:p>6</text:p>
          </table:table-cell>
          <table:table-cell office:value-type="float" office:value="35465" calcext:value-type="float">
            <text:p>35465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7" calcext:value-type="float">
            <text:p>7</text:p>
          </table:table-cell>
          <table:table-cell office:value-type="float" office:value="35466" calcext:value-type="float">
            <text:p>35466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8" calcext:value-type="float">
            <text:p>8</text:p>
          </table:table-cell>
          <table:table-cell office:value-type="float" office:value="35467" calcext:value-type="float">
            <text:p>35467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float" office:value="9" calcext:value-type="float">
            <text:p>9</text:p>
          </table:table-cell>
          <table:table-cell office:value-type="float" office:value="35468" calcext:value-type="float">
            <text:p>35468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Alle Patienten werden gleich behandelt</text:p>
          </table:table-cell>
          <table:table-cell office:value-type="float" office:value="35469" calcext:value-type="float">
            <text:p>35469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Weiss nicht)</text:p>
          </table:table-cell>
          <table:table-cell office:value-type="float" office:value="35470" calcext:value-type="float">
            <text:p>35470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Der Staat sollte die Steuern stark senken und viel weniger für Sozialleistungen ausgeben</text:p>
          </table:table-cell>
          <table:table-cell office:value-type="float" office:value="35471" calcext:value-type="float">
            <text:p>35471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35472" calcext:value-type="float">
            <text:p>35472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35473" calcext:value-type="float">
            <text:p>35473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35474" calcext:value-type="float">
            <text:p>35474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35475" calcext:value-type="float">
            <text:p>35475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35476" calcext:value-type="float">
            <text:p>35476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35477" calcext:value-type="float">
            <text:p>35477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35478" calcext:value-type="float">
            <text:p>354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35479" calcext:value-type="float">
            <text:p>35479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35480" calcext:value-type="float">
            <text:p>3548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Der Staat sollte die Steuern stark erhöhen und viel mehr für Sozialleistungen ausgeben</text:p>
          </table:table-cell>
          <table:table-cell office:value-type="float" office:value="35481" calcext:value-type="float">
            <text:p>35481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Weiss nicht)</text:p>
          </table:table-cell>
          <table:table-cell office:value-type="float" office:value="35482" calcext:value-type="float">
            <text:p>35482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4_2008_GER_CH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Beide sollten den gleichen Anteil (in %) ihres Einkommens an Steuern bezahlen. Dies bedeutet, dass die Person, die doppelt so viel verdient, doppelt so viel Steuern bezahlt.</text:p>
          </table:table-cell>
          <table:table-cell office:value-type="float" office:value="35483" calcext:value-type="float">
            <text:p>35483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ESS_R04_2008_GER_CH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ie Person, die mehr verdient, sollte einen höheren Anteil (in %) ihres Einkommens an Steuern bezahlen. Dies bedeutet, dass die Person, die doppelt so viel verdient, mehr als doppelt so viel Steuern bezahlt.</text:p>
          </table:table-cell>
          <table:table-cell office:value-type="float" office:value="35484" calcext:value-type="float">
            <text:p>35484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ESS_R04_2008_GER_CH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Beide sollten den genau gleichen Betrag an Steuern bezahlen, unabhängig von der unterschiedlichen Höhe ihres Einkommens.</text:p>
          </table:table-cell>
          <table:table-cell office:value-type="float" office:value="35485" calcext:value-type="float">
            <text:p>35485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ESS_R04_2008_GER_CH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Keine von diesen</text:p>
          </table:table-cell>
          <table:table-cell office:value-type="float" office:value="35486" calcext:value-type="float">
            <text:p>35486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ESS_R04_2008_GER_CH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Weiss nicht)</text:p>
          </table:table-cell>
          <table:table-cell office:value-type="float" office:value="35487" calcext:value-type="float">
            <text:p>35487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ESS_R04_2008_GER_CH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ie, die mehr verdienen, sollten eine höhere Altersrente bekommen als die, die weniger verdienen</text:p>
          </table:table-cell>
          <table:table-cell office:value-type="float" office:value="35488" calcext:value-type="float">
            <text:p>35488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4_2008_GER_CH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ie, die mehr verdienen, und die, die weniger verdienen sollten eine gleich hohe Altersrente bekommen</text:p>
          </table:table-cell>
          <table:table-cell office:value-type="float" office:value="35489" calcext:value-type="float">
            <text:p>35489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4_2008_GER_CH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ie, die weniger verdienen, sollten eine höhere Altersrente bekommen als die, die mehr verdienen</text:p>
          </table:table-cell>
          <table:table-cell office:value-type="float" office:value="35490" calcext:value-type="float">
            <text:p>35490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4_2008_GER_CH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Keine dieser Aussagen</text:p>
          </table:table-cell>
          <table:table-cell office:value-type="float" office:value="35491" calcext:value-type="float">
            <text:p>35491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4_2008_GER_CH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Weiss nicht)</text:p>
          </table:table-cell>
          <table:table-cell office:value-type="float" office:value="35492" calcext:value-type="float">
            <text:p>35492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4_2008_GER_CH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Die, die mehr verdienen, sollten bei vorübergehender Arbeitslosigkeit mehr Arbeitslosengeld bekommen als die, die weniger verdienen</text:p>
          </table:table-cell>
          <table:table-cell office:value-type="float" office:value="35493" calcext:value-type="float">
            <text:p>35493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ESS_R04_2008_GER_CH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Die, die mehr verdienen, und die, die weniger verdienen sollten gleich viel Arbeitslosengeld bekommen</text:p>
          </table:table-cell>
          <table:table-cell office:value-type="float" office:value="35494" calcext:value-type="float">
            <text:p>35494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ESS_R04_2008_GER_CH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Die, die weniger verdienen, sollten bei vorübergehender Arbeitslosigkeit mehr Arbeitslosengeld bekommen als die, die mehr verdienen</text:p>
          </table:table-cell>
          <table:table-cell office:value-type="float" office:value="35495" calcext:value-type="float">
            <text:p>35495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ESS_R04_2008_GER_CH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Keine dieser Aussagen</text:p>
          </table:table-cell>
          <table:table-cell office:value-type="float" office:value="35496" calcext:value-type="float">
            <text:p>35496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ESS_R04_2008_GER_CH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Weiss nicht)</text:p>
          </table:table-cell>
          <table:table-cell office:value-type="float" office:value="35497" calcext:value-type="float">
            <text:p>35497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ESS_R04_2008_GER_CH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ofort bei ihrer Ankunft</text:p>
          </table:table-cell>
          <table:table-cell office:value-type="float" office:value="35498" calcext:value-type="float">
            <text:p>35498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4_2008_GER_CH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Nachdem sie ein Jahr in der Schweiz gelebt haben, unabhängig davon, ob sie gearbeitet haben oder nicht</text:p>
          </table:table-cell>
          <table:table-cell office:value-type="float" office:value="35499" calcext:value-type="float">
            <text:p>35499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4_2008_GER_CH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rst nachdem sie mindestens ein Jahr gearbeitet und Steuern bezahlt haben</text:p>
          </table:table-cell>
          <table:table-cell office:value-type="float" office:value="35500" calcext:value-type="float">
            <text:p>35500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4_2008_GER_CH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obald sie Schweizer Staatsbürger geworden sind</text:p>
          </table:table-cell>
          <table:table-cell office:value-type="float" office:value="35501" calcext:value-type="float">
            <text:p>35501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4_2008_GER_CH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ie sollten niemals die gleichen Rechte bekommen</text:p>
          </table:table-cell>
          <table:table-cell office:value-type="float" office:value="35502" calcext:value-type="float">
            <text:p>35502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4_2008_GER_CH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Weiss nicht)</text:p>
          </table:table-cell>
          <table:table-cell office:value-type="float" office:value="35503" calcext:value-type="float">
            <text:p>35503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Bekommen viel mehr als sie bezahlen</text:p>
          </table:table-cell>
          <table:table-cell office:value-type="float" office:value="35504" calcext:value-type="float">
            <text:p>35504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1" calcext:value-type="float">
            <text:p>1</text:p>
          </table:table-cell>
          <table:table-cell office:value-type="float" office:value="35505" calcext:value-type="float">
            <text:p>35505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2" calcext:value-type="float">
            <text:p>2</text:p>
          </table:table-cell>
          <table:table-cell office:value-type="float" office:value="35506" calcext:value-type="float">
            <text:p>35506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3" calcext:value-type="float">
            <text:p>3</text:p>
          </table:table-cell>
          <table:table-cell office:value-type="float" office:value="35507" calcext:value-type="float">
            <text:p>35507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4" calcext:value-type="float">
            <text:p>4</text:p>
          </table:table-cell>
          <table:table-cell office:value-type="float" office:value="35508" calcext:value-type="float">
            <text:p>35508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5" calcext:value-type="float">
            <text:p>5</text:p>
          </table:table-cell>
          <table:table-cell office:value-type="float" office:value="35509" calcext:value-type="float">
            <text:p>35509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6" calcext:value-type="float">
            <text:p>6</text:p>
          </table:table-cell>
          <table:table-cell office:value-type="float" office:value="35510" calcext:value-type="float">
            <text:p>35510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7" calcext:value-type="float">
            <text:p>7</text:p>
          </table:table-cell>
          <table:table-cell office:value-type="float" office:value="35511" calcext:value-type="float">
            <text:p>35511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8" calcext:value-type="float">
            <text:p>8</text:p>
          </table:table-cell>
          <table:table-cell office:value-type="float" office:value="35512" calcext:value-type="float">
            <text:p>35512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float" office:value="9" calcext:value-type="float">
            <text:p>9</text:p>
          </table:table-cell>
          <table:table-cell office:value-type="float" office:value="35513" calcext:value-type="float">
            <text:p>35513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Bezahlen viel mehr als sie bekommen</text:p>
          </table:table-cell>
          <table:table-cell office:value-type="float" office:value="35514" calcext:value-type="float">
            <text:p>35514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Weiss nicht)</text:p>
          </table:table-cell>
          <table:table-cell office:value-type="float" office:value="35515" calcext:value-type="float">
            <text:p>35515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4_2008_GER_CH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ie Schweiz wird sich ein Gesundheits-wesen, wie wir es heute haben, nicht mehr leisten können</text:p>
          </table:table-cell>
          <table:table-cell office:value-type="float" office:value="35516" calcext:value-type="float">
            <text:p>35516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ESS_R04_2008_GER_CH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ie Schweiz wird sich ihr heutiges Niveau des Gesundheitswesens noch leisten können, wird es aber nicht anheben können</text:p>
          </table:table-cell>
          <table:table-cell office:value-type="float" office:value="35517" calcext:value-type="float">
            <text:p>35517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ESS_R04_2008_GER_CH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ie Schweiz wird es sich leisten können, das Niveau des Gesundheitswesens anzuheben</text:p>
          </table:table-cell>
          <table:table-cell office:value-type="float" office:value="35518" calcext:value-type="float">
            <text:p>35518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ESS_R04_2008_GER_CH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Weiss nicht)</text:p>
          </table:table-cell>
          <table:table-cell office:value-type="float" office:value="35519" calcext:value-type="float">
            <text:p>35519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ESS_R04_2008_GER_CH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Die Schweiz wird sich eine Altersvorsorge, wie wir sie heute haben, nicht mehr leisten können</text:p>
          </table:table-cell>
          <table:table-cell office:value-type="float" office:value="35520" calcext:value-type="float">
            <text:p>35520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ESS_R04_2008_GER_CH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Die Schweiz wird sich das heutige Niveau der Altersvorsorge noch leisten können, wird es aber nicht anheben können</text:p>
          </table:table-cell>
          <table:table-cell office:value-type="float" office:value="35521" calcext:value-type="float">
            <text:p>35521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ESS_R04_2008_GER_CH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Die Schweiz wird es sich leisten können, das Niveau der Altersvorsorge anzuheben</text:p>
          </table:table-cell>
          <table:table-cell office:value-type="float" office:value="35522" calcext:value-type="float">
            <text:p>35522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ESS_R04_2008_GER_CH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(Weiss nicht)</text:p>
          </table:table-cell>
          <table:table-cell office:value-type="float" office:value="35523" calcext:value-type="float">
            <text:p>35523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ESS_R04_2008_GER_CH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35524" calcext:value-type="float">
            <text:p>35524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4_2008_GER_CH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Nicht sehr wahrscheinlich</text:p>
          </table:table-cell>
          <table:table-cell office:value-type="float" office:value="35525" calcext:value-type="float">
            <text:p>35525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4_2008_GER_CH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Wahrscheinlich</text:p>
          </table:table-cell>
          <table:table-cell office:value-type="float" office:value="35526" calcext:value-type="float">
            <text:p>35526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4_2008_GER_CH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ehr wahrscheinlich</text:p>
          </table:table-cell>
          <table:table-cell office:value-type="float" office:value="35527" calcext:value-type="float">
            <text:p>35527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4_2008_GER_CH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War nie berufstätig oder ist nicht mehr berufstätig und nicht auf Stellensuche</text:p>
          </table:table-cell>
          <table:table-cell office:value-type="float" office:value="35528" calcext:value-type="float">
            <text:p>35528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4_2008_GER_CH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Weiss nicht)</text:p>
          </table:table-cell>
          <table:table-cell office:value-type="float" office:value="35529" calcext:value-type="float">
            <text:p>35529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4_2008_GER_CH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35530" calcext:value-type="float">
            <text:p>35530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Nicht sehr wahrscheinlich</text:p>
          </table:table-cell>
          <table:table-cell office:value-type="float" office:value="35531" calcext:value-type="float">
            <text:p>35531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Wahrscheinlich</text:p>
          </table:table-cell>
          <table:table-cell office:value-type="float" office:value="35532" calcext:value-type="float">
            <text:p>35532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ehr wahrscheinlich</text:p>
          </table:table-cell>
          <table:table-cell office:value-type="float" office:value="35533" calcext:value-type="float">
            <text:p>35533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Weiss nicht)</text:p>
          </table:table-cell>
          <table:table-cell office:value-type="float" office:value="35534" calcext:value-type="float">
            <text:p>35534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35530" calcext:value-type="float">
            <text:p>35530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Nicht sehr wahrscheinlich</text:p>
          </table:table-cell>
          <table:table-cell office:value-type="float" office:value="35531" calcext:value-type="float">
            <text:p>35531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Wahrscheinlich</text:p>
          </table:table-cell>
          <table:table-cell office:value-type="float" office:value="35532" calcext:value-type="float">
            <text:p>35532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Sehr wahrscheinlich</text:p>
          </table:table-cell>
          <table:table-cell office:value-type="float" office:value="35533" calcext:value-type="float">
            <text:p>35533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Weiss nicht)</text:p>
          </table:table-cell>
          <table:table-cell office:value-type="float" office:value="35534" calcext:value-type="float">
            <text:p>35534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35530" calcext:value-type="float">
            <text:p>35530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Nicht sehr wahrscheinlich</text:p>
          </table:table-cell>
          <table:table-cell office:value-type="float" office:value="35531" calcext:value-type="float">
            <text:p>35531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Wahrscheinlich</text:p>
          </table:table-cell>
          <table:table-cell office:value-type="float" office:value="35532" calcext:value-type="float">
            <text:p>35532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ehr wahrscheinlich</text:p>
          </table:table-cell>
          <table:table-cell office:value-type="float" office:value="35533" calcext:value-type="float">
            <text:p>35533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Weiss nicht)</text:p>
          </table:table-cell>
          <table:table-cell office:value-type="float" office:value="35534" calcext:value-type="float">
            <text:p>35534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4_2008_GER_CH_15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15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- Jung</text:p>
          </table:table-cell>
          <table:table-cell office:value-type="float" office:value="35535" calcext:value-type="float">
            <text:p>35535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</text:p>
          </table:table-cell>
          <table:table-cell office:value-type="float" office:value="35536" calcext:value-type="float">
            <text:p>3553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</text:p>
          </table:table-cell>
          <table:table-cell office:value-type="float" office:value="35537" calcext:value-type="float">
            <text:p>35537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</text:p>
          </table:table-cell>
          <table:table-cell office:value-type="float" office:value="35538" calcext:value-type="float">
            <text:p>35538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- Weder jung noch alt</text:p>
          </table:table-cell>
          <table:table-cell office:value-type="float" office:value="35539" calcext:value-type="float">
            <text:p>35539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</text:p>
          </table:table-cell>
          <table:table-cell office:value-type="float" office:value="35540" calcext:value-type="float">
            <text:p>35540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</text:p>
          </table:table-cell>
          <table:table-cell office:value-type="float" office:value="35541" calcext:value-type="float">
            <text:p>35541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H</text:p>
          </table:table-cell>
          <table:table-cell office:value-type="float" office:value="35542" calcext:value-type="float">
            <text:p>35542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J-Alt Verweigert</text:p>
          </table:table-cell>
          <table:table-cell office:value-type="float" office:value="35543" calcext:value-type="float">
            <text:p>35543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Weiss nicht)</text:p>
          </table:table-cell>
          <table:table-cell office:value-type="float" office:value="35544" calcext:value-type="float">
            <text:p>35544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Sehr schwaches Zugehörigkeitsgefühl</text:p>
          </table:table-cell>
          <table:table-cell office:value-type="float" office:value="35545" calcext:value-type="float">
            <text:p>35545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1" calcext:value-type="float">
            <text:p>1</text:p>
          </table:table-cell>
          <table:table-cell office:value-type="float" office:value="35546" calcext:value-type="float">
            <text:p>35546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  <table:table-cell office:value-type="float" office:value="35547" calcext:value-type="float">
            <text:p>35547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3" calcext:value-type="float">
            <text:p>3</text:p>
          </table:table-cell>
          <table:table-cell office:value-type="float" office:value="35548" calcext:value-type="float">
            <text:p>35548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 office:value-type="float" office:value="35549" calcext:value-type="float">
            <text:p>35549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35550" calcext:value-type="float">
            <text:p>35550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35551" calcext:value-type="float">
            <text:p>35551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7" calcext:value-type="float">
            <text:p>7</text:p>
          </table:table-cell>
          <table:table-cell office:value-type="float" office:value="35552" calcext:value-type="float">
            <text:p>35552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8" calcext:value-type="float">
            <text:p>8</text:p>
          </table:table-cell>
          <table:table-cell office:value-type="float" office:value="35553" calcext:value-type="float">
            <text:p>35553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float" office:value="9" calcext:value-type="float">
            <text:p>9</text:p>
          </table:table-cell>
          <table:table-cell office:value-type="float" office:value="35554" calcext:value-type="float">
            <text:p>35554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Sehr starkes Zugehörigkeitsgefühl</text:p>
          </table:table-cell>
          <table:table-cell office:value-type="float" office:value="35555" calcext:value-type="float">
            <text:p>35555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Weiss nicht)</text:p>
          </table:table-cell>
          <table:table-cell office:value-type="float" office:value="35556" calcext:value-type="float">
            <text:p>35556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Äusserst niedriger Status</text:p>
          </table:table-cell>
          <table:table-cell office:value-type="float" office:value="35557" calcext:value-type="float">
            <text:p>35557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float" office:value="35558" calcext:value-type="float">
            <text:p>35558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float" office:value="35559" calcext:value-type="float">
            <text:p>35559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3" calcext:value-type="float">
            <text:p>3</text:p>
          </table:table-cell>
          <table:table-cell office:value-type="float" office:value="35560" calcext:value-type="float">
            <text:p>35560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  <table:table-cell office:value-type="float" office:value="35561" calcext:value-type="float">
            <text:p>35561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5" calcext:value-type="float">
            <text:p>5</text:p>
          </table:table-cell>
          <table:table-cell office:value-type="float" office:value="35562" calcext:value-type="float">
            <text:p>35562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6" calcext:value-type="float">
            <text:p>6</text:p>
          </table:table-cell>
          <table:table-cell office:value-type="float" office:value="35563" calcext:value-type="float">
            <text:p>35563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7" calcext:value-type="float">
            <text:p>7</text:p>
          </table:table-cell>
          <table:table-cell office:value-type="float" office:value="35564" calcext:value-type="float">
            <text:p>35564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8" calcext:value-type="float">
            <text:p>8</text:p>
          </table:table-cell>
          <table:table-cell office:value-type="float" office:value="35565" calcext:value-type="float">
            <text:p>35565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35566" calcext:value-type="float">
            <text:p>35566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Äusserst hoher Status</text:p>
          </table:table-cell>
          <table:table-cell office:value-type="float" office:value="35567" calcext:value-type="float">
            <text:p>35567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Weiss nicht)</text:p>
          </table:table-cell>
          <table:table-cell office:value-type="float" office:value="35568" calcext:value-type="float">
            <text:p>35568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Äusserst niedriger Status</text:p>
          </table:table-cell>
          <table:table-cell office:value-type="float" office:value="35557" calcext:value-type="float">
            <text:p>35557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1" calcext:value-type="float">
            <text:p>1</text:p>
          </table:table-cell>
          <table:table-cell office:value-type="float" office:value="35558" calcext:value-type="float">
            <text:p>35558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float" office:value="35559" calcext:value-type="float">
            <text:p>35559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3" calcext:value-type="float">
            <text:p>3</text:p>
          </table:table-cell>
          <table:table-cell office:value-type="float" office:value="35560" calcext:value-type="float">
            <text:p>35560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4" calcext:value-type="float">
            <text:p>4</text:p>
          </table:table-cell>
          <table:table-cell office:value-type="float" office:value="35561" calcext:value-type="float">
            <text:p>35561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5" calcext:value-type="float">
            <text:p>5</text:p>
          </table:table-cell>
          <table:table-cell office:value-type="float" office:value="35562" calcext:value-type="float">
            <text:p>35562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35563" calcext:value-type="float">
            <text:p>35563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7" calcext:value-type="float">
            <text:p>7</text:p>
          </table:table-cell>
          <table:table-cell office:value-type="float" office:value="35564" calcext:value-type="float">
            <text:p>35564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8" calcext:value-type="float">
            <text:p>8</text:p>
          </table:table-cell>
          <table:table-cell office:value-type="float" office:value="35565" calcext:value-type="float">
            <text:p>35565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office:value-type="float" office:value="35566" calcext:value-type="float">
            <text:p>35566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Äusserst hoher Status</text:p>
          </table:table-cell>
          <table:table-cell office:value-type="float" office:value="35567" calcext:value-type="float">
            <text:p>35567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Weiss nicht)</text:p>
          </table:table-cell>
          <table:table-cell office:value-type="float" office:value="35568" calcext:value-type="float">
            <text:p>35568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Äusserst niedriger Status</text:p>
          </table:table-cell>
          <table:table-cell office:value-type="float" office:value="35557" calcext:value-type="float">
            <text:p>35557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office:value-type="float" office:value="35558" calcext:value-type="float">
            <text:p>35558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2" calcext:value-type="float">
            <text:p>2</text:p>
          </table:table-cell>
          <table:table-cell office:value-type="float" office:value="35559" calcext:value-type="float">
            <text:p>35559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float" office:value="35560" calcext:value-type="float">
            <text:p>35560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4" calcext:value-type="float">
            <text:p>4</text:p>
          </table:table-cell>
          <table:table-cell office:value-type="float" office:value="35561" calcext:value-type="float">
            <text:p>35561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5" calcext:value-type="float">
            <text:p>5</text:p>
          </table:table-cell>
          <table:table-cell office:value-type="float" office:value="35562" calcext:value-type="float">
            <text:p>35562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float" office:value="35563" calcext:value-type="float">
            <text:p>35563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7" calcext:value-type="float">
            <text:p>7</text:p>
          </table:table-cell>
          <table:table-cell office:value-type="float" office:value="35564" calcext:value-type="float">
            <text:p>35564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8" calcext:value-type="float">
            <text:p>8</text:p>
          </table:table-cell>
          <table:table-cell office:value-type="float" office:value="35565" calcext:value-type="float">
            <text:p>35565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35566" calcext:value-type="float">
            <text:p>35566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Äusserst hoher Status</text:p>
          </table:table-cell>
          <table:table-cell office:value-type="float" office:value="35567" calcext:value-type="float">
            <text:p>35567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Weiss nicht)</text:p>
          </table:table-cell>
          <table:table-cell office:value-type="float" office:value="35568" calcext:value-type="float">
            <text:p>35568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Überhaupt nicht besorgt</text:p>
          </table:table-cell>
          <table:table-cell office:value-type="float" office:value="35569" calcext:value-type="float">
            <text:p>35569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float" office:value="35570" calcext:value-type="float">
            <text:p>35570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2" calcext:value-type="float">
            <text:p>2</text:p>
          </table:table-cell>
          <table:table-cell office:value-type="float" office:value="35571" calcext:value-type="float">
            <text:p>35571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float" office:value="35572" calcext:value-type="float">
            <text:p>35572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35573" calcext:value-type="float">
            <text:p>35573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35574" calcext:value-type="float">
            <text:p>35574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6" calcext:value-type="float">
            <text:p>6</text:p>
          </table:table-cell>
          <table:table-cell office:value-type="float" office:value="35575" calcext:value-type="float">
            <text:p>35575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7" calcext:value-type="float">
            <text:p>7</text:p>
          </table:table-cell>
          <table:table-cell office:value-type="float" office:value="35576" calcext:value-type="float">
            <text:p>35576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35577" calcext:value-type="float">
            <text:p>35577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float" office:value="9" calcext:value-type="float">
            <text:p>9</text:p>
          </table:table-cell>
          <table:table-cell office:value-type="float" office:value="35578" calcext:value-type="float">
            <text:p>35578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Äusserst besorgt</text:p>
          </table:table-cell>
          <table:table-cell office:value-type="float" office:value="35579" calcext:value-type="float">
            <text:p>35579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Weiss nicht)</text:p>
          </table:table-cell>
          <table:table-cell office:value-type="float" office:value="35580" calcext:value-type="float">
            <text:p>35580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Überhaupt nicht besorgt</text:p>
          </table:table-cell>
          <table:table-cell office:value-type="float" office:value="35569" calcext:value-type="float">
            <text:p>35569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35570" calcext:value-type="float">
            <text:p>35570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2" calcext:value-type="float">
            <text:p>2</text:p>
          </table:table-cell>
          <table:table-cell office:value-type="float" office:value="35571" calcext:value-type="float">
            <text:p>35571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office:value-type="float" office:value="35572" calcext:value-type="float">
            <text:p>35572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4" calcext:value-type="float">
            <text:p>4</text:p>
          </table:table-cell>
          <table:table-cell office:value-type="float" office:value="35573" calcext:value-type="float">
            <text:p>35573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office:value-type="float" office:value="35574" calcext:value-type="float">
            <text:p>35574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35575" calcext:value-type="float">
            <text:p>35575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7" calcext:value-type="float">
            <text:p>7</text:p>
          </table:table-cell>
          <table:table-cell office:value-type="float" office:value="35576" calcext:value-type="float">
            <text:p>35576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8" calcext:value-type="float">
            <text:p>8</text:p>
          </table:table-cell>
          <table:table-cell office:value-type="float" office:value="35577" calcext:value-type="float">
            <text:p>35577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float" office:value="9" calcext:value-type="float">
            <text:p>9</text:p>
          </table:table-cell>
          <table:table-cell office:value-type="float" office:value="35578" calcext:value-type="float">
            <text:p>35578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Äusserst besorgt</text:p>
          </table:table-cell>
          <table:table-cell office:value-type="float" office:value="35579" calcext:value-type="float">
            <text:p>35579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Weiss nicht)</text:p>
          </table:table-cell>
          <table:table-cell office:value-type="float" office:value="35580" calcext:value-type="float">
            <text:p>35580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Äusserst schlechten Einfluss</text:p>
          </table:table-cell>
          <table:table-cell office:value-type="float" office:value="35581" calcext:value-type="float">
            <text:p>35581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1" calcext:value-type="float">
            <text:p>1</text:p>
          </table:table-cell>
          <table:table-cell office:value-type="float" office:value="35582" calcext:value-type="float">
            <text:p>35582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office:value-type="float" office:value="35583" calcext:value-type="float">
            <text:p>35583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3" calcext:value-type="float">
            <text:p>3</text:p>
          </table:table-cell>
          <table:table-cell office:value-type="float" office:value="35584" calcext:value-type="float">
            <text:p>35584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4" calcext:value-type="float">
            <text:p>4</text:p>
          </table:table-cell>
          <table:table-cell office:value-type="float" office:value="35585" calcext:value-type="float">
            <text:p>35585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5" calcext:value-type="float">
            <text:p>5</text:p>
          </table:table-cell>
          <table:table-cell office:value-type="float" office:value="35586" calcext:value-type="float">
            <text:p>35586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6" calcext:value-type="float">
            <text:p>6</text:p>
          </table:table-cell>
          <table:table-cell office:value-type="float" office:value="35587" calcext:value-type="float">
            <text:p>35587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7" calcext:value-type="float">
            <text:p>7</text:p>
          </table:table-cell>
          <table:table-cell office:value-type="float" office:value="35588" calcext:value-type="float">
            <text:p>35588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8" calcext:value-type="float">
            <text:p>8</text:p>
          </table:table-cell>
          <table:table-cell office:value-type="float" office:value="35589" calcext:value-type="float">
            <text:p>35589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float" office:value="9" calcext:value-type="float">
            <text:p>9</text:p>
          </table:table-cell>
          <table:table-cell office:value-type="float" office:value="35590" calcext:value-type="float">
            <text:p>35590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Äusserst guten Einfluss</text:p>
          </table:table-cell>
          <table:table-cell office:value-type="float" office:value="35591" calcext:value-type="float">
            <text:p>35591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Weiss nicht)</text:p>
          </table:table-cell>
          <table:table-cell office:value-type="float" office:value="35592" calcext:value-type="float">
            <text:p>35592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Tragen in wirtschaftlicher Hinsicht sehr wenig bei</text:p>
          </table:table-cell>
          <table:table-cell office:value-type="float" office:value="35593" calcext:value-type="float">
            <text:p>35593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1" calcext:value-type="float">
            <text:p>1</text:p>
          </table:table-cell>
          <table:table-cell office:value-type="float" office:value="35594" calcext:value-type="float">
            <text:p>35594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2" calcext:value-type="float">
            <text:p>2</text:p>
          </table:table-cell>
          <table:table-cell office:value-type="float" office:value="35595" calcext:value-type="float">
            <text:p>35595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3" calcext:value-type="float">
            <text:p>3</text:p>
          </table:table-cell>
          <table:table-cell office:value-type="float" office:value="35596" calcext:value-type="float">
            <text:p>35596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4" calcext:value-type="float">
            <text:p>4</text:p>
          </table:table-cell>
          <table:table-cell office:value-type="float" office:value="35597" calcext:value-type="float">
            <text:p>35597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5" calcext:value-type="float">
            <text:p>5</text:p>
          </table:table-cell>
          <table:table-cell office:value-type="float" office:value="35598" calcext:value-type="float">
            <text:p>35598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6" calcext:value-type="float">
            <text:p>6</text:p>
          </table:table-cell>
          <table:table-cell office:value-type="float" office:value="35599" calcext:value-type="float">
            <text:p>35599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7" calcext:value-type="float">
            <text:p>7</text:p>
          </table:table-cell>
          <table:table-cell office:value-type="float" office:value="35600" calcext:value-type="float">
            <text:p>35600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8" calcext:value-type="float">
            <text:p>8</text:p>
          </table:table-cell>
          <table:table-cell office:value-type="float" office:value="35601" calcext:value-type="float">
            <text:p>35601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float" office:value="9" calcext:value-type="float">
            <text:p>9</text:p>
          </table:table-cell>
          <table:table-cell office:value-type="float" office:value="35602" calcext:value-type="float">
            <text:p>35602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Tragen in wirtschaftlicher Hinsicht sehr viel bei</text:p>
          </table:table-cell>
          <table:table-cell office:value-type="float" office:value="35603" calcext:value-type="float">
            <text:p>35603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Weiss nicht)</text:p>
          </table:table-cell>
          <table:table-cell office:value-type="float" office:value="35604" calcext:value-type="float">
            <text:p>35604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Keine Belastung</text:p>
          </table:table-cell>
          <table:table-cell office:value-type="float" office:value="35605" calcext:value-type="float">
            <text:p>35605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1" calcext:value-type="float">
            <text:p>1</text:p>
          </table:table-cell>
          <table:table-cell office:value-type="float" office:value="35606" calcext:value-type="float">
            <text:p>35606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2" calcext:value-type="float">
            <text:p>2</text:p>
          </table:table-cell>
          <table:table-cell office:value-type="float" office:value="35607" calcext:value-type="float">
            <text:p>35607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3" calcext:value-type="float">
            <text:p>3</text:p>
          </table:table-cell>
          <table:table-cell office:value-type="float" office:value="35608" calcext:value-type="float">
            <text:p>35608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4" calcext:value-type="float">
            <text:p>4</text:p>
          </table:table-cell>
          <table:table-cell office:value-type="float" office:value="35609" calcext:value-type="float">
            <text:p>35609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5" calcext:value-type="float">
            <text:p>5</text:p>
          </table:table-cell>
          <table:table-cell office:value-type="float" office:value="35610" calcext:value-type="float">
            <text:p>3561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6" calcext:value-type="float">
            <text:p>6</text:p>
          </table:table-cell>
          <table:table-cell office:value-type="float" office:value="35611" calcext:value-type="float">
            <text:p>35611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7" calcext:value-type="float">
            <text:p>7</text:p>
          </table:table-cell>
          <table:table-cell office:value-type="float" office:value="35612" calcext:value-type="float">
            <text:p>35612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8" calcext:value-type="float">
            <text:p>8</text:p>
          </table:table-cell>
          <table:table-cell office:value-type="float" office:value="35613" calcext:value-type="float">
            <text:p>35613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float" office:value="9" calcext:value-type="float">
            <text:p>9</text:p>
          </table:table-cell>
          <table:table-cell office:value-type="float" office:value="35614" calcext:value-type="float">
            <text:p>35614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Eine grosse Belastung</text:p>
          </table:table-cell>
          <table:table-cell office:value-type="float" office:value="35615" calcext:value-type="float">
            <text:p>35615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Weiss nicht)</text:p>
          </table:table-cell>
          <table:table-cell office:value-type="float" office:value="35616" calcext:value-type="float">
            <text:p>35616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Äusserst schlechten Einfluss</text:p>
          </table:table-cell>
          <table:table-cell office:value-type="float" office:value="35581" calcext:value-type="float">
            <text:p>35581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35582" calcext:value-type="float">
            <text:p>35582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35583" calcext:value-type="float">
            <text:p>35583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35584" calcext:value-type="float">
            <text:p>35584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35585" calcext:value-type="float">
            <text:p>35585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35586" calcext:value-type="float">
            <text:p>35586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35587" calcext:value-type="float">
            <text:p>35587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35588" calcext:value-type="float">
            <text:p>35588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35589" calcext:value-type="float">
            <text:p>35589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35590" calcext:value-type="float">
            <text:p>35590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Äusserst guten Einfluss</text:p>
          </table:table-cell>
          <table:table-cell office:value-type="float" office:value="35591" calcext:value-type="float">
            <text:p>35591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Weiss nicht)</text:p>
          </table:table-cell>
          <table:table-cell office:value-type="float" office:value="35592" calcext:value-type="float">
            <text:p>35592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Tragen in wirtschaftlicher Hinsicht sehr wenig bei</text:p>
          </table:table-cell>
          <table:table-cell office:value-type="float" office:value="35593" calcext:value-type="float">
            <text:p>35593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35594" calcext:value-type="float">
            <text:p>35594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35595" calcext:value-type="float">
            <text:p>35595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35596" calcext:value-type="float">
            <text:p>35596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35597" calcext:value-type="float">
            <text:p>35597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35598" calcext:value-type="float">
            <text:p>35598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35599" calcext:value-type="float">
            <text:p>35599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35600" calcext:value-type="float">
            <text:p>35600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35601" calcext:value-type="float">
            <text:p>35601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35602" calcext:value-type="float">
            <text:p>35602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Tragen in wirtschaftlicher Hinsicht sehr viel bei</text:p>
          </table:table-cell>
          <table:table-cell office:value-type="float" office:value="35603" calcext:value-type="float">
            <text:p>35603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Weiss nicht)</text:p>
          </table:table-cell>
          <table:table-cell office:value-type="float" office:value="35604" calcext:value-type="float">
            <text:p>35604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4_2008_GER_CH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Überhaupt nicht wahrscheinlich, dass sie so angesehen werden</text:p>
          </table:table-cell>
          <table:table-cell office:value-type="float" office:value="35617" calcext:value-type="float">
            <text:p>35617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6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35618" calcext:value-type="float">
            <text:p>3561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6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35619" calcext:value-type="float">
            <text:p>3561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6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35620" calcext:value-type="float">
            <text:p>35620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Sehr wahrscheinlich, dass sie so angesehen werden</text:p>
          </table:table-cell>
          <table:table-cell office:value-type="float" office:value="35621" calcext:value-type="float">
            <text:p>3562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Weiss nicht)</text:p>
          </table:table-cell>
          <table:table-cell office:value-type="float" office:value="35622" calcext:value-type="float">
            <text:p>3562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Überhaupt nicht wahrscheinlich, dass sie so angesehen werden</text:p>
          </table:table-cell>
          <table:table-cell office:value-type="float" office:value="35617" calcext:value-type="float">
            <text:p>35617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7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35618" calcext:value-type="float">
            <text:p>3561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7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35619" calcext:value-type="float">
            <text:p>3561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7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35620" calcext:value-type="float">
            <text:p>35620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Sehr wahrscheinlich, dass sie so angesehen werden</text:p>
          </table:table-cell>
          <table:table-cell office:value-type="float" office:value="35621" calcext:value-type="float">
            <text:p>3562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Weiss nicht)</text:p>
          </table:table-cell>
          <table:table-cell office:value-type="float" office:value="35622" calcext:value-type="float">
            <text:p>3562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Überhaupt nicht wahrscheinlich, dass sie so angesehen werden</text:p>
          </table:table-cell>
          <table:table-cell office:value-type="float" office:value="35617" calcext:value-type="float">
            <text:p>35617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8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35618" calcext:value-type="float">
            <text:p>3561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8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35619" calcext:value-type="float">
            <text:p>3561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8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35620" calcext:value-type="float">
            <text:p>35620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Sehr wahrscheinlich, dass sie so angesehen werden</text:p>
          </table:table-cell>
          <table:table-cell office:value-type="float" office:value="35621" calcext:value-type="float">
            <text:p>3562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Weiss nicht)</text:p>
          </table:table-cell>
          <table:table-cell office:value-type="float" office:value="35622" calcext:value-type="float">
            <text:p>3562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Überhaupt nicht wahrscheinlich, dass sie so angesehen werden</text:p>
          </table:table-cell>
          <table:table-cell office:value-type="float" office:value="35617" calcext:value-type="float">
            <text:p>35617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9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35618" calcext:value-type="float">
            <text:p>3561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9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35619" calcext:value-type="float">
            <text:p>3561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9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35620" calcext:value-type="float">
            <text:p>35620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Sehr wahrscheinlich, dass sie so angesehen werden</text:p>
          </table:table-cell>
          <table:table-cell office:value-type="float" office:value="35621" calcext:value-type="float">
            <text:p>3562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6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Weiss nicht)</text:p>
          </table:table-cell>
          <table:table-cell office:value-type="float" office:value="35622" calcext:value-type="float">
            <text:p>3562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Überhaupt nicht wahrscheinlich, dass sie so angesehen werden</text:p>
          </table:table-cell>
          <table:table-cell office:value-type="float" office:value="35617" calcext:value-type="float">
            <text:p>35617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0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35618" calcext:value-type="float">
            <text:p>3561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0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35619" calcext:value-type="float">
            <text:p>3561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0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35620" calcext:value-type="float">
            <text:p>35620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Sehr wahrscheinlich, dass sie so angesehen werden</text:p>
          </table:table-cell>
          <table:table-cell office:value-type="float" office:value="35621" calcext:value-type="float">
            <text:p>3562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Weiss nicht)</text:p>
          </table:table-cell>
          <table:table-cell office:value-type="float" office:value="35622" calcext:value-type="float">
            <text:p>3562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Überhaupt nicht wahrscheinlich, dass sie so angesehen werden</text:p>
          </table:table-cell>
          <table:table-cell office:value-type="float" office:value="35617" calcext:value-type="float">
            <text:p>35617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1</text:p>
          </table:table-cell>
          <table:table-cell office:value-type="string" calcext:value-type="string">
            <text:p>E20</text:p>
          </table:table-cell>
          <table:table-cell office:value-type="float" office:value="1" calcext:value-type="float">
            <text:p>1</text:p>
          </table:table-cell>
          <table:table-cell office:value-type="float" office:value="35618" calcext:value-type="float">
            <text:p>3561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1</text:p>
          </table:table-cell>
          <table:table-cell office:value-type="string" calcext:value-type="string">
            <text:p>E20</text:p>
          </table:table-cell>
          <table:table-cell office:value-type="float" office:value="2" calcext:value-type="float">
            <text:p>2</text:p>
          </table:table-cell>
          <table:table-cell office:value-type="float" office:value="35619" calcext:value-type="float">
            <text:p>3561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1</text:p>
          </table:table-cell>
          <table:table-cell office:value-type="string" calcext:value-type="string">
            <text:p>E20</text:p>
          </table:table-cell>
          <table:table-cell office:value-type="float" office:value="3" calcext:value-type="float">
            <text:p>3</text:p>
          </table:table-cell>
          <table:table-cell office:value-type="float" office:value="35620" calcext:value-type="float">
            <text:p>35620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Sehr wahrscheinlich, dass sie so angesehen werden</text:p>
          </table:table-cell>
          <table:table-cell office:value-type="float" office:value="35621" calcext:value-type="float">
            <text:p>3562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Weiss nicht)</text:p>
          </table:table-cell>
          <table:table-cell office:value-type="float" office:value="35622" calcext:value-type="float">
            <text:p>3562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Überhaupt nicht wahrscheinlich, dass sie so angesehen werden</text:p>
          </table:table-cell>
          <table:table-cell office:value-type="float" office:value="35617" calcext:value-type="float">
            <text:p>35617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2</text:p>
          </table:table-cell>
          <table:table-cell office:value-type="string" calcext:value-type="string">
            <text:p>E21</text:p>
          </table:table-cell>
          <table:table-cell office:value-type="float" office:value="1" calcext:value-type="float">
            <text:p>1</text:p>
          </table:table-cell>
          <table:table-cell office:value-type="float" office:value="35618" calcext:value-type="float">
            <text:p>3561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2</text:p>
          </table:table-cell>
          <table:table-cell office:value-type="string" calcext:value-type="string">
            <text:p>E21</text:p>
          </table:table-cell>
          <table:table-cell office:value-type="float" office:value="2" calcext:value-type="float">
            <text:p>2</text:p>
          </table:table-cell>
          <table:table-cell office:value-type="float" office:value="35619" calcext:value-type="float">
            <text:p>3561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2</text:p>
          </table:table-cell>
          <table:table-cell office:value-type="string" calcext:value-type="string">
            <text:p>E21</text:p>
          </table:table-cell>
          <table:table-cell office:value-type="float" office:value="3" calcext:value-type="float">
            <text:p>3</text:p>
          </table:table-cell>
          <table:table-cell office:value-type="float" office:value="35620" calcext:value-type="float">
            <text:p>35620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Sehr wahrscheinlich, dass sie so angesehen werden</text:p>
          </table:table-cell>
          <table:table-cell office:value-type="float" office:value="35621" calcext:value-type="float">
            <text:p>3562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Weiss nicht)</text:p>
          </table:table-cell>
          <table:table-cell office:value-type="float" office:value="35622" calcext:value-type="float">
            <text:p>3562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Überhaupt nicht wahrscheinlich, dass sie so angesehen werden</text:p>
          </table:table-cell>
          <table:table-cell office:value-type="float" office:value="35617" calcext:value-type="float">
            <text:p>35617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3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35618" calcext:value-type="float">
            <text:p>3561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3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35619" calcext:value-type="float">
            <text:p>3561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3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35620" calcext:value-type="float">
            <text:p>35620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Sehr wahrscheinlich, dass sie so angesehen werden</text:p>
          </table:table-cell>
          <table:table-cell office:value-type="float" office:value="35621" calcext:value-type="float">
            <text:p>3562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Weiss nicht)</text:p>
          </table:table-cell>
          <table:table-cell office:value-type="float" office:value="35622" calcext:value-type="float">
            <text:p>35622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Völlig inakzeptabel</text:p>
          </table:table-cell>
          <table:table-cell office:value-type="float" office:value="35623" calcext:value-type="float">
            <text:p>35623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35624" calcext:value-type="float">
            <text:p>35624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35625" calcext:value-type="float">
            <text:p>35625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35626" calcext:value-type="float">
            <text:p>35626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35627" calcext:value-type="float">
            <text:p>35627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35628" calcext:value-type="float">
            <text:p>35628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35629" calcext:value-type="float">
            <text:p>35629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35630" calcext:value-type="float">
            <text:p>35630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35631" calcext:value-type="float">
            <text:p>35631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35632" calcext:value-type="float">
            <text:p>35632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Völlig akzeptabel</text:p>
          </table:table-cell>
          <table:table-cell office:value-type="float" office:value="35633" calcext:value-type="float">
            <text:p>35633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Weiss nicht)</text:p>
          </table:table-cell>
          <table:table-cell office:value-type="float" office:value="35634" calcext:value-type="float">
            <text:p>35634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Völlig inakzeptabel</text:p>
          </table:table-cell>
          <table:table-cell office:value-type="float" office:value="35623" calcext:value-type="float">
            <text:p>35623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35624" calcext:value-type="float">
            <text:p>35624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35625" calcext:value-type="float">
            <text:p>35625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35626" calcext:value-type="float">
            <text:p>35626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35627" calcext:value-type="float">
            <text:p>35627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35628" calcext:value-type="float">
            <text:p>35628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35629" calcext:value-type="float">
            <text:p>35629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35630" calcext:value-type="float">
            <text:p>35630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35631" calcext:value-type="float">
            <text:p>35631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35632" calcext:value-type="float">
            <text:p>35632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Völlig akzeptabel</text:p>
          </table:table-cell>
          <table:table-cell office:value-type="float" office:value="35633" calcext:value-type="float">
            <text:p>35633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Weiss nicht)</text:p>
          </table:table-cell>
          <table:table-cell office:value-type="float" office:value="35634" calcext:value-type="float">
            <text:p>35634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4_2008_GER_CH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Überhaupt nicht wahrscheinlich</text:p>
          </table:table-cell>
          <table:table-cell office:value-type="float" office:value="35635" calcext:value-type="float">
            <text:p>35635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6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35636" calcext:value-type="float">
            <text:p>35636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6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35637" calcext:value-type="float">
            <text:p>3563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6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35638" calcext:value-type="float">
            <text:p>3563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5639" calcext:value-type="float">
            <text:p>35639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Weiss nicht)</text:p>
          </table:table-cell>
          <table:table-cell office:value-type="float" office:value="35640" calcext:value-type="float">
            <text:p>3564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Überhaupt nicht wahrscheinlich</text:p>
          </table:table-cell>
          <table:table-cell office:value-type="float" office:value="35635" calcext:value-type="float">
            <text:p>35635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7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35636" calcext:value-type="float">
            <text:p>35636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7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35637" calcext:value-type="float">
            <text:p>3563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7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35638" calcext:value-type="float">
            <text:p>3563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5639" calcext:value-type="float">
            <text:p>35639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Weiss nicht)</text:p>
          </table:table-cell>
          <table:table-cell office:value-type="float" office:value="35640" calcext:value-type="float">
            <text:p>3564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Überhaupt nicht wahrscheinlich</text:p>
          </table:table-cell>
          <table:table-cell office:value-type="float" office:value="35635" calcext:value-type="float">
            <text:p>35635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8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35636" calcext:value-type="float">
            <text:p>35636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8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35637" calcext:value-type="float">
            <text:p>3563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8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35638" calcext:value-type="float">
            <text:p>3563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5639" calcext:value-type="float">
            <text:p>35639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Weiss nicht)</text:p>
          </table:table-cell>
          <table:table-cell office:value-type="float" office:value="35640" calcext:value-type="float">
            <text:p>3564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Überhaupt nicht wahrscheinlich</text:p>
          </table:table-cell>
          <table:table-cell office:value-type="float" office:value="35635" calcext:value-type="float">
            <text:p>35635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9</text:p>
          </table:table-cell>
          <table:table-cell office:value-type="string" calcext:value-type="string">
            <text:p>E28</text:p>
          </table:table-cell>
          <table:table-cell office:value-type="float" office:value="1" calcext:value-type="float">
            <text:p>1</text:p>
          </table:table-cell>
          <table:table-cell office:value-type="float" office:value="35636" calcext:value-type="float">
            <text:p>35636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9</text:p>
          </table:table-cell>
          <table:table-cell office:value-type="string" calcext:value-type="string">
            <text:p>E28</text:p>
          </table:table-cell>
          <table:table-cell office:value-type="float" office:value="2" calcext:value-type="float">
            <text:p>2</text:p>
          </table:table-cell>
          <table:table-cell office:value-type="float" office:value="35637" calcext:value-type="float">
            <text:p>3563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9</text:p>
          </table:table-cell>
          <table:table-cell office:value-type="string" calcext:value-type="string">
            <text:p>E28</text:p>
          </table:table-cell>
          <table:table-cell office:value-type="float" office:value="3" calcext:value-type="float">
            <text:p>3</text:p>
          </table:table-cell>
          <table:table-cell office:value-type="float" office:value="35638" calcext:value-type="float">
            <text:p>3563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5639" calcext:value-type="float">
            <text:p>35639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Weiss nicht)</text:p>
          </table:table-cell>
          <table:table-cell office:value-type="float" office:value="35640" calcext:value-type="float">
            <text:p>3564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Überhaupt nicht wahrscheinlich</text:p>
          </table:table-cell>
          <table:table-cell office:value-type="float" office:value="35635" calcext:value-type="float">
            <text:p>35635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0</text:p>
          </table:table-cell>
          <table:table-cell office:value-type="string" calcext:value-type="string">
            <text:p>E29</text:p>
          </table:table-cell>
          <table:table-cell office:value-type="float" office:value="1" calcext:value-type="float">
            <text:p>1</text:p>
          </table:table-cell>
          <table:table-cell office:value-type="float" office:value="35636" calcext:value-type="float">
            <text:p>35636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0</text:p>
          </table:table-cell>
          <table:table-cell office:value-type="string" calcext:value-type="string">
            <text:p>E29</text:p>
          </table:table-cell>
          <table:table-cell office:value-type="float" office:value="2" calcext:value-type="float">
            <text:p>2</text:p>
          </table:table-cell>
          <table:table-cell office:value-type="float" office:value="35637" calcext:value-type="float">
            <text:p>3563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0</text:p>
          </table:table-cell>
          <table:table-cell office:value-type="string" calcext:value-type="string">
            <text:p>E29</text:p>
          </table:table-cell>
          <table:table-cell office:value-type="float" office:value="3" calcext:value-type="float">
            <text:p>3</text:p>
          </table:table-cell>
          <table:table-cell office:value-type="float" office:value="35638" calcext:value-type="float">
            <text:p>3563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5639" calcext:value-type="float">
            <text:p>35639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Weiss nicht)</text:p>
          </table:table-cell>
          <table:table-cell office:value-type="float" office:value="35640" calcext:value-type="float">
            <text:p>3564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Überhaupt nicht wahrscheinlich</text:p>
          </table:table-cell>
          <table:table-cell office:value-type="float" office:value="35635" calcext:value-type="float">
            <text:p>35635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1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35636" calcext:value-type="float">
            <text:p>35636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1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35637" calcext:value-type="float">
            <text:p>3563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1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35638" calcext:value-type="float">
            <text:p>3563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5639" calcext:value-type="float">
            <text:p>35639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Weiss nicht)</text:p>
          </table:table-cell>
          <table:table-cell office:value-type="float" office:value="35640" calcext:value-type="float">
            <text:p>3564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Überhaupt nicht wahrscheinlich</text:p>
          </table:table-cell>
          <table:table-cell office:value-type="float" office:value="35635" calcext:value-type="float">
            <text:p>35635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2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35636" calcext:value-type="float">
            <text:p>35636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2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35637" calcext:value-type="float">
            <text:p>3563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2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35638" calcext:value-type="float">
            <text:p>3563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5639" calcext:value-type="float">
            <text:p>35639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Weiss nicht)</text:p>
          </table:table-cell>
          <table:table-cell office:value-type="float" office:value="35640" calcext:value-type="float">
            <text:p>3564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Überhaupt nicht wahrscheinlich</text:p>
          </table:table-cell>
          <table:table-cell office:value-type="float" office:value="35635" calcext:value-type="float">
            <text:p>35635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3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35636" calcext:value-type="float">
            <text:p>35636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3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35637" calcext:value-type="float">
            <text:p>3563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3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35638" calcext:value-type="float">
            <text:p>3563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5639" calcext:value-type="float">
            <text:p>35639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Weiss nicht)</text:p>
          </table:table-cell>
          <table:table-cell office:value-type="float" office:value="35640" calcext:value-type="float">
            <text:p>3564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Äusserst negativ</text:p>
          </table:table-cell>
          <table:table-cell office:value-type="float" office:value="35641" calcext:value-type="float">
            <text:p>35641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35642" calcext:value-type="float">
            <text:p>35642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35643" calcext:value-type="float">
            <text:p>35643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35644" calcext:value-type="float">
            <text:p>35644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35645" calcext:value-type="float">
            <text:p>35645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35646" calcext:value-type="float">
            <text:p>35646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35647" calcext:value-type="float">
            <text:p>35647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35648" calcext:value-type="float">
            <text:p>35648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35649" calcext:value-type="float">
            <text:p>35649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35650" calcext:value-type="float">
            <text:p>35650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Äusserst positiv</text:p>
          </table:table-cell>
          <table:table-cell office:value-type="float" office:value="35651" calcext:value-type="float">
            <text:p>35651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Weiss nicht)</text:p>
          </table:table-cell>
          <table:table-cell office:value-type="float" office:value="35652" calcext:value-type="float">
            <text:p>35652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Äusserst negativ</text:p>
          </table:table-cell>
          <table:table-cell office:value-type="float" office:value="35641" calcext:value-type="float">
            <text:p>35641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35642" calcext:value-type="float">
            <text:p>35642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35643" calcext:value-type="float">
            <text:p>35643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35644" calcext:value-type="float">
            <text:p>35644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35645" calcext:value-type="float">
            <text:p>35645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35646" calcext:value-type="float">
            <text:p>35646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35647" calcext:value-type="float">
            <text:p>35647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35648" calcext:value-type="float">
            <text:p>35648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35649" calcext:value-type="float">
            <text:p>35649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35650" calcext:value-type="float">
            <text:p>35650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Äusserst positiv</text:p>
          </table:table-cell>
          <table:table-cell office:value-type="float" office:value="35651" calcext:value-type="float">
            <text:p>35651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Weiss nicht)</text:p>
          </table:table-cell>
          <table:table-cell office:value-type="float" office:value="35652" calcext:value-type="float">
            <text:p>35652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4_2008_GER_CH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Nie</text:p>
          </table:table-cell>
          <table:table-cell office:value-type="float" office:value="35653" calcext:value-type="float">
            <text:p>35653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6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35654" calcext:value-type="float">
            <text:p>35654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6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35655" calcext:value-type="float">
            <text:p>35655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6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35656" calcext:value-type="float">
            <text:p>35656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Sehr oft</text:p>
          </table:table-cell>
          <table:table-cell office:value-type="float" office:value="35657" calcext:value-type="float">
            <text:p>35657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Weiss nicht)</text:p>
          </table:table-cell>
          <table:table-cell office:value-type="float" office:value="35658" calcext:value-type="float">
            <text:p>35658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Nie</text:p>
          </table:table-cell>
          <table:table-cell office:value-type="float" office:value="35653" calcext:value-type="float">
            <text:p>35653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7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35654" calcext:value-type="float">
            <text:p>35654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7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35655" calcext:value-type="float">
            <text:p>35655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7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35656" calcext:value-type="float">
            <text:p>35656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Sehr oft</text:p>
          </table:table-cell>
          <table:table-cell office:value-type="float" office:value="35657" calcext:value-type="float">
            <text:p>35657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Weiss nicht)</text:p>
          </table:table-cell>
          <table:table-cell office:value-type="float" office:value="35658" calcext:value-type="float">
            <text:p>35658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Nie</text:p>
          </table:table-cell>
          <table:table-cell office:value-type="float" office:value="35653" calcext:value-type="float">
            <text:p>35653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8</text:p>
          </table:table-cell>
          <table:table-cell office:value-type="string" calcext:value-type="string">
            <text:p>E37</text:p>
          </table:table-cell>
          <table:table-cell office:value-type="float" office:value="1" calcext:value-type="float">
            <text:p>1</text:p>
          </table:table-cell>
          <table:table-cell office:value-type="float" office:value="35654" calcext:value-type="float">
            <text:p>35654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8</text:p>
          </table:table-cell>
          <table:table-cell office:value-type="string" calcext:value-type="string">
            <text:p>E37</text:p>
          </table:table-cell>
          <table:table-cell office:value-type="float" office:value="2" calcext:value-type="float">
            <text:p>2</text:p>
          </table:table-cell>
          <table:table-cell office:value-type="float" office:value="35655" calcext:value-type="float">
            <text:p>35655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8</text:p>
          </table:table-cell>
          <table:table-cell office:value-type="string" calcext:value-type="string">
            <text:p>E37</text:p>
          </table:table-cell>
          <table:table-cell office:value-type="float" office:value="3" calcext:value-type="float">
            <text:p>3</text:p>
          </table:table-cell>
          <table:table-cell office:value-type="float" office:value="35656" calcext:value-type="float">
            <text:p>35656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Sehr oft</text:p>
          </table:table-cell>
          <table:table-cell office:value-type="float" office:value="35657" calcext:value-type="float">
            <text:p>35657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Weiss nicht)</text:p>
          </table:table-cell>
          <table:table-cell office:value-type="float" office:value="35658" calcext:value-type="float">
            <text:p>35658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Nie</text:p>
          </table:table-cell>
          <table:table-cell office:value-type="float" office:value="35653" calcext:value-type="float">
            <text:p>35653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9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35654" calcext:value-type="float">
            <text:p>35654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9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35655" calcext:value-type="float">
            <text:p>35655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9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35656" calcext:value-type="float">
            <text:p>35656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Sehr oft</text:p>
          </table:table-cell>
          <table:table-cell office:value-type="float" office:value="35657" calcext:value-type="float">
            <text:p>35657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Weiss nicht)</text:p>
          </table:table-cell>
          <table:table-cell office:value-type="float" office:value="35658" calcext:value-type="float">
            <text:p>35658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Nie</text:p>
          </table:table-cell>
          <table:table-cell office:value-type="float" office:value="35653" calcext:value-type="float">
            <text:p>35653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90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35654" calcext:value-type="float">
            <text:p>35654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90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35655" calcext:value-type="float">
            <text:p>35655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90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35656" calcext:value-type="float">
            <text:p>35656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Sehr oft</text:p>
          </table:table-cell>
          <table:table-cell office:value-type="float" office:value="35657" calcext:value-type="float">
            <text:p>35657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Weiss nicht)</text:p>
          </table:table-cell>
          <table:table-cell office:value-type="float" office:value="35658" calcext:value-type="float">
            <text:p>35658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4_2008_GER_CH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Keine</text:p>
          </table:table-cell>
          <table:table-cell office:value-type="float" office:value="35659" calcext:value-type="float">
            <text:p>35659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1</text:p>
          </table:table-cell>
          <table:table-cell office:value-type="string" calcext:value-type="string">
            <text:p>E40</text:p>
          </table:table-cell>
          <table:table-cell office:value-type="float" office:value="1" calcext:value-type="float">
            <text:p>1</text:p>
          </table:table-cell>
          <table:table-cell office:value-type="float" office:value="35660" calcext:value-type="float">
            <text:p>35660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2-5</text:p>
          </table:table-cell>
          <table:table-cell office:value-type="float" office:value="35661" calcext:value-type="float">
            <text:p>35661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6-9</text:p>
          </table:table-cell>
          <table:table-cell office:value-type="float" office:value="35662" calcext:value-type="float">
            <text:p>35662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oder mehr</text:p>
          </table:table-cell>
          <table:table-cell office:value-type="float" office:value="35663" calcext:value-type="float">
            <text:p>35663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Weiss nicht)</text:p>
          </table:table-cell>
          <table:table-cell office:value-type="float" office:value="35664" calcext:value-type="float">
            <text:p>35664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Ich kann über alle persönlichen Dinge reden</text:p>
          </table:table-cell>
          <table:table-cell office:value-type="float" office:value="35665" calcext:value-type="float">
            <text:p>35665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Ich kann über fast alle persönlichen Dinge reden</text:p>
          </table:table-cell>
          <table:table-cell office:value-type="float" office:value="35666" calcext:value-type="float">
            <text:p>35666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Ich kann über die meisten persönlichen Dinge reden</text:p>
          </table:table-cell>
          <table:table-cell office:value-type="float" office:value="35667" calcext:value-type="float">
            <text:p>35667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Ich kann über ein paar persönliche Dinge reden</text:p>
          </table:table-cell>
          <table:table-cell office:value-type="float" office:value="35668" calcext:value-type="float">
            <text:p>35668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Ich kann über einige persönliche Dinge reden</text:p>
          </table:table-cell>
          <table:table-cell office:value-type="float" office:value="35669" calcext:value-type="float">
            <text:p>35669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Ich kann über keine persönlichen Dinge reden</text:p>
          </table:table-cell>
          <table:table-cell office:value-type="float" office:value="35670" calcext:value-type="float">
            <text:p>35670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Weiss nicht)</text:p>
          </table:table-cell>
          <table:table-cell office:value-type="float" office:value="35671" calcext:value-type="float">
            <text:p>35671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Keine</text:p>
          </table:table-cell>
          <table:table-cell office:value-type="float" office:value="35659" calcext:value-type="float">
            <text:p>35659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3</text:p>
          </table:table-cell>
          <table:table-cell office:value-type="string" calcext:value-type="string">
            <text:p>E42</text:p>
          </table:table-cell>
          <table:table-cell office:value-type="float" office:value="1" calcext:value-type="float">
            <text:p>1</text:p>
          </table:table-cell>
          <table:table-cell office:value-type="float" office:value="35660" calcext:value-type="float">
            <text:p>35660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2-5</text:p>
          </table:table-cell>
          <table:table-cell office:value-type="float" office:value="35661" calcext:value-type="float">
            <text:p>35661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6-9</text:p>
          </table:table-cell>
          <table:table-cell office:value-type="float" office:value="35662" calcext:value-type="float">
            <text:p>35662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<text:s/>oder mehr</text:p>
          </table:table-cell>
          <table:table-cell office:value-type="float" office:value="35663" calcext:value-type="float">
            <text:p>35663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Weiss nicht)</text:p>
          </table:table-cell>
          <table:table-cell office:value-type="float" office:value="35664" calcext:value-type="float">
            <text:p>35664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4_2008_GER_CH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Ich kann über alle persönlichen Dinge reden</text:p>
          </table:table-cell>
          <table:table-cell office:value-type="float" office:value="35665" calcext:value-type="float">
            <text:p>35665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Ich kann über fast alle persönlichen Dinge reden</text:p>
          </table:table-cell>
          <table:table-cell office:value-type="float" office:value="35666" calcext:value-type="float">
            <text:p>35666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Ich kann über die meisten persönlichen Dinge reden</text:p>
          </table:table-cell>
          <table:table-cell office:value-type="float" office:value="35667" calcext:value-type="float">
            <text:p>35667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Ich kann über ein paar persönliche Dinge reden</text:p>
          </table:table-cell>
          <table:table-cell office:value-type="float" office:value="35668" calcext:value-type="float">
            <text:p>35668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Ich kann über einige persönliche Dinge reden</text:p>
          </table:table-cell>
          <table:table-cell office:value-type="float" office:value="35669" calcext:value-type="float">
            <text:p>35669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Ich kann über keine persönlichen Dinge reden</text:p>
          </table:table-cell>
          <table:table-cell office:value-type="float" office:value="35670" calcext:value-type="float">
            <text:p>35670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Weiss nicht)</text:p>
          </table:table-cell>
          <table:table-cell office:value-type="float" office:value="35671" calcext:value-type="float">
            <text:p>35671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29 Jahre oder jünger</text:p>
          </table:table-cell>
          <table:table-cell office:value-type="float" office:value="35672" calcext:value-type="float">
            <text:p>35672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ESS_R04_2008_GER_CH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30 Jahre oder älter</text:p>
          </table:table-cell>
          <table:table-cell office:value-type="float" office:value="35673" calcext:value-type="float">
            <text:p>35673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ESS_R04_2008_GER_CH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Verweigert</text:p>
          </table:table-cell>
          <table:table-cell office:value-type="float" office:value="35674" calcext:value-type="float">
            <text:p>35674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ESS_R04_2008_GER_CH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(Weiss nicht)</text:p>
          </table:table-cell>
          <table:table-cell office:value-type="float" office:value="35675" calcext:value-type="float">
            <text:p>3567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ESS_R04_2008_GER_CH_19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Ja</text:p>
          </table:table-cell>
          <table:table-cell office:value-type="float" office:value="35676" calcext:value-type="float">
            <text:p>35676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4_2008_GER_CH_19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Nein</text:p>
          </table:table-cell>
          <table:table-cell office:value-type="float" office:value="35677" calcext:value-type="float">
            <text:p>35677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4_2008_GER_CH_19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Verweigert</text:p>
          </table:table-cell>
          <table:table-cell office:value-type="float" office:value="35678" calcext:value-type="float">
            <text:p>35678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4_2008_GER_CH_19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(Weiss nicht)</text:p>
          </table:table-cell>
          <table:table-cell office:value-type="float" office:value="35679" calcext:value-type="float">
            <text:p>35679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4_2008_GER_CH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Ich kann über alle persönlichen Dinge reden</text:p>
          </table:table-cell>
          <table:table-cell office:value-type="float" office:value="35665" calcext:value-type="float">
            <text:p>35665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Ich kann über fast alle persönlichen Dinge reden</text:p>
          </table:table-cell>
          <table:table-cell office:value-type="float" office:value="35666" calcext:value-type="float">
            <text:p>35666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Ich kann über die meisten persönlichen Dinge reden</text:p>
          </table:table-cell>
          <table:table-cell office:value-type="float" office:value="35667" calcext:value-type="float">
            <text:p>35667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Ich kann über ein paar persönliche Dinge reden</text:p>
          </table:table-cell>
          <table:table-cell office:value-type="float" office:value="35668" calcext:value-type="float">
            <text:p>35668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Ich kann über einige persönliche Dinge reden</text:p>
          </table:table-cell>
          <table:table-cell office:value-type="float" office:value="35669" calcext:value-type="float">
            <text:p>35669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Ich kann über keine persönlichen Dinge reden</text:p>
          </table:table-cell>
          <table:table-cell office:value-type="float" office:value="35670" calcext:value-type="float">
            <text:p>35670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(Weiss nicht)</text:p>
          </table:table-cell>
          <table:table-cell office:value-type="float" office:value="35671" calcext:value-type="float">
            <text:p>35671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Ja</text:p>
          </table:table-cell>
          <table:table-cell office:value-type="float" office:value="35676" calcext:value-type="float">
            <text:p>35676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4_2008_GER_CH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Nein</text:p>
          </table:table-cell>
          <table:table-cell office:value-type="float" office:value="35677" calcext:value-type="float">
            <text:p>35677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4_2008_GER_CH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Verweigert</text:p>
          </table:table-cell>
          <table:table-cell office:value-type="float" office:value="35678" calcext:value-type="float">
            <text:p>35678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4_2008_GER_CH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(Weiss nicht)</text:p>
          </table:table-cell>
          <table:table-cell office:value-type="float" office:value="35679" calcext:value-type="float">
            <text:p>35679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4_2008_GER_CH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Ich kann über alle persönlichen Dinge reden</text:p>
          </table:table-cell>
          <table:table-cell office:value-type="float" office:value="35665" calcext:value-type="float">
            <text:p>35665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Ich kann über fast alle persönlichen Dinge reden</text:p>
          </table:table-cell>
          <table:table-cell office:value-type="float" office:value="35666" calcext:value-type="float">
            <text:p>35666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Ich kann über die meisten persönlichen Dinge reden</text:p>
          </table:table-cell>
          <table:table-cell office:value-type="float" office:value="35667" calcext:value-type="float">
            <text:p>35667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Ich kann über ein paar persönliche Dinge reden</text:p>
          </table:table-cell>
          <table:table-cell office:value-type="float" office:value="35668" calcext:value-type="float">
            <text:p>35668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Ich kann über einige persönliche Dinge reden</text:p>
          </table:table-cell>
          <table:table-cell office:value-type="float" office:value="35669" calcext:value-type="float">
            <text:p>35669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Ich kann über keine persönlichen Dinge reden</text:p>
          </table:table-cell>
          <table:table-cell office:value-type="float" office:value="35670" calcext:value-type="float">
            <text:p>35670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(Weiss nicht)</text:p>
          </table:table-cell>
          <table:table-cell office:value-type="float" office:value="35671" calcext:value-type="float">
            <text:p>35671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4_2008_GER_CH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Ja - nur bezahlte Tätigkeit</text:p>
          </table:table-cell>
          <table:table-cell office:value-type="float" office:value="35680" calcext:value-type="float">
            <text:p>35680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ESS_R04_2008_GER_CH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Ja - nur ehrenamtliche Tätigkeit</text:p>
          </table:table-cell>
          <table:table-cell office:value-type="float" office:value="35681" calcext:value-type="float">
            <text:p>35681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ESS_R04_2008_GER_CH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Ja - bezahlte und ehrenamtliche Tätigkeiten</text:p>
          </table:table-cell>
          <table:table-cell office:value-type="float" office:value="35682" calcext:value-type="float">
            <text:p>35682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ESS_R04_2008_GER_CH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Nein, weder noch</text:p>
          </table:table-cell>
          <table:table-cell office:value-type="float" office:value="35683" calcext:value-type="float">
            <text:p>35683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ESS_R04_2008_GER_CH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(Weiss nicht)</text:p>
          </table:table-cell>
          <table:table-cell office:value-type="float" office:value="35684" calcext:value-type="float">
            <text:p>35684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ESS_R04_2008_GER_CH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Keine Zeit</text:p>
          </table:table-cell>
          <table:table-cell office:value-type="float" office:value="35685" calcext:value-type="float">
            <text:p>35685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Einige Zeit</text:p>
          </table:table-cell>
          <table:table-cell office:value-type="float" office:value="35686" calcext:value-type="float">
            <text:p>35686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Die meiste Zeit</text:p>
          </table:table-cell>
          <table:table-cell office:value-type="float" office:value="35687" calcext:value-type="float">
            <text:p>35687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Die ganze/fast die ganze Zeit</text:p>
          </table:table-cell>
          <table:table-cell office:value-type="float" office:value="35688" calcext:value-type="float">
            <text:p>35688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Habe im letzten Monat nicht mit anderen Personen zusammengearbeitet</text:p>
          </table:table-cell>
          <table:table-cell office:value-type="float" office:value="35689" calcext:value-type="float">
            <text:p>35689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(Weiss nicht)</text:p>
          </table:table-cell>
          <table:table-cell office:value-type="float" office:value="35690" calcext:value-type="float">
            <text:p>35690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Keine Zeit</text:p>
          </table:table-cell>
          <table:table-cell office:value-type="float" office:value="35685" calcext:value-type="float">
            <text:p>35685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inige Zeit</text:p>
          </table:table-cell>
          <table:table-cell office:value-type="float" office:value="35686" calcext:value-type="float">
            <text:p>35686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Die meiste Zeit</text:p>
          </table:table-cell>
          <table:table-cell office:value-type="float" office:value="35687" calcext:value-type="float">
            <text:p>35687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Die ganze/fast die ganze Zeit</text:p>
          </table:table-cell>
          <table:table-cell office:value-type="float" office:value="35688" calcext:value-type="float">
            <text:p>35688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Habe im letzten Monat nicht mit anderen Personen zusammengearbeitet</text:p>
          </table:table-cell>
          <table:table-cell office:value-type="float" office:value="35689" calcext:value-type="float">
            <text:p>35689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(Weiss nicht)</text:p>
          </table:table-cell>
          <table:table-cell office:value-type="float" office:value="35690" calcext:value-type="float">
            <text:p>35690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4_2008_GER_CH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in und dieselbe Gruppe</text:p>
          </table:table-cell>
          <table:table-cell office:value-type="float" office:value="35691" calcext:value-type="float">
            <text:p>35691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ESS_R04_2008_GER_CH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Zwei getrennte Gruppen, die Teil derselben Gemeinschaft sind</text:p>
          </table:table-cell>
          <table:table-cell office:value-type="float" office:value="35692" calcext:value-type="float">
            <text:p>35692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ESS_R04_2008_GER_CH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Zwei getrennte Gruppen, die nicht Teil derselben Gemeinschaft sind</text:p>
          </table:table-cell>
          <table:table-cell office:value-type="float" office:value="35693" calcext:value-type="float">
            <text:p>35693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ESS_R04_2008_GER_CH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Nicht als Gruppen, sondern nur als Einzelpersonen</text:p>
          </table:table-cell>
          <table:table-cell office:value-type="float" office:value="35694" calcext:value-type="float">
            <text:p>35694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ESS_R04_2008_GER_CH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(Weiss nicht)</text:p>
          </table:table-cell>
          <table:table-cell office:value-type="float" office:value="35695" calcext:value-type="float">
            <text:p>35695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Überhaupt nicht wichtig</text:p>
          </table:table-cell>
          <table:table-cell office:value-type="float" office:value="35696" calcext:value-type="float">
            <text:p>35696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1" calcext:value-type="float">
            <text:p>1</text:p>
          </table:table-cell>
          <table:table-cell office:value-type="float" office:value="35697" calcext:value-type="float">
            <text:p>35697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2" calcext:value-type="float">
            <text:p>2</text:p>
          </table:table-cell>
          <table:table-cell office:value-type="float" office:value="35698" calcext:value-type="float">
            <text:p>35698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3" calcext:value-type="float">
            <text:p>3</text:p>
          </table:table-cell>
          <table:table-cell office:value-type="float" office:value="35699" calcext:value-type="float">
            <text:p>35699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4" calcext:value-type="float">
            <text:p>4</text:p>
          </table:table-cell>
          <table:table-cell office:value-type="float" office:value="35700" calcext:value-type="float">
            <text:p>35700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5" calcext:value-type="float">
            <text:p>5</text:p>
          </table:table-cell>
          <table:table-cell office:value-type="float" office:value="35701" calcext:value-type="float">
            <text:p>35701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6" calcext:value-type="float">
            <text:p>6</text:p>
          </table:table-cell>
          <table:table-cell office:value-type="float" office:value="35702" calcext:value-type="float">
            <text:p>35702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7" calcext:value-type="float">
            <text:p>7</text:p>
          </table:table-cell>
          <table:table-cell office:value-type="float" office:value="35703" calcext:value-type="float">
            <text:p>35703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8" calcext:value-type="float">
            <text:p>8</text:p>
          </table:table-cell>
          <table:table-cell office:value-type="float" office:value="35704" calcext:value-type="float">
            <text:p>35704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float" office:value="9" calcext:value-type="float">
            <text:p>9</text:p>
          </table:table-cell>
          <table:table-cell office:value-type="float" office:value="35705" calcext:value-type="float">
            <text:p>35705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Äusserst wichtig</text:p>
          </table:table-cell>
          <table:table-cell office:value-type="float" office:value="35706" calcext:value-type="float">
            <text:p>35706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(Weiss nicht)</text:p>
          </table:table-cell>
          <table:table-cell office:value-type="float" office:value="35707" calcext:value-type="float">
            <text:p>35707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Überhaupt nicht wichtig</text:p>
          </table:table-cell>
          <table:table-cell office:value-type="float" office:value="35696" calcext:value-type="float">
            <text:p>35696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1" calcext:value-type="float">
            <text:p>1</text:p>
          </table:table-cell>
          <table:table-cell office:value-type="float" office:value="35697" calcext:value-type="float">
            <text:p>35697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2" calcext:value-type="float">
            <text:p>2</text:p>
          </table:table-cell>
          <table:table-cell office:value-type="float" office:value="35698" calcext:value-type="float">
            <text:p>35698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3" calcext:value-type="float">
            <text:p>3</text:p>
          </table:table-cell>
          <table:table-cell office:value-type="float" office:value="35699" calcext:value-type="float">
            <text:p>35699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4" calcext:value-type="float">
            <text:p>4</text:p>
          </table:table-cell>
          <table:table-cell office:value-type="float" office:value="35700" calcext:value-type="float">
            <text:p>35700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5" calcext:value-type="float">
            <text:p>5</text:p>
          </table:table-cell>
          <table:table-cell office:value-type="float" office:value="35701" calcext:value-type="float">
            <text:p>35701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6" calcext:value-type="float">
            <text:p>6</text:p>
          </table:table-cell>
          <table:table-cell office:value-type="float" office:value="35702" calcext:value-type="float">
            <text:p>35702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7" calcext:value-type="float">
            <text:p>7</text:p>
          </table:table-cell>
          <table:table-cell office:value-type="float" office:value="35703" calcext:value-type="float">
            <text:p>35703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8" calcext:value-type="float">
            <text:p>8</text:p>
          </table:table-cell>
          <table:table-cell office:value-type="float" office:value="35704" calcext:value-type="float">
            <text:p>35704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float" office:value="9" calcext:value-type="float">
            <text:p>9</text:p>
          </table:table-cell>
          <table:table-cell office:value-type="float" office:value="35705" calcext:value-type="float">
            <text:p>35705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Äusserst wichtig</text:p>
          </table:table-cell>
          <table:table-cell office:value-type="float" office:value="35706" calcext:value-type="float">
            <text:p>35706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(Weiss nicht)</text:p>
          </table:table-cell>
          <table:table-cell office:value-type="float" office:value="35707" calcext:value-type="float">
            <text:p>35707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4_2008_GER_CH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Sehr schwerwiegend</text:p>
          </table:table-cell>
          <table:table-cell office:value-type="float" office:value="35708" calcext:value-type="float">
            <text:p>35708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4_2008_GER_CH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Ziemlich schwerwiegend</text:p>
          </table:table-cell>
          <table:table-cell office:value-type="float" office:value="35709" calcext:value-type="float">
            <text:p>35709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4_2008_GER_CH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Nicht sehr schwerwiegend</text:p>
          </table:table-cell>
          <table:table-cell office:value-type="float" office:value="35710" calcext:value-type="float">
            <text:p>35710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4_2008_GER_CH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Überhaupt nicht schwerwiegend</text:p>
          </table:table-cell>
          <table:table-cell office:value-type="float" office:value="35711" calcext:value-type="float">
            <text:p>35711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4_2008_GER_CH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Kommt darauf an</text:p>
          </table:table-cell>
          <table:table-cell office:value-type="float" office:value="35712" calcext:value-type="float">
            <text:p>35712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4_2008_GER_CH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s gibt in der Schweiz überhaupt keine Diskriminierung aufgrund des Alters</text:p>
          </table:table-cell>
          <table:table-cell office:value-type="float" office:value="35713" calcext:value-type="float">
            <text:p>35713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4_2008_GER_CH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Weiss nicht)</text:p>
          </table:table-cell>
          <table:table-cell office:value-type="float" office:value="35714" calcext:value-type="float">
            <text:p>35714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4_2008_GER_CH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hemann/Ehefrau/Partner/Partnerin</text:p>
          </table:table-cell>
          <table:table-cell office:value-type="float" office:value="35715" calcext:value-type="float">
            <text:p>35715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4_2008_GER_CH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hn/Tochter (einschliesslich Stief-,Pflege- und Adoptivkinder, Kinder des Partners/der Partnerin, Pflegekinder))</text:p>
          </table:table-cell>
          <table:table-cell office:value-type="float" office:value="35716" calcext:value-type="float">
            <text:p>35716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4_2008_GER_CH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ltern/Schwiegereltern/Stiefeltern, Vater/Mutter des Partners/der Partnerin, Stiefvater/Stiefmutter</text:p>
          </table:table-cell>
          <table:table-cell office:value-type="float" office:value="35717" calcext:value-type="float">
            <text:p>35717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4_2008_GER_CH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uder/Schwester (einschliesslich Stief-,Pflege- und Adoptivgeschwister)</text:p>
          </table:table-cell>
          <table:table-cell office:value-type="float" office:value="35718" calcext:value-type="float">
            <text:p>35718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4_2008_GER_CH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 verwandte Person</text:p>
          </table:table-cell>
          <table:table-cell office:value-type="float" office:value="35719" calcext:value-type="float">
            <text:p>35719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4_2008_GER_CH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 nichtverwandte Person</text:p>
          </table:table-cell>
          <table:table-cell office:value-type="float" office:value="35720" calcext:value-type="float">
            <text:p>35720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4_2008_GER_CH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eiss nicht)</text:p>
          </table:table-cell>
          <table:table-cell office:value-type="float" office:value="35721" calcext:value-type="float">
            <text:p>35721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4_2008_GER_CH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rossstadt</text:p>
          </table:table-cell>
          <table:table-cell office:value-type="float" office:value="35722" calcext:value-type="float">
            <text:p>35722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4_2008_GER_CH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ussenquartier oder Vorort einer Grossstadt</text:p>
          </table:table-cell>
          <table:table-cell office:value-type="float" office:value="35723" calcext:value-type="float">
            <text:p>35723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4_2008_GER_CH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Mittel- oder Kleinstadt</text:p>
          </table:table-cell>
          <table:table-cell office:value-type="float" office:value="35724" calcext:value-type="float">
            <text:p>35724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4_2008_GER_CH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orf</text:p>
          </table:table-cell>
          <table:table-cell office:value-type="float" office:value="35725" calcext:value-type="float">
            <text:p>35725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4_2008_GER_CH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auernhof oder Weiler</text:p>
          </table:table-cell>
          <table:table-cell office:value-type="float" office:value="35726" calcext:value-type="float">
            <text:p>35726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4_2008_GER_CH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Weiss nicht)</text:p>
          </table:table-cell>
          <table:table-cell office:value-type="float" office:value="35727" calcext:value-type="float">
            <text:p>35727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icht abgeschlossene Primarschule</text:p>
          </table:table-cell>
          <table:table-cell office:value-type="float" office:value="35728" calcext:value-type="float">
            <text:p>35728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rschule</text:p>
          </table:table-cell>
          <table:table-cell office:value-type="float" office:value="35729" calcext:value-type="float">
            <text:p>35729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5730" calcext:value-type="float">
            <text:p>35730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liche Grundbildung (Eidg. Berufsattest) Anlehre in Betrieb und Schule, Handelsschule (1 Jahr), Allgemeinbildende Schule (1-2 Jahre)</text:p>
          </table:table-cell>
          <table:table-cell office:value-type="float" office:value="35731" calcext:value-type="float">
            <text:p>35731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slehre (Eidg. Fähigkeitszeugnis) Lehrbetriebe, Berufsfachschulen</text:p>
          </table:table-cell>
          <table:table-cell office:value-type="float" office:value="35732" calcext:value-type="float">
            <text:p>35732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achmittelschulen (FMS) (Fachmaturität, Fachmittelschulausweis) Diplommittelschulen (DMS), Handelsschule (3 Jahre)</text:p>
          </table:table-cell>
          <table:table-cell office:value-type="float" office:value="35733" calcext:value-type="float">
            <text:p>35733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smaturitätsschulen (Lehrerseminar, Schule für Unterrichtsberufe, Höhere Handelsschule)</text:p>
          </table:table-cell>
          <table:table-cell office:value-type="float" office:value="35734" calcext:value-type="float">
            <text:p>35734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ymnasiale Maturitätsschulen Gymnasium</text:p>
          </table:table-cell>
          <table:table-cell office:value-type="float" office:value="35735" calcext:value-type="float">
            <text:p>35735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5736" calcext:value-type="float">
            <text:p>35736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aturitätsschulen nach der Lehre (Berufsmaturität für Erwachsene)</text:p>
          </table:table-cell>
          <table:table-cell office:value-type="float" office:value="35737" calcext:value-type="float">
            <text:p>35737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aturitätsschulen für Erwachsene (Gymnasiale Maturität für Erwachsene)</text:p>
          </table:table-cell>
          <table:table-cell office:value-type="float" office:value="35738" calcext:value-type="float">
            <text:p>35738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öhere Berufsausbildung (Diplom, Eidg. Fachausweis) Höhere Fachschulen, Höhere Technische Lehranstalt (HTL)</text:p>
          </table:table-cell>
          <table:table-cell office:value-type="float" office:value="35739" calcext:value-type="float">
            <text:p>35739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achhochschulen (FH), Pädagogische Hochschulen (PH) (Bachelor)</text:p>
          </table:table-cell>
          <table:table-cell office:value-type="float" office:value="35740" calcext:value-type="float">
            <text:p>35740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achhochschulen (FH), Pädagogische Hochschulen (PH) (Master, Diplom, Nachdiplom)</text:p>
          </table:table-cell>
          <table:table-cell office:value-type="float" office:value="35741" calcext:value-type="float">
            <text:p>35741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iversitäre Hochschulen, Eidgenössische Technische Hochschulen (ETH) (Bachelor)</text:p>
          </table:table-cell>
          <table:table-cell office:value-type="float" office:value="35742" calcext:value-type="float">
            <text:p>35742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iversitäre Hochschulen, Eidgenössische Technische Hochschulen (ETH) (Master, Lizentiat, Diplom, Nachdiplom)</text:p>
          </table:table-cell>
          <table:table-cell office:value-type="float" office:value="35743" calcext:value-type="float">
            <text:p>35743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ktorat, PhD</text:p>
          </table:table-cell>
          <table:table-cell office:value-type="float" office:value="35744" calcext:value-type="float">
            <text:p>35744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Weiss nicht)</text:p>
          </table:table-cell>
          <table:table-cell office:value-type="float" office:value="35745" calcext:value-type="float">
            <text:p>35745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4_2008_GER_CH_212</text:p>
          </table:table-cell>
          <table:table-cell office:value-type="string" calcext:value-type="string">
            <text:p>F6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llgemeine Qualifikation oder kein spezieller Bereich</text:p>
          </table:table-cell>
          <table:table-cell office:value-type="float" office:value="35746" calcext:value-type="float">
            <text:p>35746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Kunst, Kunstgewerbe</text:p>
          </table:table-cell>
          <table:table-cell office:value-type="float" office:value="35747" calcext:value-type="float">
            <text:p>35747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hilosophische Wissenschaften - Geisteswissenschaften, Sprachen, Philosophie, Geschichte, Theologie, usw.</text:p>
          </table:table-cell>
          <table:table-cell office:value-type="float" office:value="35748" calcext:value-type="float">
            <text:p>35748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k einschl. Maschinenbau, Architektur, Stadtplanung, Industrie, Handwerk, Baugewerbe, usw.</text:p>
          </table:table-cell>
          <table:table-cell office:value-type="float" office:value="35749" calcext:value-type="float">
            <text:p>35749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nd- und Forstwirtschaft</text:p>
          </table:table-cell>
          <table:table-cell office:value-type="float" office:value="35750" calcext:value-type="float">
            <text:p>35750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ehrerausbildung oder Bildungswesen</text:p>
          </table:table-cell>
          <table:table-cell office:value-type="float" office:value="35751" calcext:value-type="float">
            <text:p>35751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Naturwissenschaften, Mathematik, Informatik, usw.</text:p>
          </table:table-cell>
          <table:table-cell office:value-type="float" office:value="35752" calcext:value-type="float">
            <text:p>35752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zin, Gesundheitswesen, Pflege, usw.</text:p>
          </table:table-cell>
          <table:table-cell office:value-type="float" office:value="35753" calcext:value-type="float">
            <text:p>35753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Wirtschaft, Handel, Management, Rechnungswesen, usw.</text:p>
          </table:table-cell>
          <table:table-cell office:value-type="float" office:value="35754" calcext:value-type="float">
            <text:p>35754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zial- und Verhaltenswissenschaften, öffentliche Verwaltung, Medien, Kultur, Sportwissenschaften, usw.</text:p>
          </table:table-cell>
          <table:table-cell office:value-type="float" office:value="35755" calcext:value-type="float">
            <text:p>35755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Rechtswissenschaften</text:p>
          </table:table-cell>
          <table:table-cell office:value-type="float" office:value="35756" calcext:value-type="float">
            <text:p>35756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Dienstleistungssektor - Restauration und Hotellerie, Hauswirtschaft, Coiffeur, usw.</text:p>
          </table:table-cell>
          <table:table-cell office:value-type="float" office:value="35757" calcext:value-type="float">
            <text:p>35757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Öffentliche Ordnung und Sicherheit - Polizei, Armee, Feuerwehr, usw.</text:p>
          </table:table-cell>
          <table:table-cell office:value-type="float" office:value="35758" calcext:value-type="float">
            <text:p>35758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wesen und Telekommunikation</text:p>
          </table:table-cell>
          <table:table-cell office:value-type="float" office:value="35759" calcext:value-type="float">
            <text:p>35759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Weiss nicht)</text:p>
          </table:table-cell>
          <table:table-cell office:value-type="float" office:value="35760" calcext:value-type="float">
            <text:p>35760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4_2008_GER_CH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15</text:p>
          </table:table-cell>
          <table:table-cell office:value-type="string" calcext:value-type="string">
            <text:p>F7bis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61" calcext:value-type="float">
            <text:p>35761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În Ausbildung, auch wenn zur Zeit in den Ferien (nicht von einem Auftraggeber bezahlt )</text:p>
          </table:table-cell>
          <table:table-cell office:value-type="float" office:value="35762" calcext:value-type="float">
            <text:p>35762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63" calcext:value-type="float">
            <text:p>35763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64" calcext:value-type="float">
            <text:p>35764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65" calcext:value-type="float">
            <text:p>35765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nsioniert</text:p>
          </table:table-cell>
          <table:table-cell office:value-type="float" office:value="35766" calcext:value-type="float">
            <text:p>35766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67" calcext:value-type="float">
            <text:p>35767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Mit Hausarbeit und der Betreuung von Kindern oder anderen Personen beschäftigt</text:p>
          </table:table-cell>
          <table:table-cell office:value-type="float" office:value="35768" calcext:value-type="float">
            <text:p>35768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ndere</text:p>
          </table:table-cell>
          <table:table-cell office:value-type="float" office:value="35769" calcext:value-type="float">
            <text:p>35769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Weiss nicht)</text:p>
          </table:table-cell>
          <table:table-cell office:value-type="float" office:value="35770" calcext:value-type="float">
            <text:p>35770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71" calcext:value-type="float">
            <text:p>35771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În Ausbildung, auch wenn zur Zeit in den Ferien (nicht von einm Auftraggeber bezahlt )</text:p>
          </table:table-cell>
          <table:table-cell office:value-type="float" office:value="35772" calcext:value-type="float">
            <text:p>35772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73" calcext:value-type="float">
            <text:p>35773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74" calcext:value-type="float">
            <text:p>35774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75" calcext:value-type="float">
            <text:p>35775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ensioniert</text:p>
          </table:table-cell>
          <table:table-cell office:value-type="float" office:value="35776" calcext:value-type="float">
            <text:p>35776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77" calcext:value-type="float">
            <text:p>35777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Mit Hausarbeit und der Betreuung von Kindern oder anderen Personen beschäftigt</text:p>
          </table:table-cell>
          <table:table-cell office:value-type="float" office:value="35778" calcext:value-type="float">
            <text:p>35778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ndere</text:p>
          </table:table-cell>
          <table:table-cell office:value-type="float" office:value="35779" calcext:value-type="float">
            <text:p>35779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7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Weiss nicht)</text:p>
          </table:table-cell>
          <table:table-cell office:value-type="float" office:value="35780" calcext:value-type="float">
            <text:p>35780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81" calcext:value-type="float">
            <text:p>35781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In Ausbildung, auch wenn zur Zeit in den Ferien (nicht von einem Auftraggeber bezahlt)</text:p>
          </table:table-cell>
          <table:table-cell office:value-type="float" office:value="35782" calcext:value-type="float">
            <text:p>35782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83" calcext:value-type="float">
            <text:p>3578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84" calcext:value-type="float">
            <text:p>35784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85" calcext:value-type="float">
            <text:p>35785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Pensioniert</text:p>
          </table:table-cell>
          <table:table-cell office:value-type="float" office:value="35786" calcext:value-type="float">
            <text:p>35786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87" calcext:value-type="float">
            <text:p>35787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Mit Hausarbeit, der Betreuung von Kindern oder anderen Personen beschäftigt</text:p>
          </table:table-cell>
          <table:table-cell office:value-type="float" office:value="35788" calcext:value-type="float">
            <text:p>35788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Andere</text:p>
          </table:table-cell>
          <table:table-cell office:value-type="float" office:value="35789" calcext:value-type="float">
            <text:p>35789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8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(Weiss nicht)</text:p>
          </table:table-cell>
          <table:table-cell office:value-type="float" office:value="35790" calcext:value-type="float">
            <text:p>35790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4_2008_GER_CH_21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1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1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2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2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2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2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2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 angestellt</text:p>
          </table:table-cell>
          <table:table-cell office:value-type="float" office:value="35791" calcext:value-type="float">
            <text:p>35791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4_2008_GER_CH_22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 selbständig erwerbend</text:p>
          </table:table-cell>
          <table:table-cell office:value-type="float" office:value="35792" calcext:value-type="float">
            <text:p>35792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4_2008_GER_CH_22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 im Familienbetrieb tätig</text:p>
          </table:table-cell>
          <table:table-cell office:value-type="float" office:value="35793" calcext:value-type="float">
            <text:p>35793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4_2008_GER_CH_22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Weiss nicht)</text:p>
          </table:table-cell>
          <table:table-cell office:value-type="float" office:value="35794" calcext:value-type="float">
            <text:p>35794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4_2008_GER_CH_22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2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unbefristet,</text:p>
          </table:table-cell>
          <table:table-cell office:value-type="float" office:value="35795" calcext:value-type="float">
            <text:p>35795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4_2008_GER_CH_22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der befristet,</text:p>
          </table:table-cell>
          <table:table-cell office:value-type="float" office:value="35796" calcext:value-type="float">
            <text:p>35796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4_2008_GER_CH_22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der haben/hatten Sie keinen Arbeitsvertrag?</text:p>
          </table:table-cell>
          <table:table-cell office:value-type="float" office:value="35797" calcext:value-type="float">
            <text:p>35797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4_2008_GER_CH_22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Weiss nicht)</text:p>
          </table:table-cell>
          <table:table-cell office:value-type="float" office:value="35798" calcext:value-type="float">
            <text:p>35798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4_2008_GER_CH_2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eniger als 10</text:p>
          </table:table-cell>
          <table:table-cell office:value-type="float" office:value="35799" calcext:value-type="float">
            <text:p>35799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4_2008_GER_CH_2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bis 24</text:p>
          </table:table-cell>
          <table:table-cell office:value-type="float" office:value="35800" calcext:value-type="float">
            <text:p>35800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4_2008_GER_CH_2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bis 99</text:p>
          </table:table-cell>
          <table:table-cell office:value-type="float" office:value="35801" calcext:value-type="float">
            <text:p>35801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4_2008_GER_CH_2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bis 499</text:p>
          </table:table-cell>
          <table:table-cell office:value-type="float" office:value="35802" calcext:value-type="float">
            <text:p>35802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4_2008_GER_CH_2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der 500 oder mehr?</text:p>
          </table:table-cell>
          <table:table-cell office:value-type="float" office:value="35803" calcext:value-type="float">
            <text:p>35803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4_2008_GER_CH_2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Weiss nicht)</text:p>
          </table:table-cell>
          <table:table-cell office:value-type="float" office:value="35804" calcext:value-type="float">
            <text:p>35804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4_2008_GER_CH_22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2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2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2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ch habe keinen Einfluss</text:p>
          </table:table-cell>
          <table:table-cell office:value-type="float" office:value="35805" calcext:value-type="float">
            <text:p>3580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35806" calcext:value-type="float">
            <text:p>3580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35807" calcext:value-type="float">
            <text:p>35807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35808" calcext:value-type="float">
            <text:p>35808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35809" calcext:value-type="float">
            <text:p>35809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35810" calcext:value-type="float">
            <text:p>35810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35811" calcext:value-type="float">
            <text:p>35811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35812" calcext:value-type="float">
            <text:p>35812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35813" calcext:value-type="float">
            <text:p>35813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35814" calcext:value-type="float">
            <text:p>35814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ch habe grossen Einfluss</text:p>
          </table:table-cell>
          <table:table-cell office:value-type="float" office:value="35815" calcext:value-type="float">
            <text:p>3581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Weiss nicht)</text:p>
          </table:table-cell>
          <table:table-cell office:value-type="float" office:value="35816" calcext:value-type="float">
            <text:p>3581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ch habe keinen Einfluss</text:p>
          </table:table-cell>
          <table:table-cell office:value-type="float" office:value="35805" calcext:value-type="float">
            <text:p>3580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35806" calcext:value-type="float">
            <text:p>3580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35807" calcext:value-type="float">
            <text:p>35807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35808" calcext:value-type="float">
            <text:p>35808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35809" calcext:value-type="float">
            <text:p>35809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35810" calcext:value-type="float">
            <text:p>35810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35811" calcext:value-type="float">
            <text:p>35811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35812" calcext:value-type="float">
            <text:p>35812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35813" calcext:value-type="float">
            <text:p>35813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35814" calcext:value-type="float">
            <text:p>35814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ch habe grossen Einfluss</text:p>
          </table:table-cell>
          <table:table-cell office:value-type="float" office:value="35815" calcext:value-type="float">
            <text:p>3581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2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Weiss nicht)</text:p>
          </table:table-cell>
          <table:table-cell office:value-type="float" office:value="35816" calcext:value-type="float">
            <text:p>3581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4_2008_GER_CH_23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3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3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3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Öffentliche Verwaltung (Bund, Kanton oder Gemeinde)</text:p>
          </table:table-cell>
          <table:table-cell office:value-type="float" office:value="35817" calcext:value-type="float">
            <text:p>35817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4_2008_GER_CH_23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Anderer öffentlicher Sektor (wie Schulen und Spitäler)</text:p>
          </table:table-cell>
          <table:table-cell office:value-type="float" office:value="35818" calcext:value-type="float">
            <text:p>35818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4_2008_GER_CH_23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Staatliches Unternehmen</text:p>
          </table:table-cell>
          <table:table-cell office:value-type="float" office:value="35819" calcext:value-type="float">
            <text:p>35819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4_2008_GER_CH_23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Privates Unternehmen</text:p>
          </table:table-cell>
          <table:table-cell office:value-type="float" office:value="35820" calcext:value-type="float">
            <text:p>35820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4_2008_GER_CH_23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Selbstständig</text:p>
          </table:table-cell>
          <table:table-cell office:value-type="float" office:value="35821" calcext:value-type="float">
            <text:p>35821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4_2008_GER_CH_23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Anderes</text:p>
          </table:table-cell>
          <table:table-cell office:value-type="float" office:value="35822" calcext:value-type="float">
            <text:p>35822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4_2008_GER_CH_23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eiss nicht)</text:p>
          </table:table-cell>
          <table:table-cell office:value-type="float" office:value="35823" calcext:value-type="float">
            <text:p>35823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4_2008_GER_CH_234</text:p>
          </table:table-cell>
          <table:table-cell office:value-type="string" calcext:value-type="string">
            <text:p>F24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35</text:p>
          </table:table-cell>
          <table:table-cell office:value-type="string" calcext:value-type="string">
            <text:p>F25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Keine besonderen Kenntnisse</text:p>
          </table:table-cell>
          <table:table-cell office:value-type="float" office:value="35824" calcext:value-type="float">
            <text:p>35824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Erfahrung</text:p>
          </table:table-cell>
          <table:table-cell office:value-type="float" office:value="35825" calcext:value-type="float">
            <text:p>35825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Menschliche Qualitäten</text:p>
          </table:table-cell>
          <table:table-cell office:value-type="float" office:value="35826" calcext:value-type="float">
            <text:p>35826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Primarschule</text:p>
          </table:table-cell>
          <table:table-cell office:value-type="float" office:value="35827" calcext:value-type="float">
            <text:p>35827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5828" calcext:value-type="float">
            <text:p>35828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rufliche Grundbildung (Eidg. Berufsattest) Anlehre in Betrieb und Schule, Handelsschule (1 Jahr), Allgemeinbildende Schule (1-2 Jahre)</text:p>
          </table:table-cell>
          <table:table-cell office:value-type="float" office:value="35829" calcext:value-type="float">
            <text:p>35829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rufslehre (Eidg. Fähigkeitszeugnis) Lehrbetriebe, Berufsfachschulen</text:p>
          </table:table-cell>
          <table:table-cell office:value-type="float" office:value="35830" calcext:value-type="float">
            <text:p>35830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Fachmittelschulen (FMS) (Fachmaturität, Fachmittelschulausweis) Diplommittelschulen (DMS), Handelsschule (3 Jahre)</text:p>
          </table:table-cell>
          <table:table-cell office:value-type="float" office:value="35831" calcext:value-type="float">
            <text:p>35831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rufsmaturitätsschulen (Lehrerseminar, Schule für Unterrichtsberufe, Höhere Handelsschule)</text:p>
          </table:table-cell>
          <table:table-cell office:value-type="float" office:value="35832" calcext:value-type="float">
            <text:p>35832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Gymnasiale Maturitätsschulen Gymnasium</text:p>
          </table:table-cell>
          <table:table-cell office:value-type="float" office:value="35833" calcext:value-type="float">
            <text:p>35833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5834" calcext:value-type="float">
            <text:p>35834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Maturitätsschulen nach der Lehre Berufsmaturität für Erwachsene)</text:p>
          </table:table-cell>
          <table:table-cell office:value-type="float" office:value="35835" calcext:value-type="float">
            <text:p>35835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Maturitätsschulen für Erwachsene Gymnasiale Maturität für Erwachsene)</text:p>
          </table:table-cell>
          <table:table-cell office:value-type="float" office:value="35836" calcext:value-type="float">
            <text:p>35836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Höhere Berufsausbildung (Diplom, Eidg. Fachausweis) Höhere Fachschulen, Höhere Technische Lehranstalt (HTL)</text:p>
          </table:table-cell>
          <table:table-cell office:value-type="float" office:value="35837" calcext:value-type="float">
            <text:p>35837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Fachhochschulen (FH), Pädagogische Hochschulen (PH) Bachelor)</text:p>
          </table:table-cell>
          <table:table-cell office:value-type="float" office:value="35838" calcext:value-type="float">
            <text:p>35838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Fachhochschulen (FH), Pädagogische Hochschulen (PH) (Master, Diplom, Nachdiplom)</text:p>
          </table:table-cell>
          <table:table-cell office:value-type="float" office:value="35839" calcext:value-type="float">
            <text:p>35839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Universitäre Hochschulen, Eidgenössische Technische Hochschulen (ETH) (Bachelor)</text:p>
          </table:table-cell>
          <table:table-cell office:value-type="float" office:value="35840" calcext:value-type="float">
            <text:p>35840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Universitäre Hochschulen, Eidgenössische Technische Hochschulen (ETH) (Master, Lizentiat, Diplom, Nachdiplom)</text:p>
          </table:table-cell>
          <table:table-cell office:value-type="float" office:value="35841" calcext:value-type="float">
            <text:p>35841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Doktorat, PhD</text:p>
          </table:table-cell>
          <table:table-cell office:value-type="float" office:value="35842" calcext:value-type="float">
            <text:p>35842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Weiss nicht)</text:p>
          </table:table-cell>
          <table:table-cell office:value-type="float" office:value="35843" calcext:value-type="float">
            <text:p>35843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4_2008_GER_CH_237</text:p>
          </table:table-cell>
          <table:table-cell office:value-type="string" calcext:value-type="string">
            <text:p>F25a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3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3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3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3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3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3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4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heute noch</text:p>
          </table:table-cell>
          <table:table-cell office:value-type="float" office:value="35844" calcext:value-type="float">
            <text:p>35844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4_2008_GER_CH_24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früher einmal</text:p>
          </table:table-cell>
          <table:table-cell office:value-type="float" office:value="35845" calcext:value-type="float">
            <text:p>35845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4_2008_GER_CH_24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ein</text:p>
          </table:table-cell>
          <table:table-cell office:value-type="float" office:value="35846" calcext:value-type="float">
            <text:p>35846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4_2008_GER_CH_24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Weiss nicht)</text:p>
          </table:table-cell>
          <table:table-cell office:value-type="float" office:value="35847" calcext:value-type="float">
            <text:p>35847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Löhne oder Gehälter</text:p>
          </table:table-cell>
          <table:table-cell office:value-type="float" office:value="35848" calcext:value-type="float">
            <text:p>35848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selbständiger Erwerbstätigkeit (ausgenommen Landwirtschaft)</text:p>
          </table:table-cell>
          <table:table-cell office:value-type="float" office:value="35849" calcext:value-type="float">
            <text:p>35849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der Landwirtschaft</text:p>
          </table:table-cell>
          <table:table-cell office:value-type="float" office:value="35850" calcext:value-type="float">
            <text:p>35850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nten oder Pensionen</text:p>
          </table:table-cell>
          <table:table-cell office:value-type="float" office:value="35851" calcext:value-type="float">
            <text:p>35851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rbeitslosenunterstützung oder Abfindungen</text:p>
          </table:table-cell>
          <table:table-cell office:value-type="float" office:value="35852" calcext:value-type="float">
            <text:p>35852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dere Sozialleistungen oder -hilfen</text:p>
          </table:table-cell>
          <table:table-cell office:value-type="float" office:value="35853" calcext:value-type="float">
            <text:p>35853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Vermögensanlagen, Ersparnissen, Versicherungen oder Eigentum</text:p>
          </table:table-cell>
          <table:table-cell office:value-type="float" office:value="35854" calcext:value-type="float">
            <text:p>35854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anderen Quellen</text:p>
          </table:table-cell>
          <table:table-cell office:value-type="float" office:value="35855" calcext:value-type="float">
            <text:p>35855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Weiss nicht)</text:p>
          </table:table-cell>
          <table:table-cell office:value-type="float" office:value="35856" calcext:value-type="float">
            <text:p>35856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Weniger als CHF 600</text:p>
          </table:table-cell>
          <table:table-cell office:value-type="float" office:value="35857" calcext:value-type="float">
            <text:p>35857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600 bis weniger als CHF 875</text:p>
          </table:table-cell>
          <table:table-cell office:value-type="float" office:value="35858" calcext:value-type="float">
            <text:p>35858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875 bis weniger als CHF 1075</text:p>
          </table:table-cell>
          <table:table-cell office:value-type="float" office:value="35859" calcext:value-type="float">
            <text:p>35859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075 bis weniger als CHF 1250</text:p>
          </table:table-cell>
          <table:table-cell office:value-type="float" office:value="35860" calcext:value-type="float">
            <text:p>35860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250 bis weniger als CHF 1450</text:p>
          </table:table-cell>
          <table:table-cell office:value-type="float" office:value="35861" calcext:value-type="float">
            <text:p>35861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450 bis weniger als CHF 1675</text:p>
          </table:table-cell>
          <table:table-cell office:value-type="float" office:value="35862" calcext:value-type="float">
            <text:p>35862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675 bis weniger als CHF 1975</text:p>
          </table:table-cell>
          <table:table-cell office:value-type="float" office:value="35863" calcext:value-type="float">
            <text:p>35863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975 bis weniger als CHF 2350</text:p>
          </table:table-cell>
          <table:table-cell office:value-type="float" office:value="35864" calcext:value-type="float">
            <text:p>35864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2350 bis weniger als CHF 3025</text:p>
          </table:table-cell>
          <table:table-cell office:value-type="float" office:value="35865" calcext:value-type="float">
            <text:p>35865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3025 oder mehr</text:p>
          </table:table-cell>
          <table:table-cell office:value-type="float" office:value="35866" calcext:value-type="float">
            <text:p>35866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Weiss nicht)</text:p>
          </table:table-cell>
          <table:table-cell office:value-type="float" office:value="35867" calcext:value-type="float">
            <text:p>35867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Weniger als CHF 2600</text:p>
          </table:table-cell>
          <table:table-cell office:value-type="float" office:value="35868" calcext:value-type="float">
            <text:p>35868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2600 bis weniger als CHF 3700</text:p>
          </table:table-cell>
          <table:table-cell office:value-type="float" office:value="35869" calcext:value-type="float">
            <text:p>35869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3700 bis weniger als CHF 4600</text:p>
          </table:table-cell>
          <table:table-cell office:value-type="float" office:value="35870" calcext:value-type="float">
            <text:p>35870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4600 bis weniger als CHF 5400</text:p>
          </table:table-cell>
          <table:table-cell office:value-type="float" office:value="35871" calcext:value-type="float">
            <text:p>35871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5400 bis weniger als CHF 6300</text:p>
          </table:table-cell>
          <table:table-cell office:value-type="float" office:value="35872" calcext:value-type="float">
            <text:p>35872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6300 bis weniger als CHF 7300</text:p>
          </table:table-cell>
          <table:table-cell office:value-type="float" office:value="35873" calcext:value-type="float">
            <text:p>35873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7300 bis weniger als CHF 8500</text:p>
          </table:table-cell>
          <table:table-cell office:value-type="float" office:value="35874" calcext:value-type="float">
            <text:p>35874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8500 bis weniger als CHF 10200</text:p>
          </table:table-cell>
          <table:table-cell office:value-type="float" office:value="35875" calcext:value-type="float">
            <text:p>35875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10200 bis weniger als CHF 13000</text:p>
          </table:table-cell>
          <table:table-cell office:value-type="float" office:value="35876" calcext:value-type="float">
            <text:p>35876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13000 oder mehr</text:p>
          </table:table-cell>
          <table:table-cell office:value-type="float" office:value="35877" calcext:value-type="float">
            <text:p>35877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Weiss nicht)</text:p>
          </table:table-cell>
          <table:table-cell office:value-type="float" office:value="35878" calcext:value-type="float">
            <text:p>35878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Weniger als CHF 31'500</text:p>
          </table:table-cell>
          <table:table-cell office:value-type="float" office:value="35879" calcext:value-type="float">
            <text:p>35879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31'500 bis weniger als CHF 45'000</text:p>
          </table:table-cell>
          <table:table-cell office:value-type="float" office:value="35880" calcext:value-type="float">
            <text:p>35880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45'000 bis weniger als CHF 55'500</text:p>
          </table:table-cell>
          <table:table-cell office:value-type="float" office:value="35881" calcext:value-type="float">
            <text:p>35881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55'500 bis weniger als CHF 65'000</text:p>
          </table:table-cell>
          <table:table-cell office:value-type="float" office:value="35882" calcext:value-type="float">
            <text:p>35882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65'000 bis weniger als CHF 75'500</text:p>
          </table:table-cell>
          <table:table-cell office:value-type="float" office:value="35883" calcext:value-type="float">
            <text:p>35883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75'500 bis weniger als CHF 87'500</text:p>
          </table:table-cell>
          <table:table-cell office:value-type="float" office:value="35884" calcext:value-type="float">
            <text:p>35884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87'500 bis weniger als CHF 102'000</text:p>
          </table:table-cell>
          <table:table-cell office:value-type="float" office:value="35885" calcext:value-type="float">
            <text:p>35885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102'000 bis weniger als CHF 122'000</text:p>
          </table:table-cell>
          <table:table-cell office:value-type="float" office:value="35886" calcext:value-type="float">
            <text:p>35886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122'000 bis weniger als CHF 156'500</text:p>
          </table:table-cell>
          <table:table-cell office:value-type="float" office:value="35887" calcext:value-type="float">
            <text:p>35887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156'500 oder mehr</text:p>
          </table:table-cell>
          <table:table-cell office:value-type="float" office:value="35888" calcext:value-type="float">
            <text:p>35888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Weiss nicht)</text:p>
          </table:table-cell>
          <table:table-cell office:value-type="float" office:value="35889" calcext:value-type="float">
            <text:p>35889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4_2008_GER_CH_24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48</text:p>
          </table:table-cell>
          <table:table-cell office:value-type="string" calcext:value-type="string">
            <text:p>F32b</text:p>
          </table:table-cell>
          <table:table-cell office:value-type="string" calcext:value-type="string">
            <text:p>Monat</text:p>
          </table:table-cell>
          <table:table-cell office:value-type="float" office:value="35890" calcext:value-type="float">
            <text:p>35890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ESS_R04_2008_GER_CH_248</text:p>
          </table:table-cell>
          <table:table-cell office:value-type="string" calcext:value-type="string">
            <text:p>F32b</text:p>
          </table:table-cell>
          <table:table-cell office:value-type="string" calcext:value-type="string">
            <text:p>Jahr</text:p>
          </table:table-cell>
          <table:table-cell office:value-type="float" office:value="35891" calcext:value-type="float">
            <text:p>35891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ESS_R04_2008_GER_CH_248</text:p>
          </table:table-cell>
          <table:table-cell office:value-type="string" calcext:value-type="string">
            <text:p>F32b</text:p>
          </table:table-cell>
          <table:table-cell office:value-type="string" calcext:value-type="string">
            <text:p>(Weiss nicht)</text:p>
          </table:table-cell>
          <table:table-cell office:value-type="float" office:value="35892" calcext:value-type="float">
            <text:p>35892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ESS_R04_2008_GER_CH_249</text:p>
          </table:table-cell>
          <table:table-cell office:value-type="string" calcext:value-type="string">
            <text:p>F32c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5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lässt es sich gut leben</text:p>
          </table:table-cell>
          <table:table-cell office:value-type="float" office:value="35893" calcext:value-type="float">
            <text:p>35893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4_2008_GER_CH_25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Das gegenwärtige Einkommen reicht gerade</text:p>
          </table:table-cell>
          <table:table-cell office:value-type="float" office:value="35894" calcext:value-type="float">
            <text:p>35894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4_2008_GER_CH_25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ist es schwierig, über die Runden zu kommen</text:p>
          </table:table-cell>
          <table:table-cell office:value-type="float" office:value="35895" calcext:value-type="float">
            <text:p>35895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4_2008_GER_CH_25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ist es sehr schwierig, über die Runden zu kommen</text:p>
          </table:table-cell>
          <table:table-cell office:value-type="float" office:value="35896" calcext:value-type="float">
            <text:p>35896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4_2008_GER_CH_25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Weiss nicht)</text:p>
          </table:table-cell>
          <table:table-cell office:value-type="float" office:value="35897" calcext:value-type="float">
            <text:p>35897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4_2008_GER_CH_25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schwierig</text:p>
          </table:table-cell>
          <table:table-cell office:value-type="float" office:value="35898" calcext:value-type="float">
            <text:p>35898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4_2008_GER_CH_25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chwierig</text:p>
          </table:table-cell>
          <table:table-cell office:value-type="float" office:value="35899" calcext:value-type="float">
            <text:p>35899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4_2008_GER_CH_25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der schwierig noch leicht</text:p>
          </table:table-cell>
          <table:table-cell office:value-type="float" office:value="35900" calcext:value-type="float">
            <text:p>35900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4_2008_GER_CH_25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Ziemlich leicht</text:p>
          </table:table-cell>
          <table:table-cell office:value-type="float" office:value="35901" calcext:value-type="float">
            <text:p>35901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4_2008_GER_CH_25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leicht</text:p>
          </table:table-cell>
          <table:table-cell office:value-type="float" office:value="35902" calcext:value-type="float">
            <text:p>35902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4_2008_GER_CH_25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Weiss nicht)</text:p>
          </table:table-cell>
          <table:table-cell office:value-type="float" office:value="35903" calcext:value-type="float">
            <text:p>35903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icht abgeschlossene Primarschule</text:p>
          </table:table-cell>
          <table:table-cell office:value-type="float" office:value="35904" calcext:value-type="float">
            <text:p>35904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rschule</text:p>
          </table:table-cell>
          <table:table-cell office:value-type="float" office:value="35905" calcext:value-type="float">
            <text:p>35905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5906" calcext:value-type="float">
            <text:p>35906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liche Grundbildung (Eidg. Berufsattest) Anlehre in Betrieb und Schule, Handelsschule (1 Jahr), Allgemeinbildende Schule (1-2 Jahre)</text:p>
          </table:table-cell>
          <table:table-cell office:value-type="float" office:value="35907" calcext:value-type="float">
            <text:p>35907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slehre (Eidg. Fähigkeitszeugnis) Lehrbetriebe, Berufsfachschulen</text:p>
          </table:table-cell>
          <table:table-cell office:value-type="float" office:value="35908" calcext:value-type="float">
            <text:p>35908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achmittelschulen (FMS) (Fachmaturität, Fachmittelschulausweis)</text:p>
          </table:table-cell>
          <table:table-cell office:value-type="float" office:value="35909" calcext:value-type="float">
            <text:p>35909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ommittelschulen (DMS), Handelsschule (3 Jahre)</text:p>
          </table:table-cell>
          <table:table-cell office:value-type="float" office:value="35910" calcext:value-type="float">
            <text:p>35910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smaturitätsschulen (Lehrerseminar, Schule für Unterrichtsberufe, Höhere Handelsschule)</text:p>
          </table:table-cell>
          <table:table-cell office:value-type="float" office:value="35911" calcext:value-type="float">
            <text:p>35911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Gymnasiale Maturitätsschulen Gymnasium</text:p>
          </table:table-cell>
          <table:table-cell office:value-type="float" office:value="35912" calcext:value-type="float">
            <text:p>35912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5913" calcext:value-type="float">
            <text:p>35913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Maturitätsschulen nach der Lehre Berufsmaturität für Erwachsene)</text:p>
          </table:table-cell>
          <table:table-cell office:value-type="float" office:value="35914" calcext:value-type="float">
            <text:p>35914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Maturitätsschulen für Erwachsene Gymnasiale Maturität für Erwachsene)</text:p>
          </table:table-cell>
          <table:table-cell office:value-type="float" office:value="35915" calcext:value-type="float">
            <text:p>35915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Höhere Berufsausbildung (Diplom, Eidg. Fachausweis) Höhere Fachschulen, Höhere Technische Lehranstalt (HTL)</text:p>
          </table:table-cell>
          <table:table-cell office:value-type="float" office:value="35916" calcext:value-type="float">
            <text:p>35916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achhochschulen (FH), Pädagogische Hochschulen (PH) Bachelor)</text:p>
          </table:table-cell>
          <table:table-cell office:value-type="float" office:value="35917" calcext:value-type="float">
            <text:p>35917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achhochschulen (FH), Pädagogische Hochschulen (PH) Master, Diplom, Nachdiplom)</text:p>
          </table:table-cell>
          <table:table-cell office:value-type="float" office:value="35918" calcext:value-type="float">
            <text:p>35918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iversitäre Hochschulen, Eidgenössische Technische Hochschulen (ETH) (Bachelor)</text:p>
          </table:table-cell>
          <table:table-cell office:value-type="float" office:value="35919" calcext:value-type="float">
            <text:p>35919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iversitäre Hochschulen, Eidgenössische Technische Hochschulen (ETH) (Master, Lizentiat, Diplom, Nachdiplom)</text:p>
          </table:table-cell>
          <table:table-cell office:value-type="float" office:value="35920" calcext:value-type="float">
            <text:p>35920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oktorat, PhD</text:p>
          </table:table-cell>
          <table:table-cell office:value-type="float" office:value="35921" calcext:value-type="float">
            <text:p>35921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Weiss nicht)</text:p>
          </table:table-cell>
          <table:table-cell office:value-type="float" office:value="35922" calcext:value-type="float">
            <text:p>35922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923" calcext:value-type="float">
            <text:p>35923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Ausbildung, auch wenn zur Zeit in den Ferien (nicht von einem Auftraggeber bezahlt)</text:p>
          </table:table-cell>
          <table:table-cell office:value-type="float" office:value="35924" calcext:value-type="float">
            <text:p>35924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925" calcext:value-type="float">
            <text:p>35925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926" calcext:value-type="float">
            <text:p>35926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927" calcext:value-type="float">
            <text:p>35927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nsioniert</text:p>
          </table:table-cell>
          <table:table-cell office:value-type="float" office:value="35928" calcext:value-type="float">
            <text:p>35928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929" calcext:value-type="float">
            <text:p>35929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mit Hausarbeit und der Betreuung von Kindern oder anderen Personen</text:p>
          </table:table-cell>
          <table:table-cell office:value-type="float" office:value="35930" calcext:value-type="float">
            <text:p>35930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ndere</text:p>
          </table:table-cell>
          <table:table-cell office:value-type="float" office:value="35931" calcext:value-type="float">
            <text:p>35931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Weiss nicht)</text:p>
          </table:table-cell>
          <table:table-cell office:value-type="float" office:value="35932" calcext:value-type="float">
            <text:p>35932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923" calcext:value-type="float">
            <text:p>35923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Ausbildung, auch wenn zur Zeit in den Ferien (nicht von einem Auftraggeber bezahlt)</text:p>
          </table:table-cell>
          <table:table-cell office:value-type="float" office:value="35924" calcext:value-type="float">
            <text:p>35924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925" calcext:value-type="float">
            <text:p>35925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926" calcext:value-type="float">
            <text:p>35926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927" calcext:value-type="float">
            <text:p>35927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ensioniert</text:p>
          </table:table-cell>
          <table:table-cell office:value-type="float" office:value="35928" calcext:value-type="float">
            <text:p>35928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929" calcext:value-type="float">
            <text:p>35929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mit Hausarbeit und der Betreuung von Kindern oder anderen Personen</text:p>
          </table:table-cell>
          <table:table-cell office:value-type="float" office:value="35930" calcext:value-type="float">
            <text:p>35930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ndere</text:p>
          </table:table-cell>
          <table:table-cell office:value-type="float" office:value="35931" calcext:value-type="float">
            <text:p>35931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Weiss nicht)</text:p>
          </table:table-cell>
          <table:table-cell office:value-type="float" office:value="35932" calcext:value-type="float">
            <text:p>35932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4_2008_GER_CH_25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5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5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56</text:p>
          </table:table-cell>
          <table:table-cell office:value-type="string" calcext:value-type="string">
            <text:p>F39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57</text:p>
          </table:table-cell>
          <table:table-cell office:value-type="string" calcext:value-type="string">
            <text:p>F40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Keine besonderen Kenntnisse</text:p>
          </table:table-cell>
          <table:table-cell office:value-type="float" office:value="35933" calcext:value-type="float">
            <text:p>35933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Erfahrung</text:p>
          </table:table-cell>
          <table:table-cell office:value-type="float" office:value="35934" calcext:value-type="float">
            <text:p>35934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Menschliche Qualitäten</text:p>
          </table:table-cell>
          <table:table-cell office:value-type="float" office:value="35935" calcext:value-type="float">
            <text:p>35935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Primarschule</text:p>
          </table:table-cell>
          <table:table-cell office:value-type="float" office:value="35936" calcext:value-type="float">
            <text:p>35936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5937" calcext:value-type="float">
            <text:p>35937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liche Grundbildung (Eidg. Berufsattest) Anlehre in Betrieb und Schule, Handelsschule (1 Jahr), Allgemeinbildende Schule (1-2 Jahre)</text:p>
          </table:table-cell>
          <table:table-cell office:value-type="float" office:value="35938" calcext:value-type="float">
            <text:p>35938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slehre (Eidg. Fähigkeitszeugnis) Lehrbetriebe, Berufsfachschulen</text:p>
          </table:table-cell>
          <table:table-cell office:value-type="float" office:value="35939" calcext:value-type="float">
            <text:p>35939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Fachmittelschulen (FMS) (Fachmaturität, Fachmittelschulausweis) Diplommittelschulen (DMS), Handelsschule (3 Jahre)</text:p>
          </table:table-cell>
          <table:table-cell office:value-type="float" office:value="35940" calcext:value-type="float">
            <text:p>35940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smaturitätsschulen (Lehrerseminar, Schule für Unterrichtsberufe, Höhere Handelsschule)</text:p>
          </table:table-cell>
          <table:table-cell office:value-type="float" office:value="35941" calcext:value-type="float">
            <text:p>35941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Gymnasiale Maturitätsschulen Gymnasium</text:p>
          </table:table-cell>
          <table:table-cell office:value-type="float" office:value="35942" calcext:value-type="float">
            <text:p>35942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5943" calcext:value-type="float">
            <text:p>35943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Maturitätsschulen nach der Lehre (Berufsmaturität für Erwachsene)</text:p>
          </table:table-cell>
          <table:table-cell office:value-type="float" office:value="35944" calcext:value-type="float">
            <text:p>35944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Maturitätsschulen für Erwachsene (Gymnasiale Maturität für Erwachsene)</text:p>
          </table:table-cell>
          <table:table-cell office:value-type="float" office:value="35945" calcext:value-type="float">
            <text:p>35945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Höhere Berufsausbildung (Diplom, Eidg. Fachausweis) Höhere Fachschulen, Höhere Technische Lehranstalt (HTL)</text:p>
          </table:table-cell>
          <table:table-cell office:value-type="float" office:value="35946" calcext:value-type="float">
            <text:p>35946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Fachhochschulen (FH), Pädagogische Hochschulen (PH) (Bachelor)</text:p>
          </table:table-cell>
          <table:table-cell office:value-type="float" office:value="35947" calcext:value-type="float">
            <text:p>35947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Fachhochschulen (FH), Pädagogische Hochschulen (PH) (Master, Diplom, Nachdiplom)</text:p>
          </table:table-cell>
          <table:table-cell office:value-type="float" office:value="35948" calcext:value-type="float">
            <text:p>35948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Universitäre Hochschulen, Eidgenössische Technische Hochschulen (ETH) (Bachelor)</text:p>
          </table:table-cell>
          <table:table-cell office:value-type="float" office:value="35949" calcext:value-type="float">
            <text:p>35949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Universitäre Hochschulen, Eidgenössische Technische Hochschulen (ETH) (Master, Lizentiat, Diplom, Nachdiplom)</text:p>
          </table:table-cell>
          <table:table-cell office:value-type="float" office:value="35950" calcext:value-type="float">
            <text:p>35950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Doktorat, PhD</text:p>
          </table:table-cell>
          <table:table-cell office:value-type="float" office:value="35951" calcext:value-type="float">
            <text:p>35951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eiss nicht)</text:p>
          </table:table-cell>
          <table:table-cell office:value-type="float" office:value="35952" calcext:value-type="float">
            <text:p>35952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4_2008_GER_CH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ngestellt</text:p>
          </table:table-cell>
          <table:table-cell office:value-type="float" office:value="35953" calcext:value-type="float">
            <text:p>35953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4_2008_GER_CH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bständig erwerbend</text:p>
          </table:table-cell>
          <table:table-cell office:value-type="float" office:value="35954" calcext:value-type="float">
            <text:p>35954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4_2008_GER_CH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m Familienbetrieb tätig</text:p>
          </table:table-cell>
          <table:table-cell office:value-type="float" office:value="35955" calcext:value-type="float">
            <text:p>35955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4_2008_GER_CH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Weiss nicht)</text:p>
          </table:table-cell>
          <table:table-cell office:value-type="float" office:value="35956" calcext:value-type="float">
            <text:p>35956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4_2008_GER_CH_260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6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6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6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62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Er/sie hat keinen Einfluss</text:p>
          </table:table-cell>
          <table:table-cell office:value-type="float" office:value="35957" calcext:value-type="float">
            <text:p>35957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35958" calcext:value-type="float">
            <text:p>3595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35959" calcext:value-type="float">
            <text:p>35959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35960" calcext:value-type="float">
            <text:p>35960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35961" calcext:value-type="float">
            <text:p>35961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35962" calcext:value-type="float">
            <text:p>35962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35963" calcext:value-type="float">
            <text:p>35963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35964" calcext:value-type="float">
            <text:p>35964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35965" calcext:value-type="float">
            <text:p>35965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35966" calcext:value-type="float">
            <text:p>35966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Er/sie hat grossen Einfluss</text:p>
          </table:table-cell>
          <table:table-cell office:value-type="float" office:value="35967" calcext:value-type="float">
            <text:p>35967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Weiss nicht)</text:p>
          </table:table-cell>
          <table:table-cell office:value-type="float" office:value="35968" calcext:value-type="float">
            <text:p>3596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Er/sie hat keinen Einfluss</text:p>
          </table:table-cell>
          <table:table-cell office:value-type="float" office:value="35957" calcext:value-type="float">
            <text:p>35957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35958" calcext:value-type="float">
            <text:p>3595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35959" calcext:value-type="float">
            <text:p>35959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35960" calcext:value-type="float">
            <text:p>35960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35961" calcext:value-type="float">
            <text:p>35961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35962" calcext:value-type="float">
            <text:p>35962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35963" calcext:value-type="float">
            <text:p>35963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35964" calcext:value-type="float">
            <text:p>35964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35965" calcext:value-type="float">
            <text:p>35965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35966" calcext:value-type="float">
            <text:p>35966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Er/sie hat grossen Einfluss</text:p>
          </table:table-cell>
          <table:table-cell office:value-type="float" office:value="35967" calcext:value-type="float">
            <text:p>35967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Weiss nicht)</text:p>
          </table:table-cell>
          <table:table-cell office:value-type="float" office:value="35968" calcext:value-type="float">
            <text:p>3596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4_2008_GER_CH_265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Nicht abgeschlossene Primarschule</text:p>
          </table:table-cell>
          <table:table-cell office:value-type="float" office:value="35969" calcext:value-type="float">
            <text:p>35969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rschule</text:p>
          </table:table-cell>
          <table:table-cell office:value-type="float" office:value="35970" calcext:value-type="float">
            <text:p>35970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5971" calcext:value-type="float">
            <text:p>35971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liche Grundbildung (Eidg. Berufsattest) Anlehre in Betrieb und Schule, Handelsschule (1 Jahr), Allgemeinbildende Schule (1-2 Jahre)</text:p>
          </table:table-cell>
          <table:table-cell office:value-type="float" office:value="35972" calcext:value-type="float">
            <text:p>35972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slehre (Eidg. Fähigkeitszeugnis) Lehrbetriebe, Berufsfachschulen</text:p>
          </table:table-cell>
          <table:table-cell office:value-type="float" office:value="35973" calcext:value-type="float">
            <text:p>35973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achmittelschulen (FMS) (Fachmaturität, Fachmittelschulausweis)</text:p>
          </table:table-cell>
          <table:table-cell office:value-type="float" office:value="35974" calcext:value-type="float">
            <text:p>35974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ommittelschulen (DMS), Handelsschule (3 Jahre)</text:p>
          </table:table-cell>
          <table:table-cell office:value-type="float" office:value="35975" calcext:value-type="float">
            <text:p>35975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smaturitätsschulen (Lehrerseminar, Schule für Unterrichtsberufe, Höhere Handelsschule)</text:p>
          </table:table-cell>
          <table:table-cell office:value-type="float" office:value="35976" calcext:value-type="float">
            <text:p>35976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Gymnasiale Maturitätsschulen Gymnasium</text:p>
          </table:table-cell>
          <table:table-cell office:value-type="float" office:value="35977" calcext:value-type="float">
            <text:p>35977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5978" calcext:value-type="float">
            <text:p>35978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Maturitätsschulen nach der Lehre (Berufsmaturität für Erwachsene)</text:p>
          </table:table-cell>
          <table:table-cell office:value-type="float" office:value="35979" calcext:value-type="float">
            <text:p>35979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Maturitätsschulen für Erwachsene (Gymnasiale Maturität für Erwachsene)</text:p>
          </table:table-cell>
          <table:table-cell office:value-type="float" office:value="35980" calcext:value-type="float">
            <text:p>35980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Höhere Berufsausbildung (Diplom, Eidg. Fachausweis) Höhere Fachschulen, Höhere Technische Lehranstalt (HTL)</text:p>
          </table:table-cell>
          <table:table-cell office:value-type="float" office:value="35981" calcext:value-type="float">
            <text:p>35981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achhochschulen (FH), Pädagogische Hochschulen (PH) (Bachelor)</text:p>
          </table:table-cell>
          <table:table-cell office:value-type="float" office:value="35982" calcext:value-type="float">
            <text:p>35982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achhochschulen (FH), Pädagogische Hochschulen (PH) (Master, Diplom, Nachdiplom)</text:p>
          </table:table-cell>
          <table:table-cell office:value-type="float" office:value="35983" calcext:value-type="float">
            <text:p>35983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iversitäre Hochschulen, Eidgenössische Technische Hochschulen (ETH) (Bachelor)</text:p>
          </table:table-cell>
          <table:table-cell office:value-type="float" office:value="35984" calcext:value-type="float">
            <text:p>35984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iversitäre Hochschulen, Eidgenössische Technische Hochschulen (ETH) (Master, Lizentiat, Diplom, Nachdiplom)</text:p>
          </table:table-cell>
          <table:table-cell office:value-type="float" office:value="35985" calcext:value-type="float">
            <text:p>35985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oktorat, PhD</text:p>
          </table:table-cell>
          <table:table-cell office:value-type="float" office:value="35986" calcext:value-type="float">
            <text:p>35986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Weiss nicht)</text:p>
          </table:table-cell>
          <table:table-cell office:value-type="float" office:value="35987" calcext:value-type="float">
            <text:p>35987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ngestellt</text:p>
          </table:table-cell>
          <table:table-cell office:value-type="float" office:value="35988" calcext:value-type="float">
            <text:p>35988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4_2008_GER_CH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bständig erwerbend</text:p>
          </table:table-cell>
          <table:table-cell office:value-type="float" office:value="35989" calcext:value-type="float">
            <text:p>35989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4_2008_GER_CH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icht berufstätig</text:p>
          </table:table-cell>
          <table:table-cell office:value-type="float" office:value="35990" calcext:value-type="float">
            <text:p>35990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4_2008_GER_CH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ls Befragte/r 14 war, war der Vater tot/abwesend</text:p>
          </table:table-cell>
          <table:table-cell office:value-type="float" office:value="35991" calcext:value-type="float">
            <text:p>35991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4_2008_GER_CH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Weiss nicht)</text:p>
          </table:table-cell>
          <table:table-cell office:value-type="float" office:value="35992" calcext:value-type="float">
            <text:p>35992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4_2008_GER_CH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Keine</text:p>
          </table:table-cell>
          <table:table-cell office:value-type="float" office:value="35993" calcext:value-type="float">
            <text:p>35993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4_2008_GER_CH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bis 24</text:p>
          </table:table-cell>
          <table:table-cell office:value-type="float" office:value="35994" calcext:value-type="float">
            <text:p>35994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4_2008_GER_CH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der mehr</text:p>
          </table:table-cell>
          <table:table-cell office:value-type="float" office:value="35995" calcext:value-type="float">
            <text:p>35995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4_2008_GER_CH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Weiss nicht)</text:p>
          </table:table-cell>
          <table:table-cell office:value-type="float" office:value="35996" calcext:value-type="float">
            <text:p>35996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4_2008_GER_CH_26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6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6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0</text:p>
          </table:table-cell>
          <table:table-cell office:value-type="string" calcext:value-type="string">
            <text:p>F53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Akademische Berufe, freie Berufe und technische Berufe Beispiele: Ärzte, Lehrer, Ingenieure, Künstler, Bücherexpert</text:p>
          </table:table-cell>
          <table:table-cell office:value-type="float" office:value="35997" calcext:value-type="float">
            <text:p>35997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bere Führungskräfte und leitende Beamte Beispiele: Bankiers, Spitzenmanager eines Grossunternehmens, hohe Regierungsbeamte, Gewerkschaftsvertreter</text:p>
          </table:table-cell>
          <table:table-cell office:value-type="float" office:value="35998" calcext:value-type="float">
            <text:p>35998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Kaufmännische Berufe Beispiele: Sekretärin, Sachbearbeiter, Bürochef, Buchhalter</text:p>
          </table:table-cell>
          <table:table-cell office:value-type="float" office:value="35999" calcext:value-type="float">
            <text:p>35999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Verkaufstätigkeit Beispiele: Verkaufsleiter, Ladenbesitzer, Verkäufer im Detailhandel,</text:p>
          </table:table-cell>
          <table:table-cell office:value-type="float" office:value="36000" calcext:value-type="float">
            <text:p>36000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Versicherungsvertreter</text:p>
          </table:table-cell>
          <table:table-cell office:value-type="float" office:value="36001" calcext:value-type="float">
            <text:p>36001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Dienstleistungsberufe Beispiele: Restaurantbesitzer, Polizist, Kellner, Hausabwart,</text:p>
          </table:table-cell>
          <table:table-cell office:value-type="float" office:value="36002" calcext:value-type="float">
            <text:p>36002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oiffeur, Militär</text:p>
          </table:table-cell>
          <table:table-cell office:value-type="float" office:value="36003" calcext:value-type="float">
            <text:p>36003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Facharbeiter Beispiele: Vorarbeiter, Automechaniker, Buchdrucker, Werkzeugmacher, Elektriker</text:p>
          </table:table-cell>
          <table:table-cell office:value-type="float" office:value="36004" calcext:value-type="float">
            <text:p>36004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Angelernte Arbeiter Beispiele: Bauarbeiter, Buschauffeur, Metallarbeiter, Schreiner,</text:p>
          </table:table-cell>
          <table:table-cell office:value-type="float" office:value="36005" calcext:value-type="float">
            <text:p>36005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Bäcker</text:p>
          </table:table-cell>
          <table:table-cell office:value-type="float" office:value="36006" calcext:value-type="float">
            <text:p>36006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Ungelernte Arbeitskräfte Beispiele: Hilfsarbeiter, Gepäckträger, ungelernter Fabrikarbeiter</text:p>
          </table:table-cell>
          <table:table-cell office:value-type="float" office:value="36007" calcext:value-type="float">
            <text:p>36007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Landwirtschaftliche Tätigkeiten Beispiele: Landwirt, Landarbeiter, Traktorfahrer, Fischer</text:p>
          </table:table-cell>
          <table:table-cell office:value-type="float" office:value="36008" calcext:value-type="float">
            <text:p>36008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Weiss nicht)</text:p>
          </table:table-cell>
          <table:table-cell office:value-type="float" office:value="36009" calcext:value-type="float">
            <text:p>36009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Nicht abgeschlossene Primarschule</text:p>
          </table:table-cell>
          <table:table-cell office:value-type="float" office:value="35969" calcext:value-type="float">
            <text:p>35969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rschule</text:p>
          </table:table-cell>
          <table:table-cell office:value-type="float" office:value="35970" calcext:value-type="float">
            <text:p>35970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5971" calcext:value-type="float">
            <text:p>35971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liche Grundbildung (Eidg. Berufsattest) Anlehre in Betrieb und Schule, Handelsschule (1 Jahr), Allgemeinbildende Schule (1-2 Jahre)</text:p>
          </table:table-cell>
          <table:table-cell office:value-type="float" office:value="35972" calcext:value-type="float">
            <text:p>35972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slehre (Eidg. Fähigkeitszeugnis) Lehrbetriebe, Berufsfachschulen</text:p>
          </table:table-cell>
          <table:table-cell office:value-type="float" office:value="35973" calcext:value-type="float">
            <text:p>35973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achmittelschulen (FMS) (Fachmaturität, Fachmittelschulausweis)</text:p>
          </table:table-cell>
          <table:table-cell office:value-type="float" office:value="35974" calcext:value-type="float">
            <text:p>35974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ommittelschulen (DMS), Handelsschule (3 Jahre)</text:p>
          </table:table-cell>
          <table:table-cell office:value-type="float" office:value="35975" calcext:value-type="float">
            <text:p>35975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smaturitätsschulen (Lehrerseminar, Schule für Unterrichtsberufe, Höhere Handelsschule)</text:p>
          </table:table-cell>
          <table:table-cell office:value-type="float" office:value="35976" calcext:value-type="float">
            <text:p>35976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Gymnasiale Maturitätsschulen Gymnasium</text:p>
          </table:table-cell>
          <table:table-cell office:value-type="float" office:value="35977" calcext:value-type="float">
            <text:p>35977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5978" calcext:value-type="float">
            <text:p>35978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Maturitätsschulen nach der Lehre (Berufsmaturität für Erwachsene)</text:p>
          </table:table-cell>
          <table:table-cell office:value-type="float" office:value="35979" calcext:value-type="float">
            <text:p>35979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Maturitätsschulen für Erwachsene (Gymnasiale Maturität für Erwachsene)</text:p>
          </table:table-cell>
          <table:table-cell office:value-type="float" office:value="35980" calcext:value-type="float">
            <text:p>35980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Höhere Berufsausbildung (Diplom, Eidg. Fachausweis) Höhere Fachschulen, Höhere Technische Lehranstalt (HTL)</text:p>
          </table:table-cell>
          <table:table-cell office:value-type="float" office:value="35981" calcext:value-type="float">
            <text:p>35981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achhochschulen (FH), Pädagogische Hochschulen (PH) (Bachelor)</text:p>
          </table:table-cell>
          <table:table-cell office:value-type="float" office:value="35982" calcext:value-type="float">
            <text:p>35982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achhochschulen (FH), Pädagogische Hochschulen (PH) (Master, Diplom, Nachdiplom)</text:p>
          </table:table-cell>
          <table:table-cell office:value-type="float" office:value="35983" calcext:value-type="float">
            <text:p>35983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iversitäre Hochschulen, Eidgenössische Technische Hochschulen (ETH) (Bachelor)</text:p>
          </table:table-cell>
          <table:table-cell office:value-type="float" office:value="35984" calcext:value-type="float">
            <text:p>35984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iversitäre Hochschulen, Eidgenössische Technische Hochschulen (ETH) (Master, Lizentiat, Diplom, Nachdiplom)</text:p>
          </table:table-cell>
          <table:table-cell office:value-type="float" office:value="35985" calcext:value-type="float">
            <text:p>35985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oktorat, PhD</text:p>
          </table:table-cell>
          <table:table-cell office:value-type="float" office:value="35986" calcext:value-type="float">
            <text:p>35986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Weiss nicht)</text:p>
          </table:table-cell>
          <table:table-cell office:value-type="float" office:value="35987" calcext:value-type="float">
            <text:p>35987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4_2008_GER_CH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ngestellte</text:p>
          </table:table-cell>
          <table:table-cell office:value-type="float" office:value="36010" calcext:value-type="float">
            <text:p>36010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4_2008_GER_CH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bständig erwerbend</text:p>
          </table:table-cell>
          <table:table-cell office:value-type="float" office:value="36011" calcext:value-type="float">
            <text:p>36011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4_2008_GER_CH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icht berufstätig</text:p>
          </table:table-cell>
          <table:table-cell office:value-type="float" office:value="36012" calcext:value-type="float">
            <text:p>36012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4_2008_GER_CH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ls Befragte/r 14 war, war die Mutter tot/abwesend</text:p>
          </table:table-cell>
          <table:table-cell office:value-type="float" office:value="36013" calcext:value-type="float">
            <text:p>36013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4_2008_GER_CH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Weiss nicht)</text:p>
          </table:table-cell>
          <table:table-cell office:value-type="float" office:value="36014" calcext:value-type="float">
            <text:p>36014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4_2008_GER_CH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Keine</text:p>
          </table:table-cell>
          <table:table-cell office:value-type="float" office:value="36015" calcext:value-type="float">
            <text:p>36015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4_2008_GER_CH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bis 24</text:p>
          </table:table-cell>
          <table:table-cell office:value-type="float" office:value="36016" calcext:value-type="float">
            <text:p>36016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4_2008_GER_CH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und mehr</text:p>
          </table:table-cell>
          <table:table-cell office:value-type="float" office:value="36017" calcext:value-type="float">
            <text:p>36017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4_2008_GER_CH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Weiss nicht)</text:p>
          </table:table-cell>
          <table:table-cell office:value-type="float" office:value="36018" calcext:value-type="float">
            <text:p>36018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4_2008_GER_CH_27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6</text:p>
          </table:table-cell>
          <table:table-cell office:value-type="string" calcext:value-type="string">
            <text:p>F59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Akademische Berufe, freie Berufe und technische Berufe Beispiele: Ärzte, Lehrer, Ingenieure, Künstler, Bücherexpert</text:p>
          </table:table-cell>
          <table:table-cell office:value-type="float" office:value="36019" calcext:value-type="float">
            <text:p>36019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bere Führungskräfte und leitende Beamte Beispiele: Bankiers, Spitzenmanager eines Grossunternehmens, hohe Regierungsbeamte, Gewerkschaftsvertreter</text:p>
          </table:table-cell>
          <table:table-cell office:value-type="float" office:value="36020" calcext:value-type="float">
            <text:p>36020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Kaufmännische Berufe Beispiele: Sekretärin, Sachbearbeiter, Bürochef, Buchhalter</text:p>
          </table:table-cell>
          <table:table-cell office:value-type="float" office:value="36021" calcext:value-type="float">
            <text:p>36021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Verkaufstätigkeit Beispiele: Verkaufsleiter, Ladenbesitzer, Verkäufer im Detailhandel,</text:p>
          </table:table-cell>
          <table:table-cell office:value-type="float" office:value="36022" calcext:value-type="float">
            <text:p>36022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Versicherungsvertreter</text:p>
          </table:table-cell>
          <table:table-cell office:value-type="float" office:value="36023" calcext:value-type="float">
            <text:p>36023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Dienstleistungsberufe Beispiele: Restaurantbesitzer, Polizist, Kellner, Hausabwart,</text:p>
          </table:table-cell>
          <table:table-cell office:value-type="float" office:value="36024" calcext:value-type="float">
            <text:p>36024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oiffeur, Militär</text:p>
          </table:table-cell>
          <table:table-cell office:value-type="float" office:value="36025" calcext:value-type="float">
            <text:p>36025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Facharbeiter Beispiele: Vorarbeiter, Automechaniker, Buchdrucker,</text:p>
          </table:table-cell>
          <table:table-cell office:value-type="float" office:value="36026" calcext:value-type="float">
            <text:p>36026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erkzeugmacher, Elektriker</text:p>
          </table:table-cell>
          <table:table-cell office:value-type="float" office:value="36027" calcext:value-type="float">
            <text:p>36027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Angelernte Arbeiter Beispiele: Bauarbeiter, Buschauffeur, Metallarbeiter, Schreiner,</text:p>
          </table:table-cell>
          <table:table-cell office:value-type="float" office:value="36028" calcext:value-type="float">
            <text:p>36028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Bäcker</text:p>
          </table:table-cell>
          <table:table-cell office:value-type="float" office:value="36029" calcext:value-type="float">
            <text:p>36029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Ungelernte Arbeitskräfte Beispiele: Hilfsarbeiter, Gepäckträger, ungelernter Fabrikarbeiter</text:p>
          </table:table-cell>
          <table:table-cell office:value-type="float" office:value="36030" calcext:value-type="float">
            <text:p>36030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Landwirtschaftliche Tätigkeite Beispiele: Landwirt, Landarbeiter, Traktorfahrer, Fischer</text:p>
          </table:table-cell>
          <table:table-cell office:value-type="float" office:value="36031" calcext:value-type="float">
            <text:p>36031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Weiss nicht)</text:p>
          </table:table-cell>
          <table:table-cell office:value-type="float" office:value="36032" calcext:value-type="float">
            <text:p>36032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4_2008_GER_CH_27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heiratet</text:p>
          </table:table-cell>
          <table:table-cell office:value-type="float" office:value="36033" calcext:value-type="float">
            <text:p>36033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Registrierte Partnerschaft</text:p>
          </table:table-cell>
          <table:table-cell office:value-type="float" office:value="36034" calcext:value-type="float">
            <text:p>36034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trennt lebend (aber offiziell noch verheiratet)</text:p>
          </table:table-cell>
          <table:table-cell office:value-type="float" office:value="36035" calcext:value-type="float">
            <text:p>36035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trennt lebend (aber offiziell noch in registrierter Partnerschaft)</text:p>
          </table:table-cell>
          <table:table-cell office:value-type="float" office:value="36036" calcext:value-type="float">
            <text:p>36036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schieden</text:p>
          </table:table-cell>
          <table:table-cell office:value-type="float" office:value="36037" calcext:value-type="float">
            <text:p>36037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witwet</text:p>
          </table:table-cell>
          <table:table-cell office:value-type="float" office:value="36038" calcext:value-type="float">
            <text:p>36038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Aufgelöste registrierte Partnerschaft</text:p>
          </table:table-cell>
          <table:table-cell office:value-type="float" office:value="36039" calcext:value-type="float">
            <text:p>36039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Registrierte Partnerschaft, Partner/Partnerin verstorben</text:p>
          </table:table-cell>
          <table:table-cell office:value-type="float" office:value="36040" calcext:value-type="float">
            <text:p>36040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Ledig, nie verheiratet gewesen UND nie in registrierter Partnerschaft gelebt</text:p>
          </table:table-cell>
          <table:table-cell office:value-type="float" office:value="36041" calcext:value-type="float">
            <text:p>36041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Weiss nicht)</text:p>
          </table:table-cell>
          <table:table-cell office:value-type="float" office:value="36042" calcext:value-type="float">
            <text:p>36042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4_2008_GER_CH_28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5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5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5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6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6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6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4_2008_GER_CH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Ja</text:p>
          </table:table-cell>
          <table:table-cell office:value-type="float" office:value="36043" calcext:value-type="float">
            <text:p>36043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4_2008_GER_CH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Nein</text:p>
          </table:table-cell>
          <table:table-cell office:value-type="float" office:value="36044" calcext:value-type="float">
            <text:p>36044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4_2008_GER_CH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Keinen Internetanschluss zu Hause</text:p>
          </table:table-cell>
          <table:table-cell office:value-type="float" office:value="36045" calcext:value-type="float">
            <text:p>36045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4_2008_GER_CH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(Weiss nicht)</text:p>
          </table:table-cell>
          <table:table-cell office:value-type="float" office:value="36046" calcext:value-type="float">
            <text:p>36046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Überhaupt keine Zeit</text:p>
          </table:table-cell>
          <table:table-cell office:value-type="float" office:value="36047" calcext:value-type="float">
            <text:p>36047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Weniger als ½ Stunde</text:p>
          </table:table-cell>
          <table:table-cell office:value-type="float" office:value="36048" calcext:value-type="float">
            <text:p>36048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½ Stunde bis zu 1 Stunde</text:p>
          </table:table-cell>
          <table:table-cell office:value-type="float" office:value="36049" calcext:value-type="float">
            <text:p>36049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hr als 1 Stunde bis zu 1½ Stunden</text:p>
          </table:table-cell>
          <table:table-cell office:value-type="float" office:value="36050" calcext:value-type="float">
            <text:p>3605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hr als 1½ Stunden bis zu 2 Stunden</text:p>
          </table:table-cell>
          <table:table-cell office:value-type="float" office:value="36051" calcext:value-type="float">
            <text:p>36051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hr als 2 Stunden bis zu 2½ Stunden</text:p>
          </table:table-cell>
          <table:table-cell office:value-type="float" office:value="36052" calcext:value-type="float">
            <text:p>36052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hr als 2½ Stunden bis zu 3 Stunden</text:p>
          </table:table-cell>
          <table:table-cell office:value-type="float" office:value="36053" calcext:value-type="float">
            <text:p>36053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hr als 3 Stunden</text:p>
          </table:table-cell>
          <table:table-cell office:value-type="float" office:value="36054" calcext:value-type="float">
            <text:p>36054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Weiss nicht)</text:p>
          </table:table-cell>
          <table:table-cell office:value-type="float" office:value="36055" calcext:value-type="float">
            <text:p>36055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Überhaupt keine Zeit</text:p>
          </table:table-cell>
          <table:table-cell office:value-type="float" office:value="36047" calcext:value-type="float">
            <text:p>36047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Weniger als ½ Stunde</text:p>
          </table:table-cell>
          <table:table-cell office:value-type="float" office:value="36048" calcext:value-type="float">
            <text:p>36048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½ Stunde bis zu 1 Stunde</text:p>
          </table:table-cell>
          <table:table-cell office:value-type="float" office:value="36049" calcext:value-type="float">
            <text:p>36049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hr als 1 Stunde bis zu 1½ Stunden</text:p>
          </table:table-cell>
          <table:table-cell office:value-type="float" office:value="36050" calcext:value-type="float">
            <text:p>3605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hr als 1½ Stunden bis zu 2 Stunden</text:p>
          </table:table-cell>
          <table:table-cell office:value-type="float" office:value="36051" calcext:value-type="float">
            <text:p>36051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hr als 2 Stunden bis zu 2½ Stunden</text:p>
          </table:table-cell>
          <table:table-cell office:value-type="float" office:value="36052" calcext:value-type="float">
            <text:p>36052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hr als 2½ Stunden bis zu 3 Stunden</text:p>
          </table:table-cell>
          <table:table-cell office:value-type="float" office:value="36053" calcext:value-type="float">
            <text:p>36053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hr als 3 Stunden</text:p>
          </table:table-cell>
          <table:table-cell office:value-type="float" office:value="36054" calcext:value-type="float">
            <text:p>36054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Weiss nicht)</text:p>
          </table:table-cell>
          <table:table-cell office:value-type="float" office:value="36055" calcext:value-type="float">
            <text:p>36055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Überhaupt keine Zeit</text:p>
          </table:table-cell>
          <table:table-cell office:value-type="float" office:value="36047" calcext:value-type="float">
            <text:p>36047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Weniger als ½ Stunde</text:p>
          </table:table-cell>
          <table:table-cell office:value-type="float" office:value="36048" calcext:value-type="float">
            <text:p>36048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½ Stunde bis zu 1 Stunde</text:p>
          </table:table-cell>
          <table:table-cell office:value-type="float" office:value="36049" calcext:value-type="float">
            <text:p>36049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hr als 1 Stunde bis zu 1½ Stunden</text:p>
          </table:table-cell>
          <table:table-cell office:value-type="float" office:value="36050" calcext:value-type="float">
            <text:p>3605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hr als 1½ Stunden bis zu 2 Stunden</text:p>
          </table:table-cell>
          <table:table-cell office:value-type="float" office:value="36051" calcext:value-type="float">
            <text:p>36051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hr als 2 Stunden bis zu 2½ Stunden</text:p>
          </table:table-cell>
          <table:table-cell office:value-type="float" office:value="36052" calcext:value-type="float">
            <text:p>36052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hr als 2½ Stunden bis zu 3 Stunden</text:p>
          </table:table-cell>
          <table:table-cell office:value-type="float" office:value="36053" calcext:value-type="float">
            <text:p>36053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hr als 3 Stunden</text:p>
          </table:table-cell>
          <table:table-cell office:value-type="float" office:value="36054" calcext:value-type="float">
            <text:p>36054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Weiss nicht)</text:p>
          </table:table-cell>
          <table:table-cell office:value-type="float" office:value="36055" calcext:value-type="float">
            <text:p>36055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Man kann nicht genug vorsichtig sein</text:p>
          </table:table-cell>
          <table:table-cell office:value-type="float" office:value="36056" calcext:value-type="float">
            <text:p>36056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6057" calcext:value-type="float">
            <text:p>36057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6058" calcext:value-type="float">
            <text:p>36058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6059" calcext:value-type="float">
            <text:p>36059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6060" calcext:value-type="float">
            <text:p>36060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6061" calcext:value-type="float">
            <text:p>36061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6062" calcext:value-type="float">
            <text:p>36062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6063" calcext:value-type="float">
            <text:p>36063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6064" calcext:value-type="float">
            <text:p>36064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6065" calcext:value-type="float">
            <text:p>36065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Man kann den meisten Menschen trauen</text:p>
          </table:table-cell>
          <table:table-cell office:value-type="float" office:value="36066" calcext:value-type="float">
            <text:p>36066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Weiss nicht)</text:p>
          </table:table-cell>
          <table:table-cell office:value-type="float" office:value="36067" calcext:value-type="float">
            <text:p>36067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Die meisten Menschen würden versuchen, mich auszunützen</text:p>
          </table:table-cell>
          <table:table-cell office:value-type="float" office:value="36068" calcext:value-type="float">
            <text:p>36068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6069" calcext:value-type="float">
            <text:p>36069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6070" calcext:value-type="float">
            <text:p>36070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6071" calcext:value-type="float">
            <text:p>36071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6072" calcext:value-type="float">
            <text:p>36072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6073" calcext:value-type="float">
            <text:p>36073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6074" calcext:value-type="float">
            <text:p>36074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6075" calcext:value-type="float">
            <text:p>36075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6076" calcext:value-type="float">
            <text:p>36076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6077" calcext:value-type="float">
            <text:p>36077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Die meisten Menschen würden sich fair verhalten</text:p>
          </table:table-cell>
          <table:table-cell office:value-type="float" office:value="36078" calcext:value-type="float">
            <text:p>36078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Weiss nicht)</text:p>
          </table:table-cell>
          <table:table-cell office:value-type="float" office:value="36079" calcext:value-type="float">
            <text:p>36079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Links</text:p>
          </table:table-cell>
          <table:table-cell office:value-type="float" office:value="36080" calcext:value-type="float">
            <text:p>3608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6081" calcext:value-type="float">
            <text:p>3608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6082" calcext:value-type="float">
            <text:p>36082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6083" calcext:value-type="float">
            <text:p>36083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6084" calcext:value-type="float">
            <text:p>36084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6085" calcext:value-type="float">
            <text:p>36085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6086" calcext:value-type="float">
            <text:p>36086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6087" calcext:value-type="float">
            <text:p>36087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6088" calcext:value-type="float">
            <text:p>36088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6089" calcext:value-type="float">
            <text:p>3608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Rechts</text:p>
          </table:table-cell>
          <table:table-cell office:value-type="float" office:value="36090" calcext:value-type="float">
            <text:p>3609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ss nicht)</text:p>
          </table:table-cell>
          <table:table-cell office:value-type="float" office:value="36091" calcext:value-type="float">
            <text:p>3609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6092" calcext:value-type="float">
            <text:p>36092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093" calcext:value-type="float">
            <text:p>36093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094" calcext:value-type="float">
            <text:p>36094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095" calcext:value-type="float">
            <text:p>36095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096" calcext:value-type="float">
            <text:p>36096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097" calcext:value-type="float">
            <text:p>36097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098" calcext:value-type="float">
            <text:p>36098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099" calcext:value-type="float">
            <text:p>36099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100" calcext:value-type="float">
            <text:p>36100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6101" calcext:value-type="float">
            <text:p>36101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6102" calcext:value-type="float">
            <text:p>36102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ss nicht)</text:p>
          </table:table-cell>
          <table:table-cell office:value-type="float" office:value="36103" calcext:value-type="float">
            <text:p>36103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6104" calcext:value-type="float">
            <text:p>36104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05" calcext:value-type="float">
            <text:p>36105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06" calcext:value-type="float">
            <text:p>36106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07" calcext:value-type="float">
            <text:p>36107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08" calcext:value-type="float">
            <text:p>36108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09" calcext:value-type="float">
            <text:p>36109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10" calcext:value-type="float">
            <text:p>36110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11" calcext:value-type="float">
            <text:p>36111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12" calcext:value-type="float">
            <text:p>36112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6113" calcext:value-type="float">
            <text:p>36113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6114" calcext:value-type="float">
            <text:p>36114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ss nicht)</text:p>
          </table:table-cell>
          <table:table-cell office:value-type="float" office:value="36115" calcext:value-type="float">
            <text:p>36115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6116" calcext:value-type="float">
            <text:p>36116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17" calcext:value-type="float">
            <text:p>36117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18" calcext:value-type="float">
            <text:p>36118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19" calcext:value-type="float">
            <text:p>36119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20" calcext:value-type="float">
            <text:p>36120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21" calcext:value-type="float">
            <text:p>36121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22" calcext:value-type="float">
            <text:p>36122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23" calcext:value-type="float">
            <text:p>36123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24" calcext:value-type="float">
            <text:p>36124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6125" calcext:value-type="float">
            <text:p>36125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6126" calcext:value-type="float">
            <text:p>36126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ss nicht)</text:p>
          </table:table-cell>
          <table:table-cell office:value-type="float" office:value="36127" calcext:value-type="float">
            <text:p>36127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4_2008_GER_CH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Überhaupt kein Vertrauen</text:p>
          </table:table-cell>
          <table:table-cell office:value-type="float" office:value="36128" calcext:value-type="float">
            <text:p>36128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6129" calcext:value-type="float">
            <text:p>36129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6130" calcext:value-type="float">
            <text:p>36130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6131" calcext:value-type="float">
            <text:p>36131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6132" calcext:value-type="float">
            <text:p>36132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6133" calcext:value-type="float">
            <text:p>36133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6134" calcext:value-type="float">
            <text:p>36134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6135" calcext:value-type="float">
            <text:p>36135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6136" calcext:value-type="float">
            <text:p>36136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6137" calcext:value-type="float">
            <text:p>36137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olles Vertrauen</text:p>
          </table:table-cell>
          <table:table-cell office:value-type="float" office:value="36138" calcext:value-type="float">
            <text:p>36138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ss nicht)</text:p>
          </table:table-cell>
          <table:table-cell office:value-type="float" office:value="36139" calcext:value-type="float">
            <text:p>36139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Überhaupt kein Vertrauen</text:p>
          </table:table-cell>
          <table:table-cell office:value-type="float" office:value="36128" calcext:value-type="float">
            <text:p>36128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6129" calcext:value-type="float">
            <text:p>36129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6130" calcext:value-type="float">
            <text:p>36130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6131" calcext:value-type="float">
            <text:p>36131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6132" calcext:value-type="float">
            <text:p>36132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6133" calcext:value-type="float">
            <text:p>36133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6134" calcext:value-type="float">
            <text:p>36134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6135" calcext:value-type="float">
            <text:p>36135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6136" calcext:value-type="float">
            <text:p>36136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6137" calcext:value-type="float">
            <text:p>36137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Volles Vertrauen</text:p>
          </table:table-cell>
          <table:table-cell office:value-type="float" office:value="36138" calcext:value-type="float">
            <text:p>36138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ss nicht)</text:p>
          </table:table-cell>
          <table:table-cell office:value-type="float" office:value="36139" calcext:value-type="float">
            <text:p>36139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Überhaupt kein Vertrauen</text:p>
          </table:table-cell>
          <table:table-cell office:value-type="float" office:value="36128" calcext:value-type="float">
            <text:p>36128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6129" calcext:value-type="float">
            <text:p>36129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6130" calcext:value-type="float">
            <text:p>36130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6131" calcext:value-type="float">
            <text:p>36131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6132" calcext:value-type="float">
            <text:p>36132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6133" calcext:value-type="float">
            <text:p>36133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6134" calcext:value-type="float">
            <text:p>36134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6135" calcext:value-type="float">
            <text:p>36135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6136" calcext:value-type="float">
            <text:p>36136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6137" calcext:value-type="float">
            <text:p>36137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olles Vertrauen</text:p>
          </table:table-cell>
          <table:table-cell office:value-type="float" office:value="36138" calcext:value-type="float">
            <text:p>36138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Weiss nicht)</text:p>
          </table:table-cell>
          <table:table-cell office:value-type="float" office:value="36139" calcext:value-type="float">
            <text:p>36139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er Staat sollte dafür überhaupt nicht verantwortlich sein</text:p>
          </table:table-cell>
          <table:table-cell office:value-type="float" office:value="36140" calcext:value-type="float">
            <text:p>36140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36141" calcext:value-type="float">
            <text:p>36141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36142" calcext:value-type="float">
            <text:p>36142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36143" calcext:value-type="float">
            <text:p>36143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36144" calcext:value-type="float">
            <text:p>36144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36145" calcext:value-type="float">
            <text:p>36145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36146" calcext:value-type="float">
            <text:p>36146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36147" calcext:value-type="float">
            <text:p>36147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36148" calcext:value-type="float">
            <text:p>36148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36149" calcext:value-type="float">
            <text:p>36149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er Staat sollte dafür voll und ganz verantwortlich sein</text:p>
          </table:table-cell>
          <table:table-cell office:value-type="float" office:value="36150" calcext:value-type="float">
            <text:p>36150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Weiss nicht)</text:p>
          </table:table-cell>
          <table:table-cell office:value-type="float" office:value="36151" calcext:value-type="float">
            <text:p>36151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4_2008_GER_CH_303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Stunden minuten</text:p>
          </table:table-cell>
          <table:table-cell office:value-type="float" office:value="36152" calcext:value-type="float">
            <text:p>36152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ESS_R04_2008_GER_CH_303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(Weiss nicht)</text:p>
          </table:table-cell>
          <table:table-cell office:value-type="float" office:value="36153" calcext:value-type="float">
            <text:p>3615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Er sollte auf jeden</text:p>
          </table:table-cell>
          <table:table-cell office:value-type="float" office:value="36154" calcext:value-type="float">
            <text:p>36154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Fall</text:p>
          </table:table-cell>
          <table:table-cell office:value-type="float" office:value="36155" calcext:value-type="float">
            <text:p>3615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Massnahmen ergreifen</text:p>
          </table:table-cell>
          <table:table-cell office:value-type="float" office:value="36156" calcext:value-type="float">
            <text:p>36156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Er sollte eher</text:p>
          </table:table-cell>
          <table:table-cell office:value-type="float" office:value="36157" calcext:value-type="float">
            <text:p>36157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Massnahmen ergreifen</text:p>
          </table:table-cell>
          <table:table-cell office:value-type="float" office:value="36158" calcext:value-type="float">
            <text:p>36158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Keine</text:p>
          </table:table-cell>
          <table:table-cell office:value-type="float" office:value="36159" calcext:value-type="float">
            <text:p>36159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Meinung</text:p>
          </table:table-cell>
          <table:table-cell office:value-type="float" office:value="36160" calcext:value-type="float">
            <text:p>36160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Er sollte eher nicht</text:p>
          </table:table-cell>
          <table:table-cell office:value-type="float" office:value="36161" calcext:value-type="float">
            <text:p>36161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Massnahmen ergreifen</text:p>
          </table:table-cell>
          <table:table-cell office:value-type="float" office:value="36162" calcext:value-type="float">
            <text:p>36162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Er sollte auf keinen</text:p>
          </table:table-cell>
          <table:table-cell office:value-type="float" office:value="36163" calcext:value-type="float">
            <text:p>36163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Fall</text:p>
          </table:table-cell>
          <table:table-cell office:value-type="float" office:value="36164" calcext:value-type="float">
            <text:p>36164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Massnahmen ergreifen</text:p>
          </table:table-cell>
          <table:table-cell office:value-type="float" office:value="36165" calcext:value-type="float">
            <text:p>3616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4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(Weiss nicht)</text:p>
          </table:table-cell>
          <table:table-cell office:value-type="float" office:value="36166" calcext:value-type="float">
            <text:p>36166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Sie sollten auf jeden</text:p>
          </table:table-cell>
          <table:table-cell office:value-type="float" office:value="36167" calcext:value-type="float">
            <text:p>36167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Fall</text:p>
          </table:table-cell>
          <table:table-cell office:value-type="float" office:value="36168" calcext:value-type="float">
            <text:p>36168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Sie sollten eher</text:p>
          </table:table-cell>
          <table:table-cell office:value-type="float" office:value="36169" calcext:value-type="float">
            <text:p>36169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Keine</text:p>
          </table:table-cell>
          <table:table-cell office:value-type="float" office:value="36170" calcext:value-type="float">
            <text:p>36170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Meinung</text:p>
          </table:table-cell>
          <table:table-cell office:value-type="float" office:value="36171" calcext:value-type="float">
            <text:p>36171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Sie sollten eher nicht</text:p>
          </table:table-cell>
          <table:table-cell office:value-type="float" office:value="36172" calcext:value-type="float">
            <text:p>36172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Sie sollten auf keinen</text:p>
          </table:table-cell>
          <table:table-cell office:value-type="float" office:value="36173" calcext:value-type="float">
            <text:p>36173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Fall</text:p>
          </table:table-cell>
          <table:table-cell office:value-type="float" office:value="36174" calcext:value-type="float">
            <text:p>36174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5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(Weiss nicht)</text:p>
          </table:table-cell>
          <table:table-cell office:value-type="float" office:value="36175" calcext:value-type="float">
            <text:p>36175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Er sollte auf jeden</text:p>
          </table:table-cell>
          <table:table-cell office:value-type="float" office:value="36154" calcext:value-type="float">
            <text:p>36154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Fall</text:p>
          </table:table-cell>
          <table:table-cell office:value-type="float" office:value="36155" calcext:value-type="float">
            <text:p>3615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Massnahmen ergreifen</text:p>
          </table:table-cell>
          <table:table-cell office:value-type="float" office:value="36156" calcext:value-type="float">
            <text:p>36156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Er sollte eher</text:p>
          </table:table-cell>
          <table:table-cell office:value-type="float" office:value="36157" calcext:value-type="float">
            <text:p>36157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Massnahmen ergreifen</text:p>
          </table:table-cell>
          <table:table-cell office:value-type="float" office:value="36158" calcext:value-type="float">
            <text:p>36158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Keine</text:p>
          </table:table-cell>
          <table:table-cell office:value-type="float" office:value="36159" calcext:value-type="float">
            <text:p>36159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Meinung</text:p>
          </table:table-cell>
          <table:table-cell office:value-type="float" office:value="36160" calcext:value-type="float">
            <text:p>36160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Er sollte eher nicht</text:p>
          </table:table-cell>
          <table:table-cell office:value-type="float" office:value="36161" calcext:value-type="float">
            <text:p>36161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Massnahmen ergreifen</text:p>
          </table:table-cell>
          <table:table-cell office:value-type="float" office:value="36162" calcext:value-type="float">
            <text:p>36162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Er sollte auf keinen</text:p>
          </table:table-cell>
          <table:table-cell office:value-type="float" office:value="36163" calcext:value-type="float">
            <text:p>36163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Fall</text:p>
          </table:table-cell>
          <table:table-cell office:value-type="float" office:value="36164" calcext:value-type="float">
            <text:p>36164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Massnahmen ergreifen</text:p>
          </table:table-cell>
          <table:table-cell office:value-type="float" office:value="36165" calcext:value-type="float">
            <text:p>3616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6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(Weiss nicht)</text:p>
          </table:table-cell>
          <table:table-cell office:value-type="float" office:value="36166" calcext:value-type="float">
            <text:p>36166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Gar keine</text:p>
          </table:table-cell>
          <table:table-cell office:value-type="float" office:value="36176" calcext:value-type="float">
            <text:p>36176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Zeit</text:p>
          </table:table-cell>
          <table:table-cell office:value-type="float" office:value="36177" calcext:value-type="float">
            <text:p>36177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Sehr wenig</text:p>
          </table:table-cell>
          <table:table-cell office:value-type="float" office:value="36178" calcext:value-type="float">
            <text:p>3617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Zeit</text:p>
          </table:table-cell>
          <table:table-cell office:value-type="float" office:value="36179" calcext:value-type="float">
            <text:p>36179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Wenig</text:p>
          </table:table-cell>
          <table:table-cell office:value-type="float" office:value="36180" calcext:value-type="float">
            <text:p>36180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Zeit</text:p>
          </table:table-cell>
          <table:table-cell office:value-type="float" office:value="36181" calcext:value-type="float">
            <text:p>36181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Gewisse</text:p>
          </table:table-cell>
          <table:table-cell office:value-type="float" office:value="36182" calcext:value-type="float">
            <text:p>36182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Zeit</text:p>
          </table:table-cell>
          <table:table-cell office:value-type="float" office:value="36183" calcext:value-type="float">
            <text:p>3618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Ziemlich viel</text:p>
          </table:table-cell>
          <table:table-cell office:value-type="float" office:value="36184" calcext:value-type="float">
            <text:p>36184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Zeit</text:p>
          </table:table-cell>
          <table:table-cell office:value-type="float" office:value="36185" calcext:value-type="float">
            <text:p>36185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Viel</text:p>
          </table:table-cell>
          <table:table-cell office:value-type="float" office:value="36186" calcext:value-type="float">
            <text:p>36186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Zeit</text:p>
          </table:table-cell>
          <table:table-cell office:value-type="float" office:value="36187" calcext:value-type="float">
            <text:p>36187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Sehr viel</text:p>
          </table:table-cell>
          <table:table-cell office:value-type="float" office:value="36188" calcext:value-type="float">
            <text:p>3618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Zeit</text:p>
          </table:table-cell>
          <table:table-cell office:value-type="float" office:value="36189" calcext:value-type="float">
            <text:p>36189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7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(Weiss nicht)</text:p>
          </table:table-cell>
          <table:table-cell office:value-type="float" office:value="36190" calcext:value-type="float">
            <text:p>36190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Gar keine</text:p>
          </table:table-cell>
          <table:table-cell office:value-type="float" office:value="36176" calcext:value-type="float">
            <text:p>36176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Zeit</text:p>
          </table:table-cell>
          <table:table-cell office:value-type="float" office:value="36177" calcext:value-type="float">
            <text:p>36177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Sehr wenig</text:p>
          </table:table-cell>
          <table:table-cell office:value-type="float" office:value="36178" calcext:value-type="float">
            <text:p>3617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Zeit</text:p>
          </table:table-cell>
          <table:table-cell office:value-type="float" office:value="36179" calcext:value-type="float">
            <text:p>36179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Wenig</text:p>
          </table:table-cell>
          <table:table-cell office:value-type="float" office:value="36180" calcext:value-type="float">
            <text:p>36180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Zeit</text:p>
          </table:table-cell>
          <table:table-cell office:value-type="float" office:value="36181" calcext:value-type="float">
            <text:p>36181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Gewisse</text:p>
          </table:table-cell>
          <table:table-cell office:value-type="float" office:value="36182" calcext:value-type="float">
            <text:p>36182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Zeit</text:p>
          </table:table-cell>
          <table:table-cell office:value-type="float" office:value="36183" calcext:value-type="float">
            <text:p>3618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Ziemlich viel</text:p>
          </table:table-cell>
          <table:table-cell office:value-type="float" office:value="36184" calcext:value-type="float">
            <text:p>36184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Zeit</text:p>
          </table:table-cell>
          <table:table-cell office:value-type="float" office:value="36185" calcext:value-type="float">
            <text:p>36185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Viel</text:p>
          </table:table-cell>
          <table:table-cell office:value-type="float" office:value="36186" calcext:value-type="float">
            <text:p>36186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Zeit</text:p>
          </table:table-cell>
          <table:table-cell office:value-type="float" office:value="36187" calcext:value-type="float">
            <text:p>36187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Sehr viel</text:p>
          </table:table-cell>
          <table:table-cell office:value-type="float" office:value="36188" calcext:value-type="float">
            <text:p>3618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Zeit</text:p>
          </table:table-cell>
          <table:table-cell office:value-type="float" office:value="36189" calcext:value-type="float">
            <text:p>36189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8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(Weiss nicht)</text:p>
          </table:table-cell>
          <table:table-cell office:value-type="float" office:value="36190" calcext:value-type="float">
            <text:p>36190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Gar keine</text:p>
          </table:table-cell>
          <table:table-cell office:value-type="float" office:value="36176" calcext:value-type="float">
            <text:p>36176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Zeit</text:p>
          </table:table-cell>
          <table:table-cell office:value-type="float" office:value="36177" calcext:value-type="float">
            <text:p>36177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Sehr wenig</text:p>
          </table:table-cell>
          <table:table-cell office:value-type="float" office:value="36178" calcext:value-type="float">
            <text:p>3617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Zeit</text:p>
          </table:table-cell>
          <table:table-cell office:value-type="float" office:value="36179" calcext:value-type="float">
            <text:p>36179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Wenig</text:p>
          </table:table-cell>
          <table:table-cell office:value-type="float" office:value="36180" calcext:value-type="float">
            <text:p>36180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Zeit</text:p>
          </table:table-cell>
          <table:table-cell office:value-type="float" office:value="36181" calcext:value-type="float">
            <text:p>36181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Gewisse</text:p>
          </table:table-cell>
          <table:table-cell office:value-type="float" office:value="36182" calcext:value-type="float">
            <text:p>36182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Zeit</text:p>
          </table:table-cell>
          <table:table-cell office:value-type="float" office:value="36183" calcext:value-type="float">
            <text:p>3618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Ziemlich viel</text:p>
          </table:table-cell>
          <table:table-cell office:value-type="float" office:value="36184" calcext:value-type="float">
            <text:p>36184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Zeit</text:p>
          </table:table-cell>
          <table:table-cell office:value-type="float" office:value="36185" calcext:value-type="float">
            <text:p>36185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Viel</text:p>
          </table:table-cell>
          <table:table-cell office:value-type="float" office:value="36186" calcext:value-type="float">
            <text:p>36186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Zeit</text:p>
          </table:table-cell>
          <table:table-cell office:value-type="float" office:value="36187" calcext:value-type="float">
            <text:p>36187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Sehr viel</text:p>
          </table:table-cell>
          <table:table-cell office:value-type="float" office:value="36188" calcext:value-type="float">
            <text:p>3618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Zeit</text:p>
          </table:table-cell>
          <table:table-cell office:value-type="float" office:value="36189" calcext:value-type="float">
            <text:p>36189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09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(Weiss nicht)</text:p>
          </table:table-cell>
          <table:table-cell office:value-type="float" office:value="36190" calcext:value-type="float">
            <text:p>36190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4_2008_GER_CH_310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Überhaupt kein Vertrauen</text:p>
          </table:table-cell>
          <table:table-cell office:value-type="float" office:value="36191" calcext:value-type="float">
            <text:p>36191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0</text:p>
          </table:table-cell>
          <table:table-cell office:value-type="string" calcext:value-type="string">
            <text:p>HF16</text:p>
          </table:table-cell>
          <table:table-cell office:value-type="float" office:value="1" calcext:value-type="float">
            <text:p>1</text:p>
          </table:table-cell>
          <table:table-cell office:value-type="float" office:value="36192" calcext:value-type="float">
            <text:p>36192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0</text:p>
          </table:table-cell>
          <table:table-cell office:value-type="string" calcext:value-type="string">
            <text:p>HF16</text:p>
          </table:table-cell>
          <table:table-cell office:value-type="float" office:value="2" calcext:value-type="float">
            <text:p>2</text:p>
          </table:table-cell>
          <table:table-cell office:value-type="float" office:value="36193" calcext:value-type="float">
            <text:p>36193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0</text:p>
          </table:table-cell>
          <table:table-cell office:value-type="string" calcext:value-type="string">
            <text:p>HF16</text:p>
          </table:table-cell>
          <table:table-cell office:value-type="float" office:value="3" calcext:value-type="float">
            <text:p>3</text:p>
          </table:table-cell>
          <table:table-cell office:value-type="float" office:value="36194" calcext:value-type="float">
            <text:p>36194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0</text:p>
          </table:table-cell>
          <table:table-cell office:value-type="string" calcext:value-type="string">
            <text:p>HF16</text:p>
          </table:table-cell>
          <table:table-cell office:value-type="float" office:value="4" calcext:value-type="float">
            <text:p>4</text:p>
          </table:table-cell>
          <table:table-cell office:value-type="float" office:value="36195" calcext:value-type="float">
            <text:p>36195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0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Volles Vertrauen</text:p>
          </table:table-cell>
          <table:table-cell office:value-type="float" office:value="36196" calcext:value-type="float">
            <text:p>36196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0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(Weiss nicht)</text:p>
          </table:table-cell>
          <table:table-cell office:value-type="float" office:value="36197" calcext:value-type="float">
            <text:p>36197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1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Überhaupt kein Vertrauen</text:p>
          </table:table-cell>
          <table:table-cell office:value-type="float" office:value="36191" calcext:value-type="float">
            <text:p>36191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1</text:p>
          </table:table-cell>
          <table:table-cell office:value-type="string" calcext:value-type="string">
            <text:p>HF17</text:p>
          </table:table-cell>
          <table:table-cell office:value-type="float" office:value="1" calcext:value-type="float">
            <text:p>1</text:p>
          </table:table-cell>
          <table:table-cell office:value-type="float" office:value="36192" calcext:value-type="float">
            <text:p>36192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1</text:p>
          </table:table-cell>
          <table:table-cell office:value-type="string" calcext:value-type="string">
            <text:p>HF17</text:p>
          </table:table-cell>
          <table:table-cell office:value-type="float" office:value="2" calcext:value-type="float">
            <text:p>2</text:p>
          </table:table-cell>
          <table:table-cell office:value-type="float" office:value="36193" calcext:value-type="float">
            <text:p>36193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1</text:p>
          </table:table-cell>
          <table:table-cell office:value-type="string" calcext:value-type="string">
            <text:p>HF17</text:p>
          </table:table-cell>
          <table:table-cell office:value-type="float" office:value="3" calcext:value-type="float">
            <text:p>3</text:p>
          </table:table-cell>
          <table:table-cell office:value-type="float" office:value="36194" calcext:value-type="float">
            <text:p>36194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1</text:p>
          </table:table-cell>
          <table:table-cell office:value-type="string" calcext:value-type="string">
            <text:p>HF17</text:p>
          </table:table-cell>
          <table:table-cell office:value-type="float" office:value="4" calcext:value-type="float">
            <text:p>4</text:p>
          </table:table-cell>
          <table:table-cell office:value-type="float" office:value="36195" calcext:value-type="float">
            <text:p>36195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1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Volles Vertrauen</text:p>
          </table:table-cell>
          <table:table-cell office:value-type="float" office:value="36196" calcext:value-type="float">
            <text:p>36196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1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(Weiss nicht)</text:p>
          </table:table-cell>
          <table:table-cell office:value-type="float" office:value="36197" calcext:value-type="float">
            <text:p>36197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2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Überhaupt kein Vertrauen</text:p>
          </table:table-cell>
          <table:table-cell office:value-type="float" office:value="36191" calcext:value-type="float">
            <text:p>36191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2</text:p>
          </table:table-cell>
          <table:table-cell office:value-type="string" calcext:value-type="string">
            <text:p>HF18</text:p>
          </table:table-cell>
          <table:table-cell office:value-type="float" office:value="1" calcext:value-type="float">
            <text:p>1</text:p>
          </table:table-cell>
          <table:table-cell office:value-type="float" office:value="36192" calcext:value-type="float">
            <text:p>36192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2</text:p>
          </table:table-cell>
          <table:table-cell office:value-type="string" calcext:value-type="string">
            <text:p>HF18</text:p>
          </table:table-cell>
          <table:table-cell office:value-type="float" office:value="2" calcext:value-type="float">
            <text:p>2</text:p>
          </table:table-cell>
          <table:table-cell office:value-type="float" office:value="36193" calcext:value-type="float">
            <text:p>36193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2</text:p>
          </table:table-cell>
          <table:table-cell office:value-type="string" calcext:value-type="string">
            <text:p>HF18</text:p>
          </table:table-cell>
          <table:table-cell office:value-type="float" office:value="3" calcext:value-type="float">
            <text:p>3</text:p>
          </table:table-cell>
          <table:table-cell office:value-type="float" office:value="36194" calcext:value-type="float">
            <text:p>36194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2</text:p>
          </table:table-cell>
          <table:table-cell office:value-type="string" calcext:value-type="string">
            <text:p>HF18</text:p>
          </table:table-cell>
          <table:table-cell office:value-type="float" office:value="4" calcext:value-type="float">
            <text:p>4</text:p>
          </table:table-cell>
          <table:table-cell office:value-type="float" office:value="36195" calcext:value-type="float">
            <text:p>36195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2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Volles Vertrauen</text:p>
          </table:table-cell>
          <table:table-cell office:value-type="float" office:value="36196" calcext:value-type="float">
            <text:p>36196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2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(Weiss nicht)</text:p>
          </table:table-cell>
          <table:table-cell office:value-type="float" office:value="36197" calcext:value-type="float">
            <text:p>36197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4_2008_GER_CH_313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3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3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3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3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3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4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Stunden minuten</text:p>
          </table:table-cell>
          <table:table-cell office:value-type="float" office:value="36152" calcext:value-type="float">
            <text:p>36152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ESS_R04_2008_GER_CH_314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(Weiss nicht)</text:p>
          </table:table-cell>
          <table:table-cell office:value-type="float" office:value="36153" calcext:value-type="float">
            <text:p>3615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ESS_R04_2008_GER_CH_315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5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5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5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5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5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6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6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6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6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6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6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Extrem Links</text:p>
          </table:table-cell>
          <table:table-cell office:value-type="float" office:value="36198" calcext:value-type="float">
            <text:p>36198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1" calcext:value-type="float">
            <text:p>1</text:p>
          </table:table-cell>
          <table:table-cell office:value-type="float" office:value="36199" calcext:value-type="float">
            <text:p>36199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2" calcext:value-type="float">
            <text:p>2</text:p>
          </table:table-cell>
          <table:table-cell office:value-type="float" office:value="36200" calcext:value-type="float">
            <text:p>3620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3" calcext:value-type="float">
            <text:p>3</text:p>
          </table:table-cell>
          <table:table-cell office:value-type="float" office:value="36201" calcext:value-type="float">
            <text:p>36201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4" calcext:value-type="float">
            <text:p>4</text:p>
          </table:table-cell>
          <table:table-cell office:value-type="float" office:value="36202" calcext:value-type="float">
            <text:p>36202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5" calcext:value-type="float">
            <text:p>5</text:p>
          </table:table-cell>
          <table:table-cell office:value-type="float" office:value="36203" calcext:value-type="float">
            <text:p>36203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6" calcext:value-type="float">
            <text:p>6</text:p>
          </table:table-cell>
          <table:table-cell office:value-type="float" office:value="36204" calcext:value-type="float">
            <text:p>36204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7" calcext:value-type="float">
            <text:p>7</text:p>
          </table:table-cell>
          <table:table-cell office:value-type="float" office:value="36205" calcext:value-type="float">
            <text:p>36205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8" calcext:value-type="float">
            <text:p>8</text:p>
          </table:table-cell>
          <table:table-cell office:value-type="float" office:value="36206" calcext:value-type="float">
            <text:p>36206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float" office:value="9" calcext:value-type="float">
            <text:p>9</text:p>
          </table:table-cell>
          <table:table-cell office:value-type="float" office:value="36207" calcext:value-type="float">
            <text:p>36207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Extrem Rechts</text:p>
          </table:table-cell>
          <table:table-cell office:value-type="float" office:value="36208" calcext:value-type="float">
            <text:p>36208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7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(Weiss nicht)</text:p>
          </table:table-cell>
          <table:table-cell office:value-type="float" office:value="36209" calcext:value-type="float">
            <text:p>36209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Extrem Links</text:p>
          </table:table-cell>
          <table:table-cell office:value-type="float" office:value="36198" calcext:value-type="float">
            <text:p>36198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1" calcext:value-type="float">
            <text:p>1</text:p>
          </table:table-cell>
          <table:table-cell office:value-type="float" office:value="36199" calcext:value-type="float">
            <text:p>36199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2" calcext:value-type="float">
            <text:p>2</text:p>
          </table:table-cell>
          <table:table-cell office:value-type="float" office:value="36200" calcext:value-type="float">
            <text:p>3620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3" calcext:value-type="float">
            <text:p>3</text:p>
          </table:table-cell>
          <table:table-cell office:value-type="float" office:value="36201" calcext:value-type="float">
            <text:p>36201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4" calcext:value-type="float">
            <text:p>4</text:p>
          </table:table-cell>
          <table:table-cell office:value-type="float" office:value="36202" calcext:value-type="float">
            <text:p>36202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5" calcext:value-type="float">
            <text:p>5</text:p>
          </table:table-cell>
          <table:table-cell office:value-type="float" office:value="36203" calcext:value-type="float">
            <text:p>36203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6" calcext:value-type="float">
            <text:p>6</text:p>
          </table:table-cell>
          <table:table-cell office:value-type="float" office:value="36204" calcext:value-type="float">
            <text:p>36204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7" calcext:value-type="float">
            <text:p>7</text:p>
          </table:table-cell>
          <table:table-cell office:value-type="float" office:value="36205" calcext:value-type="float">
            <text:p>36205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8" calcext:value-type="float">
            <text:p>8</text:p>
          </table:table-cell>
          <table:table-cell office:value-type="float" office:value="36206" calcext:value-type="float">
            <text:p>36206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float" office:value="9" calcext:value-type="float">
            <text:p>9</text:p>
          </table:table-cell>
          <table:table-cell office:value-type="float" office:value="36207" calcext:value-type="float">
            <text:p>36207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Extrem Rechts</text:p>
          </table:table-cell>
          <table:table-cell office:value-type="float" office:value="36208" calcext:value-type="float">
            <text:p>36208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8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(Weiss nicht)</text:p>
          </table:table-cell>
          <table:table-cell office:value-type="float" office:value="36209" calcext:value-type="float">
            <text:p>36209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Extrem Links</text:p>
          </table:table-cell>
          <table:table-cell office:value-type="float" office:value="36198" calcext:value-type="float">
            <text:p>36198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1" calcext:value-type="float">
            <text:p>1</text:p>
          </table:table-cell>
          <table:table-cell office:value-type="float" office:value="36199" calcext:value-type="float">
            <text:p>36199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2" calcext:value-type="float">
            <text:p>2</text:p>
          </table:table-cell>
          <table:table-cell office:value-type="float" office:value="36200" calcext:value-type="float">
            <text:p>3620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3" calcext:value-type="float">
            <text:p>3</text:p>
          </table:table-cell>
          <table:table-cell office:value-type="float" office:value="36201" calcext:value-type="float">
            <text:p>36201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4" calcext:value-type="float">
            <text:p>4</text:p>
          </table:table-cell>
          <table:table-cell office:value-type="float" office:value="36202" calcext:value-type="float">
            <text:p>36202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5" calcext:value-type="float">
            <text:p>5</text:p>
          </table:table-cell>
          <table:table-cell office:value-type="float" office:value="36203" calcext:value-type="float">
            <text:p>36203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6" calcext:value-type="float">
            <text:p>6</text:p>
          </table:table-cell>
          <table:table-cell office:value-type="float" office:value="36204" calcext:value-type="float">
            <text:p>36204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7" calcext:value-type="float">
            <text:p>7</text:p>
          </table:table-cell>
          <table:table-cell office:value-type="float" office:value="36205" calcext:value-type="float">
            <text:p>36205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8" calcext:value-type="float">
            <text:p>8</text:p>
          </table:table-cell>
          <table:table-cell office:value-type="float" office:value="36206" calcext:value-type="float">
            <text:p>36206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float" office:value="9" calcext:value-type="float">
            <text:p>9</text:p>
          </table:table-cell>
          <table:table-cell office:value-type="float" office:value="36207" calcext:value-type="float">
            <text:p>36207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Extrem Rechts</text:p>
          </table:table-cell>
          <table:table-cell office:value-type="float" office:value="36208" calcext:value-type="float">
            <text:p>36208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19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(Weiss nicht)</text:p>
          </table:table-cell>
          <table:table-cell office:value-type="float" office:value="36209" calcext:value-type="float">
            <text:p>36209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4_2008_GER_CH_320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Man kann nicht genug vorsichtig sein</text:p>
          </table:table-cell>
          <table:table-cell office:value-type="float" office:value="36210" calcext:value-type="float">
            <text:p>36210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4_2008_GER_CH_320</text:p>
          </table:table-cell>
          <table:table-cell office:value-type="string" calcext:value-type="string">
            <text:p>HF25</text:p>
          </table:table-cell>
          <table:table-cell office:value-type="float" office:value="1" calcext:value-type="float">
            <text:p>1</text:p>
          </table:table-cell>
          <table:table-cell office:value-type="float" office:value="36211" calcext:value-type="float">
            <text:p>36211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4_2008_GER_CH_320</text:p>
          </table:table-cell>
          <table:table-cell office:value-type="string" calcext:value-type="string">
            <text:p>HF25</text:p>
          </table:table-cell>
          <table:table-cell office:value-type="float" office:value="2" calcext:value-type="float">
            <text:p>2</text:p>
          </table:table-cell>
          <table:table-cell office:value-type="float" office:value="36212" calcext:value-type="float">
            <text:p>36212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4_2008_GER_CH_320</text:p>
          </table:table-cell>
          <table:table-cell office:value-type="string" calcext:value-type="string">
            <text:p>HF25</text:p>
          </table:table-cell>
          <table:table-cell office:value-type="float" office:value="3" calcext:value-type="float">
            <text:p>3</text:p>
          </table:table-cell>
          <table:table-cell office:value-type="float" office:value="36213" calcext:value-type="float">
            <text:p>36213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4_2008_GER_CH_320</text:p>
          </table:table-cell>
          <table:table-cell office:value-type="string" calcext:value-type="string">
            <text:p>HF25</text:p>
          </table:table-cell>
          <table:table-cell office:value-type="float" office:value="4" calcext:value-type="float">
            <text:p>4</text:p>
          </table:table-cell>
          <table:table-cell office:value-type="float" office:value="36214" calcext:value-type="float">
            <text:p>36214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4_2008_GER_CH_320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Man kann den meisten Menschen trauen</text:p>
          </table:table-cell>
          <table:table-cell office:value-type="float" office:value="36215" calcext:value-type="float">
            <text:p>36215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4_2008_GER_CH_320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(Weiss nicht)</text:p>
          </table:table-cell>
          <table:table-cell office:value-type="float" office:value="36216" calcext:value-type="float">
            <text:p>36216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4_2008_GER_CH_321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Die meisten Menschen würden versuchen, mich auszunützen</text:p>
          </table:table-cell>
          <table:table-cell office:value-type="float" office:value="36217" calcext:value-type="float">
            <text:p>36217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4_2008_GER_CH_321</text:p>
          </table:table-cell>
          <table:table-cell office:value-type="string" calcext:value-type="string">
            <text:p>HF26</text:p>
          </table:table-cell>
          <table:table-cell office:value-type="float" office:value="1" calcext:value-type="float">
            <text:p>1</text:p>
          </table:table-cell>
          <table:table-cell office:value-type="float" office:value="36218" calcext:value-type="float">
            <text:p>36218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4_2008_GER_CH_321</text:p>
          </table:table-cell>
          <table:table-cell office:value-type="string" calcext:value-type="string">
            <text:p>HF26</text:p>
          </table:table-cell>
          <table:table-cell office:value-type="float" office:value="2" calcext:value-type="float">
            <text:p>2</text:p>
          </table:table-cell>
          <table:table-cell office:value-type="float" office:value="36219" calcext:value-type="float">
            <text:p>36219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4_2008_GER_CH_321</text:p>
          </table:table-cell>
          <table:table-cell office:value-type="string" calcext:value-type="string">
            <text:p>HF26</text:p>
          </table:table-cell>
          <table:table-cell office:value-type="float" office:value="3" calcext:value-type="float">
            <text:p>3</text:p>
          </table:table-cell>
          <table:table-cell office:value-type="float" office:value="36220" calcext:value-type="float">
            <text:p>36220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4_2008_GER_CH_321</text:p>
          </table:table-cell>
          <table:table-cell office:value-type="string" calcext:value-type="string">
            <text:p>HF26</text:p>
          </table:table-cell>
          <table:table-cell office:value-type="float" office:value="4" calcext:value-type="float">
            <text:p>4</text:p>
          </table:table-cell>
          <table:table-cell office:value-type="float" office:value="36221" calcext:value-type="float">
            <text:p>36221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4_2008_GER_CH_321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Die meisten Menschen würden sich fair verhalten</text:p>
          </table:table-cell>
          <table:table-cell office:value-type="float" office:value="36222" calcext:value-type="float">
            <text:p>36222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4_2008_GER_CH_321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(Weiss nicht)</text:p>
          </table:table-cell>
          <table:table-cell office:value-type="float" office:value="36223" calcext:value-type="float">
            <text:p>36223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4_2008_GER_CH_322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Sehr wenige Menschen verdienen mein Vertrauen</text:p>
          </table:table-cell>
          <table:table-cell office:value-type="float" office:value="36224" calcext:value-type="float">
            <text:p>36224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4_2008_GER_CH_322</text:p>
          </table:table-cell>
          <table:table-cell office:value-type="string" calcext:value-type="string">
            <text:p>HF27</text:p>
          </table:table-cell>
          <table:table-cell office:value-type="float" office:value="1" calcext:value-type="float">
            <text:p>1</text:p>
          </table:table-cell>
          <table:table-cell office:value-type="float" office:value="36225" calcext:value-type="float">
            <text:p>36225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4_2008_GER_CH_322</text:p>
          </table:table-cell>
          <table:table-cell office:value-type="string" calcext:value-type="string">
            <text:p>HF27</text:p>
          </table:table-cell>
          <table:table-cell office:value-type="float" office:value="2" calcext:value-type="float">
            <text:p>2</text:p>
          </table:table-cell>
          <table:table-cell office:value-type="float" office:value="36226" calcext:value-type="float">
            <text:p>36226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4_2008_GER_CH_322</text:p>
          </table:table-cell>
          <table:table-cell office:value-type="string" calcext:value-type="string">
            <text:p>HF27</text:p>
          </table:table-cell>
          <table:table-cell office:value-type="float" office:value="3" calcext:value-type="float">
            <text:p>3</text:p>
          </table:table-cell>
          <table:table-cell office:value-type="float" office:value="36227" calcext:value-type="float">
            <text:p>36227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4_2008_GER_CH_322</text:p>
          </table:table-cell>
          <table:table-cell office:value-type="string" calcext:value-type="string">
            <text:p>HF27</text:p>
          </table:table-cell>
          <table:table-cell office:value-type="float" office:value="4" calcext:value-type="float">
            <text:p>4</text:p>
          </table:table-cell>
          <table:table-cell office:value-type="float" office:value="36228" calcext:value-type="float">
            <text:p>36228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4_2008_GER_CH_322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Die meisten Menschen verdienen mein Vertrauen</text:p>
          </table:table-cell>
          <table:table-cell office:value-type="float" office:value="36229" calcext:value-type="float">
            <text:p>36229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4_2008_GER_CH_322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(Weiss nicht)</text:p>
          </table:table-cell>
          <table:table-cell office:value-type="float" office:value="36230" calcext:value-type="float">
            <text:p>36230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kein Vertrauen</text:p>
          </table:table-cell>
          <table:table-cell office:value-type="float" office:value="36231" calcext:value-type="float">
            <text:p>36231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1" calcext:value-type="float">
            <text:p>1</text:p>
          </table:table-cell>
          <table:table-cell office:value-type="float" office:value="36232" calcext:value-type="float">
            <text:p>36232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2" calcext:value-type="float">
            <text:p>2</text:p>
          </table:table-cell>
          <table:table-cell office:value-type="float" office:value="36233" calcext:value-type="float">
            <text:p>3623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3" calcext:value-type="float">
            <text:p>3</text:p>
          </table:table-cell>
          <table:table-cell office:value-type="float" office:value="36234" calcext:value-type="float">
            <text:p>36234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4" calcext:value-type="float">
            <text:p>4</text:p>
          </table:table-cell>
          <table:table-cell office:value-type="float" office:value="36235" calcext:value-type="float">
            <text:p>36235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5" calcext:value-type="float">
            <text:p>5</text:p>
          </table:table-cell>
          <table:table-cell office:value-type="float" office:value="36236" calcext:value-type="float">
            <text:p>36236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6" calcext:value-type="float">
            <text:p>6</text:p>
          </table:table-cell>
          <table:table-cell office:value-type="float" office:value="36237" calcext:value-type="float">
            <text:p>36237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7" calcext:value-type="float">
            <text:p>7</text:p>
          </table:table-cell>
          <table:table-cell office:value-type="float" office:value="36238" calcext:value-type="float">
            <text:p>36238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8" calcext:value-type="float">
            <text:p>8</text:p>
          </table:table-cell>
          <table:table-cell office:value-type="float" office:value="36239" calcext:value-type="float">
            <text:p>36239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float" office:value="9" calcext:value-type="float">
            <text:p>9</text:p>
          </table:table-cell>
          <table:table-cell office:value-type="float" office:value="36240" calcext:value-type="float">
            <text:p>36240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volles Vertrauen</text:p>
          </table:table-cell>
          <table:table-cell office:value-type="float" office:value="36241" calcext:value-type="float">
            <text:p>36241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3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(Weiss nicht)</text:p>
          </table:table-cell>
          <table:table-cell office:value-type="float" office:value="36242" calcext:value-type="float">
            <text:p>36242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kein Vertrauen</text:p>
          </table:table-cell>
          <table:table-cell office:value-type="float" office:value="36231" calcext:value-type="float">
            <text:p>36231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1" calcext:value-type="float">
            <text:p>1</text:p>
          </table:table-cell>
          <table:table-cell office:value-type="float" office:value="36232" calcext:value-type="float">
            <text:p>36232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2" calcext:value-type="float">
            <text:p>2</text:p>
          </table:table-cell>
          <table:table-cell office:value-type="float" office:value="36233" calcext:value-type="float">
            <text:p>3623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3" calcext:value-type="float">
            <text:p>3</text:p>
          </table:table-cell>
          <table:table-cell office:value-type="float" office:value="36234" calcext:value-type="float">
            <text:p>36234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4" calcext:value-type="float">
            <text:p>4</text:p>
          </table:table-cell>
          <table:table-cell office:value-type="float" office:value="36235" calcext:value-type="float">
            <text:p>36235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5" calcext:value-type="float">
            <text:p>5</text:p>
          </table:table-cell>
          <table:table-cell office:value-type="float" office:value="36236" calcext:value-type="float">
            <text:p>36236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6" calcext:value-type="float">
            <text:p>6</text:p>
          </table:table-cell>
          <table:table-cell office:value-type="float" office:value="36237" calcext:value-type="float">
            <text:p>36237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7" calcext:value-type="float">
            <text:p>7</text:p>
          </table:table-cell>
          <table:table-cell office:value-type="float" office:value="36238" calcext:value-type="float">
            <text:p>36238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8" calcext:value-type="float">
            <text:p>8</text:p>
          </table:table-cell>
          <table:table-cell office:value-type="float" office:value="36239" calcext:value-type="float">
            <text:p>36239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float" office:value="9" calcext:value-type="float">
            <text:p>9</text:p>
          </table:table-cell>
          <table:table-cell office:value-type="float" office:value="36240" calcext:value-type="float">
            <text:p>36240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volles Vertrauen</text:p>
          </table:table-cell>
          <table:table-cell office:value-type="float" office:value="36241" calcext:value-type="float">
            <text:p>36241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4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(Weiss nicht)</text:p>
          </table:table-cell>
          <table:table-cell office:value-type="float" office:value="36242" calcext:value-type="float">
            <text:p>36242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5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Stunden minuten</text:p>
          </table:table-cell>
          <table:table-cell office:value-type="float" office:value="36152" calcext:value-type="float">
            <text:p>36152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ESS_R04_2008_GER_CH_325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(Weiss nicht)</text:p>
          </table:table-cell>
          <table:table-cell office:value-type="float" office:value="36153" calcext:value-type="float">
            <text:p>3615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kein Vertrauen</text:p>
          </table:table-cell>
          <table:table-cell office:value-type="float" office:value="36231" calcext:value-type="float">
            <text:p>36231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1" calcext:value-type="float">
            <text:p>1</text:p>
          </table:table-cell>
          <table:table-cell office:value-type="float" office:value="36232" calcext:value-type="float">
            <text:p>36232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2" calcext:value-type="float">
            <text:p>2</text:p>
          </table:table-cell>
          <table:table-cell office:value-type="float" office:value="36233" calcext:value-type="float">
            <text:p>3623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3" calcext:value-type="float">
            <text:p>3</text:p>
          </table:table-cell>
          <table:table-cell office:value-type="float" office:value="36234" calcext:value-type="float">
            <text:p>36234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4" calcext:value-type="float">
            <text:p>4</text:p>
          </table:table-cell>
          <table:table-cell office:value-type="float" office:value="36235" calcext:value-type="float">
            <text:p>36235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5" calcext:value-type="float">
            <text:p>5</text:p>
          </table:table-cell>
          <table:table-cell office:value-type="float" office:value="36236" calcext:value-type="float">
            <text:p>36236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6" calcext:value-type="float">
            <text:p>6</text:p>
          </table:table-cell>
          <table:table-cell office:value-type="float" office:value="36237" calcext:value-type="float">
            <text:p>36237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7" calcext:value-type="float">
            <text:p>7</text:p>
          </table:table-cell>
          <table:table-cell office:value-type="float" office:value="36238" calcext:value-type="float">
            <text:p>36238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8" calcext:value-type="float">
            <text:p>8</text:p>
          </table:table-cell>
          <table:table-cell office:value-type="float" office:value="36239" calcext:value-type="float">
            <text:p>36239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float" office:value="9" calcext:value-type="float">
            <text:p>9</text:p>
          </table:table-cell>
          <table:table-cell office:value-type="float" office:value="36240" calcext:value-type="float">
            <text:p>36240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volles Vertrauen</text:p>
          </table:table-cell>
          <table:table-cell office:value-type="float" office:value="36241" calcext:value-type="float">
            <text:p>36241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6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(Weiss nicht)</text:p>
          </table:table-cell>
          <table:table-cell office:value-type="float" office:value="36242" calcext:value-type="float">
            <text:p>36242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4_2008_GER_CH_327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7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7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7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7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7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8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8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8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8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8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8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9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9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9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9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9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29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Links</text:p>
          </table:table-cell>
          <table:table-cell office:value-type="float" office:value="36080" calcext:value-type="float">
            <text:p>3608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1" calcext:value-type="float">
            <text:p>1</text:p>
          </table:table-cell>
          <table:table-cell office:value-type="float" office:value="36081" calcext:value-type="float">
            <text:p>3608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2" calcext:value-type="float">
            <text:p>2</text:p>
          </table:table-cell>
          <table:table-cell office:value-type="float" office:value="36082" calcext:value-type="float">
            <text:p>36082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3" calcext:value-type="float">
            <text:p>3</text:p>
          </table:table-cell>
          <table:table-cell office:value-type="float" office:value="36083" calcext:value-type="float">
            <text:p>36083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4" calcext:value-type="float">
            <text:p>4</text:p>
          </table:table-cell>
          <table:table-cell office:value-type="float" office:value="36084" calcext:value-type="float">
            <text:p>36084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5" calcext:value-type="float">
            <text:p>5</text:p>
          </table:table-cell>
          <table:table-cell office:value-type="float" office:value="36085" calcext:value-type="float">
            <text:p>36085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6" calcext:value-type="float">
            <text:p>6</text:p>
          </table:table-cell>
          <table:table-cell office:value-type="float" office:value="36086" calcext:value-type="float">
            <text:p>36086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7" calcext:value-type="float">
            <text:p>7</text:p>
          </table:table-cell>
          <table:table-cell office:value-type="float" office:value="36087" calcext:value-type="float">
            <text:p>36087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8" calcext:value-type="float">
            <text:p>8</text:p>
          </table:table-cell>
          <table:table-cell office:value-type="float" office:value="36088" calcext:value-type="float">
            <text:p>36088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float" office:value="9" calcext:value-type="float">
            <text:p>9</text:p>
          </table:table-cell>
          <table:table-cell office:value-type="float" office:value="36089" calcext:value-type="float">
            <text:p>3608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Rechts</text:p>
          </table:table-cell>
          <table:table-cell office:value-type="float" office:value="36090" calcext:value-type="float">
            <text:p>3609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0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(Weiss nicht)</text:p>
          </table:table-cell>
          <table:table-cell office:value-type="float" office:value="36091" calcext:value-type="float">
            <text:p>3609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Links</text:p>
          </table:table-cell>
          <table:table-cell office:value-type="float" office:value="36080" calcext:value-type="float">
            <text:p>3608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1" calcext:value-type="float">
            <text:p>1</text:p>
          </table:table-cell>
          <table:table-cell office:value-type="float" office:value="36081" calcext:value-type="float">
            <text:p>3608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2" calcext:value-type="float">
            <text:p>2</text:p>
          </table:table-cell>
          <table:table-cell office:value-type="float" office:value="36082" calcext:value-type="float">
            <text:p>36082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3" calcext:value-type="float">
            <text:p>3</text:p>
          </table:table-cell>
          <table:table-cell office:value-type="float" office:value="36083" calcext:value-type="float">
            <text:p>36083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4" calcext:value-type="float">
            <text:p>4</text:p>
          </table:table-cell>
          <table:table-cell office:value-type="float" office:value="36084" calcext:value-type="float">
            <text:p>36084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5" calcext:value-type="float">
            <text:p>5</text:p>
          </table:table-cell>
          <table:table-cell office:value-type="float" office:value="36085" calcext:value-type="float">
            <text:p>36085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6" calcext:value-type="float">
            <text:p>6</text:p>
          </table:table-cell>
          <table:table-cell office:value-type="float" office:value="36086" calcext:value-type="float">
            <text:p>36086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7" calcext:value-type="float">
            <text:p>7</text:p>
          </table:table-cell>
          <table:table-cell office:value-type="float" office:value="36087" calcext:value-type="float">
            <text:p>36087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8" calcext:value-type="float">
            <text:p>8</text:p>
          </table:table-cell>
          <table:table-cell office:value-type="float" office:value="36088" calcext:value-type="float">
            <text:p>36088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float" office:value="9" calcext:value-type="float">
            <text:p>9</text:p>
          </table:table-cell>
          <table:table-cell office:value-type="float" office:value="36089" calcext:value-type="float">
            <text:p>3608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Rechts</text:p>
          </table:table-cell>
          <table:table-cell office:value-type="float" office:value="36090" calcext:value-type="float">
            <text:p>3609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1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(Weiss nicht)</text:p>
          </table:table-cell>
          <table:table-cell office:value-type="float" office:value="36091" calcext:value-type="float">
            <text:p>3609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Links</text:p>
          </table:table-cell>
          <table:table-cell office:value-type="float" office:value="36080" calcext:value-type="float">
            <text:p>3608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1" calcext:value-type="float">
            <text:p>1</text:p>
          </table:table-cell>
          <table:table-cell office:value-type="float" office:value="36081" calcext:value-type="float">
            <text:p>3608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2" calcext:value-type="float">
            <text:p>2</text:p>
          </table:table-cell>
          <table:table-cell office:value-type="float" office:value="36082" calcext:value-type="float">
            <text:p>36082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3" calcext:value-type="float">
            <text:p>3</text:p>
          </table:table-cell>
          <table:table-cell office:value-type="float" office:value="36083" calcext:value-type="float">
            <text:p>36083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4" calcext:value-type="float">
            <text:p>4</text:p>
          </table:table-cell>
          <table:table-cell office:value-type="float" office:value="36084" calcext:value-type="float">
            <text:p>36084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5" calcext:value-type="float">
            <text:p>5</text:p>
          </table:table-cell>
          <table:table-cell office:value-type="float" office:value="36085" calcext:value-type="float">
            <text:p>36085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6" calcext:value-type="float">
            <text:p>6</text:p>
          </table:table-cell>
          <table:table-cell office:value-type="float" office:value="36086" calcext:value-type="float">
            <text:p>36086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7" calcext:value-type="float">
            <text:p>7</text:p>
          </table:table-cell>
          <table:table-cell office:value-type="float" office:value="36087" calcext:value-type="float">
            <text:p>36087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8" calcext:value-type="float">
            <text:p>8</text:p>
          </table:table-cell>
          <table:table-cell office:value-type="float" office:value="36088" calcext:value-type="float">
            <text:p>36088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float" office:value="9" calcext:value-type="float">
            <text:p>9</text:p>
          </table:table-cell>
          <table:table-cell office:value-type="float" office:value="36089" calcext:value-type="float">
            <text:p>3608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Rechts</text:p>
          </table:table-cell>
          <table:table-cell office:value-type="float" office:value="36090" calcext:value-type="float">
            <text:p>3609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2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(Weiss nicht)</text:p>
          </table:table-cell>
          <table:table-cell office:value-type="float" office:value="36091" calcext:value-type="float">
            <text:p>3609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4_2008_GER_CH_333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Man kann nicht genug vorsichtig sein</text:p>
          </table:table-cell>
          <table:table-cell office:value-type="float" office:value="36243" calcext:value-type="float">
            <text:p>36243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ESS_R04_2008_GER_CH_333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Man kann den meisten</text:p>
          </table:table-cell>
          <table:table-cell office:value-type="float" office:value="36244" calcext:value-type="float">
            <text:p>36244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ESS_R04_2008_GER_CH_333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Menschen trauen</text:p>
          </table:table-cell>
          <table:table-cell office:value-type="float" office:value="36245" calcext:value-type="float">
            <text:p>36245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ESS_R04_2008_GER_CH_333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(Weiss nicht)</text:p>
          </table:table-cell>
          <table:table-cell office:value-type="float" office:value="36246" calcext:value-type="float">
            <text:p>36246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ESS_R04_2008_GER_CH_334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Die meisten</text:p>
          </table:table-cell>
          <table:table-cell office:value-type="float" office:value="36247" calcext:value-type="float">
            <text:p>36247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ESS_R04_2008_GER_CH_334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Menschen würden versuchen, mich auszunützen</text:p>
          </table:table-cell>
          <table:table-cell office:value-type="float" office:value="36248" calcext:value-type="float">
            <text:p>36248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ESS_R04_2008_GER_CH_334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Die meisten</text:p>
          </table:table-cell>
          <table:table-cell office:value-type="float" office:value="36249" calcext:value-type="float">
            <text:p>36249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ESS_R04_2008_GER_CH_334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Menschen würden sich fair verhalten</text:p>
          </table:table-cell>
          <table:table-cell office:value-type="float" office:value="36250" calcext:value-type="float">
            <text:p>36250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ESS_R04_2008_GER_CH_334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(Weiss nicht)</text:p>
          </table:table-cell>
          <table:table-cell office:value-type="float" office:value="36251" calcext:value-type="float">
            <text:p>36251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ESS_R04_2008_GER_CH_335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Sehr wenige</text:p>
          </table:table-cell>
          <table:table-cell office:value-type="float" office:value="36252" calcext:value-type="float">
            <text:p>36252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4_2008_GER_CH_335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Menschen verdienen mein</text:p>
          </table:table-cell>
          <table:table-cell office:value-type="float" office:value="36253" calcext:value-type="float">
            <text:p>36253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4_2008_GER_CH_335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Vertrauen</text:p>
          </table:table-cell>
          <table:table-cell office:value-type="float" office:value="36254" calcext:value-type="float">
            <text:p>36254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4_2008_GER_CH_335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Die meisten</text:p>
          </table:table-cell>
          <table:table-cell office:value-type="float" office:value="36255" calcext:value-type="float">
            <text:p>36255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4_2008_GER_CH_335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Menschen verdienen mein</text:p>
          </table:table-cell>
          <table:table-cell office:value-type="float" office:value="36256" calcext:value-type="float">
            <text:p>36256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4_2008_GER_CH_335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Vertrauen</text:p>
          </table:table-cell>
          <table:table-cell office:value-type="float" office:value="36257" calcext:value-type="float">
            <text:p>36257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4_2008_GER_CH_335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(Weiss nicht)</text:p>
          </table:table-cell>
          <table:table-cell office:value-type="float" office:value="36258" calcext:value-type="float">
            <text:p>36258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Unzufrieden</text:p>
          </table:table-cell>
          <table:table-cell office:value-type="float" office:value="36259" calcext:value-type="float">
            <text:p>36259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1" calcext:value-type="float">
            <text:p>1</text:p>
          </table:table-cell>
          <table:table-cell office:value-type="float" office:value="36260" calcext:value-type="float">
            <text:p>36260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2" calcext:value-type="float">
            <text:p>2</text:p>
          </table:table-cell>
          <table:table-cell office:value-type="float" office:value="36261" calcext:value-type="float">
            <text:p>36261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3" calcext:value-type="float">
            <text:p>3</text:p>
          </table:table-cell>
          <table:table-cell office:value-type="float" office:value="36262" calcext:value-type="float">
            <text:p>36262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4" calcext:value-type="float">
            <text:p>4</text:p>
          </table:table-cell>
          <table:table-cell office:value-type="float" office:value="36263" calcext:value-type="float">
            <text:p>3626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5" calcext:value-type="float">
            <text:p>5</text:p>
          </table:table-cell>
          <table:table-cell office:value-type="float" office:value="36264" calcext:value-type="float">
            <text:p>36264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6" calcext:value-type="float">
            <text:p>6</text:p>
          </table:table-cell>
          <table:table-cell office:value-type="float" office:value="36265" calcext:value-type="float">
            <text:p>36265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7" calcext:value-type="float">
            <text:p>7</text:p>
          </table:table-cell>
          <table:table-cell office:value-type="float" office:value="36266" calcext:value-type="float">
            <text:p>36266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8" calcext:value-type="float">
            <text:p>8</text:p>
          </table:table-cell>
          <table:table-cell office:value-type="float" office:value="36267" calcext:value-type="float">
            <text:p>36267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float" office:value="9" calcext:value-type="float">
            <text:p>9</text:p>
          </table:table-cell>
          <table:table-cell office:value-type="float" office:value="36268" calcext:value-type="float">
            <text:p>36268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Zufrieden</text:p>
          </table:table-cell>
          <table:table-cell office:value-type="float" office:value="36269" calcext:value-type="float">
            <text:p>36269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6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(Weiss nicht)</text:p>
          </table:table-cell>
          <table:table-cell office:value-type="float" office:value="36270" calcext:value-type="float">
            <text:p>36270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Unzufrieden</text:p>
          </table:table-cell>
          <table:table-cell office:value-type="float" office:value="36259" calcext:value-type="float">
            <text:p>36259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1" calcext:value-type="float">
            <text:p>1</text:p>
          </table:table-cell>
          <table:table-cell office:value-type="float" office:value="36260" calcext:value-type="float">
            <text:p>36260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2" calcext:value-type="float">
            <text:p>2</text:p>
          </table:table-cell>
          <table:table-cell office:value-type="float" office:value="36261" calcext:value-type="float">
            <text:p>36261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3" calcext:value-type="float">
            <text:p>3</text:p>
          </table:table-cell>
          <table:table-cell office:value-type="float" office:value="36262" calcext:value-type="float">
            <text:p>36262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4" calcext:value-type="float">
            <text:p>4</text:p>
          </table:table-cell>
          <table:table-cell office:value-type="float" office:value="36263" calcext:value-type="float">
            <text:p>3626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5" calcext:value-type="float">
            <text:p>5</text:p>
          </table:table-cell>
          <table:table-cell office:value-type="float" office:value="36264" calcext:value-type="float">
            <text:p>36264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6" calcext:value-type="float">
            <text:p>6</text:p>
          </table:table-cell>
          <table:table-cell office:value-type="float" office:value="36265" calcext:value-type="float">
            <text:p>36265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7" calcext:value-type="float">
            <text:p>7</text:p>
          </table:table-cell>
          <table:table-cell office:value-type="float" office:value="36266" calcext:value-type="float">
            <text:p>36266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8" calcext:value-type="float">
            <text:p>8</text:p>
          </table:table-cell>
          <table:table-cell office:value-type="float" office:value="36267" calcext:value-type="float">
            <text:p>36267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float" office:value="9" calcext:value-type="float">
            <text:p>9</text:p>
          </table:table-cell>
          <table:table-cell office:value-type="float" office:value="36268" calcext:value-type="float">
            <text:p>36268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Zufrieden</text:p>
          </table:table-cell>
          <table:table-cell office:value-type="float" office:value="36269" calcext:value-type="float">
            <text:p>36269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7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(Weiss nicht)</text:p>
          </table:table-cell>
          <table:table-cell office:value-type="float" office:value="36270" calcext:value-type="float">
            <text:p>36270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Unzufrieden</text:p>
          </table:table-cell>
          <table:table-cell office:value-type="float" office:value="36259" calcext:value-type="float">
            <text:p>36259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1" calcext:value-type="float">
            <text:p>1</text:p>
          </table:table-cell>
          <table:table-cell office:value-type="float" office:value="36260" calcext:value-type="float">
            <text:p>36260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2" calcext:value-type="float">
            <text:p>2</text:p>
          </table:table-cell>
          <table:table-cell office:value-type="float" office:value="36261" calcext:value-type="float">
            <text:p>36261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3" calcext:value-type="float">
            <text:p>3</text:p>
          </table:table-cell>
          <table:table-cell office:value-type="float" office:value="36262" calcext:value-type="float">
            <text:p>36262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4" calcext:value-type="float">
            <text:p>4</text:p>
          </table:table-cell>
          <table:table-cell office:value-type="float" office:value="36263" calcext:value-type="float">
            <text:p>3626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5" calcext:value-type="float">
            <text:p>5</text:p>
          </table:table-cell>
          <table:table-cell office:value-type="float" office:value="36264" calcext:value-type="float">
            <text:p>36264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6" calcext:value-type="float">
            <text:p>6</text:p>
          </table:table-cell>
          <table:table-cell office:value-type="float" office:value="36265" calcext:value-type="float">
            <text:p>36265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7" calcext:value-type="float">
            <text:p>7</text:p>
          </table:table-cell>
          <table:table-cell office:value-type="float" office:value="36266" calcext:value-type="float">
            <text:p>36266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8" calcext:value-type="float">
            <text:p>8</text:p>
          </table:table-cell>
          <table:table-cell office:value-type="float" office:value="36267" calcext:value-type="float">
            <text:p>36267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float" office:value="9" calcext:value-type="float">
            <text:p>9</text:p>
          </table:table-cell>
          <table:table-cell office:value-type="float" office:value="36268" calcext:value-type="float">
            <text:p>36268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Zufrieden</text:p>
          </table:table-cell>
          <table:table-cell office:value-type="float" office:value="36269" calcext:value-type="float">
            <text:p>36269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4_2008_GER_CH_338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(Weiss nicht)</text:p>
          </table:table-cell>
          <table:table-cell office:value-type="float" office:value="36270" calcext:value-type="float">
            <text:p>36270</text:p>
          </table:table-cell>
          <table:table-cell office:value-type="float" office:value="4472" calcext:value-type="float">
            <text:p>4472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CAT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agradaria fer-li algunes preguntes sobre política i el govern.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ESS_R04_2008_CAT_ES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, anem a parlar sobre alguns aspectes de la seva vida.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ESS_R04_2008_CAT_ES_14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 ara voldríem fer-li algunes preguntes sobre l'edat.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ESS_R04_2008_CAT_ES_19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agradaria fer-li algunes preguntes sobre vostè i sobre la resta de persones que viuen amb vostè en aquesta llar.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ESS_R04_2008_CAT_ES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gades es parla d'esquerra i de dr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4_2008_CAT_ES_289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Per ajudar-nos a millorar les preguntes d'aquest qüestionari en futures ocasions, li farem unes últimes preguntes sobre vàries qüestions similars a les que ja han aparegut en el qüestionari que acaba de respondre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4_2008_CAT_ES_289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Si us plau, no intenti recordar el que va respondre en les preguntes similars que ja li hem fet i consideri les següents com si fossin preguntes totalment noves.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ESS_R04_2008_CAT_ES_293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Per ajudar-nos a millorar les preguntes d'aquest qüestionari en futures ocasions, li farem unes últimes preguntes sobre vàries qüestions similars a les que ja han aparegut en el qüestionari que acaba de respondre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4_2008_CAT_ES_293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Si us plau, no intenti recordar el que va respondre en les preguntes similars que ja li hem fet i consideri les següents com si fossin preguntes totalment noves.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ESS_R04_2008_CAT_ES_296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Ara m'agradaria fer-li algunes preguntes sobre política i el govern.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ESS_R04_2008_CAT_ES_303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En política a vegades es parla d'“esquerra” i de “dreta”.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4_2008_CAT_ES_306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Per ajudar-nos a millorar les preguntes d'aquest qüestionari en futures ocasions, li farem unes últimes preguntes sobre vàries qüestions similars a les que ja han aparegut en el qüestionari que acaba de respondre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4_2008_CAT_ES_306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Si us plau, no intenti recordar el que va respondre en les preguntes similars que ja li hem fet i consideri les següents com si fossin preguntes totalment noves.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ESS_R04_2008_CAT_ES_309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Ara m'agradaria fer-li algunes preguntes sobre política i el govern.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ESS_R04_2008_CAT_ES_316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En política a vegades es parla d'“esquerra” i de “dreta”.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4_2008_CAT_ES_322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Ara m'agradaria fer-li algunes preguntes sobre política i el govern.</text:p>
          </table:table-cell>
          <table:table-cell office:value-type="float" office:value="542" calcext:value-type="float">
            <text:p>542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i us plau, utilitzi aquesta targeta per respondre.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ESS_R04_2008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 us plau, segueixi utilitzant aquesta targeta.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ESS_R04_2008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egueixi utilitzant aquesta targeta.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ESS_R04_2008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tzi aquesta targeta una altra vegada.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ESS_R04_2008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egueixi utilitzant aquesta targeta.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ESS_R04_2008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4_2008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4_2008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4_2008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egueixi utilitzant la mateixa targeta.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ESS_R04_2008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i us plau utilitzi aquesta targeta.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SS_R04_2008_CAT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i us plau, utilitzi la mateixa targeta.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ESS_R04_2008_CAT_ES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4_2008_CAT_ES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10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tilitzi aquesta targeta.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ESS_R04_2008_CAT_ES_10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tilitzi aquesta targeta.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ESS_R04_2008_CAT_ES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4_2008_CAT_ES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i us plau, utilitzi la mateixa targeta.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ESS_R04_2008_CAT_ES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17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Triï la seva resposta d'aquesta targeta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string" calcext:value-type="string">
            <text:p>ESS_R04_2008_CAT_ES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4_2008_CAT_ES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Triï la resposta d'aquesta targeta.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ESS_R04_2008_CAT_ES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Si us plau, respongui utilitzant aquesta targeta.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ESS_R04_2008_CAT_ES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4_2008_CAT_ES_20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Si us plau, elegeixi només una d'aquestes.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ESS_R04_2008_CAT_ES_22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237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238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240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Si us plau, elegeixi només una d'aquestes.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ESS_R04_2008_CAT_ES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4_2008_CAT_ES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i us plau, utilitzi aquesta targeta per respondre.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ESS_R04_2008_CAT_ES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tzi aquesta targeta una altra vegada.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ESS_R04_2008_CAT_ES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4_2008_CAT_ES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4_2008_CAT_ES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4_2008_CAT_ES_294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295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4_2008_CAT_ES_319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4_2008_CAT_ES_320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4_2008_CAT_ES_321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4_2008_CAT_ES_323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4_2008_CAT_ES_324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6:07:08.504830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6:07:50.945683602</dc:date>
    <meta:editing-duration>PT1M38S</meta:editing-duration>
    <meta:editing-cycles>2</meta:editing-cycles>
    <meta:generator>LibreOffice/6.0.7.3$Linux_X86_64 LibreOffice_project/00m0$Build-3</meta:generator>
    <meta:document-statistic meta:table-count="4" meta:cell-count="14769" meta:object-count="0"/>
  </office:meta>
</office:document-meta>
</file>